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M</text:span><text:span text:style-name="_35_">r</text:span><text:span text:style-name="_38_">.</text:span><text:span text:style-name="_31_"> </text:span><text:span text:style-name="_36_">S</text:span><text:span text:style-name="_38_">p</text:span><text:span text:style-name="_33_">e</text:span><text:span text:style-name="_35_">a</text:span><text:span text:style-name="_39_">k</text:span><text:span text:style-name="_32_">e</text:span><text:span text:style-name="_35_">r</text:span><text:span text:style-name="_39_">,</text:span><text:span text:style-name="_31_"> </text:span><text:span text:style-name="_36_">M</text:span><text:span text:style-name="_38_">r</text:span><text:span text:style-name="_32_">.</text:span><text:span text:style-name="_34_"> </text:span><text:span text:style-name="_38_">V</text:span><text:span text:style-name="_33_">i</text:span><text:span text:style-name="_35_">c</text:span><text:span text:style-name="_38_">e</text:span><text:span text:style-name="_31_"> </text:span><text:span text:style-name="_36_">P</text:span><text:span text:style-name="_38_">r</text:span><text:span text:style-name="_33_">e</text:span><text:span text:style-name="_35_">s</text:span><text:span text:style-name="_39_">i</text:span><text:span text:style-name="_33_">d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M</text:span><text:span text:style-name="_36_">e</text:span><text:span text:style-name="_39_">m</text:span><text:span text:style-name="_33_">b</text:span><text:span text:style-name="_35_">e</text:span><text:span text:style-name="_38_">r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2_">s</text:span><text:span text:style-name="_35_">,</text:span><text:span text:style-name="_37_"> </text:span><text:span text:style-name="_32_">m</text:span><text:span text:style-name="_36_">y</text:span><text:span text:style-name="_37_"> </text:span><text:span text:style-name="_33_">f</text:span><text:span text:style-name="_35_">e</text:span><text:span text:style-name="_39_">l</text:span><text:span text:style-name="_32_">l</text:span><text:span text:style-name="_35_">o</text:span><text:span text:style-name="_38_">w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3_">s</text:span><text:span text:style-name="_36_">:</text:span></text:p>
      <text:p text:style-name="P1"><text:span text:style-name="_32_">T</text:span><text:span text:style-name="_36_">o</text:span><text:span text:style-name="_38_">n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m</text:span><text:span text:style-name="_33_">a</text:span><text:span text:style-name="_35_">r</text:span><text:span text:style-name="_38_">k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6_">i</text:span><text:span text:style-name="_38_">g</text:span><text:span text:style-name="_33_">h</text:span><text:span text:style-name="_35_">t</text:span><text:span text:style-name="_38_">h</text:span><text:span text:style-name="_31_"> </text:span><text:span text:style-name="_35_">y</text:span><text:span text:style-name="_38_">e</text:span><text:span text:style-name="_33_">a</text:span><text:span text:style-name="_35_">r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I</text:span><text:span text:style-name="_32_">'</text:span><text:span text:style-name="_36_">v</text:span><text:span text:style-name="_38_">e</text:span><text:span text:style-name="_31_"> </text:span><text:span text:style-name="_35_">c</text:span><text:span text:style-name="_39_">o</text:span><text:span text:style-name="_33_">m</text:span><text:span text:style-name="_36_">e</text:span><text:span text:style-name="_37_"> 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6_">p</text:span><text:span text:style-name="_39_">o</text:span><text:span text:style-name="_33_">r</text:span><text:span text:style-name="_36_">t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U</text:span><text:span text:style-name="_33_">n</text:span><text:span text:style-name="_35_">i</text:span><text:span text:style-name="_38_">o</text:span><text:span text:style-name="_33_">n</text:span><text:span text:style-name="_36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f</text:span><text:span text:style-name="_39_">i</text:span><text:span text:style-name="_33_">n</text:span><text:span text:style-name="_36_">a</text:span><text:span text:style-name="_38_">l</text:span><text:span text:style-name="_31_"> </text:span><text:span text:style-name="_36_">o</text:span><text:span text:style-name="_39_">n</text:span><text:span text:style-name="_32_">e</text:span><text:span text:style-name="_35_">,</text:span><text:span text:style-name="_37_"> </text:span><text:span text:style-name="_32_">I</text:span><text:span text:style-name="_35_">'</text:span><text:span text:style-name="_39_">m</text:span><text:span text:style-name="_31_"> </text:span><text:span text:style-name="_36_">g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r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t</text:span><text:span text:style-name="_31_"> </text:span><text:span text:style-name="_36_">a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r</text:span><text:span text:style-name="_39_">t</text:span><text:span text:style-name="_32_">e</text:span><text:span text:style-name="_35_">r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8_">s</text:span><text:span text:style-name="_32_">o</text:span><text:span text:style-name="_35_">m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n</text:span><text:span text:style-name="_38_">t</text:span><text:span text:style-name="_33_">s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g</text:span><text:span text:style-name="_35_">e</text:span><text:span text:style-name="_38_">t</text:span><text:span text:style-name="_31_"> </text:span><text:span text:style-name="_35_">b</text:span><text:span text:style-name="_38_">a</text:span><text:span text:style-name="_33_">c</text:span><text:span text:style-name="_36_">k</text:span><text:span text:style-name="_37_"> </text:span><text:span text:style-name="_32_">t</text:span><text:span text:style-name="_35_">o</text:span><text:span text:style-name="_37_"> </text:span><text:span text:style-name="_33_">I</text:span><text:span text:style-name="_35_">o</text:span><text:span text:style-name="_38_">w</text:span><text:span text:style-name="_32_">a</text:span><text:span text:style-name="_36_">.</text:span><text:span text:style-name="_37_"> </text:span><text:span text:style-name="_32_">I</text:span><text:span text:style-name="_35_">'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t</text:span><text:span text:style-name="_38_">h</text:span><text:span text:style-name="_32_">e</text:span><text:span text:style-name="_35_">r</text:span><text:span text:style-name="_38_">e</text:span><text:span text:style-name="_33_">.</text:span><text:span text:style-name="_34_"> </text:span><text:span text:style-name="_39_">I</text:span><text:span text:style-name="_33_">'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3_">a</text:span><text:span text:style-name="_35_">k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a</text:span><text:span text:style-name="_38_">n</text:span><text:span text:style-name="_32_">d</text:span><text:span text:style-name="_36_">s</text:span><text:span text:style-name="_37_"> </text:span><text:span text:style-name="_32_">a</text:span><text:span text:style-name="_35_">f</text:span><text:span text:style-name="_38_">t</text:span><text:span text:style-name="_33_">e</text:span><text:span text:style-name="_35_">r</text:span><text:span text:style-name="_39_">w</text:span><text:span text:style-name="_32_">a</text:span><text:span text:style-name="_36_">r</text:span><text:span text:style-name="_39_">d</text:span><text:span text:style-name="_33_">s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9_">n</text:span><text:span text:style-name="_32_">t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2_">p</text:span><text:span text:style-name="_35_">s</text:span><text:span text:style-name="_39_">.</text:span></text:p>
      <text:p text:style-name="P1"><text:span text:style-name="_35_">A</text:span><text:span text:style-name="_39_">n</text:span><text:span text:style-name="_33_">d</text:span><text:span text:style-name="_34_"> </text:span><text:span text:style-name="_39_">I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3_">s</text:span><text:span text:style-name="_36_">t</text:span><text:span text:style-name="_38_">a</text:span><text:span text:style-name="_33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9_">e</text:span><text:span text:style-name="_31_"> </text:span><text:span text:style-name="_36_">i</text:span><text:span text:style-name="_39_">t</text:span><text:span text:style-name="_33_">'</text:span><text:span text:style-name="_36_">s</text:span><text:span text:style-name="_37_"> </text:span><text:span text:style-name="_32_">a</text:span><text:span text:style-name="_35_">n</text:span><text:span text:style-name="_37_"> </text:span><text:span text:style-name="_32_">e</text:span><text:span text:style-name="_36_">l</text:span><text:span text:style-name="_38_">e</text:span><text:span text:style-name="_33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s</text:span><text:span text:style-name="_36_">e</text:span><text:span text:style-name="_38_">a</text:span><text:span text:style-name="_33_">s</text:span><text:span text:style-name="_36_">o</text:span><text:span text:style-name="_39_">n</text:span><text:span text:style-name="_33_">,</text:span><text:span text:style-name="_34_"> </text:span><text:span text:style-name="_39_">e</text:span><text:span text:style-name="_33_">x</text:span><text:span text:style-name="_36_">p</text:span><text:span text:style-name="_39_">e</text:span><text:span text:style-name="_33_">c</text:span><text:span text:style-name="_35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8_">a</text:span><text:span text:style-name="_32_">c</text:span><text:span text:style-name="_36_">h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y</text:span><text:span text:style-name="_35_">e</text:span><text:span text:style-name="_39_">a</text:span><text:span text:style-name="_32_">r</text:span><text:span text:style-name="_34_"> </text:span><text:span text:style-name="_39_">a</text:span><text:span text:style-name="_32_">r</text:span><text:span text:style-name="_35_">e</text:span><text:span text:style-name="_37_"> </text:span><text:span text:style-name="_33_">l</text:span><text:span text:style-name="_35_">o</text:span><text:span text:style-name="_39_">w</text:span><text:span text:style-name="_32_">.</text:span><text:span text:style-name="_34_"> </text:span><text:span text:style-name="_38_">B</text:span><text:span text:style-name="_32_">u</text:span><text:span text:style-name="_35_">t</text:span><text:span text:style-name="_38_">,</text:span><text:span text:style-name="_31_"> </text:span><text:span text:style-name="_36_">M</text:span><text:span text:style-name="_39_">r</text:span><text:span text:style-name="_32_">.</text:span><text:span text:style-name="_34_"> </text:span><text:span text:style-name="_38_">S</text:span><text:span text:style-name="_33_">p</text:span><text:span text:style-name="_35_">e</text:span><text:span text:style-name="_38_">a</text:span><text:span text:style-name="_33_">k</text:span><text:span text:style-name="_35_">e</text:span><text:span text:style-name="_39_">r</text:span><text:span text:style-name="_32_">,</text:span><text:span text:style-name="_34_"> </text:span><text:span text:style-name="_39_">I</text:span><text:span text:style-name="_31_"> </text:span><text:span text:style-name="_35_">a</text:span><text:span text:style-name="_39_">p</text:span><text:span text:style-name="_32_">p</text:span><text:span text:style-name="_36_">r</text:span><text:span text:style-name="_39_">e</text:span><text:span text:style-name="_32_">c</text:span><text:span text:style-name="_35_">i</text:span><text:span text:style-name="_39_">a</text:span><text:span text:style-name="_33_">t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v</text:span><text:span text:style-name="_33_">e</text:span><text:span text:style-name="_34_"> </text:span><text:span text:style-name="_39_">a</text:span><text:span text:style-name="_33_">p</text:span><text:span text:style-name="_35_">p</text:span><text:span text:style-name="_38_">r</text:span><text:span text:style-name="_32_">o</text:span><text:span text:style-name="_35_">a</text:span><text:span text:style-name="_38_">c</text:span><text:span text:style-name="_32_">h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l</text:span><text:span text:style-name="_39_">e</text:span><text:span text:style-name="_33_">a</text:span><text:span text:style-name="_35_">d</text:span><text:span text:style-name="_39_">e</text:span><text:span text:style-name="_33_">r</text:span><text:span text:style-name="_36_">s</text:span><text:span text:style-name="_37_"> </text:span><text:span text:style-name="_32_">t</text:span><text:span text:style-name="_35_">o</text:span><text:span text:style-name="_39_">o</text:span><text:span text:style-name="_32_">k</text:span><text:span text:style-name="_34_"> 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8_">a</text:span><text:span text:style-name="_32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3_">r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a</text:span><text:span text:style-name="_36_">s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u</text:span><text:span text:style-name="_39_">d</text:span><text:span text:style-name="_33_">g</text:span><text:span text:style-name="_36_">e</text:span><text:span text:style-name="_38_">t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t</text:span><text:span text:style-name="_39_">a</text:span><text:span text:style-name="_33_">x</text:span><text:span text:style-name="_34_"> </text:span><text:span text:style-name="_38_">c</text:span><text:span text:style-name="_33_">u</text:span><text:span text:style-name="_35_">t</text:span><text:span text:style-name="_39_">s</text:span><text:span text:style-name="_31_"> </text:span><text:span text:style-name="_36_">p</text:span><text:span text:style-name="_39_">e</text:span><text:span text:style-name="_32_">r</text:span><text:span text:style-name="_36_">m</text:span><text:span text:style-name="_39_">a</text:span><text:span text:style-name="_33_">n</text:span><text:span text:style-name="_36_">e</text:span><text:span text:style-name="_39_">n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w</text:span><text:span text:style-name="_35_">o</text:span><text:span text:style-name="_39_">r</text:span><text:span text:style-name="_32_">k</text:span><text:span text:style-name="_35_">i</text:span><text:span text:style-name="_39_">n</text:span><text:span text:style-name="_32_">g</text:span><text:span text:style-name="_34_"> </text:span><text:span text:style-name="_39_">f</text:span><text:span text:style-name="_32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3_">s</text:span><text:span text:style-name="_36_">.</text:span><text:span text:style-name="_37_"> </text:span><text:span text:style-name="_33_">S</text:span><text:span text:style-name="_35_">o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p</text:span><text:span text:style-name="_38_">e</text:span><text:span text:style-name="_31_"> </text:span><text:span text:style-name="_35_">w</text:span><text:span text:style-name="_39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8_">o</text:span><text:span text:style-name="_33_">g</text:span><text:span text:style-name="_36_">e</text:span><text:span text:style-name="_38_">t</text:span><text:span text:style-name="_32_">h</text:span><text:span text:style-name="_35_">e</text:span><text:span text:style-name="_38_">r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4_"> </text:span><text:span text:style-name="_39_">o</text:span><text:span text:style-name="_33_">n</text:span><text:span text:style-name="_34_"> </text:span><text:span text:style-name="_39_">s</text:span><text:span text:style-name="_33_">o</text:span><text:span text:style-name="_36_">m</text:span><text:span text:style-name="_39_">e</text:span><text:span text:style-name="_31_"> </text:span><text:span text:style-name="_36_">b</text:span><text:span text:style-name="_38_">i</text:span><text:span text:style-name="_33_">p</text:span><text:span text:style-name="_35_">a</text:span><text:span text:style-name="_38_">r</text:span><text:span text:style-name="_32_">t</text:span><text:span text:style-name="_36_">i</text:span><text:span text:style-name="_38_">s</text:span><text:span text:style-name="_32_">a</text:span><text:span text:style-name="_35_">n</text:span><text:span text:style-name="_37_"> </text:span><text:span text:style-name="_32_">p</text:span><text:span text:style-name="_36_">r</text:span><text:span text:style-name="_38_">i</text:span><text:span text:style-name="_33_">o</text:span><text:span text:style-name="_36_">r</text:span><text:span text:style-name="_39_">i</text:span><text:span text:style-name="_33_">t</text:span><text:span text:style-name="_36_">i</text:span><text:span text:style-name="_39_">e</text:span><text:span text:style-name="_32_">s</text:span><text:span text:style-name="_34_"> </text:span><text:span text:style-name="_39_">l</text:span><text:span text:style-name="_33_">i</text:span><text:span text:style-name="_36_">k</text:span><text:span text:style-name="_38_">e</text:span><text:span text:style-name="_31_"> </text:span><text:span text:style-name="_36_">c</text:span><text:span text:style-name="_38_">r</text:span><text:span text:style-name="_32_">i</text:span><text:span text:style-name="_36_">m</text:span><text:span text:style-name="_39_">i</text:span><text:span text:style-name="_33_">n</text:span><text:span text:style-name="_36_">a</text:span><text:span text:style-name="_39_">l</text:span><text:span text:style-name="_31_"> </text:span><text:span text:style-name="_35_">j</text:span><text:span text:style-name="_39_">u</text:span><text:span text:style-name="_33_">s</text:span><text:span text:style-name="_36_">t</text:span><text:span text:style-name="_38_">i</text:span><text:span text:style-name="_33_">c</text:span><text:span text:style-name="_36_">e</text:span><text:span text:style-name="_37_"> </text:span><text:span text:style-name="_32_">r</text:span><text:span text:style-name="_36_">e</text:span><text:span text:style-name="_38_">f</text:span><text:span text:style-name="_33_">o</text:span><text:span text:style-name="_35_">r</text:span><text:span text:style-name="_39_">m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h</text:span><text:span text:style-name="_32_">e</text:span><text:span text:style-name="_35_">l</text:span><text:span text:style-name="_39_">p</text:span><text:span text:style-name="_33_">i</text:span><text:span text:style-name="_35_">n</text:span><text:span text:style-name="_38_">g</text:span><text:span text:style-name="_31_"> </text:span><text:span text:style-name="_36_">p</text:span><text:span text:style-name="_38_">e</text:span><text:span text:style-name="_33_">o</text:span><text:span text:style-name="_36_">p</text:span><text:span text:style-name="_39_">l</text:span><text:span text:style-name="_33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b</text:span><text:span text:style-name="_38_">a</text:span><text:span text:style-name="_32_">t</text:span><text:span text:style-name="_36_">t</text:span><text:span text:style-name="_38_">l</text:span><text:span text:style-name="_33_">i</text:span><text:span text:style-name="_35_">n</text:span><text:span text:style-name="_39_">g</text:span><text:span text:style-name="_31_"> </text:span><text:span text:style-name="_35_">p</text:span><text:span text:style-name="_38_">r</text:span><text:span text:style-name="_33_">e</text:span><text:span text:style-name="_35_">s</text:span><text:span text:style-name="_39_">c</text:span><text:span text:style-name="_32_">r</text:span><text:span text:style-name="_36_">i</text:span><text:span text:style-name="_38_">p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d</text:span><text:span text:style-name="_32_">r</text:span><text:span text:style-name="_36_">u</text:span><text:span text:style-name="_39_">g</text:span><text:span text:style-name="_31_"> </text:span><text:span text:style-name="_36_">a</text:span><text:span text:style-name="_39_">b</text:span><text:span text:style-name="_32_">u</text:span><text:span text:style-name="_35_">s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h</text:span><text:span text:style-name="_32_">e</text:span><text:span text:style-name="_35_">r</text:span><text:span text:style-name="_38_">o</text:span><text:span text:style-name="_32_">i</text:span><text:span text:style-name="_36_">n</text:span><text:span text:style-name="_37_"> </text:span><text:span text:style-name="_32_">a</text:span><text:span text:style-name="_36_">b</text:span><text:span text:style-name="_39_">u</text:span><text:span text:style-name="_33_">s</text:span><text:span text:style-name="_35_">e</text:span><text:span text:style-name="_38_">.</text:span><text:span text:style-name="_31_"> </text:span><text:span text:style-name="_35_">S</text:span><text:span text:style-name="_39_">o</text:span><text:span text:style-name="_33_">,</text:span><text:span text:style-name="_34_"> </text:span><text:span text:style-name="_39_">w</text:span><text:span text:style-name="_32_">h</text:span><text:span text:style-name="_35_">o</text:span><text:span text:style-name="_37_"> </text:span><text:span text:style-name="_32_">k</text:span><text:span text:style-name="_35_">n</text:span><text:span text:style-name="_39_">o</text:span><text:span text:style-name="_32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m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s</text:span><text:span text:style-name="_38_">u</text:span><text:span text:style-name="_32_">r</text:span><text:span text:style-name="_35_">p</text:span><text:span text:style-name="_38_">r</text:span><text:span text:style-name="_32_">i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y</text:span><text:span text:style-name="_35_">n</text:span><text:span text:style-name="_38_">i</text:span><text:span text:style-name="_32_">c</text:span><text:span text:style-name="_35_">s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9_">.</text:span></text:p>
      <text:p text:style-name="P1"><text:span text:style-name="_35_">B</text:span><text:span text:style-name="_39_">u</text:span><text:span text:style-name="_32_">t</text:span><text:span text:style-name="_34_"> </text:span><text:span text:style-name="_38_">t</text:span><text:span text:style-name="_32_">o</text:span><text:span text:style-name="_35_">n</text:span><text:span text:style-name="_38_">i</text:span><text:span text:style-name="_32_">g</text:span><text:span text:style-name="_36_">h</text:span><text:span text:style-name="_38_">t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7_"> </text:span><text:span text:style-name="_33_">e</text:span><text:span text:style-name="_36_">a</text:span><text:span text:style-name="_39_">s</text:span><text:span text:style-name="_33_">y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t</text:span><text:span text:style-name="_35_">r</text:span><text:span text:style-name="_39_">a</text:span><text:span text:style-name="_33_">d</text:span><text:span text:style-name="_35_">i</text:span><text:span text:style-name="_39_">t</text:span><text:span text:style-name="_33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l</text:span><text:span text:style-name="_35_">i</text:span><text:span text:style-name="_38_">s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9_">a</text:span><text:span text:style-name="_33_">l</text:span><text:span text:style-name="_36_">s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y</text:span><text:span text:style-name="_32_">e</text:span><text:span text:style-name="_36_">a</text:span><text:span text:style-name="_38_">r</text:span><text:span text:style-name="_31_"> </text:span><text:span text:style-name="_35_">a</text:span><text:span text:style-name="_39_">h</text:span><text:span text:style-name="_32_">e</text:span><text:span text:style-name="_35_">a</text:span><text:span text:style-name="_39_">d</text:span><text:span text:style-name="_33_">.</text:span><text:span text:style-name="_34_"> </text:span><text:span text:style-name="_38_">D</text:span><text:span text:style-name="_33_">o</text:span><text:span text:style-name="_35_">n</text:span><text:span text:style-name="_39_">'</text:span><text:span text:style-name="_32_">t</text:span><text:span text:style-name="_34_"> </text:span><text:span text:style-name="_39_">w</text:span><text:span text:style-name="_32_">o</text:span><text:span text:style-name="_36_">r</text:span><text:span text:style-name="_39_">r</text:span><text:span text:style-name="_33_">y</text:span><text:span text:style-name="_36_">,</text:span><text:span text:style-name="_37_"> </text:span><text:span text:style-name="_33_">I</text:span><text:span text:style-name="_36_">'</text:span><text:span text:style-name="_38_">v</text:span><text:span text:style-name="_33_">e</text:span><text:span text:style-name="_34_"> </text:span><text:span text:style-name="_38_">g</text:span><text:span text:style-name="_32_">o</text:span><text:span text:style-name="_36_">t</text:span><text:span text:style-name="_37_"> </text:span><text:span text:style-name="_32_">p</text:span><text:span text:style-name="_36_">l</text:span><text:span text:style-name="_38_">e</text:span><text:span text:style-name="_33_">n</text:span><text:span text:style-name="_36_">t</text:span><text:span text:style-name="_39_">y</text:span><text:span text:style-name="_33_">,</text:span><text:span text:style-name="_34_"> </text:span><text:span text:style-name="_39_">f</text:span><text:span text:style-name="_33_">r</text:span><text:span text:style-name="_35_">o</text:span><text:span text:style-name="_38_">m</text:span><text:span text:style-name="_31_"> </text:span><text:span text:style-name="_36_">h</text:span><text:span text:style-name="_39_">e</text:span><text:span text:style-name="_33_">l</text:span><text:span text:style-name="_36_">p</text:span><text:span text:style-name="_38_">i</text:span><text:span text:style-name="_33_">n</text:span><text:span text:style-name="_35_">g</text:span><text:span text:style-name="_37_"> </text:span><text:span text:style-name="_32_">s</text:span><text:span text:style-name="_36_">t</text:span><text:span text:style-name="_39_">u</text:span><text:span text:style-name="_32_">d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l</text:span><text:span text:style-name="_36_">e</text:span><text:span text:style-name="_38_">a</text:span><text:span text:style-name="_33_">r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r</text:span><text:span text:style-name="_38_">i</text:span><text:span text:style-name="_33_">t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9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d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p</text:span><text:span text:style-name="_33_">e</text:span><text:span text:style-name="_36_">r</text:span><text:span text:style-name="_38_">s</text:span><text:span text:style-name="_32_">o</text:span><text:span text:style-name="_36_">n</text:span><text:span text:style-name="_39_">a</text:span><text:span text:style-name="_33_">l</text:span><text:span text:style-name="_35_">i</text:span><text:span text:style-name="_39_">z</text:span><text:span text:style-name="_33_">i</text:span><text:span text:style-name="_36_">n</text:span><text:span text:style-name="_38_">g</text:span><text:span text:style-name="_31_"> </text:span><text:span text:style-name="_36_">m</text:span><text:span text:style-name="_38_">e</text:span><text:span text:style-name="_33_">d</text:span><text:span text:style-name="_35_">i</text:span><text:span text:style-name="_39_">c</text:span><text:span text:style-name="_32_">a</text:span><text:span text:style-name="_35_">l</text:span><text:span text:style-name="_37_"> </text:span><text:span text:style-name="_32_">t</text:span><text:span text:style-name="_35_">r</text:span><text:span text:style-name="_38_">e</text:span><text:span text:style-name="_32_">a</text:span><text:span text:style-name="_36_">t</text:span><text:span text:style-name="_38_">m</text:span><text:span text:style-name="_33_">e</text:span><text:span text:style-name="_36_">n</text:span><text:span text:style-name="_39_">t</text:span><text:span text:style-name="_32_">s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p</text:span><text:span text:style-name="_35_">a</text:span><text:span text:style-name="_39_">t</text:span><text:span text:style-name="_33_">i</text:span><text:span text:style-name="_36_">e</text:span><text:span text:style-name="_38_">n</text:span><text:span text:style-name="_32_">t</text:span><text:span text:style-name="_35_">s</text:span><text:span text:style-name="_38_">.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p</text:span><text:span text:style-name="_33_">u</text:span><text:span text:style-name="_36_">s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p</text:span><text:span text:style-name="_33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2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s</text:span><text:span text:style-name="_32_">t</text:span><text:span text:style-name="_36_">i</text:span><text:span text:style-name="_38_">l</text:span><text:span text:style-name="_32_">l</text:span><text:span text:style-name="_34_"> </text:span><text:span text:style-name="_38_">n</text:span><text:span text:style-name="_33_">e</text:span><text:span text:style-name="_35_">e</text:span><text:span text:style-name="_38_">d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F</text:span><text:span text:style-name="_32_">i</text:span><text:span text:style-name="_35_">x</text:span><text:span text:style-name="_38_">i</text:span><text:span text:style-name="_33_">n</text:span><text:span text:style-name="_36_">g</text:span><text:span text:style-name="_37_"> </text:span><text:span text:style-name="_33_">a</text:span><text:span text:style-name="_34_"> </text:span><text:span text:style-name="_39_">b</text:span><text:span text:style-name="_32_">r</text:span><text:span text:style-name="_35_">o</text:span><text:span text:style-name="_39_">k</text:span><text:span text:style-name="_33_">e</text:span><text:span text:style-name="_36_">n</text:span><text:span text:style-name="_37_"> </text:span><text:span text:style-name="_33_">i</text:span><text:span text:style-name="_36_">m</text:span><text:span text:style-name="_38_">m</text:span><text:span text:style-name="_33_">i</text:span><text:span text:style-name="_35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3_">s</text:span><text:span text:style-name="_36_">y</text:span><text:span text:style-name="_38_">s</text:span><text:span text:style-name="_33_">t</text:span><text:span text:style-name="_35_">e</text:span><text:span text:style-name="_39_">m</text:span><text:span text:style-name="_33_">.</text:span><text:span text:style-name="_34_"> </text:span><text:span text:style-name="_39_">P</text:span><text:span text:style-name="_33_">r</text:span><text:span text:style-name="_35_">o</text:span><text:span text:style-name="_39_">t</text:span><text:span text:style-name="_32_">e</text:span><text:span text:style-name="_35_">c</text:span><text:span text:style-name="_38_">t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k</text:span><text:span text:style-name="_32_">i</text:span><text:span text:style-name="_36_">d</text:span><text:span text:style-name="_39_">s</text:span><text:span text:style-name="_31_"> </text:span><text:span text:style-name="_35_">f</text:span><text:span text:style-name="_39_">r</text:span><text:span text:style-name="_32_">o</text:span><text:span text:style-name="_35_">m</text:span><text:span text:style-name="_37_"> </text:span><text:span text:style-name="_32_">g</text:span><text:span text:style-name="_36_">u</text:span><text:span text:style-name="_39_">n</text:span><text:span text:style-name="_31_"> </text:span><text:span text:style-name="_35_">v</text:span><text:span text:style-name="_39_">i</text:span><text:span text:style-name="_32_">o</text:span><text:span text:style-name="_36_">l</text:span><text:span text:style-name="_38_">e</text:span><text:span text:style-name="_32_">n</text:span><text:span text:style-name="_36_">c</text:span><text:span text:style-name="_38_">e</text:span><text:span text:style-name="_33_">.</text:span><text:span text:style-name="_34_"> </text:span><text:span text:style-name="_39_">E</text:span><text:span text:style-name="_33_">q</text:span><text:span text:style-name="_36_">u</text:span><text:span text:style-name="_39_">a</text:span><text:span text:style-name="_32_">l</text:span><text:span text:style-name="_34_"> </text:span><text:span text:style-name="_39_">p</text:span><text:span text:style-name="_33_">a</text:span><text:span text:style-name="_35_">y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e</text:span><text:span text:style-name="_39_">q</text:span><text:span text:style-name="_32_">u</text:span><text:span text:style-name="_35_">a</text:span><text:span text:style-name="_38_">l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.</text:span><text:span text:style-name="_31_"> </text:span><text:span text:style-name="_36_">P</text:span><text:span text:style-name="_38_">a</text:span><text:span text:style-name="_33_">i</text:span><text:span text:style-name="_35_">d</text:span><text:span text:style-name="_37_"> </text:span><text:span text:style-name="_33_">l</text:span><text:span text:style-name="_36_">e</text:span><text:span text:style-name="_39_">a</text:span><text:span text:style-name="_33_">v</text:span><text:span text:style-name="_35_">e</text:span><text:span text:style-name="_39_">.</text:span><text:span text:style-name="_31_"> </text:span><text:span text:style-name="_34_"><text:s/></text:span><text:span text:style-name="_39_">R</text:span><text:span text:style-name="_32_">a</text:span><text:span text:style-name="_35_">i</text:span><text:span text:style-name="_39_">s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n</text:span><text:span text:style-name="_39_">i</text:span><text:span text:style-name="_32_">m</text:span><text:span text:style-name="_35_">u</text:span><text:span text:style-name="_39_">m</text:span><text:span text:style-name="_31_"> </text:span><text:span text:style-name="_36_">w</text:span><text:span text:style-name="_39_">a</text:span><text:span text:style-name="_32_">g</text:span><text:span text:style-name="_35_">e</text:span><text:span text:style-name="_38_">.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2_">h</text:span><text:span text:style-name="_35_">e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g</text:span><text:span text:style-name="_35_">s</text:span><text:span text:style-name="_37_"> </text:span><text:span text:style-name="_32_">s</text:span><text:span text:style-name="_35_">t</text:span><text:span text:style-name="_39_">i</text:span><text:span text:style-name="_33_">l</text:span><text:span text:style-name="_36_">l</text:span><text:span text:style-name="_37_"> </text:span><text:span text:style-name="_32_">m</text:span><text:span text:style-name="_36_">a</text:span><text:span text:style-name="_39_">t</text:span><text:span text:style-name="_33_">t</text:span><text:span text:style-name="_35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r</text:span><text:span text:style-name="_36_">d</text:span><text:span text:style-name="_39_">w</text:span><text:span text:style-name="_32_">o</text:span><text:span text:style-name="_36_">r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f</text:span><text:span text:style-name="_39_">a</text:span><text:span text:style-name="_33_">m</text:span><text:span text:style-name="_35_">i</text:span><text:span text:style-name="_39_">l</text:span><text:span text:style-name="_33_">i</text:span><text:span text:style-name="_35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y</text:span><text:span text:style-name="_33_">'</text:span><text:span text:style-name="_35_">r</text:span><text:span text:style-name="_39_">e</text:span><text:span text:style-name="_31_"> </text:span><text:span text:style-name="_35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o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7_"> </text:span><text:span text:style-name="_33_">w</text:span><text:span text:style-name="_36_">o</text:span><text:span text:style-name="_39_">n</text:span><text:span text:style-name="_33_">'</text:span><text:span text:style-name="_36_">t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u</text:span><text:span text:style-name="_38_">n</text:span><text:span text:style-name="_33_">t</text:span><text:span text:style-name="_35_">i</text:span><text:span text:style-name="_39_">l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g</text:span><text:span text:style-name="_35_">e</text:span><text:span text:style-name="_39_">t</text:span><text:span text:style-name="_31_"> </text:span><text:span text:style-name="_36_">d</text:span><text:span text:style-name="_39_">o</text:span><text:span text:style-name="_32_">n</text:span><text:span text:style-name="_35_">e</text:span><text:span text:style-name="_39_">.</text:span></text:p>
      <text:p text:style-name="P1"><text:span text:style-name="_36_">B</text:span><text:span text:style-name="_39_">u</text:span><text:span text:style-name="_32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m</text:span><text:span text:style-name="_35_">y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l</text:span><text:span text:style-name="_37_"> </text:span><text:span text:style-name="_33_">a</text:span><text:span text:style-name="_36_">d</text:span><text:span text:style-name="_39_">d</text:span><text:span text:style-name="_33_">r</text:span><text:span text:style-name="_36_">e</text:span><text:span text:style-name="_39_">s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h</text:span><text:span text:style-name="_32_">a</text:span><text:span text:style-name="_35_">m</text:span><text:span text:style-name="_38_">b</text:span><text:span text:style-name="_32_">e</text:span><text:span text:style-name="_36_">r</text:span><text:span text:style-name="_38_">,</text:span><text:span text:style-name="_31_"> </text:span><text:span text:style-name="_35_">I</text:span><text:span text:style-name="_37_"> </text:span><text:span text:style-name="_33_">d</text:span><text:span text:style-name="_35_">o</text:span><text:span text:style-name="_38_">n</text:span><text:span text:style-name="_32_">'</text:span><text:span text:style-name="_36_">t</text:span><text:span text:style-name="_37_"> </text:span><text:span text:style-name="_32_">w</text:span><text:span text:style-name="_35_">a</text:span><text:span text:style-name="_38_">n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t</text:span><text:span text:style-name="_38_">a</text:span><text:span text:style-name="_33_">l</text:span><text:span text:style-name="_35_">k</text:span><text:span text:style-name="_37_"> </text:span><text:span text:style-name="_32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9_">y</text:span><text:span text:style-name="_32_">e</text:span><text:span text:style-name="_36_">a</text:span><text:span text:style-name="_39_">r</text:span><text:span text:style-name="_33_">.</text:span><text:span text:style-name="_34_"> </text:span><text:span text:style-name="_38_">I</text:span><text:span text:style-name="_31_"> </text:span><text:span text:style-name="_35_">w</text:span><text:span text:style-name="_38_">a</text:span><text:span text:style-name="_32_">n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o</text:span><text:span text:style-name="_39_">c</text:span><text:span text:style-name="_32_">u</text:span><text:span text:style-name="_36_">s</text:span><text:span text:style-name="_37_"> </text:span><text:span text:style-name="_33_">o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x</text:span><text:span text:style-name="_36_">t</text:span><text:span text:style-name="_37_"> </text:span><text:span text:style-name="_33_">f</text:span><text:span text:style-name="_35_">i</text:span><text:span text:style-name="_38_">v</text:span><text:span text:style-name="_32_">e</text:span><text:span text:style-name="_34_"> </text:span><text:span text:style-name="_39_">y</text:span><text:span text:style-name="_32_">e</text:span><text:span text:style-name="_35_">a</text:span><text:span text:style-name="_39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1</text:span><text:span text:style-name="_36_">0</text:span><text:span text:style-name="_37_"> </text:span><text:span text:style-name="_33_">y</text:span><text:span text:style-name="_35_">e</text:span><text:span text:style-name="_39_">a</text:span><text:span text:style-name="_33_">r</text:span><text:span text:style-name="_35_">s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2_">e</text:span><text:span text:style-name="_36_">y</text:span><text:span text:style-name="_38_">o</text:span><text:span text:style-name="_32_">n</text:span><text:span text:style-name="_36_">d</text:span><text:span text:style-name="_39_">.</text:span><text:span text:style-name="_31_"> </text:span><text:span text:style-name="_35_">I</text:span><text:span text:style-name="_37_"> </text:span><text:span text:style-name="_33_">w</text:span><text:span text:style-name="_35_">a</text:span><text:span text:style-name="_38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8_">f</text:span><text:span text:style-name="_33_">o</text:span><text:span text:style-name="_35_">c</text:span><text:span text:style-name="_39_">u</text:span><text:span text:style-name="_32_">s</text:span><text:span text:style-name="_34_"> </text:span><text:span text:style-name="_38_">o</text:span><text:span text:style-name="_32_">n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6_">r</text:span><text:span text:style-name="_39_">e</text:span><text:span text:style-name="_33_">.</text:span></text:p>
      <text:p text:style-name="P1"><text:span text:style-name="_39_">W</text:span><text:span text:style-name="_32_">e</text:span><text:span text:style-name="_34_"> </text:span><text:span text:style-name="_38_">l</text:span><text:span text:style-name="_32_">i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e</text:span><text:span text:style-name="_33_">x</text:span><text:span text:style-name="_35_">t</text:span><text:span text:style-name="_38_">r</text:span><text:span text:style-name="_33_">a</text:span><text:span text:style-name="_35_">o</text:span><text:span text:style-name="_39_">r</text:span><text:span text:style-name="_33_">d</text:span><text:span text:style-name="_35_">i</text:span><text:span text:style-name="_38_">n</text:span><text:span text:style-name="_33_">a</text:span><text:span text:style-name="_35_">r</text:span><text:span text:style-name="_38_">y</text:span><text:span text:style-name="_31_"> </text:span><text:span text:style-name="_35_">c</text:span><text:span text:style-name="_39_">h</text:span><text:span text:style-name="_32_">a</text:span><text:span text:style-name="_35_">n</text:span><text:span text:style-name="_39_">g</text:span><text:span text:style-name="_33_">e</text:span><text:span text:style-name="_34_"> </text:span>--<text:span text:style-name="_34_"> </text:span><text:span text:style-name="_39_">c</text:span><text:span text:style-name="_32_">h</text:span><text:span text:style-name="_36_">a</text:span><text:span text:style-name="_38_">n</text:span><text:span text:style-name="_32_">g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r</text:span><text:span text:style-name="_39_">e</text:span><text:span text:style-name="_32_">s</text:span><text:span text:style-name="_36_">h</text:span><text:span text:style-name="_39_">a</text:span><text:span text:style-name="_32_">p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l</text:span><text:span text:style-name="_39_">i</text:span><text:span text:style-name="_33_">v</text:span><text:span text:style-name="_35_">e</text:span><text:span text:style-name="_39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,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p</text:span><text:span text:style-name="_38_">l</text:span><text:span text:style-name="_32_">a</text:span><text:span text:style-name="_35_">n</text:span><text:span text:style-name="_38_">e</text:span><text:span text:style-name="_33_">t</text:span><text:span text:style-name="_35_">,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9_">l</text:span><text:span text:style-name="_32_">a</text:span><text:span text:style-name="_35_">c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9_">l</text:span><text:span text:style-name="_33_">d</text:span><text:span text:style-name="_35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c</text:span><text:span text:style-name="_33_">h</text:span><text:span text:style-name="_36_">a</text:span><text:span text:style-name="_39_">n</text:span><text:span text:style-name="_32_">g</text:span><text:span text:style-name="_36_">e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p</text:span><text:span text:style-name="_33_">r</text:span><text:span text:style-name="_35_">o</text:span><text:span text:style-name="_38_">m</text:span><text:span text:style-name="_33_">i</text:span><text:span text:style-name="_36_">s</text:span><text:span text:style-name="_38_">e</text:span><text:span text:style-name="_32_">s</text:span><text:span text:style-name="_34_"> </text:span><text:span text:style-name="_38_">a</text:span><text:span text:style-name="_33_">m</text:span><text:span text:style-name="_35_">a</text:span><text:span text:style-name="_39_">z</text:span><text:span text:style-name="_32_">i</text:span><text:span text:style-name="_36_">n</text:span><text:span text:style-name="_39_">g</text:span><text:span text:style-name="_31_"> </text:span><text:span text:style-name="_35_">m</text:span><text:span text:style-name="_38_">e</text:span><text:span text:style-name="_33_">d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b</text:span><text:span text:style-name="_35_">r</text:span><text:span text:style-name="_39_">e</text:span><text:span text:style-name="_32_">a</text:span><text:span text:style-name="_36_">k</text:span><text:span text:style-name="_38_">t</text:span><text:span text:style-name="_33_">h</text:span><text:span text:style-name="_36_">r</text:span><text:span text:style-name="_39_">o</text:span><text:span text:style-name="_32_">u</text:span><text:span text:style-name="_36_">g</text:span><text:span text:style-name="_38_">h</text:span><text:span text:style-name="_32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e</text:span><text:span text:style-name="_36_">c</text:span><text:span text:style-name="_38_">o</text:span><text:span text:style-name="_33_">n</text:span><text:span text:style-name="_35_">o</text:span><text:span text:style-name="_38_">m</text:span><text:span text:style-name="_32_">i</text:span><text:span text:style-name="_35_">c</text:span><text:span text:style-name="_37_"> </text:span><text:span text:style-name="_33_">d</text:span><text:span text:style-name="_35_">i</text:span><text:span text:style-name="_38_">s</text:span><text:span text:style-name="_32_">r</text:span><text:span text:style-name="_36_">u</text:span><text:span text:style-name="_38_">p</text:span><text:span text:style-name="_32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t</text:span><text:span text:style-name="_35_">r</text:span><text:span text:style-name="_38_">a</text:span><text:span text:style-name="_33_">i</text:span><text:span text:style-name="_35_">n</text:span><text:span text:style-name="_37_"> </text:span><text:span text:style-name="_32_">w</text:span><text:span text:style-name="_35_">o</text:span><text:span text:style-name="_39_">r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2_">s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p</text:span><text:span text:style-name="_36_">r</text:span><text:span text:style-name="_39_">o</text:span><text:span text:style-name="_32_">m</text:span><text:span text:style-name="_35_">i</text:span><text:span text:style-name="_38_">s</text:span><text:span text:style-name="_33_">e</text:span><text:span text:style-name="_36_">s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g</text:span><text:span text:style-name="_33_">i</text:span><text:span text:style-name="_35_">r</text:span><text:span text:style-name="_39_">l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r</text:span><text:span text:style-name="_32_">e</text:span><text:span text:style-name="_35_">m</text:span><text:span text:style-name="_38_">o</text:span><text:span text:style-name="_33_">t</text:span><text:span text:style-name="_35_">e</text:span><text:span text:style-name="_37_"> </text:span><text:span text:style-name="_32_">v</text:span><text:span text:style-name="_35_">i</text:span><text:span text:style-name="_38_">l</text:span><text:span text:style-name="_32_">l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a</text:span><text:span text:style-name="_33_">l</text:span><text:span text:style-name="_35_">s</text:span><text:span text:style-name="_39_">o</text:span><text:span text:style-name="_31_"> </text:span><text:span text:style-name="_35_">c</text:span><text:span text:style-name="_39_">o</text:span><text:span text:style-name="_33_">n</text:span><text:span text:style-name="_35_">n</text:span><text:span text:style-name="_38_">e</text:span><text:span text:style-name="_32_">c</text:span><text:span text:style-name="_36_">t</text:span><text:span text:style-name="_38_">s</text:span><text:span text:style-name="_31_"> </text:span><text:span text:style-name="_35_">t</text:span><text:span text:style-name="_39_">e</text:span><text:span text:style-name="_32_">r</text:span><text:span text:style-name="_36_">r</text:span><text:span text:style-name="_39_">o</text:span><text:span text:style-name="_33_">r</text:span><text:span text:style-name="_35_">i</text:span><text:span text:style-name="_38_">s</text:span><text:span text:style-name="_32_">t</text:span><text:span text:style-name="_36_">s</text:span><text:span text:style-name="_37_"> </text:span><text:span text:style-name="_33_">p</text:span><text:span text:style-name="_36_">l</text:span><text:span text:style-name="_38_">o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n</text:span><text:span text:style-name="_37_"> </text:span><text:span text:style-name="_32_">o</text:span><text:span text:style-name="_35_">c</text:span><text:span text:style-name="_39_">e</text:span><text:span text:style-name="_32_">a</text:span><text:span text:style-name="_36_">n</text:span><text:span text:style-name="_37_"> </text:span><text:span text:style-name="_33_">a</text:span><text:span text:style-name="_36_">w</text:span><text:span text:style-name="_39_">a</text:span><text:span text:style-name="_33_">y</text:span><text:span text:style-name="_35_">.</text:span><text:span text:style-name="_37_"> </text:span><text:span text:style-name="_32_">I</text:span><text:span text:style-name="_35_">t</text:span><text:span text:style-name="_39_">'</text:span><text:span text:style-name="_33_">s</text:span><text:span text:style-name="_34_"> </text:span><text:span text:style-name="_39_">c</text:span><text:span text:style-name="_33_">h</text:span><text:span text:style-name="_35_">a</text:span><text:span text:style-name="_39_">n</text:span><text:span text:style-name="_33_">g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6_">r</text:span><text:span text:style-name="_39_">o</text:span><text:span text:style-name="_33_">a</text:span><text:span text:style-name="_35_">d</text:span><text:span text:style-name="_39_">e</text:span><text:span text:style-name="_33_">n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r</text:span><text:span text:style-name="_35_">t</text:span><text:span text:style-name="_39_">u</text:span><text:span text:style-name="_33_">n</text:span><text:span text:style-name="_35_">i</text:span><text:span text:style-name="_38_">t</text:span><text:span text:style-name="_32_">y</text:span><text:span text:style-name="_36_">,</text:span><text:span text:style-name="_37_"> </text:span><text:span text:style-name="_33_">o</text:span><text:span text:style-name="_36_">r</text:span><text:span text:style-name="_37_"> </text:span><text:span text:style-name="_32_">w</text:span><text:span text:style-name="_35_">i</text:span><text:span text:style-name="_39_">d</text:span><text:span text:style-name="_33_">e</text:span><text:span text:style-name="_35_">n</text:span><text:span text:style-name="_37_"> </text:span><text:span text:style-name="_32_">i</text:span><text:span text:style-name="_35_">n</text:span><text:span text:style-name="_39_">e</text:span><text:span text:style-name="_32_">q</text:span><text:span text:style-name="_36_">u</text:span><text:span text:style-name="_39_">a</text:span><text:span text:style-name="_32_">l</text:span><text:span text:style-name="_35_">i</text:span><text:span text:style-name="_38_">t</text:span><text:span text:style-name="_33_">y</text:span><text:span text:style-name="_35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e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r</text:span><text:span text:style-name="_34_"> </text:span><text:span text:style-name="_38_">n</text:span><text:span text:style-name="_32_">o</text:span><text:span text:style-name="_35_">t</text:span><text:span text:style-name="_39_">,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h</text:span><text:span text:style-name="_39_">a</text:span><text:span text:style-name="_33_">n</text:span><text:span text:style-name="_35_">g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o</text:span><text:span text:style-name="_35_">n</text:span><text:span text:style-name="_38_">l</text:span><text:span text:style-name="_33_">y</text:span><text:span text:style-name="_34_"> </text:span><text:span text:style-name="_38_">a</text:span><text:span text:style-name="_33_">c</text:span><text:span text:style-name="_36_">c</text:span><text:span text:style-name="_39_">e</text:span><text:span text:style-name="_32_">l</text:span><text:span text:style-name="_35_">e</text:span><text:span text:style-name="_39_">r</text:span><text:span text:style-name="_32_">a</text:span><text:span text:style-name="_35_">t</text:span><text:span text:style-name="_39_">e</text:span><text:span text:style-name="_32_">.</text:span></text:p>
      <text:p text:style-name="P1"><text:span text:style-name="_38_">A</text:span><text:span text:style-name="_33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b</text:span><text:span text:style-name="_33_">e</text:span><text:span text:style-name="_36_">e</text:span><text:span text:style-name="_38_">n</text:span><text:span text:style-name="_31_"> </text:span><text:span text:style-name="_36_">t</text:span><text:span text:style-name="_38_">h</text:span><text:span text:style-name="_33_">r</text:span><text:span text:style-name="_35_">o</text:span><text:span text:style-name="_38_">u</text:span><text:span text:style-name="_32_">g</text:span><text:span text:style-name="_36_">h</text:span><text:span text:style-name="_37_"> </text:span><text:span text:style-name="_32_">b</text:span><text:span text:style-name="_36_">i</text:span><text:span text:style-name="_39_">g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3_">e</text:span><text:span text:style-name="_36_">s</text:span><text:span text:style-name="_37_"> </text:span><text:span text:style-name="_33_">b</text:span><text:span text:style-name="_36_">e</text:span><text:span text:style-name="_38_">f</text:span><text:span text:style-name="_33_">o</text:span><text:span text:style-name="_35_">r</text:span><text:span text:style-name="_39_">e</text:span><text:span text:style-name="_31_"> </text:span>--<text:span text:style-name="_31_"> </text:span><text:span text:style-name="_36_">w</text:span><text:span text:style-name="_39_">a</text:span><text:span text:style-name="_33_">r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d</text:span><text:span text:style-name="_39_">e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f</text:span><text:span text:style-name="_38_">l</text:span><text:span text:style-name="_32_">u</text:span><text:span text:style-name="_35_">x</text:span><text:span text:style-name="_37_"> </text:span><text:span text:style-name="_32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i</text:span><text:span text:style-name="_39_">m</text:span><text:span text:style-name="_33_">m</text:span><text:span text:style-name="_35_">i</text:span><text:span text:style-name="_39_">g</text:span><text:span text:style-name="_32_">r</text:span><text:span text:style-name="_35_">a</text:span><text:span text:style-name="_39_">n</text:span><text:span text:style-name="_32_">t</text:span><text:span text:style-name="_35_">s</text:span><text:span text:style-name="_38_">,</text:span><text:span text:style-name="_31_"> </text:span><text:span text:style-name="_35_">w</text:span><text:span text:style-name="_38_">o</text:span><text:span text:style-name="_33_">r</text:span><text:span text:style-name="_36_">k</text:span><text:span text:style-name="_39_">e</text:span><text:span text:style-name="_32_">r</text:span><text:span text:style-name="_36_">s</text:span><text:span text:style-name="_37_"> </text:span><text:span text:style-name="_32_">f</text:span><text:span text:style-name="_36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3_">r</text:span><text:span text:style-name="_34_"> </text:span><text:span text:style-name="_39_">d</text:span><text:span text:style-name="_33_">e</text:span><text:span text:style-name="_35_">a</text:span><text:span text:style-name="_38_">l</text:span><text:span text:style-name="_32_">,</text:span><text:span text:style-name="_34_"> </text:span><text:span text:style-name="_39_">m</text:span><text:span text:style-name="_32_">o</text:span><text:span text:style-name="_35_">v</text:span><text:span text:style-name="_39_">e</text:span><text:span text:style-name="_32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x</text:span><text:span text:style-name="_38_">p</text:span><text:span text:style-name="_32_">a</text:span><text:span text:style-name="_35_">n</text:span><text:span text:style-name="_38_">d</text:span><text:span text:style-name="_31_"> </text:span><text:span text:style-name="_36_">c</text:span><text:span text:style-name="_39_">i</text:span><text:span text:style-name="_33_">v</text:span><text:span text:style-name="_35_">i</text:span><text:span text:style-name="_39_">l</text:span><text:span text:style-name="_31_"> </text:span><text:span text:style-name="_36_">r</text:span><text:span text:style-name="_39_">i</text:span><text:span text:style-name="_32_">g</text:span><text:span text:style-name="_35_">h</text:span><text:span text:style-name="_38_">t</text:span><text:span text:style-name="_33_">s</text:span><text:span text:style-name="_36_">.</text:span><text:span text:style-name="_37_"> </text:span><text:span text:style-name="_33_">E</text:span><text:span text:style-name="_36_">a</text:span><text:span text:style-name="_38_">c</text:span><text:span text:style-name="_33_">h</text:span><text:span text:style-name="_34_"> </text:span><text:span text:style-name="_38_">t</text:span><text:span text:style-name="_33_">i</text:span><text:span text:style-name="_36_">m</text:span><text:span text:style-name="_39_">e</text:span><text:span text:style-name="_32_">,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o</text:span><text:span text:style-name="_32_">s</text:span><text:span text:style-name="_35_">e</text:span><text:span text:style-name="_37_"> </text:span><text:span text:style-name="_33_">w</text:span><text:span text:style-name="_35_">h</text:span><text:span text:style-name="_38_">o</text:span><text:span text:style-name="_31_"> </text:span><text:span text:style-name="_36_">t</text:span><text:span text:style-name="_39_">o</text:span><text:span text:style-name="_32_">l</text:span><text:span text:style-name="_36_">d</text:span><text:span text:style-name="_37_"> </text:span><text:span text:style-name="_33_">u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f</text:span><text:span text:style-name="_35_">e</text:span><text:span text:style-name="_38_">a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u</text:span><text:span text:style-name="_38_">t</text:span><text:span text:style-name="_33_">u</text:span><text:span text:style-name="_36_">r</text:span><text:span text:style-name="_39_">e</text:span><text:span text:style-name="_33_">;</text:span><text:span text:style-name="_34_"> </text:span><text:span text:style-name="_38_">w</text:span><text:span text:style-name="_32_">h</text:span><text:span text:style-name="_35_">o</text:span><text:span text:style-name="_37_"> </text:span><text:span text:style-name="_32_">c</text:span><text:span text:style-name="_35_">l</text:span><text:span text:style-name="_39_">a</text:span><text:span text:style-name="_33_">i</text:span><text:span text:style-name="_36_">m</text:span><text:span text:style-name="_39_">e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s</text:span><text:span text:style-name="_33_">l</text:span><text:span text:style-name="_36_">a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2_">r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o</text:span><text:span text:style-name="_36_">n</text:span><text:span text:style-name="_37_"> </text:span><text:span text:style-name="_32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3_">;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p</text:span><text:span text:style-name="_36_">r</text:span><text:span text:style-name="_38_">o</text:span><text:span text:style-name="_33_">m</text:span><text:span text:style-name="_35_">i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4_"> </text:span><text:span text:style-name="_38_">p</text:span><text:span text:style-name="_32_">a</text:span><text:span text:style-name="_36_">s</text:span><text:span text:style-name="_39_">t</text:span><text:span text:style-name="_31_"> </text:span><text:span text:style-name="_35_">g</text:span><text:span text:style-name="_39_">l</text:span><text:span text:style-name="_32_">o</text:span><text:span text:style-name="_36_">r</text:span><text:span text:style-name="_38_">y</text:span><text:span text:style-name="_31_"> </text:span><text:span text:style-name="_35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7_"> </text:span><text:span text:style-name="_33_">g</text:span><text:span text:style-name="_35_">r</text:span><text:span text:style-name="_39_">o</text:span><text:span text:style-name="_32_">u</text:span><text:span text:style-name="_35_">p</text:span><text:span text:style-name="_37_"> </text:span><text:span text:style-name="_32_">o</text:span><text:span text:style-name="_36_">r</text:span><text:span text:style-name="_37_"> </text:span><text:span text:style-name="_33_">i</text:span><text:span text:style-name="_36_">d</text:span><text:span text:style-name="_38_">e</text:span><text:span text:style-name="_32_">a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r</text:span><text:span text:style-name="_39_">e</text:span><text:span text:style-name="_32_">a</text:span><text:span text:style-name="_35_">t</text:span><text:span text:style-name="_39_">e</text:span><text:span text:style-name="_32_">n</text:span><text:span text:style-name="_35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5_">u</text:span><text:span text:style-name="_38_">n</text:span><text:span text:style-name="_32_">d</text:span><text:span text:style-name="_36_">e</text:span><text:span text:style-name="_38_">r</text:span><text:span text:style-name="_31_"> </text:span><text:span text:style-name="_35_">c</text:span><text:span text:style-name="_39_">o</text:span><text:span text:style-name="_33_">n</text:span><text:span text:style-name="_35_">t</text:span><text:span text:style-name="_39_">r</text:span><text:span text:style-name="_33_">o</text:span><text:span text:style-name="_35_">l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e</text:span><text:span text:style-name="_32_">a</text:span><text:span text:style-name="_36_">c</text:span><text:span text:style-name="_38_">h</text:span><text:span text:style-name="_31_"> </text:span><text:span text:style-name="_35_">t</text:span><text:span text:style-name="_38_">i</text:span><text:span text:style-name="_32_">m</text:span><text:span text:style-name="_35_">e</text:span><text:span text:style-name="_38_">,</text:span><text:span text:style-name="_31_"> </text:span><text:span text:style-name="_36_">w</text:span><text:span text:style-name="_39_">e</text:span><text:span text:style-name="_31_"> </text:span><text:span text:style-name="_35_">o</text:span><text:span text:style-name="_38_">v</text:span><text:span text:style-name="_32_">e</text:span><text:span text:style-name="_36_">r</text:span><text:span text:style-name="_39_">c</text:span><text:span text:style-name="_32_">a</text:span><text:span text:style-name="_36_">m</text:span><text:span text:style-name="_38_">e</text:span><text:span text:style-name="_31_"> </text:span><text:span text:style-name="_36_">t</text:span><text:span text:style-name="_39_">h</text:span><text:span text:style-name="_33_">o</text:span><text:span text:style-name="_35_">s</text:span><text:span text:style-name="_39_">e</text:span><text:span text:style-name="_31_"> </text:span><text:span text:style-name="_36_">f</text:span><text:span text:style-name="_39_">e</text:span><text:span text:style-name="_33_">a</text:span><text:span text:style-name="_36_">r</text:span><text:span text:style-name="_38_">s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d</text:span><text:span text:style-name="_32_">i</text:span><text:span text:style-name="_36_">d</text:span><text:span text:style-name="_37_"> </text:span><text:span text:style-name="_32_">n</text:span><text:span text:style-name="_36_">o</text:span><text:span text:style-name="_39_">t</text:span><text:span text:style-name="_33_">,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d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L</text:span><text:span text:style-name="_35_">i</text:span><text:span text:style-name="_38_">n</text:span><text:span text:style-name="_33_">c</text:span><text:span text:style-name="_35_">o</text:span><text:span text:style-name="_39_">l</text:span><text:span text:style-name="_32_">n</text:span><text:span text:style-name="_36_">,</text:span><text:span text:style-name="_37_"> </text:span><text:span text:style-name="_33_">a</text:span><text:span text:style-name="_36_">d</text:span><text:span text:style-name="_39_">h</text:span><text:span text:style-name="_33_">e</text:span><text:span text:style-name="_35_">r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d</text:span><text:span text:style-name="_36_">o</text:span><text:span text:style-name="_39_">g</text:span><text:span text:style-name="_33_">m</text:span><text:span text:style-name="_36_">a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q</text:span><text:span text:style-name="_32_">u</text:span><text:span text:style-name="_36_">i</text:span><text:span text:style-name="_38_">e</text:span><text:span text:style-name="_33_">t</text:span><text:span text:style-name="_34_"> </text:span><text:span text:style-name="_39_">p</text:span><text:span text:style-name="_33_">a</text:span><text:span text:style-name="_36_">s</text:span><text:span text:style-name="_38_">t</text:span><text:span text:style-name="_33_">.</text:span><text:span text:style-name="_35_">"</text:span><text:span text:style-name="_37_"> </text:span><text:span text:style-name="_32_">I</text:span><text:span text:style-name="_36_">n</text:span><text:span text:style-name="_39_">s</text:span><text:span text:style-name="_32_">t</text:span><text:span text:style-name="_35_">e</text:span><text:span text:style-name="_39_">a</text:span><text:span text:style-name="_32_">d</text:span><text:span text:style-name="_34_"> </text:span><text:span text:style-name="_39_">w</text:span><text:span text:style-name="_32_">e</text:span><text:span text:style-name="_34_"> </text:span><text:span text:style-name="_38_">t</text:span><text:span text:style-name="_32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1_"> </text:span><text:span text:style-name="_35_">a</text:span><text:span text:style-name="_38_">n</text:span><text:span text:style-name="_33_">e</text:span><text:span text:style-name="_36_">w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c</text:span><text:span text:style-name="_35_">t</text:span><text:span text:style-name="_39_">e</text:span><text:span text:style-name="_32_">d</text:span><text:span text:style-name="_34_"> </text:span><text:span text:style-name="_39_">a</text:span><text:span text:style-name="_33_">n</text:span><text:span text:style-name="_36_">e</text:span><text:span text:style-name="_38_">w</text:span><text:span text:style-name="_33_">.</text:span><text:span text:style-name="_34_"> </text:span><text:span text:style-name="_39_">W</text:span><text:span text:style-name="_33_">e</text:span><text:span text:style-name="_34_"> </text:span><text:span text:style-name="_38_">m</text:span><text:span text:style-name="_32_">a</text:span><text:span text:style-name="_35_">d</text:span><text:span text:style-name="_39_">e</text:span><text:span text:style-name="_31_"> </text:span><text:span text:style-name="_36_">c</text:span><text:span text:style-name="_39_">h</text:span><text:span text:style-name="_33_">a</text:span><text:span text:style-name="_35_">n</text:span><text:span text:style-name="_38_">g</text:span><text:span text:style-name="_32_">e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u</text:span><text:span text:style-name="_32_">s</text:span><text:span text:style-name="_35_">,</text:span><text:span text:style-name="_37_"> </text:span><text:span text:style-name="_32_">a</text:span><text:span text:style-name="_36_">l</text:span><text:span text:style-name="_39_">w</text:span><text:span text:style-name="_33_">a</text:span><text:span text:style-name="_35_">y</text:span><text:span text:style-name="_39_">s</text:span><text:span text:style-name="_31_"> </text:span><text:span text:style-name="_36_">e</text:span><text:span text:style-name="_38_">x</text:span><text:span text:style-name="_33_">t</text:span><text:span text:style-name="_35_">e</text:span><text:span text:style-name="_38_">n</text:span><text:span text:style-name="_32_">d</text:span><text:span text:style-name="_35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9_">a</text:span><text:span text:style-name="_33_">'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m</text:span><text:span text:style-name="_36_">i</text:span><text:span text:style-name="_38_">s</text:span><text:span text:style-name="_32_">e</text:span><text:span text:style-name="_34_"> </text:span><text:span text:style-name="_38_">o</text:span><text:span text:style-name="_32_">u</text:span><text:span text:style-name="_36_">t</text:span><text:span text:style-name="_39_">w</text:span><text:span text:style-name="_33_">a</text:span><text:span text:style-name="_35_">r</text:span><text:span text:style-name="_38_">d</text:span><text:span text:style-name="_32_">,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9_">f</text:span><text:span text:style-name="_33_">r</text:span><text:span text:style-name="_36_">o</text:span><text:span text:style-name="_39_">n</text:span><text:span text:style-name="_33_">t</text:span><text:span text:style-name="_36_">i</text:span><text:span text:style-name="_38_">e</text:span><text:span text:style-name="_33_">r</text:span><text:span text:style-name="_36_">,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o</text:span><text:span text:style-name="_38_">r</text:span><text:span text:style-name="_33_">e</text:span><text:span text:style-name="_34_"> </text:span><text:span text:style-name="_38_">p</text:span><text:span text:style-name="_33_">e</text:span><text:span text:style-name="_35_">o</text:span><text:span text:style-name="_39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6_">w</text:span><text:span text:style-name="_38_">e</text:span><text:span text:style-name="_31_"> </text:span><text:span text:style-name="_35_">d</text:span><text:span text:style-name="_39_">i</text:span><text:span text:style-name="_32_">d</text:span><text:span text:style-name="_34_"> </text:span>--<text:span text:style-name="_34_"> </text:span><text:span text:style-name="_38_">b</text:span><text:span text:style-name="_33_">e</text:span><text:span text:style-name="_35_">c</text:span><text:span text:style-name="_39_">a</text:span><text:span text:style-name="_33_">u</text:span><text:span text:style-name="_36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a</text:span><text:span text:style-name="_32_">w</text:span><text:span text:style-name="_34_"> </text:span><text:span text:style-name="_38_">o</text:span><text:span text:style-name="_33_">p</text:span><text:span text:style-name="_35_">p</text:span><text:span text:style-name="_38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9_">w</text:span><text:span text:style-name="_32_">h</text:span><text:span text:style-name="_36_">e</text:span><text:span text:style-name="_39_">r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s</text:span><text:span text:style-name="_35_">a</text:span><text:span text:style-name="_38_">w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e</text:span><text:span text:style-name="_39_">r</text:span><text:span text:style-name="_33_">i</text:span><text:span text:style-name="_36_">l</text:span><text:span text:style-name="_37_"> </text:span>--<text:span text:style-name="_37_"> </text:span><text:span text:style-name="_33_">w</text:span><text:span text:style-name="_35_">e</text:span><text:span text:style-name="_37_"> </text:span><text:span text:style-name="_32_">e</text:span><text:span text:style-name="_36_">m</text:span><text:span text:style-name="_38_">e</text:span><text:span text:style-name="_32_">r</text:span><text:span text:style-name="_36_">g</text:span><text:span text:style-name="_39_">e</text:span><text:span text:style-name="_33_">d</text:span><text:span text:style-name="_34_"> </text:span><text:span text:style-name="_38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8_">e</text:span><text:span text:style-name="_32_">r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b</text:span><text:span text:style-name="_35_">e</text:span><text:span text:style-name="_39_">t</text:span><text:span text:style-name="_33_">t</text:span><text:span text:style-name="_36_">e</text:span><text:span text:style-name="_38_">r</text:span><text:span text:style-name="_31_"> </text:span><text:span text:style-name="_36_">t</text:span><text:span text:style-name="_39_">h</text:span><text:span text:style-name="_32_">a</text:span><text:span text:style-name="_35_">n</text:span><text:span text:style-name="_37_"> </text:span><text:span text:style-name="_33_">b</text:span><text:span text:style-name="_36_">e</text:span><text:span text:style-name="_39_">f</text:span><text:span text:style-name="_32_">o</text:span><text:span text:style-name="_36_">r</text:span><text:span text:style-name="_38_">e</text:span><text:span text:style-name="_33_">.</text:span></text:p>
      <text:p text:style-name="P1"><text:span text:style-name="_38_">W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3_">r</text:span><text:span text:style-name="_36_">u</text:span><text:span text:style-name="_38_">e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e</text:span><text:span text:style-name="_37_"> </text:span><text:span text:style-name="_33_">n</text:span><text:span text:style-name="_35_">o</text:span><text:span text:style-name="_39_">w</text:span><text:span text:style-name="_33_">.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u</text:span><text:span text:style-name="_35_">n</text:span><text:span text:style-name="_38_">i</text:span><text:span text:style-name="_32_">q</text:span><text:span text:style-name="_36_">u</text:span><text:span text:style-name="_38_">e</text:span><text:span text:style-name="_31_"> </text:span><text:span text:style-name="_36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9_">h</text:span><text:span text:style-name="_32_">s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5_">n</text:span><text:span text:style-name="_38_">a</text:span><text:span text:style-name="_33_">t</text:span><text:span text:style-name="_35_">i</text:span><text:span text:style-name="_38_">o</text:span><text:span text:style-name="_32_">n</text:span><text:span text:style-name="_34_"> </text:span>--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9_">t</text:span><text:span text:style-name="_32_">i</text:span><text:span text:style-name="_36_">m</text:span><text:span text:style-name="_38_">i</text:span><text:span text:style-name="_33_">s</text:span><text:span text:style-name="_36_">m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o</text:span><text:span text:style-name="_32_">r</text:span><text:span text:style-name="_35_">k</text:span><text:span text:style-name="_37_"> </text:span><text:span text:style-name="_32_">e</text:span><text:span text:style-name="_36_">t</text:span><text:span text:style-name="_39_">h</text:span><text:span text:style-name="_33_">i</text:span><text:span text:style-name="_36_">c</text:span><text:span text:style-name="_39_">,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s</text:span><text:span text:style-name="_33_">p</text:span><text:span text:style-name="_35_">i</text:span><text:span text:style-name="_38_">r</text:span><text:span text:style-name="_32_">i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d</text:span><text:span text:style-name="_36_">i</text:span><text:span text:style-name="_38_">s</text:span><text:span text:style-name="_33_">c</text:span><text:span text:style-name="_36_">o</text:span><text:span text:style-name="_39_">v</text:span><text:span text:style-name="_33_">e</text:span><text:span text:style-name="_35_">r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d</text:span><text:span text:style-name="_35_">i</text:span><text:span text:style-name="_38_">v</text:span><text:span text:style-name="_32_">e</text:span><text:span text:style-name="_35_">r</text:span><text:span text:style-name="_39_">s</text:span><text:span text:style-name="_32_">i</text:span><text:span text:style-name="_36_">t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m</text:span><text:span text:style-name="_32_">m</text:span><text:span text:style-name="_35_">i</text:span><text:span text:style-name="_38_">t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u</text:span><text:span text:style-name="_35_">l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a</text:span><text:span text:style-name="_33_">w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s</text:span><text:span text:style-name="_32_">e</text:span><text:span text:style-name="_34_"> </text:span><text:span text:style-name="_38_">t</text:span><text:span text:style-name="_33_">h</text:span><text:span text:style-name="_35_">i</text:span><text:span text:style-name="_39_">n</text:span><text:span text:style-name="_32_">g</text:span><text:span text:style-name="_36_">s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u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e</text:span><text:span text:style-name="_35_">n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s</text:span><text:span text:style-name="_38_">p</text:span><text:span text:style-name="_33_">e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c</text:span><text:span text:style-name="_36_">u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g</text:span><text:span text:style-name="_33_">e</text:span><text:span text:style-name="_35_">n</text:span><text:span text:style-name="_39_">e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6_">m</text:span><text:span text:style-name="_39_">e</text:span><text:span text:style-name="_33_">.</text:span></text:p>
      <text:p text:style-name="P1"><text:span text:style-name="_38_">I</text:span><text:span text:style-name="_32_">n</text:span><text:span text:style-name="_34_"> </text:span><text:span text:style-name="_38_">f</text:span><text:span text:style-name="_33_">a</text:span><text:span text:style-name="_35_">c</text:span><text:span text:style-name="_38_">t</text:span><text:span text:style-name="_33_">,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s</text:span><text:span text:style-name="_36_">p</text:span><text:span text:style-name="_38_">i</text:span><text:span text:style-name="_33_">r</text:span><text:span text:style-name="_35_">i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g</text:span><text:span text:style-name="_36_">r</text:span><text:span text:style-name="_38_">e</text:span><text:span text:style-name="_32_">s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2_">s</text:span><text:span text:style-name="_35_">e</text:span><text:span text:style-name="_37_"> </text:span><text:span text:style-name="_33_">p</text:span><text:span text:style-name="_35_">a</text:span><text:span text:style-name="_38_">s</text:span><text:span text:style-name="_32_">t</text:span><text:span text:style-name="_34_"> </text:span><text:span text:style-name="_39_">s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p</text:span><text:span text:style-name="_32_">o</text:span><text:span text:style-name="_36_">s</text:span><text:span text:style-name="_38_">s</text:span><text:span text:style-name="_33_">i</text:span><text:span text:style-name="_36_">b</text:span><text:span text:style-name="_38_">l</text:span><text:span text:style-name="_33_">e</text:span><text:span text:style-name="_35_">.</text:span><text:span text:style-name="_37_"> </text:span><text:span text:style-name="_31_"><text:s/></text:span><text:span text:style-name="_36_">I</text:span><text:span text:style-name="_39_">t</text:span><text:span text:style-name="_33_">'</text:span><text:span text:style-name="_35_">s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r</text:span><text:span text:style-name="_39_">e</text:span><text:span text:style-name="_32_">c</text:span><text:span text:style-name="_35_">o</text:span><text:span text:style-name="_38_">v</text:span><text:span text:style-name="_33_">e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o</text:span><text:span text:style-name="_36_">r</text:span><text:span text:style-name="_39_">s</text:span><text:span text:style-name="_33_">t</text:span><text:span text:style-name="_34_"> </text:span><text:span text:style-name="_38_">e</text:span><text:span text:style-name="_33_">c</text:span><text:span text:style-name="_36_">o</text:span><text:span text:style-name="_38_">n</text:span><text:span text:style-name="_33_">o</text:span><text:span text:style-name="_35_">m</text:span><text:span text:style-name="_38_">i</text:span><text:span text:style-name="_33_">c</text:span><text:span text:style-name="_34_"> </text:span><text:span text:style-name="_38_">c</text:span><text:span text:style-name="_33_">r</text:span><text:span text:style-name="_36_">i</text:span><text:span text:style-name="_39_">s</text:span><text:span text:style-name="_32_">i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g</text:span><text:span text:style-name="_35_">e</text:span><text:span text:style-name="_38_">n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9_">.</text:span><text:span text:style-name="_31_"> </text:span><text:span text:style-name="_34_"><text:s/></text:span><text:span text:style-name="_38_">I</text:span><text:span text:style-name="_32_">t</text:span><text:span text:style-name="_35_">'</text:span><text:span text:style-name="_39_">s</text:span><text:span text:style-name="_31_"> </text:span><text:span text:style-name="_35_">h</text:span><text:span text:style-name="_39_">o</text:span><text:span text:style-name="_33_">w</text:span><text:span text:style-name="_34_"> </text:span><text:span text:style-name="_39_">w</text:span><text:span text:style-name="_33_">e</text:span><text:span text:style-name="_34_"> </text:span><text:span text:style-name="_39_">r</text:span><text:span text:style-name="_33_">e</text:span><text:span text:style-name="_35_">f</text:span><text:span text:style-name="_39_">o</text:span><text:span text:style-name="_33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h</text:span><text:span text:style-name="_35_">e</text:span><text:span text:style-name="_38_">a</text:span><text:span text:style-name="_32_">l</text:span><text:span text:style-name="_35_">t</text:span><text:span text:style-name="_38_">h</text:span><text:span text:style-name="_31_"> </text:span><text:span text:style-name="_35_">c</text:span><text:span text:style-name="_39_">a</text:span><text:span text:style-name="_32_">r</text:span><text:span text:style-name="_35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8_">m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r</text:span><text:span text:style-name="_36_">e</text:span><text:span text:style-name="_38_">i</text:span><text:span text:style-name="_33_">n</text:span><text:span text:style-name="_35_">v</text:span><text:span text:style-name="_39_">e</text:span><text:span text:style-name="_33_">n</text:span><text:span text:style-name="_35_">t</text:span><text:span text:style-name="_38_">e</text:span><text:span text:style-name="_33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e</text:span><text:span text:style-name="_35_">n</text:span><text:span text:style-name="_39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t</text:span><text:span text:style-name="_39_">o</text:span><text:span text:style-name="_32_">r</text:span><text:span text:style-name="_35_">;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v</text:span><text:span text:style-name="_32_">e</text:span><text:span text:style-name="_36_">r</text:span><text:span text:style-name="_39_">e</text:span><text:span text:style-name="_33_">d</text:span><text:span text:style-name="_34_"> </text:span><text:span text:style-name="_38_">m</text:span><text:span text:style-name="_33_">o</text:span><text:span text:style-name="_36_">r</text:span><text:span text:style-name="_39_">e</text:span><text:span text:style-name="_31_"> </text:span><text:span text:style-name="_35_">c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b</text:span><text:span text:style-name="_38_">e</text:span><text:span text:style-name="_32_">n</text:span><text:span text:style-name="_35_">e</text:span><text:span text:style-name="_39_">f</text:span><text:span text:style-name="_32_">i</text:span><text:span text:style-name="_35_">t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t</text:span><text:span text:style-name="_32_">r</text:span><text:span text:style-name="_36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v</text:span><text:span text:style-name="_39_">e</text:span><text:span text:style-name="_33_">t</text:span><text:span text:style-name="_35_">e</text:span><text:span text:style-name="_39_">r</text:span><text:span text:style-name="_32_">a</text:span><text:span text:style-name="_36_">n</text:span><text:span text:style-name="_38_">s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e</text:span><text:span text:style-name="_32_">c</text:span><text:span text:style-name="_36_">u</text:span><text:span text:style-name="_38_">r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r</text:span><text:span text:style-name="_33_">e</text:span><text:span text:style-name="_35_">e</text:span><text:span text:style-name="_38_">d</text:span><text:span text:style-name="_33_">o</text:span><text:span text:style-name="_35_">m</text:span><text:span text:style-name="_37_"> </text:span><text:span text:style-name="_32_">i</text:span><text:span text:style-name="_35_">n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oft-page-break/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8_">r</text:span><text:span text:style-name="_32_">r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8_">w</text:span><text:span text:style-name="_32_">e</text:span><text:span text:style-name="_34_"> </text:span><text:span text:style-name="_39_">l</text:span><text:span text:style-name="_32_">o</text:span><text:span text:style-name="_35_">v</text:span><text:span text:style-name="_38_">e</text:span><text:span text:style-name="_33_">.</text:span></text:p>
      <text:p text:style-name="P1"><text:span text:style-name="_39_">B</text:span><text:span text:style-name="_32_">u</text:span><text:span text:style-name="_36_">t</text:span><text:span text:style-name="_37_"> </text:span><text:span text:style-name="_32_">s</text:span><text:span text:style-name="_35_">u</text:span><text:span text:style-name="_39_">c</text:span><text:span text:style-name="_32_">h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i</text:span><text:span text:style-name="_35_">n</text:span><text:span text:style-name="_38_">e</text:span><text:span text:style-name="_33_">v</text:span><text:span text:style-name="_35_">i</text:span><text:span text:style-name="_38_">t</text:span><text:span text:style-name="_33_">a</text:span><text:span text:style-name="_36_">b</text:span><text:span text:style-name="_38_">l</text:span><text:span text:style-name="_32_">e</text:span><text:span text:style-name="_36_">.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5_">s</text:span><text:span text:style-name="_37_"> </text:span><text:span text:style-name="_32_">w</text:span><text:span text:style-name="_36_">e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8_">t</text:span><text:span text:style-name="_32_">o</text:span><text:span text:style-name="_35_">g</text:span><text:span text:style-name="_38_">e</text:span><text:span text:style-name="_33_">t</text:span><text:span text:style-name="_35_">h</text:span><text:span text:style-name="_39_">e</text:span><text:span text:style-name="_32_">r</text:span><text:span text:style-name="_36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5_">f</text:span><text:span text:style-name="_38_">a</text:span><text:span text:style-name="_33_">c</text:span><text:span text:style-name="_35_">e</text:span><text:span text:style-name="_37_"> </text:span><text:span text:style-name="_32_">s</text:span><text:span text:style-name="_36_">u</text:span><text:span text:style-name="_39_">c</text:span><text:span text:style-name="_32_">h</text:span><text:span text:style-name="_34_"> </text:span><text:span text:style-name="_39_">c</text:span><text:span text:style-name="_33_">h</text:span><text:span text:style-name="_36_">o</text:span><text:span text:style-name="_39_">i</text:span><text:span text:style-name="_32_">c</text:span><text:span text:style-name="_35_">e</text:span><text:span text:style-name="_38_">s</text:span><text:span text:style-name="_31_"> </text:span><text:span text:style-name="_35_">r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n</text:span><text:span text:style-name="_38_">o</text:span><text:span text:style-name="_33_">w</text:span><text:span text:style-name="_35_">.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p</text:span><text:span text:style-name="_32_">o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5_">a</text:span><text:span text:style-name="_39_">n</text:span><text:span text:style-name="_32_">g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i</text:span><text:span text:style-name="_36_">m</text:span><text:span text:style-name="_38_">e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3_">f</text:span><text:span text:style-name="_36_">e</text:span><text:span text:style-name="_38_">a</text:span><text:span text:style-name="_33_">r</text:span><text:span text:style-name="_35_">,</text:span><text:span text:style-name="_37_"> </text:span><text:span text:style-name="_33_">t</text:span><text:span text:style-name="_36_">u</text:span><text:span text:style-name="_39_">r</text:span><text:span text:style-name="_32_">n</text:span><text:span text:style-name="_35_">i</text:span><text:span text:style-name="_39_">n</text:span><text:span text:style-name="_32_">g</text:span><text:span text:style-name="_34_"> </text:span><text:span text:style-name="_39_">i</text:span><text:span text:style-name="_33_">n</text:span><text:span text:style-name="_36_">w</text:span><text:span text:style-name="_39_">a</text:span><text:span text:style-name="_32_">r</text:span><text:span text:style-name="_35_">d</text:span><text:span text:style-name="_37_"> </text:span><text:span text:style-name="_32_">a</text:span><text:span text:style-name="_35_">s</text:span><text:span text:style-name="_37_"> </text:span><text:span text:style-name="_32_">a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6_">n</text:span><text:span text:style-name="_38_">,</text:span><text:span text:style-name="_31_"> </text:span><text:span text:style-name="_36_">t</text:span><text:span text:style-name="_38_">u</text:span><text:span text:style-name="_32_">r</text:span><text:span text:style-name="_35_">n</text:span><text:span text:style-name="_39_">i</text:span><text:span text:style-name="_33_">n</text:span><text:span text:style-name="_36_">g</text:span><text:span text:style-name="_37_"> </text:span><text:span text:style-name="_33_">a</text:span><text:span text:style-name="_36_">g</text:span><text:span text:style-name="_39_">a</text:span><text:span text:style-name="_33_">i</text:span><text:span text:style-name="_35_">n</text:span><text:span text:style-name="_39_">s</text:span><text:span text:style-name="_33_">t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9_">e</text:span><text:span text:style-name="_33_">?</text:span><text:span text:style-name="_34_"> </text:span><text:span text:style-name="_39_">O</text:span><text:span text:style-name="_33_">r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f</text:span><text:span text:style-name="_38_">a</text:span><text:span text:style-name="_32_">c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u</text:span><text:span text:style-name="_33_">t</text:span><text:span text:style-name="_36_">u</text:span><text:span text:style-name="_39_">r</text:span><text:span text:style-name="_32_">e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i</text:span><text:span text:style-name="_32_">d</text:span><text:span text:style-name="_36_">e</text:span><text:span text:style-name="_38_">n</text:span><text:span text:style-name="_32_">c</text:span><text:span text:style-name="_36_">e</text:span><text:span text:style-name="_37_"> </text:span><text:span text:style-name="_32_">i</text:span><text:span text:style-name="_35_">n</text:span><text:span text:style-name="_37_"> </text:span><text:span text:style-name="_33_">w</text:span><text:span text:style-name="_36_">h</text:span><text:span text:style-name="_39_">o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2_">t</text:span><text:span text:style-name="_35_">a</text:span><text:span text:style-name="_39_">n</text:span><text:span text:style-name="_33_">d</text:span><text:span text:style-name="_34_"> </text:span><text:span text:style-name="_38_">f</text:span><text:span text:style-name="_33_">o</text:span><text:span text:style-name="_35_">r</text:span><text:span text:style-name="_38_">,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c</text:span><text:span text:style-name="_39_">r</text:span><text:span text:style-name="_32_">e</text:span><text:span text:style-name="_36_">d</text:span><text:span text:style-name="_39_">i</text:span><text:span text:style-name="_32_">b</text:span><text:span text:style-name="_35_">l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9_">g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d</text:span><text:span text:style-name="_33_">o</text:span><text:span text:style-name="_34_"> </text:span><text:span text:style-name="_38_">t</text:span><text:span text:style-name="_32_">o</text:span><text:span text:style-name="_35_">g</text:span><text:span text:style-name="_38_">e</text:span><text:span text:style-name="_32_">t</text:span><text:span text:style-name="_36_">h</text:span><text:span text:style-name="_39_">e</text:span><text:span text:style-name="_32_">r</text:span><text:span text:style-name="_35_">?</text:span></text:p>
      <text:p text:style-name="P1"><text:span text:style-name="_32_">S</text:span><text:span text:style-name="_35_">o</text:span><text:span text:style-name="_37_"> </text:span><text:span text:style-name="_33_">l</text:span><text:span text:style-name="_35_">e</text:span><text:span text:style-name="_38_">t</text:span><text:span text:style-name="_33_">'</text:span><text:span text:style-name="_35_">s</text:span><text:span text:style-name="_37_"> </text:span><text:span text:style-name="_32_">t</text:span><text:span text:style-name="_36_">a</text:span><text:span text:style-name="_38_">l</text:span><text:span text:style-name="_32_">k</text:span><text:span text:style-name="_34_"> </text:span><text:span text:style-name="_38_">a</text:span><text:span text:style-name="_33_">b</text:span><text:span text:style-name="_36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f</text:span><text:span text:style-name="_35_">u</text:span><text:span text:style-name="_38_">t</text:span><text:span text:style-name="_32_">u</text:span><text:span text:style-name="_35_">r</text:span><text:span text:style-name="_39_">e</text:span><text:span text:style-name="_32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5_">o</text:span><text:span text:style-name="_38_">u</text:span><text:span text:style-name="_32_">r</text:span><text:span text:style-name="_34_"> </text:span><text:span text:style-name="_39_">b</text:span><text:span text:style-name="_32_">i</text:span><text:span text:style-name="_35_">g</text:span><text:span text:style-name="_37_"> </text:span><text:span text:style-name="_32_">q</text:span><text:span text:style-name="_35_">u</text:span><text:span text:style-name="_38_">e</text:span><text:span text:style-name="_33_">s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I</text:span><text:span text:style-name="_34_"> </text:span><text:span text:style-name="_39_">b</text:span><text:span text:style-name="_33_">e</text:span><text:span text:style-name="_35_">l</text:span><text:span text:style-name="_38_">i</text:span><text:span text:style-name="_32_">e</text:span><text:span text:style-name="_36_">v</text:span><text:span text:style-name="_38_">e</text:span><text:span text:style-name="_31_"> </text:span><text:span text:style-name="_36_">w</text:span><text:span text:style-name="_38_">e</text:span><text:span text:style-name="_31_"> 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--<text:span text:style-name="_34_"> </text:span><text:span text:style-name="_39_">r</text:span><text:span text:style-name="_33_">e</text:span><text:span text:style-name="_36_">g</text:span><text:span text:style-name="_39_">a</text:span><text:span text:style-name="_33_">r</text:span><text:span text:style-name="_36_">d</text:span><text:span text:style-name="_39_">l</text:span><text:span text:style-name="_33_">e</text:span><text:span text:style-name="_36_">s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w</text:span><text:span text:style-name="_39_">h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8_">P</text:span><text:span text:style-name="_32_">r</text:span><text:span text:style-name="_36_">e</text:span><text:span text:style-name="_39_">s</text:span><text:span text:style-name="_33_">i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o</text:span><text:span text:style-name="_39_">r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c</text:span><text:span text:style-name="_32_">o</text:span><text:span text:style-name="_35_">n</text:span><text:span text:style-name="_38_">t</text:span><text:span text:style-name="_33_">r</text:span><text:span text:style-name="_35_">o</text:span><text:span text:style-name="_39_">l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8_">C</text:span><text:span text:style-name="_33_">o</text:span><text:span text:style-name="_35_">n</text:span><text:span text:style-name="_39_">g</text:span><text:span text:style-name="_33_">r</text:span><text:span text:style-name="_35_">e</text:span><text:span text:style-name="_39_">s</text:span><text:span text:style-name="_33_">s</text:span><text:span text:style-name="_36_">.</text:span></text:p>
      <text:p text:style-name="P1"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d</text:span><text:span text:style-name="_32_">o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e</text:span><text:span text:style-name="_38_">v</text:span><text:span text:style-name="_33_">e</text:span><text:span text:style-name="_35_">r</text:span><text:span text:style-name="_38_">y</text:span><text:span text:style-name="_32_">o</text:span><text:span text:style-name="_36_">n</text:span><text:span text:style-name="_39_">e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2_">r</text:span><text:span text:style-name="_34_"> </text:span><text:span text:style-name="_39_">s</text:span><text:span text:style-name="_33_">h</text:span><text:span text:style-name="_35_">o</text:span><text:span text:style-name="_38_">t</text:span><text:span text:style-name="_31_"> </text:span><text:span text:style-name="_35_">a</text:span><text:span text:style-name="_38_">t</text:span><text:span text:style-name="_31_"> </text:span><text:span text:style-name="_36_">o</text:span><text:span text:style-name="_39_">p</text:span><text:span text:style-name="_32_">p</text:span><text:span text:style-name="_35_">o</text:span><text:span text:style-name="_38_">r</text:span><text:span text:style-name="_33_">t</text:span><text:span text:style-name="_35_">u</text:span><text:span text:style-name="_39_">n</text:span><text:span text:style-name="_32_">i</text:span><text:span text:style-name="_36_">t</text:span><text:span text:style-name="_38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e</text:span><text:span text:style-name="_32_">c</text:span><text:span text:style-name="_36_">o</text:span><text:span text:style-name="_38_">n</text:span><text:span text:style-name="_32_">o</text:span><text:span text:style-name="_36_">m</text:span><text:span text:style-name="_39_">y</text:span><text:span text:style-name="_32_">?</text:span></text:p>
      <text:p text:style-name="P1"><text:span text:style-name="_39_">S</text:span><text:span text:style-name="_32_">e</text:span><text:span text:style-name="_35_">c</text:span><text:span text:style-name="_38_">o</text:span><text:span text:style-name="_32_">n</text:span><text:span text:style-name="_35_">d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4_"> </text:span><text:span text:style-name="_38_">m</text:span><text:span text:style-name="_32_">a</text:span><text:span text:style-name="_35_">k</text:span><text:span text:style-name="_39_">e</text:span><text:span text:style-name="_31_"> </text:span><text:span text:style-name="_36_">t</text:span><text:span text:style-name="_38_">e</text:span><text:span text:style-name="_33_">c</text:span><text:span text:style-name="_35_">h</text:span><text:span text:style-name="_39_">n</text:span><text:span text:style-name="_32_">o</text:span><text:span text:style-name="_35_">l</text:span><text:span text:style-name="_38_">o</text:span><text:span text:style-name="_33_">g</text:span><text:span text:style-name="_36_">y</text:span><text:span text:style-name="_37_"> </text:span><text:span text:style-name="_33_">w</text:span><text:span text:style-name="_36_">o</text:span><text:span text:style-name="_39_">r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u</text:span><text:span text:style-name="_36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n</text:span><text:span text:style-name="_33_">o</text:span><text:span text:style-name="_35_">t</text:span><text:span text:style-name="_37_"> </text:span><text:span text:style-name="_32_">a</text:span><text:span text:style-name="_36_">g</text:span><text:span text:style-name="_38_">a</text:span><text:span text:style-name="_33_">i</text:span><text:span text:style-name="_36_">n</text:span><text:span text:style-name="_39_">s</text:span><text:span text:style-name="_33_">t</text:span><text:span text:style-name="_34_"> </text:span><text:span text:style-name="_38_">u</text:span><text:span text:style-name="_32_">s</text:span><text:span text:style-name="_34_"> </text:span>--<text:span text:style-name="_34_"> </text:span><text:span text:style-name="_38_">e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c</text:span><text:span text:style-name="_35_">o</text:span><text:span text:style-name="_39_">m</text:span><text:span text:style-name="_33_">e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s</text:span><text:span text:style-name="_36_">o</text:span><text:span text:style-name="_39_">l</text:span><text:span text:style-name="_33_">v</text:span><text:span text:style-name="_36_">i</text:span><text:span text:style-name="_38_">n</text:span><text:span text:style-name="_32_">g</text:span><text:span text:style-name="_34_"> </text:span><text:span text:style-name="_39_">u</text:span><text:span text:style-name="_32_">r</text:span><text:span text:style-name="_36_">g</text:span><text:span text:style-name="_39_">e</text:span><text:span text:style-name="_32_">n</text:span><text:span text:style-name="_35_">t</text:span><text:span text:style-name="_37_"> </text:span><text:span text:style-name="_33_">c</text:span><text:span text:style-name="_36_">h</text:span><text:span text:style-name="_38_">a</text:span><text:span text:style-name="_32_">l</text:span><text:span text:style-name="_35_">l</text:span><text:span text:style-name="_39_">e</text:span><text:span text:style-name="_33_">n</text:span><text:span text:style-name="_36_">g</text:span><text:span text:style-name="_38_">e</text:span><text:span text:style-name="_33_">s</text:span><text:span text:style-name="_34_"> </text:span><text:span text:style-name="_39_">l</text:span><text:span text:style-name="_32_">i</text:span><text:span text:style-name="_36_">k</text:span><text:span text:style-name="_39_">e</text:span><text:span text:style-name="_31_"> </text:span><text:span text:style-name="_35_">c</text:span><text:span text:style-name="_38_">l</text:span><text:span text:style-name="_33_">i</text:span><text:span text:style-name="_35_">m</text:span><text:span text:style-name="_38_">a</text:span><text:span text:style-name="_32_">t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5_">g</text:span><text:span text:style-name="_38_">e</text:span><text:span text:style-name="_33_">?</text:span></text:p>
      <text:p text:style-name="P1"><text:span text:style-name="_39_">T</text:span><text:span text:style-name="_33_">h</text:span><text:span text:style-name="_35_">i</text:span><text:span text:style-name="_39_">r</text:span><text:span text:style-name="_32_">d</text:span><text:span text:style-name="_35_">,</text:span><text:span text:style-name="_37_"> </text:span><text:span text:style-name="_33_">h</text:span><text:span text:style-name="_36_">o</text:span><text:span text:style-name="_39_">w</text:span><text:span text:style-name="_31_"> </text:span><text:span text:style-name="_36_">d</text:span><text:span text:style-name="_39_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9_">e</text:span><text:span text:style-name="_33_">e</text:span><text:span text:style-name="_36_">p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4_"> </text:span><text:span text:style-name="_39_">s</text:span><text:span text:style-name="_32_">a</text:span><text:span text:style-name="_35_">f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l</text:span><text:span text:style-name="_33_">e</text:span><text:span text:style-name="_36_">a</text:span><text:span text:style-name="_39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w</text:span><text:span text:style-name="_33_">i</text:span><text:span text:style-name="_36_">t</text:span><text:span text:style-name="_39_">h</text:span><text:span text:style-name="_33_">o</text:span><text:span text:style-name="_36_">u</text:span><text:span text:style-name="_39_">t</text:span><text:span text:style-name="_31_"> </text:span><text:span text:style-name="_35_">b</text:span><text:span text:style-name="_39_">e</text:span><text:span text:style-name="_32_">c</text:span><text:span text:style-name="_35_">o</text:span><text:span text:style-name="_39_">m</text:span><text:span text:style-name="_33_">i</text:span><text:span text:style-name="_36_">n</text:span><text:span text:style-name="_39_">g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e</text:span><text:span text:style-name="_39_">m</text:span><text:span text:style-name="_32_">a</text:span><text:span text:style-name="_35_">n</text:span><text:span text:style-name="_39_">?</text:span></text:p>
      <text:p text:style-name="P1"><text:span text:style-name="_36_">A</text:span><text:span text:style-name="_39_">n</text:span><text:span text:style-name="_32_">d</text:span><text:span text:style-name="_34_"> </text:span><text:span text:style-name="_38_">f</text:span><text:span text:style-name="_32_">i</text:span><text:span text:style-name="_36_">n</text:span><text:span text:style-name="_39_">a</text:span><text:span text:style-name="_33_">l</text:span><text:span text:style-name="_35_">l</text:span><text:span text:style-name="_38_">y</text:span><text:span text:style-name="_33_">,</text:span><text:span text:style-name="_34_"> </text:span><text:span text:style-name="_38_">h</text:span><text:span text:style-name="_33_">o</text:span><text:span text:style-name="_35_">w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2_">l</text:span><text:span text:style-name="_35_">i</text:span><text:span text:style-name="_38_">t</text:span><text:span text:style-name="_32_">i</text:span><text:span text:style-name="_36_">c</text:span><text:span text:style-name="_38_">s</text:span><text:span text:style-name="_31_"> </text:span><text:span text:style-name="_35_">r</text:span><text:span text:style-name="_38_">e</text:span><text:span text:style-name="_32_">f</text:span><text:span text:style-name="_35_">l</text:span><text:span text:style-name="_39_">e</text:span><text:span text:style-name="_32_">c</text:span><text:span text:style-name="_35_">t</text:span><text:span text:style-name="_37_"> </text:span><text:span text:style-name="_32_">w</text:span><text:span text:style-name="_35_">h</text:span><text:span text:style-name="_38_">a</text:span><text:span text:style-name="_32_">t</text:span><text:span text:style-name="_36_">'</text:span><text:span text:style-name="_39_">s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9_">o</text:span><text:span text:style-name="_33_">r</text:span><text:span text:style-name="_35_">s</text:span><text:span text:style-name="_39_">t</text:span><text:span text:style-name="_33_">?</text:span></text:p>
      <text:p text:style-name="P1"><text:span text:style-name="_38_">L</text:span><text:span text:style-name="_33_">e</text:span><text:span text:style-name="_35_">t</text:span><text:span text:style-name="_37_"> </text:span><text:span text:style-name="_33_">m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r</text:span><text:span text:style-name="_35_">t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e</text:span><text:span text:style-name="_36_">c</text:span><text:span text:style-name="_38_">o</text:span><text:span text:style-name="_32_">n</text:span><text:span text:style-name="_36_">o</text:span><text:span text:style-name="_39_">m</text:span><text:span text:style-name="_32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b</text:span><text:span text:style-name="_36_">a</text:span><text:span text:style-name="_39_">s</text:span><text:span text:style-name="_33_">i</text:span><text:span text:style-name="_35_">c</text:span><text:span text:style-name="_37_"> </text:span><text:span text:style-name="_33_">f</text:span><text:span text:style-name="_35_">a</text:span><text:span text:style-name="_39_">c</text:span><text:span text:style-name="_32_">t</text:span><text:span text:style-name="_35_">: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U</text:span><text:span text:style-name="_38_">n</text:span><text:span text:style-name="_32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9_">t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2_">a</text:span><text:span text:style-name="_35_">,</text:span><text:span text:style-name="_37_"> </text:span><text:span text:style-name="_32_">r</text:span><text:span text:style-name="_36_">i</text:span><text:span text:style-name="_38_">g</text:span><text:span text:style-name="_32_">h</text:span><text:span text:style-name="_36_">t</text:span><text:span text:style-name="_37_"> </text:span><text:span text:style-name="_32_">n</text:span><text:span text:style-name="_35_">o</text:span><text:span text:style-name="_38_">w</text:span><text:span text:style-name="_32_">,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9_">t</text:span><text:span text:style-name="_33_">r</text:span><text:span text:style-name="_35_">o</text:span><text:span text:style-name="_38_">n</text:span><text:span text:style-name="_32_">g</text:span><text:span text:style-name="_36_">e</text:span><text:span text:style-name="_38_">s</text:span><text:span text:style-name="_33_">t</text:span><text:span text:style-name="_35_">,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8_">d</text:span><text:span text:style-name="_33_">u</text:span><text:span text:style-name="_35_">r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9_">o</text:span><text:span text:style-name="_32_">m</text:span><text:span text:style-name="_35_">y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.</text:span><text:span text:style-name="_34_"> </text:span><text:span text:style-name="_37_"><text:s/></text:span><text:span text:style-name="_33_">W</text:span><text:span text:style-name="_35_">e</text:span><text:span text:style-name="_39_">'</text:span><text:span text:style-name="_32_">r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i</text:span><text:span text:style-name="_33_">d</text:span><text:span text:style-name="_35_">d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n</text:span><text:span text:style-name="_33_">g</text:span><text:span text:style-name="_35_">e</text:span><text:span text:style-name="_38_">s</text:span><text:span text:style-name="_32_">t</text:span><text:span text:style-name="_34_"> </text:span><text:span text:style-name="_38_">s</text:span><text:span text:style-name="_33_">t</text:span><text:span text:style-name="_35_">r</text:span><text:span text:style-name="_38_">e</text:span><text:span text:style-name="_33_">a</text:span><text:span text:style-name="_36_">k</text:span><text:span text:style-name="_37_"> </text:span><text:span text:style-name="_32_">o</text:span><text:span text:style-name="_36_">f</text:span><text:span text:style-name="_37_"> </text:span><text:span text:style-name="_32_">p</text:span><text:span text:style-name="_36_">r</text:span><text:span text:style-name="_39_">i</text:span><text:span text:style-name="_33_">v</text:span><text:span text:style-name="_35_">a</text:span><text:span text:style-name="_38_">t</text:span><text:span text:style-name="_32_">e</text:span><text:span text:style-name="_34_"> </text:span><text:span text:style-name="_39_">s</text:span><text:span text:style-name="_32_">e</text:span><text:span text:style-name="_36_">c</text:span><text:span text:style-name="_39_">t</text:span><text:span text:style-name="_32_">o</text:span><text:span text:style-name="_36_">r</text:span><text:span text:style-name="_37_"> </text:span><text:span text:style-name="_33_">j</text:span><text:span text:style-name="_35_">o</text:span><text:span text:style-name="_39_">b</text:span><text:span text:style-name="_31_"> </text:span><text:span text:style-name="_36_">c</text:span><text:span text:style-name="_39_">r</text:span><text:span text:style-name="_33_">e</text:span><text:span text:style-name="_36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i</text:span><text:span text:style-name="_38_">n</text:span><text:span text:style-name="_31_"> </text:span><text:span text:style-name="_35_">h</text:span><text:span text:style-name="_39_">i</text:span><text:span text:style-name="_33_">s</text:span><text:span text:style-name="_35_">t</text:span><text:span text:style-name="_39_">o</text:span><text:span text:style-name="_32_">r</text:span><text:span text:style-name="_36_">y</text:span><text:span text:style-name="_38_">.</text:span><text:span text:style-name="_31_"> </text:span><text:span text:style-name="_36_">M</text:span><text:span text:style-name="_38_">o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1</text:span><text:span text:style-name="_32_">4</text:span><text:span text:style-name="_34_"> </text:span><text:span text:style-name="_38_">m</text:span><text:span text:style-name="_33_">i</text:span><text:span text:style-name="_35_">l</text:span><text:span text:style-name="_38_">l</text:span><text:span text:style-name="_33_">i</text:span><text:span text:style-name="_36_">o</text:span><text:span text:style-name="_39_">n</text:span><text:span text:style-name="_31_"> </text:span><text:span text:style-name="_36_">n</text:span><text:span text:style-name="_39_">e</text:span><text:span text:style-name="_32_">w</text:span><text:span text:style-name="_34_"> </text:span><text:span text:style-name="_38_">j</text:span><text:span text:style-name="_32_">o</text:span><text:span text:style-name="_36_">b</text:span><text:span text:style-name="_38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t</text:span><text:span text:style-name="_39_">r</text:span><text:span text:style-name="_32_">o</text:span><text:span text:style-name="_35_">n</text:span><text:span text:style-name="_38_">g</text:span><text:span text:style-name="_32_">e</text:span><text:span text:style-name="_36_">s</text:span><text:span text:style-name="_38_">t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y</text:span><text:span text:style-name="_32_">e</text:span><text:span text:style-name="_35_">a</text:span><text:span text:style-name="_38_">r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j</text:span><text:span text:style-name="_33_">o</text:span><text:span text:style-name="_35_">b</text:span><text:span text:style-name="_37_"> </text:span><text:span text:style-name="_33_">g</text:span><text:span text:style-name="_36_">r</text:span><text:span text:style-name="_39_">o</text:span><text:span text:style-name="_33_">w</text:span><text:span text:style-name="_36_">t</text:span><text:span text:style-name="_38_">h</text:span><text:span text:style-name="_31_"> </text:span><text:span text:style-name="_36_">s</text:span><text:span text:style-name="_38_">i</text:span><text:span text:style-name="_32_">n</text:span><text:span text:style-name="_35_">c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'</text:span><text:span text:style-name="_32_">9</text:span><text:span text:style-name="_36_">0</text:span><text:span text:style-name="_38_">s</text:span><text:span text:style-name="_32_">,</text:span><text:span text:style-name="_34_"> </text:span><text:span text:style-name="_39_">a</text:span><text:span text:style-name="_33_">n</text:span><text:span text:style-name="_34_"> </text:span><text:span text:style-name="_38_">u</text:span><text:span text:style-name="_32_">n</text:span><text:span text:style-name="_36_">e</text:span><text:span text:style-name="_39_">m</text:span><text:span text:style-name="_32_">p</text:span><text:span text:style-name="_35_">l</text:span><text:span text:style-name="_39_">o</text:span><text:span text:style-name="_32_">y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9_">c</text:span><text:span text:style-name="_32_">u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h</text:span><text:span text:style-name="_36_">a</text:span><text:span text:style-name="_38_">l</text:span><text:span text:style-name="_33_">f</text:span><text:span text:style-name="_36_">.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a</text:span><text:span text:style-name="_38_">u</text:span><text:span text:style-name="_32_">t</text:span><text:span text:style-name="_36_">o</text:span><text:span text:style-name="_37_"> </text:span><text:span text:style-name="_32_">i</text:span><text:span text:style-name="_35_">n</text:span><text:span text:style-name="_39_">d</text:span><text:span text:style-name="_32_">u</text:span><text:span text:style-name="_35_">s</text:span><text:span text:style-name="_38_">t</text:span><text:span text:style-name="_32_">r</text:span><text:span text:style-name="_36_">y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e</text:span><text:span text:style-name="_33_">s</text:span><text:span text:style-name="_35_">t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8_">e</text:span><text:span text:style-name="_32_">v</text:span><text:span text:style-name="_36_">e</text:span><text:span text:style-name="_38_">r</text:span><text:span text:style-name="_33_">.</text:span><text:span text:style-name="_34_"> </text:span><text:span text:style-name="_38_">T</text:span><text:span text:style-name="_32_">h</text:span><text:span text:style-name="_36_">a</text:span><text:span text:style-name="_38_">t</text:span><text:span text:style-name="_32_">'</text:span><text:span text:style-name="_36_">s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3_">u</text:span><text:span text:style-name="_36_">f</text:span><text:span text:style-name="_39_">a</text:span><text:span text:style-name="_33_">c</text:span><text:span text:style-name="_36_">t</text:span><text:span text:style-name="_38_">u</text:span><text:span text:style-name="_33_">r</text:span><text:span text:style-name="_36_">i</text:span><text:span text:style-name="_38_">n</text:span><text:span text:style-name="_32_">g</text:span><text:span text:style-name="_34_"> </text:span><text:span text:style-name="_39_">s</text:span><text:span text:style-name="_32_">u</text:span><text:span text:style-name="_36_">r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c</text:span><text:span text:style-name="_36_">r</text:span><text:span text:style-name="_39_">e</text:span><text:span text:style-name="_32_">a</text:span><text:span text:style-name="_35_">t</text:span><text:span text:style-name="_38_">e</text:span><text:span text:style-name="_32_">d</text:span><text:span text:style-name="_34_"> </text:span><text:span text:style-name="_39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9</text:span><text:span text:style-name="_36_">0</text:span><text:span text:style-name="_38_">0</text:span><text:span text:style-name="_32_">,</text:span><text:span text:style-name="_35_">0</text:span><text:span text:style-name="_39_">0</text:span><text:span text:style-name="_33_">0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5_">o</text:span><text:span text:style-name="_39_">b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a</text:span><text:span text:style-name="_39_">s</text:span><text:span text:style-name="_32_">t</text:span><text:span text:style-name="_34_"> </text:span><text:span text:style-name="_38_">s</text:span><text:span text:style-name="_32_">i</text:span><text:span text:style-name="_36_">x</text:span><text:span text:style-name="_37_"> </text:span><text:span text:style-name="_32_">y</text:span><text:span text:style-name="_35_">e</text:span><text:span text:style-name="_39_">a</text:span><text:span text:style-name="_33_">r</text:span><text:span text:style-name="_36_">s</text:span><text:span text:style-name="_39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w</text:span><text:span text:style-name="_32_">e</text:span><text:span text:style-name="_35_">'</text:span><text:span text:style-name="_39_">v</text:span><text:span text:style-name="_33_">e</text:span><text:span text:style-name="_34_"> </text:span><text:span text:style-name="_39_">d</text:span><text:span text:style-name="_32_">o</text:span><text:span text:style-name="_35_">n</text:span><text:span text:style-name="_38_">e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l</text:span><text:span text:style-name="_39_">e</text:span><text:span text:style-name="_31_"> </text:span><text:span text:style-name="_36_">c</text:span><text:span text:style-name="_39_">u</text:span><text:span text:style-name="_32_">t</text:span><text:span text:style-name="_35_">t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r</text:span><text:span text:style-name="_31_"> </text:span><text:span text:style-name="_36_">d</text:span><text:span text:style-name="_38_">e</text:span><text:span text:style-name="_32_">f</text:span><text:span text:style-name="_36_">i</text:span><text:span text:style-name="_38_">c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y</text:span><text:span text:style-name="_31_"> </text:span><text:span text:style-name="_36_">a</text:span><text:span text:style-name="_39_">l</text:span><text:span text:style-name="_33_">m</text:span><text:span text:style-name="_36_">o</text:span><text:span text:style-name="_39_">s</text:span><text:span text:style-name="_33_">t</text:span><text:span text:style-name="_34_"> </text:span><text:span text:style-name="_39_">t</text:span><text:span text:style-name="_32_">h</text:span><text:span text:style-name="_36_">r</text:span><text:span text:style-name="_39_">e</text:span><text:span text:style-name="_33_">e</text:span>-<text:span text:style-name="_39_">q</text:span><text:span text:style-name="_33_">u</text:span><text:span text:style-name="_35_">a</text:span><text:span text:style-name="_38_">r</text:span><text:span text:style-name="_32_">t</text:span><text:span text:style-name="_36_">e</text:span><text:span text:style-name="_38_">r</text:span><text:span text:style-name="_32_">s</text:span><text:span text:style-name="_35_">.</text:span></text:p>
      <text:p text:style-name="P1"><text:span text:style-name="_33_">A</text:span><text:span text:style-name="_35_">n</text:span><text:span text:style-name="_39_">y</text:span><text:span text:style-name="_33_">o</text:span><text:span text:style-name="_35_">n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i</text:span><text:span text:style-name="_38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6_">m</text:span><text:span text:style-name="_39_">e</text:span><text:span text:style-name="_33_">r</text:span><text:span text:style-name="_36_">i</text:span><text:span text:style-name="_38_">c</text:span><text:span text:style-name="_32_">a</text:span><text:span text:style-name="_35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y</text:span><text:span text:style-name="_37_"> </text:span><text:span text:style-name="_33_">i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i</text:span><text:span text:style-name="_38_">n</text:span><text:span text:style-name="_32_">e</text:span><text:span text:style-name="_34_"> </text:span><text:span text:style-name="_38_">i</text:span><text:span text:style-name="_32_">s</text:span><text:span text:style-name="_34_"> </text:span><text:span text:style-name="_39_">p</text:span><text:span text:style-name="_32_">e</text:span><text:span text:style-name="_35_">d</text:span><text:span text:style-name="_38_">d</text:span><text:span text:style-name="_32_">l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i</text:span><text:span text:style-name="_36_">c</text:span><text:span text:style-name="_38_">t</text:span><text:span text:style-name="_33_">i</text:span><text:span text:style-name="_35_">o</text:span><text:span text:style-name="_39_">n</text:span><text:span text:style-name="_32_">.</text:span><text:span text:style-name="_34_"> </text:span><text:span text:style-name="_38_">N</text:span><text:span text:style-name="_32_">o</text:span><text:span text:style-name="_35_">w</text:span><text:span text:style-name="_38_">,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r</text:span><text:span text:style-name="_39_">u</text:span><text:span text:style-name="_32_">e</text:span><text:span text:style-name="_34_"> </text:span>--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s</text:span><text:span text:style-name="_38_">o</text:span><text:span text:style-name="_33_">n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9_">n</text:span><text:span text:style-name="_33_">s</text:span><text:span text:style-name="_34_"> </text:span><text:span text:style-name="_39_">f</text:span><text:span text:style-name="_33_">e</text:span><text:span text:style-name="_35_">e</text:span><text:span text:style-name="_39_">l</text:span><text:span text:style-name="_31_"> </text:span><text:span text:style-name="_35_">a</text:span><text:span text:style-name="_39_">n</text:span><text:span text:style-name="_32_">x</text:span><text:span text:style-name="_36_">i</text:span><text:span text:style-name="_39_">o</text:span><text:span text:style-name="_32_">u</text:span><text:span text:style-name="_36_">s</text:span><text:span text:style-name="_37_"> </text:span>--<text:span text:style-name="_37_"> </text:span><text:span text:style-name="_33_">i</text:span><text:span text:style-name="_35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c</text:span><text:span text:style-name="_39_">o</text:span><text:span text:style-name="_32_">n</text:span><text:span text:style-name="_36_">o</text:span><text:span text:style-name="_38_">m</text:span><text:span text:style-name="_33_">y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c</text:span><text:span text:style-name="_32_">h</text:span><text:span text:style-name="_35_">a</text:span><text:span text:style-name="_38_">n</text:span><text:span text:style-name="_33_">g</text:span><text:span text:style-name="_36_">i</text:span><text:span text:style-name="_38_">n</text:span><text:span text:style-name="_32_">g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o</text:span><text:span text:style-name="_36_">u</text:span><text:span text:style-name="_39_">n</text:span><text:span text:style-name="_33_">d</text:span><text:span text:style-name="_34_"> </text:span><text:span text:style-name="_38_">w</text:span><text:span text:style-name="_33_">a</text:span><text:span text:style-name="_35_">y</text:span><text:span text:style-name="_39_">s</text:span><text:span text:style-name="_33_">,</text:span><text:span text:style-name="_34_"> </text:span><text:span text:style-name="_39_">c</text:span><text:span text:style-name="_33_">h</text:span><text:span text:style-name="_36_">a</text:span><text:span text:style-name="_39_">n</text:span><text:span text:style-name="_33_">g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s</text:span><text:span text:style-name="_36_">t</text:span><text:span text:style-name="_39_">a</text:span><text:span text:style-name="_32_">r</text:span><text:span text:style-name="_35_">t</text:span><text:span text:style-name="_39_">e</text:span><text:span text:style-name="_33_">d</text:span><text:span text:style-name="_34_"> </text:span><text:span text:style-name="_39_">l</text:span><text:span text:style-name="_32_">o</text:span><text:span text:style-name="_36_">n</text:span><text:span text:style-name="_38_">g</text:span><text:span text:style-name="_31_"> </text:span><text:span text:style-name="_35_">b</text:span><text:span text:style-name="_38_">e</text:span><text:span text:style-name="_33_">f</text:span><text:span text:style-name="_35_">o</text:span><text:span text:style-name="_38_">r</text:span><text:span text:style-name="_32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5_">r</text:span><text:span text:style-name="_39_">e</text:span><text:span text:style-name="_32_">a</text:span><text:span text:style-name="_35_">t</text:span><text:span text:style-name="_37_"> </text:span><text:span text:style-name="_32_">R</text:span><text:span text:style-name="_35_">e</text:span><text:span text:style-name="_39_">c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1_"> </text:span><text:span text:style-name="_35_">h</text:span><text:span text:style-name="_38_">i</text:span><text:span text:style-name="_32_">t</text:span><text:span text:style-name="_36_">;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8_">e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p</text:span><text:span text:style-name="_36_">.</text:span></text:p>
      <text:p text:style-name="P1"><text:span text:style-name="_32_">T</text:span><text:span text:style-name="_35_">o</text:span><text:span text:style-name="_39_">d</text:span><text:span text:style-name="_33_">a</text:span><text:span text:style-name="_36_">y</text:span><text:span text:style-name="_38_">,</text:span><text:span text:style-name="_31_"> </text:span><text:span text:style-name="_35_">t</text:span><text:span text:style-name="_39_">e</text:span><text:span text:style-name="_33_">c</text:span><text:span text:style-name="_36_">h</text:span><text:span text:style-name="_39_">n</text:span><text:span text:style-name="_32_">o</text:span><text:span text:style-name="_36_">l</text:span><text:span text:style-name="_38_">o</text:span><text:span text:style-name="_32_">g</text:span><text:span text:style-name="_36_">y</text:span><text:span text:style-name="_37_"> </text:span><text:span text:style-name="_33_">d</text:span><text:span text:style-name="_36_">o</text:span><text:span text:style-name="_38_">e</text:span><text:span text:style-name="_33_">s</text:span><text:span text:style-name="_36_">n</text:span><text:span text:style-name="_38_">'</text:span><text:span text:style-name="_32_">t</text:span><text:span text:style-name="_34_"> </text:span><text:span text:style-name="_39_">j</text:span><text:span text:style-name="_32_">u</text:span><text:span text:style-name="_35_">s</text:span><text:span text:style-name="_38_">t</text:span><text:span text:style-name="_31_"> </text:span><text:span text:style-name="_36_">r</text:span><text:span text:style-name="_39_">e</text:span><text:span text:style-name="_33_">p</text:span><text:span text:style-name="_35_">l</text:span><text:span text:style-name="_39_">a</text:span><text:span text:style-name="_32_">c</text:span><text:span text:style-name="_36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s</text:span><text:span text:style-name="_38_">s</text:span><text:span text:style-name="_33_">e</text:span><text:span text:style-name="_36_">m</text:span><text:span text:style-name="_38_">b</text:span><text:span text:style-name="_33_">l</text:span><text:span text:style-name="_36_">y</text:span><text:span text:style-name="_37_"> </text:span><text:span text:style-name="_33_">l</text:span><text:span text:style-name="_35_">i</text:span><text:span text:style-name="_39_">n</text:span><text:span text:style-name="_33_">e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a</text:span><text:span text:style-name="_38_">n</text:span><text:span text:style-name="_32_">y</text:span><text:span text:style-name="_34_"> </text:span><text:span text:style-name="_38_">j</text:span><text:span text:style-name="_33_">o</text:span><text:span text:style-name="_36_">b</text:span><text:span text:style-name="_37_"> </text:span><text:span text:style-name="_33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a</text:span><text:span text:style-name="_36_">u</text:span><text:span text:style-name="_38_">t</text:span><text:span text:style-name="_32_">o</text:span><text:span text:style-name="_35_">m</text:span><text:span text:style-name="_38_">a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9_">i</text:span><text:span text:style-name="_33_">e</text:span><text:span text:style-name="_35_">s</text:span><text:span text:style-name="_37_"> </text:span><text:span text:style-name="_33_">i</text:span><text:span text:style-name="_35_">n</text:span><text:span text:style-name="_37_"> </text:span><text:span text:style-name="_33_">a</text:span><text:span text:style-name="_34_"> </text:span><text:span text:style-name="_38_">g</text:span><text:span text:style-name="_32_">l</text:span><text:span text:style-name="_36_">o</text:span><text:span text:style-name="_38_">b</text:span><text:span text:style-name="_33_">a</text:span><text:span text:style-name="_35_">l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2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l</text:span><text:span text:style-name="_35_">o</text:span><text:span text:style-name="_38_">c</text:span><text:span text:style-name="_33_">a</text:span><text:span text:style-name="_36_">t</text:span><text:span text:style-name="_38_">e</text:span><text:span text:style-name="_31_"> </text:span><text:span text:style-name="_35_">a</text:span><text:span text:style-name="_39_">n</text:span><text:span text:style-name="_33_">y</text:span><text:span text:style-name="_36_">w</text:span><text:span text:style-name="_38_">h</text:span><text:span text:style-name="_33_">e</text:span><text:span text:style-name="_36_">r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f</text:span><text:span text:style-name="_33_">a</text:span><text:span text:style-name="_36_">c</text:span><text:span text:style-name="_38_">e</text:span><text:span text:style-name="_31_"> </text:span><text:span text:style-name="_35_">t</text:span><text:span text:style-name="_39_">o</text:span><text:span text:style-name="_32_">u</text:span><text:span text:style-name="_35_">g</text:span><text:span text:style-name="_38_">h</text:span><text:span text:style-name="_32_">e</text:span><text:span text:style-name="_36_">r</text:span><text:span text:style-name="_37_"> </text:span><text:span text:style-name="_32_">c</text:span><text:span text:style-name="_36_">o</text:span><text:span text:style-name="_38_">m</text:span><text:span text:style-name="_33_">p</text:span><text:span text:style-name="_36_">e</text:span><text:span text:style-name="_38_">t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8_">t</text:span><text:span text:style-name="_32_">,</text:span><text:span text:style-name="_34_"> </text:span><text:span text:style-name="_39_">w</text:span><text:span text:style-name="_32_">o</text:span><text:span text:style-name="_36_">r</text:span><text:span text:style-name="_39_">k</text:span><text:span text:style-name="_33_">e</text:span><text:span text:style-name="_36_">r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5_">e</text:span><text:span text:style-name="_38_">s</text:span><text:span text:style-name="_32_">s</text:span><text:span text:style-name="_34_"> </text:span><text:span text:style-name="_39_">l</text:span><text:span text:style-name="_32_">e</text:span><text:span text:style-name="_35_">v</text:span><text:span text:style-name="_39_">e</text:span><text:span text:style-name="_32_">r</text:span><text:span text:style-name="_35_">a</text:span><text:span text:style-name="_39_">g</text:span><text:span text:style-name="_32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i</text:span><text:span text:style-name="_39_">s</text:span><text:span text:style-name="_33_">e</text:span><text:span text:style-name="_36_">.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n</text:span><text:span text:style-name="_33_">i</text:span><text:span text:style-name="_36_">e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6_">e</text:span><text:span text:style-name="_39_">s</text:span><text:span text:style-name="_32_">s</text:span><text:span text:style-name="_34_"> </text:span><text:span text:style-name="_39_">l</text:span><text:span text:style-name="_32_">o</text:span><text:span text:style-name="_36_">y</text:span><text:span text:style-name="_39_">a</text:span><text:span text:style-name="_32_">l</text:span><text:span text:style-name="_35_">t</text:span><text:span text:style-name="_39_">y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6_">i</text:span><text:span text:style-name="_38_">r</text:span><text:span text:style-name="_31_"> </text:span><text:span text:style-name="_36_">c</text:span><text:span text:style-name="_38_">o</text:span><text:span text:style-name="_32_">m</text:span><text:span text:style-name="_36_">m</text:span><text:span text:style-name="_39_">u</text:span><text:span text:style-name="_33_">n</text:span><text:span text:style-name="_35_">i</text:span><text:span text:style-name="_39_">t</text:span><text:span text:style-name="_33_">i</text:span><text:span text:style-name="_36_">e</text:span><text:span text:style-name="_39_">s</text:span><text:span text:style-name="_32_">.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r</text:span><text:span text:style-name="_32_">e</text:span><text:span text:style-name="_34_"> </text:span><text:span text:style-name="_39_">w</text:span><text:span text:style-name="_32_">e</text:span><text:span text:style-name="_35_">a</text:span><text:span text:style-name="_38_">l</text:span><text:span text:style-name="_32_">t</text:span><text:span text:style-name="_36_">h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2_">c</text:span><text:span text:style-name="_35_">o</text:span><text:span text:style-name="_39_">m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9_">c</text:span><text:span text:style-name="_33_">e</text:span><text:span text:style-name="_35_">n</text:span><text:span text:style-name="_38_">t</text:span><text:span text:style-name="_33_">r</text:span><text:span text:style-name="_35_">a</text:span><text:span text:style-name="_39_">t</text:span><text:span text:style-name="_32_">e</text:span><text:span text:style-name="_36_">d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t</text:span><text:span text:style-name="_36_">o</text:span><text:span text:style-name="_38_">p</text:span><text:span text:style-name="_33_">.</text:span></text:p>
      <text:p text:style-name="P1"><text:span text:style-name="_39_">A</text:span><text:span text:style-name="_33_">l</text:span><text:span text:style-name="_36_">l</text:span><text:span text:style-name="_37_"> </text:span><text:span text:style-name="_32_">t</text:span><text:span text:style-name="_36_">h</text:span><text:span text:style-name="_39_">e</text:span><text:span text:style-name="_32_">s</text:span><text:span text:style-name="_35_">e</text:span><text:span text:style-name="_37_"> </text:span><text:span text:style-name="_33_">t</text:span><text:span text:style-name="_36_">r</text:span><text:span text:style-name="_39_">e</text:span><text:span text:style-name="_32_">n</text:span><text:span text:style-name="_35_">d</text:span><text:span text:style-name="_39_">s</text:span><text:span text:style-name="_31_"> </text:span><text:span text:style-name="_35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5_">q</text:span><text:span text:style-name="_38_">u</text:span><text:span text:style-name="_33_">e</text:span><text:span text:style-name="_35_">e</text:span><text:span text:style-name="_39_">z</text:span><text:span text:style-name="_32_">e</text:span><text:span text:style-name="_35_">d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e</text:span><text:span text:style-name="_39_">r</text:span><text:span text:style-name="_32_">s</text:span><text:span text:style-name="_35_">,</text:span><text:span text:style-name="_37_"> </text:span><text:span text:style-name="_33_">e</text:span><text:span text:style-name="_36_">v</text:span><text:span text:style-name="_39_">e</text:span><text:span text:style-name="_33_">n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j</text:span><text:span text:style-name="_33_">o</text:span><text:span text:style-name="_36_">b</text:span><text:span text:style-name="_38_">s</text:span><text:span text:style-name="_33_">;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9_">o</text:span><text:span text:style-name="_32_">m</text:span><text:span text:style-name="_36_">y</text:span><text:span text:style-name="_37_"> </text:span><text:span text:style-name="_32_">i</text:span><text:span text:style-name="_36_">s</text:span><text:span text:style-name="_37_"> </text:span><text:span text:style-name="_32_">g</text:span><text:span text:style-name="_36_">r</text:span><text:span text:style-name="_39_">o</text:span><text:span text:style-name="_32_">w</text:span><text:span text:style-name="_35_">i</text:span><text:span text:style-name="_38_">n</text:span><text:span text:style-name="_32_">g</text:span><text:span text:style-name="_35_">.</text:span><text:span text:style-name="_37_"> </text:span><text:span text:style-name="_32_">I</text:span><text:span text:style-name="_35_">t</text:span><text:span text:style-name="_39_">'</text:span><text:span text:style-name="_32_">s</text:span><text:span text:style-name="_34_"> </text:span><text:span text:style-name="_39_">m</text:span><text:span text:style-name="_32_">a</text:span><text:span text:style-name="_36_">d</text:span><text:span text:style-name="_38_">e</text:span><text:span text:style-name="_31_"> </text:span><text:span text:style-name="_35_">i</text:span><text:span text:style-name="_39_">t</text:span><text:span text:style-name="_31_"> </text:span><text:span text:style-name="_35_">h</text:span><text:span text:style-name="_39_">a</text:span><text:span text:style-name="_33_">r</text:span><text:span text:style-name="_35_">d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9_">h</text:span><text:span text:style-name="_33_">a</text:span><text:span text:style-name="_35_">r</text:span><text:span text:style-name="_39_">d</text:span><text:span text:style-name="_33_">w</text:span><text:span text:style-name="_35_">o</text:span><text:span text:style-name="_38_">r</text:span><text:span text:style-name="_32_">k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a</text:span><text:span text:style-name="_35_">m</text:span><text:span text:style-name="_38_">i</text:span><text:span text:style-name="_32_">l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p</text:span><text:span text:style-name="_36_">u</text:span><text:span text:style-name="_39_">l</text:span><text:span text:style-name="_33_">l</text:span><text:span text:style-name="_34_"> </text:span><text:span text:style-name="_38_">i</text:span><text:span text:style-name="_32_">t</text:span><text:span text:style-name="_36_">s</text:span><text:span text:style-name="_39_">e</text:span><text:span text:style-name="_33_">l</text:span><text:span text:style-name="_35_">f</text:span><text:span text:style-name="_37_"> </text:span><text:span text:style-name="_33_">o</text:span><text:span text:style-name="_36_">u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o</text:span><text:span text:style-name="_32_">v</text:span><text:span text:style-name="_35_">e</text:span><text:span text:style-name="_39_">r</text:span><text:span text:style-name="_32_">t</text:span><text:span text:style-name="_35_">y</text:span><text:span text:style-name="_38_">,</text:span><text:span text:style-name="_31_"> </text:span><text:span text:style-name="_35_">h</text:span><text:span text:style-name="_38_">a</text:span><text:span text:style-name="_32_">r</text:span><text:span text:style-name="_35_">d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y</text:span><text:span text:style-name="_35_">o</text:span><text:span text:style-name="_38_">u</text:span><text:span text:style-name="_32_">n</text:span><text:span text:style-name="_36_">g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s</text:span><text:span text:style-name="_39_">t</text:span><text:span text:style-name="_33_">a</text:span><text:span text:style-name="_35_">r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6_">c</text:span><text:span text:style-name="_39_">a</text:span><text:span text:style-name="_33_">r</text:span><text:span text:style-name="_36_">e</text:span><text:span text:style-name="_38_">e</text:span><text:span text:style-name="_33_">r</text:span><text:span text:style-name="_35_">s</text:span><text:span text:style-name="_38_">,</text:span><text:span text:style-name="_31_"> </text:span><text:span text:style-name="_36_">t</text:span><text:span text:style-name="_38_">o</text:span><text:span text:style-name="_33_">u</text:span><text:span text:style-name="_35_">g</text:span><text:span text:style-name="_38_">h</text:span><text:span text:style-name="_32_">e</text:span><text:span text:style-name="_35_">r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w</text:span><text:span text:style-name="_39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r</text:span><text:span text:style-name="_35_">e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w</text:span><text:span text:style-name="_39_">h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e</text:span><text:span text:style-name="_32_">y</text:span><text:span text:style-name="_34_"> </text:span><text:span text:style-name="_39_">w</text:span><text:span text:style-name="_33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3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a</text:span><text:span text:style-name="_35_">l</text:span><text:span text:style-name="_38_">t</text:span><text:span text:style-name="_32_">h</text:span><text:span text:style-name="_36_">o</text:span><text:span text:style-name="_39_">u</text:span><text:span text:style-name="_32_">g</text:span><text:span text:style-name="_35_">h</text:span><text:span text:style-name="_37_"> </text:span><text:span text:style-name="_32_">n</text:span><text:span text:style-name="_36_">o</text:span><text:span text:style-name="_38_">n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q</text:span><text:span text:style-name="_39_">u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8_">o</text:span><text:span text:style-name="_31_"> </text:span><text:span text:style-name="_35_">o</text:span><text:span text:style-name="_39_">f</text:span><text:span text:style-name="_33_">f</text:span><text:span text:style-name="_35_">e</text:span><text:span text:style-name="_39_">n</text:span><text:span text:style-name="_33_">d</text:span><text:span text:style-name="_34_"> </text:span><text:span text:style-name="_38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3_">q</text:span><text:span text:style-name="_36_">u</text:span><text:span text:style-name="_38_">e</text:span><text:span text:style-name="_32_">l</text:span><text:span text:style-name="_35_">y</text:span><text:span text:style-name="_37_"> </text:span><text:span text:style-name="_33_">A</text:span><text:span text:style-name="_35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9_">l</text:span><text:span text:style-name="_33_">i</text:span><text:span text:style-name="_36_">e</text:span><text:span text:style-name="_38_">f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e</text:span><text:span text:style-name="_36_">v</text:span><text:span text:style-name="_39_">e</text:span><text:span text:style-name="_33_">r</text:span><text:span text:style-name="_35_">y</text:span><text:span text:style-name="_39_">b</text:span><text:span text:style-name="_33_">o</text:span><text:span text:style-name="_36_">d</text:span><text:span text:style-name="_38_">y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o</text:span><text:span text:style-name="_36_">r</text:span><text:span text:style-name="_38_">k</text:span><text:span text:style-name="_32_">s</text:span><text:span text:style-name="_34_"> </text:span><text:span text:style-name="_38_">h</text:span><text:span text:style-name="_33_">a</text:span><text:span text:style-name="_36_">r</text:span><text:span text:style-name="_39_">d</text:span><text:span text:style-name="_31_"> </text:span><text:span text:style-name="_35_">s</text:span><text:span text:style-name="_38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g</text:span><text:span text:style-name="_33_">e</text:span><text:span text:style-name="_35_">t</text:span><text:span text:style-name="_37_"> </text:span><text:span text:style-name="_32_">a</text:span><text:span text:style-name="_34_"> </text:span><text:span text:style-name="_39_">f</text:span><text:span text:style-name="_33_">a</text:span><text:span text:style-name="_35_">i</text:span><text:span text:style-name="_38_">r</text:span><text:span text:style-name="_31_"> </text:span><text:span text:style-name="_35_">s</text:span><text:span text:style-name="_39_">h</text:span><text:span text:style-name="_33_">o</text:span><text:span text:style-name="_36_">t</text:span><text:span text:style-name="_39_">.</text:span></text:p>
      <text:p text:style-name="P1"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a</text:span><text:span text:style-name="_38_">s</text:span><text:span text:style-name="_33_">t</text:span><text:span text:style-name="_34_"> </text:span><text:span text:style-name="_38_">s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3_">s</text:span><text:span text:style-name="_36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g</text:span><text:span text:style-name="_38_">o</text:span><text:span text:style-name="_33_">a</text:span><text:span text:style-name="_36_">l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g</text:span><text:span text:style-name="_33_">r</text:span><text:span text:style-name="_36_">o</text:span><text:span text:style-name="_39_">w</text:span><text:span text:style-name="_33_">i</text:span><text:span text:style-name="_35_">n</text:span><text:span text:style-name="_38_">g</text:span><text:span text:style-name="_31_"> </text:span><text:span text:style-name="_36_">e</text:span><text:span text:style-name="_39_">c</text:span><text:span text:style-name="_32_">o</text:span><text:span text:style-name="_35_">n</text:span><text:span text:style-name="_39_">o</text:span><text:span text:style-name="_32_">m</text:span><text:span text:style-name="_35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s</text:span><text:span text:style-name="_34_"> </text:span><text:span text:style-name="_38_">a</text:span><text:span text:style-name="_33_">l</text:span><text:span text:style-name="_35_">s</text:span><text:span text:style-name="_38_">o</text:span><text:span text:style-name="_31_"> </text:span><text:span text:style-name="_36_">b</text:span><text:span text:style-name="_38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e</text:span><text:span text:style-name="_35_">v</text:span><text:span text:style-name="_39_">e</text:span><text:span text:style-name="_32_">r</text:span><text:span text:style-name="_36_">y</text:span><text:span text:style-name="_38_">b</text:span><text:span text:style-name="_32_">o</text:span><text:span text:style-name="_36_">d</text:span><text:span text:style-name="_39_">y</text:span><text:span text:style-name="_33_">.</text:span><text:span text:style-name="_34_"> </text:span><text:span text:style-name="_39_">W</text:span><text:span text:style-name="_33_">e</text:span><text:span text:style-name="_36_">'</text:span><text:span text:style-name="_38_">v</text:span><text:span text:style-name="_32_">e</text:span><text:span text:style-name="_34_"> </text:span><text:span text:style-name="_39_">m</text:span><text:span text:style-name="_33_">a</text:span><text:span text:style-name="_35_">d</text:span><text:span text:style-name="_38_">e</text:span><text:span text:style-name="_31_"> </text:span><text:span text:style-name="_36_">p</text:span><text:span text:style-name="_39_">r</text:span><text:span text:style-name="_33_">o</text:span><text:span text:style-name="_35_">g</text:span><text:span text:style-name="_39_">r</text:span><text:span text:style-name="_33_">e</text:span><text:span text:style-name="_35_">s</text:span><text:span text:style-name="_39_">s</text:span><text:span text:style-name="_32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n</text:span><text:span text:style-name="_35_">e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m</text:span><text:span text:style-name="_38_">o</text:span><text:span text:style-name="_32_">r</text:span><text:span text:style-name="_35_">e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2_">e</text:span><text:span text:style-name="_36_">s</text:span><text:span text:style-name="_38_">p</text:span><text:span text:style-name="_33_">i</text:span><text:span text:style-name="_35_">t</text:span><text:span text:style-name="_39_">e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6_">o</text:span><text:span text:style-name="_38_">l</text:span><text:span text:style-name="_32_">i</text:span><text:span text:style-name="_36_">t</text:span><text:span text:style-name="_38_">i</text:span><text:span text:style-name="_33_">c</text:span><text:span text:style-name="_35_">a</text:span><text:span text:style-name="_38_">l</text:span><text:span text:style-name="_31_"> </text:span><text:span text:style-name="_35_">a</text:span><text:span text:style-name="_39_">r</text:span><text:span text:style-name="_32_">g</text:span><text:span text:style-name="_35_">u</text:span><text:span text:style-name="_38_">m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w</text:span><text:span text:style-name="_39_">e</text:span><text:span text:style-name="_32_">'</text:span><text:span text:style-name="_35_">v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8_">p</text:span><text:span text:style-name="_32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3_">w</text:span><text:span text:style-name="_34_"> </text:span><text:span text:style-name="_38_">y</text:span><text:span text:style-name="_33_">e</text:span><text:span text:style-name="_36_">a</text:span><text:span text:style-name="_38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8_">c</text:span><text:span text:style-name="_32_">t</text:span><text:span text:style-name="_36_">u</text:span><text:span text:style-name="_38_">a</text:span><text:span text:style-name="_32_">l</text:span><text:span text:style-name="_35_">l</text:span><text:span text:style-name="_39_">y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6_">s</text:span><text:span text:style-name="_37_"> </text:span><text:span text:style-name="_33_">w</text:span><text:span text:style-name="_36_">h</text:span><text:span text:style-name="_39_">e</text:span><text:span text:style-name="_32_">r</text:span><text:span text:style-name="_35_">e</text:span><text:span text:style-name="_37_"> </text:span><text:span text:style-name="_33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2_">a</text:span><text:span text:style-name="_36_">n</text:span><text:span text:style-name="_39_">s</text:span><text:span text:style-name="_31_"> </text:span><text:span text:style-name="_36_">b</text:span><text:span text:style-name="_38_">r</text:span><text:span text:style-name="_32_">o</text:span><text:span text:style-name="_35_">a</text:span><text:span text:style-name="_38_">d</text:span><text:span text:style-name="_32_">l</text:span><text:span text:style-name="_35_">y</text:span><text:span text:style-name="_37_"> </text:span><text:span text:style-name="_33_">a</text:span><text:span text:style-name="_35_">g</text:span><text:span text:style-name="_39_">r</text:span><text:span text:style-name="_32_">e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g</text:span><text:span text:style-name="_32_">r</text:span><text:span text:style-name="_35_">e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r</text:span><text:span text:style-name="_36_">e</text:span><text:span text:style-name="_38_">a</text:span><text:span text:style-name="_33_">l</text:span><text:span text:style-name="_34_"> </text:span><text:span text:style-name="_39_">o</text:span><text:span text:style-name="_33_">p</text:span><text:span text:style-name="_35_">p</text:span><text:span text:style-name="_38_">o</text:span><text:span text:style-name="_33_">r</text:span><text:span text:style-name="_36_">t</text:span><text:span text:style-name="_38_">u</text:span><text:span text:style-name="_33_">n</text:span><text:span text:style-name="_36_">i</text:span><text:span text:style-name="_38_">t</text:span><text:span text:style-name="_32_">y</text:span><text:span text:style-name="_34_"> </text:span><text:span text:style-name="_38_">r</text:span><text:span text:style-name="_33_">e</text:span><text:span text:style-name="_36_">q</text:span><text:span text:style-name="_38_">u</text:span><text:span text:style-name="_32_">i</text:span><text:span text:style-name="_36_">r</text:span><text:span text:style-name="_38_">e</text:span><text:span text:style-name="_33_">s</text:span><text:span text:style-name="_34_"> </text:span><text:span text:style-name="_38_">e</text:span><text:span text:style-name="_32_">v</text:span><text:span text:style-name="_35_">e</text:span><text:span text:style-name="_39_">r</text:span><text:span text:style-name="_32_">y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9_">a</text:span><text:span text:style-name="_32_">n</text:span><text:span text:style-name="_34_"> </text:span><text:span text:style-name="_38_">t</text:span><text:span text:style-name="_32_">o</text:span><text:span text:style-name="_34_"> </text:span><text:span text:style-name="_39_">g</text:span><text:span text:style-name="_33_">e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e</text:span><text:span text:style-name="_38_">d</text:span><text:span text:style-name="_32_">u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i</text:span><text:span text:style-name="_35_">n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n</text:span><text:span text:style-name="_33_">e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a</text:span><text:span text:style-name="_33_">n</text:span><text:span text:style-name="_36_">d</text:span><text:span text:style-name="_37_"> </text:span><text:span text:style-name="_33_">a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p</text:span><text:span text:style-name="_38_">a</text:span><text:span text:style-name="_33_">y</text:span><text:span text:style-name="_35_">i</text:span><text:span text:style-name="_38_">n</text:span><text:span text:style-name="_33_">g</text:span><text:span text:style-name="_34_"> </text:span><text:span text:style-name="_38_">j</text:span><text:span text:style-name="_32_">o</text:span><text:span text:style-name="_35_">b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i</text:span><text:span text:style-name="_36_">p</text:span><text:span text:style-name="_39_">a</text:span><text:span text:style-name="_33_">r</text:span><text:span text:style-name="_36_">t</text:span><text:span text:style-name="_38_">i</text:span><text:span text:style-name="_33_">s</text:span><text:span text:style-name="_35_">a</text:span><text:span text:style-name="_38_">n</text:span><text:span text:style-name="_31_"> </text:span><text:span text:style-name="_35_">r</text:span><text:span text:style-name="_38_">e</text:span><text:span text:style-name="_32_">f</text:span><text:span text:style-name="_36_">o</text:span><text:span text:style-name="_38_">r</text:span><text:span text:style-name="_33_">m</text:span><text:span text:style-name="_34_"> </text:span><text:span text:style-name="_38_">o</text:span><text:span text:style-name="_32_">f</text:span><text:span text:style-name="_34_"> </text:span><text:span text:style-name="_39_">N</text:span><text:span text:style-name="_32_">o</text:span><text:span text:style-name="_34_"> </text:span><text:span text:style-name="_39_">C</text:span><text:span text:style-name="_32_">h</text:span><text:span text:style-name="_36_">i</text:span><text:span text:style-name="_39_">l</text:span><text:span text:style-name="_33_">d</text:span><text:span text:style-name="_34_"> </text:span><text:span text:style-name="_39_">L</text:span><text:span text:style-name="_33_">e</text:span><text:span text:style-name="_35_">f</text:span><text:span text:style-name="_39_">t</text:span><text:span text:style-name="_31_"> </text:span><text:span text:style-name="_35_">B</text:span><text:span text:style-name="_38_">e</text:span><text:span text:style-name="_33_">h</text:span><text:span text:style-name="_35_">i</text:span><text:span text:style-name="_39_">n</text:span><text:span text:style-name="_33_">d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m</text:span><text:span text:style-name="_38_">p</text:span><text:span text:style-name="_33_">o</text:span><text:span text:style-name="_36_">r</text:span><text:span text:style-name="_39_">t</text:span><text:span text:style-name="_32_">a</text:span><text:span text:style-name="_35_">n</text:span><text:span text:style-name="_38_">t</text:span><text:span text:style-name="_31_"> </text:span><text:span text:style-name="_35_">s</text:span><text:span text:style-name="_38_">t</text:span><text:span text:style-name="_33_">a</text:span><text:span text:style-name="_36_">r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o</text:span><text:span text:style-name="_39_">g</text:span><text:span text:style-name="_33_">e</text:span><text:span text:style-name="_36_">t</text:span><text:span text:style-name="_38_">h</text:span><text:span text:style-name="_32_">e</text:span><text:span text:style-name="_36_">r</text:span><text:span text:style-name="_39_">,</text:span><text:span text:style-name="_31_"> </text:span><text:span text:style-name="_36_">w</text:span><text:span text:style-name="_38_">e</text:span><text:span text:style-name="_33_">'</text:span><text:span text:style-name="_35_">v</text:span><text:span text:style-name="_38_">e</text:span><text:span text:style-name="_31_"> </text:span><text:span text:style-name="_35_">i</text:span><text:span text:style-name="_38_">n</text:span><text:span text:style-name="_33_">c</text:span><text:span text:style-name="_35_">r</text:span><text:span text:style-name="_38_">e</text:span><text:span text:style-name="_32_">a</text:span><text:span text:style-name="_35_">s</text:span><text:span text:style-name="_38_">e</text:span><text:span text:style-name="_32_">d</text:span><text:span text:style-name="_34_"> </text:span><text:span text:style-name="_39_">e</text:span><text:span text:style-name="_32_">a</text:span><text:span text:style-name="_35_">r</text:span><text:span text:style-name="_38_">l</text:span><text:span text:style-name="_33_">y</text:span><text:span text:style-name="_34_"> </text:span><text:span text:style-name="_38_">c</text:span><text:span text:style-name="_32_">h</text:span><text:span text:style-name="_36_">i</text:span><text:span text:style-name="_39_">l</text:span><text:span text:style-name="_32_">d</text:span><text:span text:style-name="_36_">h</text:span><text:span text:style-name="_39_">o</text:span><text:span text:style-name="_32_">o</text:span><text:span text:style-name="_35_">d</text:span><text:span text:style-name="_37_"> </text:span><text:span text:style-name="_33_">e</text:span><text:span text:style-name="_36_">d</text:span><text:span text:style-name="_39_">u</text:span><text:span text:style-name="_33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l</text:span><text:span text:style-name="_32_">i</text:span><text:span text:style-name="_35_">f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9_">g</text:span><text:span text:style-name="_32_">h</text:span><text:span text:style-name="_34_"> </text:span><text:span text:style-name="_39_">s</text:span><text:span text:style-name="_32_">c</text:span><text:span text:style-name="_35_">h</text:span><text:span text:style-name="_39_">o</text:span><text:span text:style-name="_32_">o</text:span><text:span text:style-name="_35_">l</text:span><text:span text:style-name="_37_"> </text:span><text:span text:style-name="_33_">g</text:span><text:span text:style-name="_36_">r</text:span><text:span text:style-name="_38_">a</text:span><text:span text:style-name="_32_">d</text:span><text:span text:style-name="_35_">u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a</text:span><text:span text:style-name="_35_">t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n</text:span><text:span text:style-name="_33_">e</text:span><text:span text:style-name="_36_">w</text:span><text:span text:style-name="_37_"> </text:span><text:span text:style-name="_33_">h</text:span><text:span text:style-name="_36_">i</text:span><text:span text:style-name="_38_">g</text:span><text:span text:style-name="_32_">h</text:span><text:span text:style-name="_35_">s</text:span><text:span text:style-name="_38_">,</text:span><text:span text:style-name="_31_"> </text:span><text:span text:style-name="_35_">b</text:span><text:span text:style-name="_38_">o</text:span><text:span text:style-name="_32_">o</text:span><text:span text:style-name="_36_">s</text:span><text:span text:style-name="_39_">t</text:span><text:span text:style-name="_33_">e</text:span><text:span text:style-name="_35_">d</text:span><text:span text:style-name="_37_"> </text:span><text:span text:style-name="_33_">g</text:span><text:span text:style-name="_35_">r</text:span><text:span text:style-name="_38_">a</text:span><text:span text:style-name="_32_">d</text:span><text:span text:style-name="_36_">u</text:span><text:span text:style-name="_38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f</text:span><text:span text:style-name="_38_">i</text:span><text:span text:style-name="_32_">e</text:span><text:span text:style-name="_36_">l</text:span><text:span text:style-name="_38_">d</text:span><text:span text:style-name="_33_">s</text:span><text:span text:style-name="_34_"> </text:span><text:span text:style-name="_38_">l</text:span><text:span text:style-name="_33_">i</text:span><text:span text:style-name="_36_">k</text:span><text:span text:style-name="_38_">e</text:span><text:span text:style-name="_31_"> </text:span><text:span text:style-name="_35_">e</text:span><text:span text:style-name="_39_">n</text:span><text:span text:style-name="_33_">g</text:span><text:span text:style-name="_36_">i</text:span><text:span text:style-name="_38_">n</text:span><text:span text:style-name="_32_">e</text:span><text:span text:style-name="_36_">e</text:span><text:span text:style-name="_39_">r</text:span><text:span text:style-name="_33_">i</text:span><text:span text:style-name="_35_">n</text:span><text:span text:style-name="_38_">g</text:span><text:span text:style-name="_32_">.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i</text:span><text:span text:style-name="_36_">n</text:span><text:span text:style-name="_39_">g</text:span><text:span text:style-name="_31_"> </text:span><text:span text:style-name="_35_">y</text:span><text:span text:style-name="_39_">e</text:span><text:span text:style-name="_32_">a</text:span><text:span text:style-name="_35_">r</text:span><text:span text:style-name="_39_">s</text:span><text:span text:style-name="_32_">,</text:span><text:span text:style-name="_34_"> </text:span><text:span text:style-name="_38_">w</text:span><text:span text:style-name="_33_">e</text:span><text:span text:style-name="_34_"> </text:span><text:span text:style-name="_39_">s</text:span><text:span text:style-name="_32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6_">u</text:span><text:span text:style-name="_38_">i</text:span><text:span text:style-name="_32_">l</text:span><text:span text:style-name="_36_">d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p</text:span><text:span text:style-name="_32_">r</text:span><text:span text:style-name="_36_">o</text:span><text:span text:style-name="_39_">g</text:span><text:span text:style-name="_32_">r</text:span><text:span text:style-name="_35_">e</text:span><text:span text:style-name="_38_">s</text:span><text:span text:style-name="_33_">s</text:span><text:span text:style-name="_35_">,</text:span><text:span text:style-name="_37_"> </text:span><text:span text:style-name="_32_">b</text:span><text:span text:style-name="_35_">y</text:span><text:span text:style-name="_37_"> </text:span><text:span text:style-name="_32_">p</text:span><text:span text:style-name="_35_">r</text:span><text:span text:style-name="_39_">o</text:span><text:span text:style-name="_33_">v</text:span><text:span text:style-name="_36_">i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P</text:span><text:span text:style-name="_39_">r</text:span><text:span text:style-name="_32_">e</text:span>-<text:span text:style-name="_39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f</text:span><text:span text:style-name="_32_">f</text:span><text:span text:style-name="_36_">e</text:span><text:span text:style-name="_39_">r</text:span><text:span text:style-name="_33_">i</text:span><text:span text:style-name="_35_">n</text:span><text:span text:style-name="_39_">g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s</text:span><text:span text:style-name="_38_">t</text:span><text:span text:style-name="_32_">u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9_">a</text:span><text:span text:style-name="_33_">n</text:span><text:span text:style-name="_36_">d</text:span><text:span text:style-name="_38_">s</text:span>-<text:span text:style-name="_36_">o</text:span><text:span text:style-name="_39_">n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2_">t</text:span><text:span text:style-name="_35_">e</text:span><text:span text:style-name="_38_">r</text:span><text:span text:style-name="_31_"> </text:span><text:span text:style-name="_36_">s</text:span><text:span text:style-name="_38_">c</text:span><text:span text:style-name="_32_">i</text:span><text:span text:style-name="_35_">e</text:span><text:span text:style-name="_38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m</text:span><text:span text:style-name="_38_">a</text:span><text:span text:style-name="_32_">k</text:span><text:span text:style-name="_35_">e</text:span><text:span text:style-name="_37_"> </text:span><text:span text:style-name="_32_">t</text:span><text:span text:style-name="_35_">h</text:span><text:span text:style-name="_38_">e</text:span><text:span text:style-name="_33_">m</text:span><text:span text:style-name="_34_"> </text:span><text:span text:style-name="_39_">j</text:span><text:span text:style-name="_33_">o</text:span><text:span text:style-name="_35_">b</text:span>-<text:span text:style-name="_32_">r</text:span><text:span text:style-name="_35_">e</text:span><text:span text:style-name="_39_">a</text:span><text:span text:style-name="_33_">d</text:span><text:span text:style-name="_35_">y</text:span><text:span text:style-name="_37_"> </text:span><text:span text:style-name="_33_">o</text:span><text:span text:style-name="_35_">n</text:span><text:span text:style-name="_37_"> </text:span><text:span text:style-name="_32_">d</text:span><text:span text:style-name="_35_">a</text:span><text:span text:style-name="_38_">y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r</text:span><text:span text:style-name="_38_">e</text:span><text:span text:style-name="_32_">c</text:span><text:span text:style-name="_36_">r</text:span><text:span text:style-name="_38_">u</text:span><text:span text:style-name="_32_">i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s</text:span><text:span text:style-name="_38_">u</text:span><text:span text:style-name="_33_">p</text:span><text:span text:style-name="_36_">p</text:span><text:span text:style-name="_38_">o</text:span><text:span text:style-name="_33_">r</text:span><text:span text:style-name="_35_">t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9_">g</text:span><text:span text:style-name="_32_">r</text:span><text:span text:style-name="_35_">e</text:span><text:span text:style-name="_38_">a</text:span><text:span text:style-name="_32_">t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5_">e</text:span><text:span text:style-name="_39_">r</text:span><text:span text:style-name="_33_">s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k</text:span><text:span text:style-name="_38_">i</text:span><text:span text:style-name="_32_">d</text:span><text:span text:style-name="_35_">s</text:span><text:span text:style-name="_38_">.</text:span></text:p>
      <text:p text:style-name="P1"><text:span text:style-name="_35_">A</text:span><text:span text:style-name="_39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3_">c</text:span><text:span text:style-name="_35_">o</text:span><text:span text:style-name="_39_">l</text:span><text:span text:style-name="_32_">l</text:span><text:span text:style-name="_35_">e</text:span><text:span text:style-name="_39_">g</text:span><text:span text:style-name="_32_">e</text:span><text:span text:style-name="_34_"> </text:span><text:span text:style-name="_38_">a</text:span><text:span text:style-name="_32_">f</text:span><text:span text:style-name="_36_">f</text:span><text:span text:style-name="_38_">o</text:span><text:span text:style-name="_33_">r</text:span><text:span text:style-name="_36_">d</text:span><text:span text:style-name="_39_">a</text:span><text:span text:style-name="_32_">b</text:span><text:span text:style-name="_35_">l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e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8_">a</text:span><text:span text:style-name="_33_">n</text:span><text:span text:style-name="_36_">.</text:span><text:span text:style-name="_37_"> </text:span><text:span text:style-name="_33_">N</text:span><text:span text:style-name="_36_">o</text:span><text:span text:style-name="_37_"> </text:span><text:span text:style-name="_32_">h</text:span><text:span text:style-name="_35_">a</text:span><text:span text:style-name="_39_">r</text:span><text:span text:style-name="_33_">d</text:span><text:span text:style-name="_36_">w</text:span><text:span text:style-name="_38_">o</text:span><text:span text:style-name="_32_">r</text:span><text:span text:style-name="_35_">k</text:span><text:span text:style-name="_39_">i</text:span><text:span text:style-name="_33_">n</text:span><text:span text:style-name="_36_">g</text:span><text:span text:style-name="_37_"> </text:span><text:span text:style-name="_33_">s</text:span><text:span text:style-name="_36_">t</text:span><text:span text:style-name="_38_">u</text:span><text:span text:style-name="_32_">d</text:span><text:span text:style-name="_36_">e</text:span><text:span text:style-name="_38_">n</text:span><text:span text:style-name="_33_">t</text:span><text:span text:style-name="_34_"> </text:span><text:span text:style-name="_39_">s</text:span><text:span text:style-name="_32_">h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8_">u</text:span><text:span text:style-name="_32_">c</text:span><text:span text:style-name="_36_">k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r</text:span><text:span text:style-name="_39_">e</text:span><text:span text:style-name="_32_">d</text:span><text:span text:style-name="_36_">.</text:span><text:span text:style-name="_37_"> </text:span><text:span text:style-name="_33_">W</text:span><text:span text:style-name="_35_">e</text:span><text:span text:style-name="_38_">'</text:span><text:span text:style-name="_33_">v</text:span><text:span text:style-name="_36_">e</text:span><text:span text:style-name="_37_"> </text:span><text:span text:style-name="_32_">a</text:span><text:span text:style-name="_35_">l</text:span><text:span text:style-name="_39_">r</text:span><text:span text:style-name="_32_">e</text:span><text:span text:style-name="_36_">a</text:span><text:span text:style-name="_39_">d</text:span><text:span text:style-name="_32_">y</text:span><text:span text:style-name="_34_"> </text:span><text:span text:style-name="_39_">r</text:span><text:span text:style-name="_33_">e</text:span><text:span text:style-name="_36_">d</text:span><text:span text:style-name="_38_">u</text:span><text:span text:style-name="_33_">c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u</text:span><text:span text:style-name="_35_">d</text:span><text:span text:style-name="_39_">e</text:span><text:span text:style-name="_32_">n</text:span><text:span text:style-name="_35_">t</text:span><text:span text:style-name="_37_"> </text:span><text:span text:style-name="_33_">l</text:span><text:span text:style-name="_36_">o</text:span><text:span text:style-name="_39_">a</text:span><text:span text:style-name="_32_">n</text:span><text:span text:style-name="_34_"> </text:span><text:span text:style-name="_39_">p</text:span><text:span text:style-name="_32_">a</text:span><text:span text:style-name="_36_">y</text:span><text:span text:style-name="_38_">m</text:span><text:span text:style-name="_32_">e</text:span><text:span text:style-name="_36_">n</text:span><text:span text:style-name="_39_">t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1</text:span><text:span text:style-name="_33_">0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b</text:span><text:span text:style-name="_35_">o</text:span><text:span text:style-name="_38_">r</text:span><text:span text:style-name="_33_">r</text:span><text:span text:style-name="_36_">o</text:span><text:span text:style-name="_38_">w</text:span><text:span text:style-name="_33_">e</text:span><text:span text:style-name="_36_">r</text:span><text:span text:style-name="_39_">'</text:span><text:span text:style-name="_33_">s</text:span><text:span text:style-name="_34_"> </text:span><text:span text:style-name="_38_">i</text:span><text:span text:style-name="_32_">n</text:span><text:span text:style-name="_36_">c</text:span><text:span text:style-name="_38_">o</text:span><text:span text:style-name="_32_">m</text:span><text:span text:style-name="_35_">e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2_">g</text:span><text:span text:style-name="_36_">o</text:span><text:span text:style-name="_39_">o</text:span><text:span text:style-name="_32_">d</text:span><text:span text:style-name="_36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5_">n</text:span><text:span text:style-name="_38_">o</text:span><text:span text:style-name="_32_">w</text:span><text:span text:style-name="_35_">,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a</text:span><text:span text:style-name="_35_">c</text:span><text:span text:style-name="_39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u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c</text:span><text:span text:style-name="_36_">o</text:span><text:span text:style-name="_39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c</text:span><text:span text:style-name="_33_">o</text:span><text:span text:style-name="_36_">l</text:span><text:span text:style-name="_39_">l</text:span><text:span text:style-name="_32_">e</text:span><text:span text:style-name="_35_">g</text:span><text:span text:style-name="_38_">e</text:span><text:span text:style-name="_32_">.</text:span><text:span text:style-name="_34_"> </text:span><text:span text:style-name="_38_">P</text:span><text:span text:style-name="_32_">r</text:span><text:span text:style-name="_35_">o</text:span><text:span text:style-name="_38_">v</text:span><text:span text:style-name="_33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w</text:span><text:span text:style-name="_38_">o</text:span><text:span text:style-name="_31_"> </text:span><text:span text:style-name="_36_">y</text:span><text:span text:style-name="_39_">e</text:span><text:span text:style-name="_32_">a</text:span><text:span text:style-name="_35_">r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8_">o</text:span><text:span text:style-name="_32_">m</text:span><text:span text:style-name="_35_">m</text:span><text:span text:style-name="_39_">u</text:span><text:span text:style-name="_32_">n</text:span><text:span text:style-name="_35_">i</text:span><text:span text:style-name="_39_">t</text:span><text:span text:style-name="_32_">y</text:span><text:span text:style-name="_34_"> </text:span><text:span text:style-name="_39_">c</text:span><text:span text:style-name="_32_">o</text:span><text:span text:style-name="_36_">l</text:span><text:span text:style-name="_38_">l</text:span><text:span text:style-name="_33_">e</text:span><text:span text:style-name="_35_">g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o</text:span><text:span text:style-name="_31_"> </text:span><text:span text:style-name="_36_">c</text:span><text:span text:style-name="_38_">o</text:span><text:span text:style-name="_33_">s</text:span><text:span text:style-name="_36_">t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9_">y</text:span><text:span text:style-name="_31_"> </text:span><text:span text:style-name="_35_">r</text:span><text:span text:style-name="_38_">e</text:span><text:span text:style-name="_33_">s</text:span><text:span text:style-name="_35_">p</text:span><text:span text:style-name="_38_">o</text:span><text:span text:style-name="_32_">n</text:span><text:span text:style-name="_35_">s</text:span><text:span text:style-name="_38_">i</text:span><text:span text:style-name="_32_">b</text:span><text:span text:style-name="_36_">l</text:span><text:span text:style-name="_38_">e</text:span><text:span text:style-name="_31_"> </text:span><text:span text:style-name="_35_">s</text:span><text:span text:style-name="_39_">t</text:span><text:span text:style-name="_33_">u</text:span><text:span text:style-name="_36_">d</text:span><text:span text:style-name="_39_">e</text:span><text:span text:style-name="_33_">n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6_">s</text:span><text:span text:style-name="_38_">t</text:span><text:span text:style-name="_31_"> </text:span><text:span text:style-name="_36_">w</text:span><text:span text:style-name="_38_">a</text:span><text:span text:style-name="_33_">y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I</text:span><text:span text:style-name="_39_">'</text:span><text:span text:style-name="_33_">m</text:span><text:span text:style-name="_34_"> </text:span><text:span text:style-name="_38_">g</text:span><text:span text:style-name="_32_">o</text:span><text:span text:style-name="_36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8_">k</text:span><text:span text:style-name="_32_">e</text:span><text:span text:style-name="_35_">e</text:span><text:span text:style-name="_38_">p</text:span><text:span text:style-name="_31_"> </text:span><text:span text:style-name="_36_">f</text:span><text:span text:style-name="_38_">i</text:span><text:span text:style-name="_32_">g</text:span><text:span text:style-name="_36_">h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2_">a</text:span><text:span text:style-name="_36_">r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3_">e</text:span><text:span text:style-name="_36_">a</text:span><text:span text:style-name="_38_">r</text:span><text:span text:style-name="_33_">.</text:span><text:span text:style-name="_34_"> </text:span><text:span text:style-name="_38_">I</text:span><text:span text:style-name="_32_">t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/text:p>
      <text:p text:style-name="P1"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3_">g</text:span><text:span text:style-name="_36_">r</text:span><text:span text:style-name="_38_">e</text:span><text:span text:style-name="_33_">a</text:span><text:span text:style-name="_36_">t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i</text:span><text:span text:style-name="_39_">s</text:span><text:span text:style-name="_32_">n</text:span><text:span text:style-name="_35_">'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n</text:span><text:span text:style-name="_33_">e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n</text:span><text:span text:style-name="_35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l</text:span><text:span text:style-name="_32_">s</text:span><text:span text:style-name="_35_">o</text:span><text:span text:style-name="_37_"> </text:span><text:span text:style-name="_32_">n</text:span><text:span text:style-name="_36_">e</text:span><text:span text:style-name="_38_">e</text:span><text:span text:style-name="_32_">d</text:span><text:span text:style-name="_34_"> </text:span><text:span text:style-name="_38_">b</text:span><text:span text:style-name="_33_">e</text:span><text:span text:style-name="_36_">n</text:span><text:span text:style-name="_38_">e</text:span><text:span text:style-name="_32_">f</text:span><text:span text:style-name="_36_">i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p</text:span><text:span text:style-name="_35_">r</text:span><text:span text:style-name="_39_">o</text:span><text:span text:style-name="_33_">t</text:span><text:span text:style-name="_35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p</text:span><text:span text:style-name="_32_">r</text:span><text:span text:style-name="_35_">o</text:span><text:span text:style-name="_39_">v</text:span><text:span text:style-name="_33_">i</text:span><text:span text:style-name="_36_">d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a</text:span><text:span text:style-name="_38_">s</text:span><text:span text:style-name="_33_">i</text:span><text:span text:style-name="_35_">c</text:span><text:span text:style-name="_37_"> </text:span><text:span text:style-name="_33_">m</text:span><text:span text:style-name="_35_">e</text:span><text:span text:style-name="_39_">a</text:span><text:span text:style-name="_33_">s</text:span><text:span text:style-name="_35_">u</text:span><text:span text:style-name="_38_">r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6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t</text:span><text:span text:style-name="_35_">o</text:span><text:span text:style-name="_39_">o</text:span><text:span text:style-name="_31_"> </text:span><text:span text:style-name="_35_">m</text:span><text:span text:style-name="_39_">u</text:span><text:span text:style-name="_33_">c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a</text:span><text:span text:style-name="_34_"> </text:span><text:span text:style-name="_39_">s</text:span><text:span text:style-name="_32_">t</text:span><text:span text:style-name="_35_">r</text:span><text:span text:style-name="_38_">e</text:span><text:span text:style-name="_33_">t</text:span><text:span text:style-name="_35_">c</text:span><text:span text:style-name="_39_">h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6_">i</text:span><text:span text:style-name="_39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5_">a</text:span><text:span text:style-name="_37_"> </text:span><text:span text:style-name="_33_">w</text:span><text:span text:style-name="_36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8_">g</text:span><text:span text:style-name="_33_">o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a</text:span><text:span text:style-name="_35_">m</text:span><text:span text:style-name="_39_">e</text:span><text:span text:style-name="_31_"> </text:span><text:span text:style-name="_35_">j</text:span><text:span text:style-name="_38_">o</text:span><text:span text:style-name="_33_">b</text:span><text:span text:style-name="_36_">,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,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3_">a</text:span><text:span text:style-name="_34_"> </text:span><text:span text:style-name="_39_">h</text:span><text:span text:style-name="_33_">e</text:span><text:span text:style-name="_36_">a</text:span><text:span text:style-name="_38_">l</text:span><text:span text:style-name="_33_">t</text:span><text:span text:style-name="_36_">h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r</text:span><text:span text:style-name="_38_">e</text:span><text:span text:style-name="_33_">t</text:span><text:span text:style-name="_35_">i</text:span><text:span text:style-name="_39_">r</text:span><text:span text:style-name="_32_">e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p</text:span><text:span text:style-name="_36_">a</text:span><text:span text:style-name="_38_">c</text:span><text:span text:style-name="_32_">k</text:span><text:span text:style-name="_35_">a</text:span><text:span text:style-name="_39_">g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3</text:span><text:span text:style-name="_35_">0</text:span><text:span text:style-name="_37_"> </text:span><text:span text:style-name="_32_">y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i</text:span><text:span text:style-name="_32_">t</text:span><text:span text:style-name="_35_">t</text:span><text:span text:style-name="_38_">i</text:span><text:span text:style-name="_33_">n</text:span><text:span text:style-name="_35_">g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c</text:span><text:span text:style-name="_32_">h</text:span><text:span text:style-name="_36_">a</text:span><text:span text:style-name="_39_">m</text:span><text:span text:style-name="_33_">b</text:span><text:span text:style-name="_36_">e</text:span><text:span text:style-name="_39_">r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9_">o</text:span><text:span text:style-name="_33_">n</text:span><text:span text:style-name="_36_">e</text:span><text:span text:style-name="_37_"> </text:span><text:span text:style-name="_33_">e</text:span><text:span text:style-name="_35_">l</text:span><text:span text:style-name="_38_">s</text:span><text:span text:style-name="_32_">e</text:span><text:span text:style-name="_35_">,</text:span><text:span text:style-name="_37_"> </text:span><text:span text:style-name="_32_">e</text:span><text:span text:style-name="_35_">s</text:span><text:span text:style-name="_39_">p</text:span><text:span text:style-name="_32_">e</text:span><text:span text:style-name="_35_">c</text:span><text:span text:style-name="_38_">i</text:span><text:span text:style-name="_33_">a</text:span><text:span text:style-name="_36_">l</text:span><text:span text:style-name="_39_">l</text:span><text:span text:style-name="_33_">y</text:span><text:span text:style-name="_34_"> </text:span><text:span text:style-name="_38_">f</text:span><text:span text:style-name="_32_">o</text:span><text:span text:style-name="_36_">l</text:span><text:span text:style-name="_39_">k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4</text:span><text:span text:style-name="_33_">0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5</text:span><text:span text:style-name="_38_">0</text:span><text:span text:style-name="_32_">s</text:span><text:span text:style-name="_36_">,</text:span><text:span text:style-name="_37_"> </text:span><text:span text:style-name="_33_">s</text:span><text:span text:style-name="_35_">a</text:span><text:span text:style-name="_38_">v</text:span><text:span text:style-name="_32_">i</text:span><text:span text:style-name="_35_">n</text:span><text:span text:style-name="_38_">g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r</text:span><text:span text:style-name="_32_">e</text:span><text:span text:style-name="_36_">t</text:span><text:span text:style-name="_38_">i</text:span><text:span text:style-name="_32_">r</text:span><text:span text:style-name="_35_">e</text:span><text:span text:style-name="_39_">m</text:span><text:span text:style-name="_32_">e</text:span><text:span text:style-name="_35_">n</text:span><text:span text:style-name="_39_">t</text:span><text:span text:style-name="_31_"> </text:span><text:span text:style-name="_36_">o</text:span><text:span text:style-name="_38_">r</text:span><text:span text:style-name="_31_"> </text:span><text:span text:style-name="_35_">b</text:span><text:span text:style-name="_38_">o</text:span><text:span text:style-name="_32_">u</text:span><text:span text:style-name="_35_">n</text:span><text:span text:style-name="_38_">c</text:span><text:span text:style-name="_32_">i</text:span><text:span text:style-name="_35_">n</text:span><text:span text:style-name="_38_">g</text:span><text:span text:style-name="_31_"> </text:span><text:span text:style-name="_36_">b</text:span><text:span text:style-name="_38_">a</text:span><text:span text:style-name="_33_">c</text:span><text:span text:style-name="_35_">k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j</text:span><text:span text:style-name="_33_">o</text:span><text:span text:style-name="_35_">b</text:span><text:span text:style-name="_37_"> </text:span><text:span text:style-name="_32_">l</text:span><text:span text:style-name="_36_">o</text:span><text:span text:style-name="_38_">s</text:span><text:span text:style-name="_33_">s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g</text:span><text:span text:style-name="_36_">o</text:span><text:span text:style-name="_38_">t</text:span><text:span text:style-name="_32_">t</text:span><text:span text:style-name="_35_">e</text:span><text:span text:style-name="_39_">n</text:span><text:span text:style-name="_31_"> </text:span><text:span text:style-name="_35_">a</text:span><text:span text:style-name="_37_"> </text:span><text:span text:style-name="_32_">l</text:span><text:span text:style-name="_36_">o</text:span><text:span text:style-name="_38_">t</text:span><text:span text:style-name="_31_"> </text:span><text:span text:style-name="_35_">t</text:span><text:span text:style-name="_39_">o</text:span><text:span text:style-name="_32_">u</text:span><text:span text:style-name="_36_">g</text:span><text:span text:style-name="_38_">h</text:span><text:span text:style-name="_32_">e</text:span><text:span text:style-name="_36_">r</text:span><text:span text:style-name="_39_">.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9_">n</text:span><text:span text:style-name="_33_">s</text:span><text:span text:style-name="_34_"> </text:span><text:span text:style-name="_39_">u</text:span><text:span text:style-name="_33_">n</text:span><text:span text:style-name="_36_">d</text:span><text:span text:style-name="_39_">e</text:span><text:span text:style-name="_32_">r</text:span><text:span text:style-name="_36_">s</text:span><text:span text:style-name="_39_">t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t</text:span><text:span text:style-name="_37_"> </text:span><text:span text:style-name="_33_">s</text:span><text:span text:style-name="_36_">o</text:span><text:span text:style-name="_39_">m</text:span><text:span text:style-name="_32_">e</text:span><text:span text:style-name="_34_"> </text:span><text:span text:style-name="_39_">p</text:span><text:span text:style-name="_33_">o</text:span><text:span text:style-name="_35_">i</text:span><text:span text:style-name="_38_">n</text:span><text:span text:style-name="_33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2_">a</text:span><text:span text:style-name="_35_">r</text:span><text:span text:style-name="_38_">e</text:span><text:span text:style-name="_33_">e</text:span><text:span text:style-name="_36_">r</text:span><text:span text:style-name="_39_">s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e</text:span><text:span text:style-name="_33_">c</text:span><text:span text:style-name="_36_">o</text:span><text:span text:style-name="_39_">n</text:span><text:span text:style-name="_33_">o</text:span><text:span text:style-name="_36_">m</text:span><text:span text:style-name="_39_">y</text:span><text:span text:style-name="_33_">,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m</text:span><text:span text:style-name="_38_">a</text:span><text:span text:style-name="_33_">y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r</text:span><text:span text:style-name="_39_">e</text:span><text:span text:style-name="_33_">t</text:span><text:span text:style-name="_36_">o</text:span><text:span text:style-name="_38_">o</text:span><text:span text:style-name="_32_">l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s</text:span><text:span text:style-name="_32_">h</text:span><text:span text:style-name="_36_">o</text:span><text:span text:style-name="_39_">u</text:span><text:span text:style-name="_33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2_">l</text:span><text:span text:style-name="_36_">o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a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v</text:span><text:span text:style-name="_36_">e</text:span><text:span text:style-name="_37_"> </text:span><text:span text:style-name="_33_">a</text:span><text:span text:style-name="_36_">l</text:span><text:span text:style-name="_39_">r</text:span><text:span text:style-name="_32_">e</text:span><text:span text:style-name="_35_">a</text:span><text:span text:style-name="_38_">d</text:span><text:span text:style-name="_32_">y</text:span><text:span text:style-name="_34_"> </text:span><text:span text:style-name="_39_">w</text:span><text:span text:style-name="_33_">o</text:span><text:span text:style-name="_36_">r</text:span><text:span text:style-name="_39_">k</text:span><text:span text:style-name="_32_">e</text:span><text:span text:style-name="_35_">d</text:span><text:span text:style-name="_37_"> </text:span><text:span text:style-name="_32_">s</text:span><text:span text:style-name="_36_">o</text:span><text:span text:style-name="_37_"> </text:span><text:span text:style-name="_33_">h</text:span><text:span text:style-name="_36_">a</text:span><text:span text:style-name="_38_">r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u</text:span><text:span text:style-name="_35_">i</text:span><text:span text:style-name="_38_">l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e</text:span><text:span text:style-name="_38_">s</text:span><text:span text:style-name="_33_">s</text:span><text:span text:style-name="_35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9_">s</text:span><text:span text:style-name="_31_"> </text:span><text:span text:style-name="_36_">w</text:span><text:span text:style-name="_38_">h</text:span><text:span text:style-name="_32_">y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a</text:span><text:span text:style-name="_35_">l</text:span><text:span text:style-name="_37_"> </text:span><text:span text:style-name="_33_">S</text:span><text:span text:style-name="_36_">e</text:span><text:span text:style-name="_39_">c</text:span><text:span text:style-name="_33_">u</text:span><text:span text:style-name="_36_">r</text:span><text:span text:style-name="_38_">i</text:span><text:span text:style-name="_33_">t</text:span><text:span text:style-name="_36_">y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d</text:span><text:span text:style-name="_36_">i</text:span><text:span text:style-name="_39_">c</text:span><text:span text:style-name="_33_">a</text:span><text:span text:style-name="_36_">r</text:span><text:span text:style-name="_39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8_">m</text:span><text:span text:style-name="_32_">o</text:span><text:span text:style-name="_36_">r</text:span><text:span text:style-name="_39_">e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3_">t</text:span><text:span text:style-name="_35_">a</text:span><text:span text:style-name="_39_">n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e</text:span><text:span text:style-name="_36_">r</text:span><text:span text:style-name="_39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6_">n</text:span><text:span text:style-name="_38_">'</text:span><text:span text:style-name="_33_">t</text:span><text:span text:style-name="_34_"> </text:span><text:span text:style-name="_39_">w</text:span><text:span text:style-name="_32_">e</text:span><text:span text:style-name="_36_">a</text:span><text:span text:style-name="_39_">k</text:span><text:span text:style-name="_33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2_">m</text:span><text:span text:style-name="_36_">;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h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8_">h</text:span><text:span text:style-name="_33_">e</text:span><text:span text:style-name="_35_">n</text:span><text:span text:style-name="_37_"> </text:span><text:span text:style-name="_33_">t</text:span><text:span text:style-name="_35_">h</text:span><text:span text:style-name="_39_">e</text:span><text:span text:style-name="_33_">m</text:span><text:span text:style-name="_35_">.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A</text:span><text:span text:style-name="_33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s</text:span><text:span text:style-name="_36_">h</text:span><text:span text:style-name="_39_">o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r</text:span><text:span text:style-name="_36_">e</text:span><text:span text:style-name="_39_">t</text:span><text:span text:style-name="_32_">i</text:span><text:span text:style-name="_36_">r</text:span><text:span text:style-name="_39_">e</text:span><text:span text:style-name="_33_">m</text:span><text:span text:style-name="_35_">e</text:span><text:span text:style-name="_38_">n</text:span><text:span text:style-name="_32_">t</text:span><text:span text:style-name="_36_">,</text:span><text:span text:style-name="_37_"> </text:span><text:span text:style-name="_32_">b</text:span><text:span text:style-name="_36_">a</text:span><text:span text:style-name="_39_">s</text:span><text:span text:style-name="_32_">i</text:span><text:span text:style-name="_36_">c</text:span><text:span text:style-name="_37_"> </text:span><text:span text:style-name="_33_">b</text:span><text:span text:style-name="_36_">e</text:span><text:span text:style-name="_38_">n</text:span><text:span text:style-name="_33_">e</text:span><text:span text:style-name="_36_">f</text:span><text:span text:style-name="_38_">i</text:span><text:span text:style-name="_33_">t</text:span><text:span text:style-name="_35_">s</text:span><text:span text:style-name="_37_"> </text:span><text:span text:style-name="_33_">s</text:span><text:span text:style-name="_35_">h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m</text:span><text:span text:style-name="_36_">o</text:span><text:span text:style-name="_38_">b</text:span><text:span text:style-name="_33_">i</text:span><text:span text:style-name="_36_">l</text:span><text:span text:style-name="_39_">e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v</text:span><text:span text:style-name="_33_">e</text:span><text:span text:style-name="_36_">r</text:span><text:span text:style-name="_38_">y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e</text:span><text:span text:style-name="_36_">l</text:span><text:span text:style-name="_39_">s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3_">o</text:span><text:span text:style-name="_36_">d</text:span><text:span text:style-name="_39_">a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a</text:span><text:span text:style-name="_32_">t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9_">a</text:span><text:span text:style-name="_33_">y</text:span><text:span text:style-name="_35_">,</text:span><text:span text:style-name="_37_"> </text:span><text:span text:style-name="_33_">i</text:span><text:span text:style-name="_35_">s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6_">f</text:span><text:span text:style-name="_38_">f</text:span><text:span text:style-name="_33_">o</text:span><text:span text:style-name="_35_">r</text:span><text:span text:style-name="_38_">d</text:span><text:span text:style-name="_33_">a</text:span><text:span text:style-name="_35_">b</text:span><text:span text:style-name="_38_">l</text:span><text:span text:style-name="_33_">e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6_">A</text:span><text:span text:style-name="_39_">c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a</text:span><text:span text:style-name="_36_">b</text:span><text:span text:style-name="_38_">o</text:span><text:span text:style-name="_32_">u</text:span><text:span text:style-name="_35_">t</text:span><text:span text:style-name="_38_">.</text:span><text:span text:style-name="_31_"> </text:span><text:span text:style-name="_36_">I</text:span><text:span text:style-name="_38_">t</text:span><text:span text:style-name="_33_">'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f</text:span><text:span text:style-name="_35_">i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p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e</text:span><text:span text:style-name="_33_">m</text:span><text:span text:style-name="_36_">p</text:span><text:span text:style-name="_38_">l</text:span><text:span text:style-name="_33_">o</text:span><text:span text:style-name="_36_">y</text:span><text:span text:style-name="_39_">e</text:span><text:span text:style-name="_32_">r</text:span>-<text:span text:style-name="_39_">b</text:span><text:span text:style-name="_33_">a</text:span><text:span text:style-name="_36_">s</text:span><text:span text:style-name="_39_">e</text:span><text:span text:style-name="_32_">d</text:span><text:span text:style-name="_34_"> </text:span><text:span text:style-name="_38_">c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o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y</text:span><text:span text:style-name="_32_">o</text:span><text:span text:style-name="_36_">u</text:span><text:span text:style-name="_37_"> </text:span><text:span text:style-name="_32_">l</text:span><text:span text:style-name="_35_">o</text:span><text:span text:style-name="_38_">s</text:span><text:span text:style-name="_33_">e</text:span><text:span text:style-name="_34_"> </text:span><text:span text:style-name="_38_">a</text:span><text:span text:style-name="_31_"> </text:span><text:span text:style-name="_36_">j</text:span><text:span text:style-name="_38_">o</text:span><text:span text:style-name="_33_">b</text:span><text:span text:style-name="_36_">,</text:span><text:span text:style-name="_37_"> </text:span><text:span text:style-name="_33_">o</text:span><text:span text:style-name="_36_">r</text:span><text:span text:style-name="_37_"> </text:span><text:span text:style-name="_33_">y</text:span><text:span text:style-name="_35_">o</text:span><text:span text:style-name="_38_">u</text:span><text:span text:style-name="_31_"> </text:span><text:span text:style-name="_35_">g</text:span><text:span text:style-name="_39_">o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c</text:span><text:span text:style-name="_39_">h</text:span><text:span text:style-name="_33_">o</text:span><text:span text:style-name="_36_">o</text:span><text:span text:style-name="_39_">l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y</text:span><text:span text:style-name="_33_">o</text:span><text:span text:style-name="_36_">u</text:span><text:span text:style-name="_37_"> </text:span><text:span text:style-name="_32_">s</text:span><text:span text:style-name="_36_">t</text:span><text:span text:style-name="_38_">r</text:span><text:span text:style-name="_32_">i</text:span><text:span text:style-name="_36_">k</text:span><text:span text:style-name="_38_">e</text:span><text:span text:style-name="_31_"> </text:span><text:span text:style-name="_36_">o</text:span><text:span text:style-name="_39_">u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l</text:span><text:span text:style-name="_36_">a</text:span><text:span text:style-name="_39_">u</text:span><text:span text:style-name="_33_">n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8_">s</text:span><text:span text:style-name="_33_">,</text:span><text:span text:style-name="_34_"> </text:span><text:span text:style-name="_39_">y</text:span><text:span text:style-name="_32_">o</text:span><text:span text:style-name="_35_">u</text:span><text:span text:style-name="_38_">'</text:span><text:span text:style-name="_32_">l</text:span><text:span text:style-name="_35_">l</text:span><text:span text:style-name="_37_"> </text:span><text:span text:style-name="_32_">s</text:span><text:span text:style-name="_35_">t</text:span><text:span text:style-name="_38_">i</text:span><text:span text:style-name="_32_">l</text:span><text:span text:style-name="_36_">l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v</text:span><text:span text:style-name="_39_">e</text:span><text:span text:style-name="_33_">r</text:span><text:span text:style-name="_35_">a</text:span><text:span text:style-name="_39_">g</text:span><text:span text:style-name="_32_">e</text:span><text:span text:style-name="_35_">.</text:span><text:span text:style-name="_37_"> </text:span><text:span text:style-name="_33_">N</text:span><text:span text:style-name="_36_">e</text:span><text:span text:style-name="_39_">a</text:span><text:span text:style-name="_32_">r</text:span><text:span text:style-name="_36_">l</text:span><text:span text:style-name="_38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8_">i</text:span><text:span text:style-name="_32_">l</text:span><text:span text:style-name="_36_">l</text:span><text:span text:style-name="_39_">i</text:span><text:span text:style-name="_33_">o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g</text:span><text:span text:style-name="_35_">a</text:span><text:span text:style-name="_38_">i</text:span><text:span text:style-name="_32_">n</text:span><text:span text:style-name="_35_">e</text:span><text:span text:style-name="_38_">d</text:span><text:span text:style-name="_31_"> </text:span><text:span text:style-name="_35_">c</text:span><text:span text:style-name="_39_">o</text:span><text:span text:style-name="_33_">v</text:span><text:span text:style-name="_35_">e</text:span><text:span text:style-name="_38_">r</text:span><text:span text:style-name="_33_">a</text:span><text:span text:style-name="_35_">g</text:span><text:span text:style-name="_39_">e</text:span><text:span text:style-name="_31_"> </text:span><text:span text:style-name="_36_">s</text:span><text:span text:style-name="_38_">o</text:span><text:span text:style-name="_31_"> </text:span><text:span text:style-name="_36_">f</text:span><text:span text:style-name="_38_">a</text:span><text:span text:style-name="_33_">r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c</text:span><text:span text:style-name="_32_">e</text:span><text:span text:style-name="_36_">s</text:span><text:span text:style-name="_39_">s</text:span><text:span text:style-name="_32_">,</text:span><text:span text:style-name="_34_"> </text:span><text:span text:style-name="_39_">h</text:span><text:span text:style-name="_33_">e</text:span><text:span text:style-name="_35_">a</text:span><text:span text:style-name="_38_">l</text:span><text:span text:style-name="_32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3_">e</text:span><text:span text:style-name="_34_"> </text:span><text:span text:style-name="_39_">i</text:span><text:span text:style-name="_33_">n</text:span><text:span text:style-name="_35_">f</text:span><text:span text:style-name="_39_">l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s</text:span><text:span text:style-name="_38_">l</text:span><text:span text:style-name="_32_">o</text:span><text:span text:style-name="_35_">w</text:span><text:span text:style-name="_39_">e</text:span><text:span text:style-name="_33_">d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b</text:span><text:span text:style-name="_33_">u</text:span><text:span text:style-name="_36_">s</text:span><text:span text:style-name="_38_">i</text:span><text:span text:style-name="_32_">n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c</text:span><text:span text:style-name="_35_">r</text:span><text:span text:style-name="_38_">e</text:span><text:span text:style-name="_33_">a</text:span><text:span text:style-name="_36_">t</text:span><text:span text:style-name="_39_">e</text:span><text:span text:style-name="_33_">d</text:span><text:span text:style-name="_34_"> </text:span><text:span text:style-name="_39_">j</text:span><text:span text:style-name="_33_">o</text:span><text:span text:style-name="_35_">b</text:span><text:span text:style-name="_39_">s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m</text:span><text:span text:style-name="_33_">o</text:span><text:span text:style-name="_35_">n</text:span><text:span text:style-name="_38_">t</text:span><text:span text:style-name="_32_">h</text:span><text:span text:style-name="_34_"> </text:span><text:span text:style-name="_38_">s</text:span><text:span text:style-name="_32_">i</text:span><text:span text:style-name="_36_">n</text:span><text:span text:style-name="_38_">c</text:span><text:span text:style-name="_33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2_">e</text:span><text:span text:style-name="_36_">c</text:span><text:span text:style-name="_39_">a</text:span><text:span text:style-name="_32_">m</text:span><text:span text:style-name="_35_">e</text:span><text:span text:style-name="_37_"> </text:span><text:span text:style-name="_33_">l</text:span><text:span text:style-name="_35_">a</text:span><text:span text:style-name="_38_">w</text:span><text:span text:style-name="_32_">.</text:span></text:p>
      <text:p text:style-name="P1"><text:span text:style-name="_38_">N</text:span><text:span text:style-name="_32_">o</text:span><text:span text:style-name="_36_">w</text:span><text:span text:style-name="_38_">,</text:span><text:span text:style-name="_31_"> </text:span><text:span text:style-name="_36_">I</text:span><text:span text:style-name="_38_">'</text:span><text:span text:style-name="_32_">m</text:span><text:span text:style-name="_34_"> </text:span><text:span text:style-name="_38_">g</text:span><text:span text:style-name="_33_">u</text:span><text:span text:style-name="_35_">e</text:span><text:span text:style-name="_38_">s</text:span><text:span text:style-name="_32_">s</text:span><text:span text:style-name="_36_">i</text:span><text:span text:style-name="_38_">n</text:span><text:span text:style-name="_33_">g</text:span><text:span text:style-name="_34_"> </text:span><text:span text:style-name="_38_">w</text:span><text:span text:style-name="_33_">e</text:span><text:span text:style-name="_34_"> </text:span><text:span text:style-name="_39_">w</text:span><text:span text:style-name="_32_">o</text:span><text:span text:style-name="_35_">n</text:span><text:span text:style-name="_38_">'</text:span><text:span text:style-name="_33_">t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4_"> </text:span><text:span text:style-name="_38_">o</text:span><text:span text:style-name="_32_">n</text:span><text:span text:style-name="_34_"> </text:span><text:span text:style-name="_39_">h</text:span><text:span text:style-name="_33_">e</text:span><text:span text:style-name="_35_">a</text:span><text:span text:style-name="_39_">l</text:span><text:span text:style-name="_33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2_">e</text:span><text:span text:style-name="_34_"> </text:span><text:span text:style-name="_38_">a</text:span><text:span text:style-name="_33_">n</text:span><text:span text:style-name="_35_">y</text:span><text:span text:style-name="_39_">t</text:span><text:span text:style-name="_32_">i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o</text:span><text:span text:style-name="_35_">n</text:span><text:span text:style-name="_38_">.</text:span><text:span text:style-name="_31_"> </text:span><text:span text:style-name="_36_">A</text:span><text:span text:style-name="_37_"> </text:span><text:span text:style-name="_32_">l</text:span><text:span text:style-name="_35_">i</text:span><text:span text:style-name="_38_">t</text:span><text:span text:style-name="_32_">t</text:span><text:span text:style-name="_36_">l</text:span><text:span text:style-name="_38_">e</text:span><text:span text:style-name="_31_"> </text:span><text:span text:style-name="_35_">a</text:span><text:span text:style-name="_38_">p</text:span><text:span text:style-name="_33_">p</text:span><text:span text:style-name="_36_">l</text:span><text:span text:style-name="_39_">a</text:span><text:span text:style-name="_33_">u</text:span><text:span text:style-name="_35_">s</text:span><text:span text:style-name="_38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2_">.</text:span><text:span text:style-name="_34_"> </text:span><text:span text:style-name="_39_">J</text:span><text:span text:style-name="_32_">u</text:span><text:span text:style-name="_35_">s</text:span><text:span text:style-name="_39_">t</text:span><text:span text:style-name="_31_"> </text:span><text:span text:style-name="_35_">a</text:span><text:span text:style-name="_37_"> </text:span><text:span text:style-name="_33_">g</text:span><text:span text:style-name="_35_">u</text:span><text:span text:style-name="_38_">e</text:span><text:span text:style-name="_33_">s</text:span><text:span text:style-name="_35_">s</text:span><text:span text:style-name="_38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r</text:span><text:span text:style-name="_33_">e</text:span><text:span text:style-name="_34_"> </text:span><text:span text:style-name="_38_">s</text:span><text:span text:style-name="_33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5_">r</text:span><text:span text:style-name="_37_"> </text:span><text:span text:style-name="_33_">w</text:span><text:span text:style-name="_36_">a</text:span><text:span text:style-name="_38_">y</text:span><text:span text:style-name="_33_">s</text:span><text:span text:style-name="_34_"> </text:span><text:span text:style-name="_38_">p</text:span><text:span text:style-name="_33_">a</text:span><text:span text:style-name="_36_">r</text:span><text:span text:style-name="_38_">t</text:span><text:span text:style-name="_32_">i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n</text:span><text:span text:style-name="_34_"> </text:span><text:span text:style-name="_39_">w</text:span><text:span text:style-name="_33_">o</text:span><text:span text:style-name="_36_">r</text:span><text:span text:style-name="_39_">k</text:span><text:span text:style-name="_31_"> </text:span><text:span text:style-name="_35_">t</text:span><text:span text:style-name="_39_">o</text:span><text:span text:style-name="_33_">g</text:span><text:span text:style-name="_36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o</text:span><text:span text:style-name="_33_">v</text:span><text:span text:style-name="_35_">e</text:span><text:span text:style-name="_37_"> </text:span><text:span text:style-name="_33_">e</text:span><text:span text:style-name="_36_">c</text:span><text:span text:style-name="_38_">o</text:span><text:span text:style-name="_33_">n</text:span><text:span text:style-name="_35_">o</text:span><text:span text:style-name="_39_">m</text:span><text:span text:style-name="_33_">i</text:span><text:span text:style-name="_35_">c</text:span><text:span text:style-name="_37_"> </text:span><text:span text:style-name="_33_">s</text:span><text:span text:style-name="_36_">e</text:span><text:span text:style-name="_38_">c</text:span><text:span text:style-name="_32_">u</text:span><text:span text:style-name="_35_">r</text:span><text:span text:style-name="_39_">i</text:span><text:span text:style-name="_32_">t</text:span><text:span text:style-name="_36_">y</text:span><text:span text:style-name="_38_">.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a</text:span><text:span text:style-name="_31_"> </text:span><text:span text:style-name="_35_">h</text:span><text:span text:style-name="_38_">a</text:span><text:span text:style-name="_32_">r</text:span><text:span text:style-name="_36_">d</text:span><text:span text:style-name="_38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9_">g</text:span><text:span text:style-name="_31_"> </text:span><text:span text:style-name="_36_">A</text:span><text:span text:style-name="_38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9_">n</text:span><text:span text:style-name="_31_"> </text:span><text:span text:style-name="_35_">l</text:span><text:span text:style-name="_38_">o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j</text:span><text:span text:style-name="_32_">o</text:span><text:span text:style-name="_35_">b</text:span><text:span text:style-name="_37_"> </text:span>--<text:span text:style-name="_37_"> </text:span><text:span text:style-name="_33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8_">d</text:span><text:span text:style-name="_32_">n</text:span><text:span text:style-name="_36_">'</text:span><text:span text:style-name="_38_">t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3_">m</text:span><text:span text:style-name="_35_">a</text:span><text:span text:style-name="_39_">k</text:span><text:span text:style-name="_33_">e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g</text:span><text:span text:style-name="_39_">e</text:span><text:span text:style-name="_33_">t</text:span><text:span text:style-name="_34_"> </text:span><text:span text:style-name="_39_">u</text:span><text:span text:style-name="_33_">n</text:span><text:span text:style-name="_35_">e</text:span><text:span text:style-name="_38_">m</text:span><text:span text:style-name="_33_">p</text:span><text:span text:style-name="_36_">l</text:span><text:span text:style-name="_39_">o</text:span><text:span text:style-name="_33_">y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9_">s</text:span><text:span text:style-name="_33_">u</text:span><text:span text:style-name="_35_">r</text:span><text:span text:style-name="_38_">a</text:span><text:span text:style-name="_33_">n</text:span><text:span text:style-name="_35_">c</text:span><text:span text:style-name="_39_">e</text:span><text:span text:style-name="_33_">;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m</text:span><text:span text:style-name="_35_">a</text:span><text:span text:style-name="_39_">k</text:span><text:span text:style-name="_33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p</text:span><text:span text:style-name="_36_">r</text:span><text:span text:style-name="_39_">o</text:span><text:span text:style-name="_33_">g</text:span><text:span text:style-name="_35_">r</text:span><text:span text:style-name="_39_">a</text:span><text:span text:style-name="_32_">m</text:span><text:span text:style-name="_34_"> </text:span><text:span text:style-name="_39_">e</text:span><text:span text:style-name="_33_">n</text:span><text:span text:style-name="_35_">c</text:span><text:span text:style-name="_38_">o</text:span><text:span text:style-name="_32_">u</text:span><text:span text:style-name="_35_">r</text:span><text:span text:style-name="_38_">a</text:span><text:span text:style-name="_33_">g</text:span><text:span text:style-name="_36_">e</text:span><text:span text:style-name="_38_">s</text:span><text:span text:style-name="_31_"> </text:span><text:span text:style-name="_35_">h</text:span><text:span text:style-name="_38_">i</text:span><text:span text:style-name="_32_">m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t</text:span><text:span text:style-name="_38_">r</text:span><text:span text:style-name="_32_">a</text:span><text:span text:style-name="_35_">i</text:span><text:span text:style-name="_38_">n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r</text:span><text:span text:style-name="_32_">e</text:span><text:span text:style-name="_35_">a</text:span><text:span text:style-name="_39_">d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h</text:span><text:span text:style-name="_33_">i</text:span><text:span text:style-name="_35_">r</text:span><text:span text:style-name="_38_">e</text:span><text:span text:style-name="_31_"> </text:span><text:span text:style-name="_36_">h</text:span><text:span text:style-name="_38_">i</text:span><text:span text:style-name="_32_">m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6_">o</text:span><text:span text:style-name="_38_">b</text:span><text:span text:style-name="_31_"> </text:span><text:span text:style-name="_35_">d</text:span><text:span text:style-name="_38_">o</text:span><text:span text:style-name="_32_">e</text:span><text:span text:style-name="_35_">s</text:span><text:span text:style-name="_39_">n</text:span><text:span text:style-name="_32_">'</text:span><text:span text:style-name="_35_">t</text:span><text:span text:style-name="_37_"> </text:span><text:span text:style-name="_32_">p</text:span><text:span text:style-name="_35_">a</text:span><text:span text:style-name="_39_">y</text:span><text:span text:style-name="_31_"> </text:span><text:span text:style-name="_35_">a</text:span><text:span text:style-name="_39_">s</text:span><text:span text:style-name="_31_"> </text:span><text:span text:style-name="_36_">m</text:span><text:span text:style-name="_39_">u</text:span><text:span text:style-name="_32_">c</text:span><text:span text:style-name="_36_">h</text:span><text:span text:style-name="_39_">,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a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2_">m</text:span><text:span text:style-name="_34_"> </text:span><text:span text:style-name="_39_">o</text:span><text:span text:style-name="_33_">f</text:span><text:span text:style-name="_34_"> </text:span><text:span text:style-name="_39_">w</text:span><text:span text:style-name="_33_">a</text:span><text:span text:style-name="_35_">g</text:span><text:span text:style-name="_38_">e</text:span><text:span text:style-name="_31_"> </text:span><text:span text:style-name="_36_">i</text:span><text:span text:style-name="_38_">n</text:span><text:span text:style-name="_32_">s</text:span><text:span text:style-name="_35_">u</text:span><text:span text:style-name="_39_">r</text:span><text:span text:style-name="_32_">a</text:span><text:span text:style-name="_36_">n</text:span><text:span text:style-name="_38_">c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p</text:span><text:span text:style-name="_33_">l</text:span><text:span text:style-name="_36_">a</text:span><text:span text:style-name="_38_">c</text:span><text:span text:style-name="_33_">e</text:span><text:span text:style-name="_34_"> </text:span><text:span text:style-name="_38_">s</text:span><text:span text:style-name="_32_">o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s</text:span><text:span text:style-name="_33_">t</text:span><text:span text:style-name="_36_">i</text:span><text:span text:style-name="_39_">l</text:span><text:span text:style-name="_33_">l</text:span><text:span text:style-name="_34_"> </text:span><text:span text:style-name="_38_">p</text:span><text:span text:style-name="_32_">a</text:span><text:span text:style-name="_36_">y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b</text:span><text:span text:style-name="_38_">i</text:span><text:span text:style-name="_33_">l</text:span><text:span text:style-name="_36_">l</text:span><text:span text:style-name="_39_">s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i</text:span><text:span text:style-name="_32_">f</text:span><text:span text:style-name="_34_"> </text:span><text:span text:style-name="_38_">h</text:span><text:span text:style-name="_33_">e</text:span><text:span text:style-name="_35_">'</text:span><text:span text:style-name="_38_">s</text:span><text:span text:style-name="_31_"> </text:span><text:span text:style-name="_35_">g</text:span><text:span text:style-name="_38_">o</text:span><text:span text:style-name="_32_">i</text:span><text:span text:style-name="_36_">n</text:span><text:span text:style-name="_38_">g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j</text:span><text:span text:style-name="_35_">o</text:span><text:span text:style-name="_38_">b</text:span><text:span text:style-name="_31_"> </text:span><text:span text:style-name="_35_">t</text:span><text:span text:style-name="_38_">o</text:span><text:span text:style-name="_31_"> </text:span><text:span text:style-name="_36_">j</text:span><text:span text:style-name="_38_">o</text:span><text:span text:style-name="_32_">b</text:span><text:span text:style-name="_36_">,</text:span><text:span text:style-name="_37_"> </text:span><text:span text:style-name="_32_">h</text:span><text:span text:style-name="_35_">e</text:span><text:span text:style-name="_37_"> </text:span><text:span text:style-name="_33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a</text:span><text:span text:style-name="_39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a</text:span><text:span text:style-name="_39_">v</text:span><text:span text:style-name="_33_">e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r</text:span><text:span text:style-name="_35_">e</text:span><text:span text:style-name="_39_">t</text:span><text:span text:style-name="_33_">i</text:span><text:span text:style-name="_35_">r</text:span><text:span text:style-name="_39_">e</text:span><text:span text:style-name="_32_">m</text:span><text:span text:style-name="_36_">e</text:span><text:span text:style-name="_38_">n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s</text:span><text:span text:style-name="_36_">a</text:span><text:span text:style-name="_38_">v</text:span><text:span text:style-name="_33_">i</text:span><text:span text:style-name="_36_">n</text:span><text:span text:style-name="_38_">g</text:span><text:span text:style-name="_33_">s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h</text:span><text:span text:style-name="_38_">i</text:span><text:span text:style-name="_32_">m</text:span><text:span text:style-name="_35_">.</text:span><text:span text:style-name="_37_"> </text:span><text:span text:style-name="_33_">T</text:span><text:span text:style-name="_35_">h</text:span><text:span text:style-name="_38_">a</text:span><text:span text:style-name="_33_">t</text:span><text:span text:style-name="_35_">'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2_">e</text:span><text:span text:style-name="_36_">t</text:span><text:span text:style-name="_38_">t</text:span><text:span text:style-name="_32_">e</text:span><text:span text:style-name="_36_">r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8_">y</text:span><text:span text:style-name="_32_">b</text:span><text:span text:style-name="_36_">o</text:span><text:span text:style-name="_39_">d</text:span><text:span text:style-name="_33_">y</text:span><text:span text:style-name="_36_">.</text:span></text:p>
      <text:p text:style-name="P1"><text:span text:style-name="_33_">I</text:span><text:span text:style-name="_34_"> </text:span><text:span text:style-name="_39_">a</text:span><text:span text:style-name="_33_">l</text:span><text:span text:style-name="_35_">s</text:span><text:span text:style-name="_38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S</text:span><text:span text:style-name="_35_">p</text:span><text:span text:style-name="_38_">e</text:span><text:span text:style-name="_33_">a</text:span><text:span text:style-name="_35_">k</text:span><text:span text:style-name="_39_">e</text:span><text:span text:style-name="_32_">r</text:span><text:span text:style-name="_34_"> </text:span><text:span text:style-name="_39_">R</text:span><text:span text:style-name="_32_">y</text:span><text:span text:style-name="_36_">a</text:span><text:span text:style-name="_39_">n</text:span><text:span text:style-name="_31_"> </text:span><text:span text:style-name="_36_">h</text:span><text:span text:style-name="_39_">a</text:span><text:span text:style-name="_32_">s</text:span><text:span text:style-name="_34_"> </text:span><text:span text:style-name="_39_">t</text:span><text:span text:style-name="_32_">a</text:span><text:span text:style-name="_35_">l</text:span><text:span text:style-name="_39_">k</text:span><text:span text:style-name="_33_">e</text:span><text:span text:style-name="_36_">d</text:span><text:span text:style-name="_37_"> </text:span><text:span text:style-name="_33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6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a</text:span><text:span text:style-name="_32_">c</text:span><text:span text:style-name="_35_">k</text:span><text:span text:style-name="_38_">l</text:span><text:span text:style-name="_33_">i</text:span><text:span text:style-name="_35_">n</text:span><text:span text:style-name="_38_">g</text:span><text:span text:style-name="_31_"> </text:span><text:span text:style-name="_36_">p</text:span><text:span text:style-name="_39_">o</text:span><text:span text:style-name="_33_">v</text:span><text:span text:style-name="_36_">e</text:span><text:span text:style-name="_38_">r</text:span><text:span text:style-name="_32_">t</text:span><text:span text:style-name="_35_">y</text:span><text:span text:style-name="_38_">.</text:span><text:span text:style-name="_31_"> </text:span><text:span text:style-name="_35_">A</text:span><text:span text:style-name="_39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g</text:span><text:span text:style-name="_36_">i</text:span><text:span text:style-name="_39_">v</text:span><text:span text:style-name="_32_">i</text:span><text:span text:style-name="_35_">n</text:span><text:span text:style-name="_38_">g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o</text:span><text:span text:style-name="_33_">r</text:span><text:span text:style-name="_35_">k</text:span><text:span text:style-name="_37_"> </text:span><text:span text:style-name="_33_">a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7_"> </text:span><text:span text:style-name="_33_">h</text:span><text:span text:style-name="_36_">a</text:span><text:span text:style-name="_38_">n</text:span><text:span text:style-name="_33_">d</text:span><text:span text:style-name="_34_"> </text:span><text:span text:style-name="_38_">u</text:span><text:span text:style-name="_32_">p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'</text:span><text:span text:style-name="_32_">d</text:span><text:span text:style-name="_34_"> </text:span><text:span text:style-name="_38_">w</text:span><text:span text:style-name="_33_">e</text:span><text:span text:style-name="_36_">l</text:span><text:span text:style-name="_39_">c</text:span><text:span text:style-name="_32_">o</text:span><text:span text:style-name="_35_">m</text:span><text:span text:style-name="_38_">e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r</text:span><text:span text:style-name="_33_">i</text:span><text:span text:style-name="_35_">o</text:span><text:span text:style-name="_38_">u</text:span><text:span text:style-name="_32_">s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u</text:span><text:span text:style-name="_36_">s</text:span><text:span text:style-name="_38_">s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5_">s</text:span><text:span text:style-name="_38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9_">i</text:span><text:span text:style-name="_33_">e</text:span><text:span text:style-name="_36_">s</text:span><text:span text:style-name="_37_"> </text:span><text:span text:style-name="_33_">w</text:span><text:span text:style-name="_36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s</text:span><text:span text:style-name="_32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2_">,</text:span><text:span text:style-name="_34_"> </text:span><text:span text:style-name="_39_">l</text:span><text:span text:style-name="_33_">i</text:span><text:span text:style-name="_36_">k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8_">t</text:span><text:span text:style-name="_33_">a</text:span><text:span text:style-name="_35_">x</text:span><text:span text:style-name="_37_"> </text:span><text:span text:style-name="_33_">c</text:span><text:span text:style-name="_36_">u</text:span><text:span text:style-name="_39_">t</text:span><text:span text:style-name="_32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l</text:span><text:span text:style-name="_35_">o</text:span><text:span text:style-name="_39_">w</text:span>-<text:span text:style-name="_35_">i</text:span><text:span text:style-name="_38_">n</text:span><text:span text:style-name="_33_">c</text:span><text:span text:style-name="_35_">o</text:span><text:span text:style-name="_39_">m</text:span><text:span text:style-name="_32_">e</text:span><text:span text:style-name="_34_"> </text:span><text:span text:style-name="_39_">w</text:span><text:span text:style-name="_32_">o</text:span><text:span text:style-name="_35_">r</text:span><text:span text:style-name="_38_">k</text:span><text:span text:style-name="_32_">e</text:span><text:span text:style-name="_35_">r</text:span><text:span text:style-name="_39_">s</text:span><text:span text:style-name="_31_"> </text:span><text:span text:style-name="_35_">w</text:span><text:span text:style-name="_38_">h</text:span><text:span text:style-name="_32_">o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8_">d</text:span><text:span text:style-name="_33_">r</text:span><text:span text:style-name="_36_">e</text:span><text:span text:style-name="_39_">n</text:span><text:span text:style-name="_33_">.</text:span></text:p>
      <text:p text:style-name="P1"><text:span text:style-name="_38_">B</text:span><text:span text:style-name="_32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5_">s</text:span><text:span text:style-name="_37_"> </text:span><text:span text:style-name="_32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e</text:span><text:span text:style-name="_37_"> </text:span><text:span text:style-name="_33_">j</text:span><text:span text:style-name="_36_">u</text:span><text:span text:style-name="_38_">s</text:span><text:span text:style-name="_33_">t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h</text:span><text:span text:style-name="_39_">o</text:span><text:span text:style-name="_32_">n</text:span><text:span text:style-name="_36_">e</text:span><text:span text:style-name="_38_">s</text:span><text:span text:style-name="_32_">t</text:span><text:span text:style-name="_34_"> </text:span>--<text:span text:style-name="_34_"> </text:span><text:span text:style-name="_38_">i</text:span><text:span text:style-name="_32_">t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3_">n</text:span><text:span text:style-name="_34_"> </text:span><text:span text:style-name="_39_">d</text:span><text:span text:style-name="_32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2_">l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f</text:span><text:span text:style-name="_36_">i</text:span><text:span text:style-name="_38_">n</text:span><text:span text:style-name="_32_">d</text:span><text:span text:style-name="_34_"> </text:span><text:span text:style-name="_38_">a</text:span><text:span text:style-name="_33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o</text:span><text:span text:style-name="_35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6_">a</text:span><text:span text:style-name="_39_">s</text:span><text:span text:style-name="_33_">t</text:span><text:span text:style-name="_34_"> </text:span><text:span text:style-name="_38_">s</text:span><text:span text:style-name="_33_">e</text:span><text:span text:style-name="_35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6_">a</text:span><text:span text:style-name="_38_">r</text:span><text:span text:style-name="_32_">s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6_">m</text:span><text:span text:style-name="_37_"> </text:span><text:span text:style-name="_32_">f</text:span><text:span text:style-name="_35_">a</text:span><text:span text:style-name="_39_">l</text:span><text:span text:style-name="_33_">l</text:span><text:span text:style-name="_34_"> </text:span><text:span text:style-name="_39_">u</text:span><text:span text:style-name="_32_">n</text:span><text:span text:style-name="_36_">d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a</text:span><text:span text:style-name="_38_">t</text:span><text:span text:style-name="_33_">e</text:span><text:span text:style-name="_36_">g</text:span><text:span text:style-name="_38_">o</text:span><text:span text:style-name="_33_">r</text:span><text:span text:style-name="_35_">y</text:span><text:span text:style-name="_37_"> </text:span><text:span text:style-name="_33_">o</text:span><text:span text:style-name="_36_">f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9_">r</text:span><text:span text:style-name="_33_">o</text:span><text:span text:style-name="_36_">l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6_">v</text:span><text:span text:style-name="_38_">e</text:span><text:span text:style-name="_33_">r</text:span><text:span text:style-name="_35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5_">s</text:span><text:span text:style-name="_39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p</text:span><text:span text:style-name="_33_">l</text:span><text:span text:style-name="_36_">a</text:span><text:span text:style-name="_39_">y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y</text:span><text:span text:style-name="_36_">s</text:span><text:span text:style-name="_38_">t</text:span><text:span text:style-name="_33_">e</text:span><text:span text:style-name="_36_">m</text:span><text:span text:style-name="_38_">'</text:span><text:span text:style-name="_32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r</text:span><text:span text:style-name="_35_">i</text:span><text:span text:style-name="_38_">g</text:span><text:span text:style-name="_32_">g</text:span><text:span text:style-name="_36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v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e</text:span><text:span text:style-name="_35_">a</text:span><text:span text:style-name="_38_">l</text:span><text:span text:style-name="_32_">t</text:span><text:span text:style-name="_35_">h</text:span><text:span text:style-name="_39_">i</text:span><text:span text:style-name="_32_">e</text:span><text:span text:style-name="_36_">s</text:span><text:span text:style-name="_38_">t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b</text:span><text:span text:style-name="_32_">i</text:span><text:span text:style-name="_36_">g</text:span><text:span text:style-name="_38_">g</text:span><text:span text:style-name="_32_">e</text:span><text:span text:style-name="_36_">s</text:span><text:span text:style-name="_39_">t</text:span><text:span text:style-name="_31_"> </text:span><text:span text:style-name="_36_">c</text:span><text:span text:style-name="_38_">o</text:span><text:span text:style-name="_32_">r</text:span><text:span text:style-name="_35_">p</text:span><text:span text:style-name="_38_">o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t</text:span><text:span text:style-name="_32_">'</text:span><text:span text:style-name="_36_">s</text:span><text:span text:style-name="_37_"> </text:span><text:span text:style-name="_33_">a</text:span><text:span text:style-name="_35_">n</text:span><text:span text:style-name="_37_"> </text:span><text:span text:style-name="_32_">h</text:span><text:span text:style-name="_36_">o</text:span><text:span text:style-name="_38_">n</text:span><text:span text:style-name="_32_">e</text:span><text:span text:style-name="_35_">s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a</text:span><text:span text:style-name="_39_">g</text:span><text:span text:style-name="_33_">r</text:span><text:span text:style-name="_35_">e</text:span><text:span text:style-name="_39_">e</text:span><text:span text:style-name="_33_">m</text:span><text:span text:style-name="_36_">e</text:span><text:span text:style-name="_38_">n</text:span><text:span text:style-name="_32_">t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9_">e</text:span><text:span text:style-name="_32_">.</text:span></text:p>
      <text:p text:style-name="P1"><text:span text:style-name="_38_">I</text:span><text:span text:style-name="_31_"> </text:span><text:span text:style-name="_35_">b</text:span><text:span text:style-name="_38_">e</text:span><text:span text:style-name="_33_">l</text:span><text:span text:style-name="_35_">i</text:span><text:span text:style-name="_38_">e</text:span><text:span text:style-name="_33_">v</text:span><text:span text:style-name="_35_">e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r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9_">p</text:span><text:span text:style-name="_33_">r</text:span><text:span text:style-name="_36_">i</text:span><text:span text:style-name="_38_">v</text:span><text:span text:style-name="_33_">a</text:span><text:span text:style-name="_36_">t</text:span><text:span text:style-name="_38_">e</text:span><text:span text:style-name="_31_"> </text:span><text:span text:style-name="_35_">s</text:span><text:span text:style-name="_38_">e</text:span><text:span text:style-name="_33_">c</text:span><text:span text:style-name="_36_">t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6_">i</text:span><text:span text:style-name="_39_">f</text:span><text:span text:style-name="_32_">e</text:span><text:span text:style-name="_35_">b</text:span><text:span text:style-name="_38_">l</text:span><text:span text:style-name="_32_">o</text:span><text:span text:style-name="_35_">o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e</text:span><text:span text:style-name="_32_">c</text:span><text:span text:style-name="_36_">o</text:span><text:span text:style-name="_38_">n</text:span><text:span text:style-name="_33_">o</text:span><text:span text:style-name="_36_">m</text:span><text:span text:style-name="_38_">y</text:span><text:span text:style-name="_33_">.</text:span><text:span text:style-name="_34_"> </text:span><text:span text:style-name="_39_">I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1_"> </text:span><text:span text:style-name="_35_">t</text:span><text:span text:style-name="_38_">h</text:span><text:span text:style-name="_33_">e</text:span><text:span text:style-name="_36_">r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o</text:span><text:span text:style-name="_32_">u</text:span><text:span text:style-name="_36_">t</text:span><text:span text:style-name="_38_">d</text:span><text:span text:style-name="_33_">a</text:span><text:span text:style-name="_35_">t</text:span><text:span text:style-name="_39_">e</text:span><text:span text:style-name="_32_">d</text:span><text:span text:style-name="_34_"> </text:span><text:span text:style-name="_39_">r</text:span><text:span text:style-name="_33_">e</text:span><text:span text:style-name="_35_">g</text:span><text:span text:style-name="_39_">u</text:span><text:span text:style-name="_33_">l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2_">d</text:span><text:span text:style-name="_35_">.</text:span><text:span text:style-name="_37_"> </text:span><text:span text:style-name="_32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r</text:span><text:span text:style-name="_35_">e</text:span><text:span text:style-name="_38_">d</text:span><text:span text:style-name="_31_"> </text:span><text:span text:style-name="_35_">t</text:span><text:span text:style-name="_38_">a</text:span><text:span text:style-name="_33_">p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n</text:span><text:span text:style-name="_33_">e</text:span><text:span text:style-name="_36_">e</text:span><text:span text:style-name="_39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9_">c</text:span><text:span text:style-name="_32_">u</text:span><text:span text:style-name="_35_">t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y</text:span><text:span text:style-name="_39_">o</text:span><text:span text:style-name="_32_">u</text:span><text:span text:style-name="_34_"> </text:span><text:span text:style-name="_39_">g</text:span><text:span text:style-name="_32_">o</text:span><text:span text:style-name="_35_">!</text:span><text:span text:style-name="_37_"> </text:span><text:span text:style-name="_33_">Y</text:span><text:span text:style-name="_35_">e</text:span><text:span text:style-name="_39_">s</text:span><text:span text:style-name="_33_">!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3_">y</text:span><text:span text:style-name="_35_">e</text:span><text:span text:style-name="_38_">a</text:span><text:span text:style-name="_32_">r</text:span><text:span text:style-name="_35_">s</text:span><text:span text:style-name="_37_"> </text:span><text:span text:style-name="_32_">n</text:span><text:span text:style-name="_36_">o</text:span><text:span text:style-name="_38_">w</text:span><text:span text:style-name="_31_"> </text:span><text:span text:style-name="_35_">o</text:span><text:span text:style-name="_38_">f</text:span><text:span text:style-name="_31_"> </text:span><text:span text:style-name="_36_">r</text:span><text:span text:style-name="_38_">e</text:span><text:span text:style-name="_33_">c</text:span><text:span text:style-name="_35_">o</text:span><text:span text:style-name="_38_">r</text:span><text:span text:style-name="_32_">d</text:span><text:span text:style-name="_34_"> </text:span><text:span text:style-name="_38_">c</text:span><text:span text:style-name="_32_">o</text:span><text:span text:style-name="_36_">r</text:span><text:span text:style-name="_39_">p</text:span><text:span text:style-name="_32_">o</text:span><text:span text:style-name="_36_">r</text:span><text:span text:style-name="_39_">a</text:span><text:span text:style-name="_32_">t</text:span><text:span text:style-name="_36_">e</text:span><text:span text:style-name="_37_"> </text:span><text:span text:style-name="_33_">p</text:span><text:span text:style-name="_35_">r</text:span><text:span text:style-name="_38_">o</text:span><text:span text:style-name="_33_">f</text:span><text:span text:style-name="_36_">i</text:span><text:span text:style-name="_38_">t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3_">l</text:span><text:span text:style-name="_35_">i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n</text:span><text:span text:style-name="_39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2_">p</text:span><text:span text:style-name="_36_">p</text:span><text:span text:style-name="_39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r</text:span><text:span text:style-name="_34_"> </text:span><text:span text:style-name="_39_">b</text:span><text:span text:style-name="_32_">i</text:span><text:span text:style-name="_35_">g</text:span><text:span text:style-name="_39_">g</text:span><text:span text:style-name="_32_">e</text:span><text:span text:style-name="_36_">r</text:span><text:span text:style-name="_37_"> </text:span><text:span text:style-name="_32_">p</text:span><text:span text:style-name="_36_">a</text:span><text:span text:style-name="_38_">y</text:span><text:span text:style-name="_32_">c</text:span><text:span text:style-name="_36_">h</text:span><text:span text:style-name="_39_">e</text:span><text:span text:style-name="_33_">c</text:span><text:span text:style-name="_35_">k</text:span><text:span text:style-name="_38_">s</text:span><text:span text:style-name="_31_"> </text:span><text:span text:style-name="_36_">j</text:span><text:span text:style-name="_39_">u</text:span><text:span text:style-name="_33_">s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l</text:span><text:span text:style-name="_35_">e</text:span><text:span text:style-name="_38_">t</text:span><text:span text:style-name="_32_">t</text:span><text:span text:style-name="_36_">i</text:span><text:span text:style-name="_38_">n</text:span><text:span text:style-name="_32_">g</text:span><text:span text:style-name="_34_"> </text:span><text:span text:style-name="_39_">b</text:span><text:span text:style-name="_32_">i</text:span><text:span text:style-name="_36_">g</text:span><text:span text:style-name="_37_"> </text:span><text:span text:style-name="_33_">b</text:span><text:span text:style-name="_35_">a</text:span><text:span text:style-name="_38_">n</text:span><text:span text:style-name="_32_">k</text:span><text:span text:style-name="_36_">s</text:span><text:span text:style-name="_37_"> </text:span><text:span text:style-name="_32_">o</text:span><text:span text:style-name="_35_">r</text:span><text:span text:style-name="_37_"> </text:span><text:span text:style-name="_33_">b</text:span><text:span text:style-name="_35_">i</text:span><text:span text:style-name="_39_">g</text:span><text:span text:style-name="_31_"> </text:span><text:span text:style-name="_36_">o</text:span><text:span text:style-name="_39_">i</text:span><text:span text:style-name="_32_">l</text:span><text:span text:style-name="_34_"> </text:span><text:span text:style-name="_39_">o</text:span><text:span text:style-name="_32_">r</text:span><text:span text:style-name="_34_"> </text:span><text:span text:style-name="_39_">h</text:span><text:span text:style-name="_33_">e</text:span><text:span text:style-name="_36_">d</text:span><text:span text:style-name="_39_">g</text:span><text:span text:style-name="_32_">e</text:span><text:span text:style-name="_34_"> </text:span><text:span text:style-name="_39_">f</text:span><text:span text:style-name="_32_">u</text:span><text:span text:style-name="_36_">n</text:span><text:span text:style-name="_38_">d</text:span><text:span text:style-name="_32_">s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i</text:span><text:span text:style-name="_38_">r</text:span><text:span text:style-name="_31_"> </text:span><text:span text:style-name="_35_">o</text:span><text:span text:style-name="_38_">w</text:span><text:span text:style-name="_32_">n</text:span><text:span text:style-name="_34_"> </text:span><text:span text:style-name="_39_">r</text:span><text:span text:style-name="_32_">u</text:span><text:span text:style-name="_36_">l</text:span><text:span text:style-name="_39_">e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e</text:span><text:span text:style-name="_32_">v</text:span><text:span text:style-name="_35_">e</text:span><text:span text:style-name="_38_">r</text:span><text:span text:style-name="_32_">y</text:span><text:span text:style-name="_36_">b</text:span><text:span text:style-name="_38_">o</text:span><text:span text:style-name="_33_">d</text:span><text:span text:style-name="_36_">y</text:span><text:span text:style-name="_37_"> </text:span><text:span text:style-name="_33_">e</text:span><text:span text:style-name="_35_">l</text:span><text:span text:style-name="_38_">s</text:span><text:span text:style-name="_32_">e</text:span><text:span text:style-name="_36_">'</text:span><text:span text:style-name="_39_">s</text:span><text:span text:style-name="_31_"> </text:span><text:span text:style-name="_35_">e</text:span><text:span text:style-name="_38_">x</text:span><text:span text:style-name="_33_">p</text:span><text:span text:style-name="_35_">e</text:span><text:span text:style-name="_38_">n</text:span><text:span text:style-name="_33_">s</text:span><text:span text:style-name="_36_">e</text:span><text:span text:style-name="_38_">.</text:span><text:span text:style-name="_31_"> </text:span><text:span text:style-name="_36_">M</text:span><text:span text:style-name="_38_">i</text:span><text:span text:style-name="_32_">d</text:span><text:span text:style-name="_35_">d</text:span><text:span text:style-name="_39_">l</text:span><text:span text:style-name="_32_">e</text:span>-<text:span text:style-name="_39_">c</text:span><text:span text:style-name="_32_">l</text:span><text:span text:style-name="_35_">a</text:span><text:span text:style-name="_38_">s</text:span><text:span text:style-name="_32_">s</text:span><text:span text:style-name="_34_"> </text:span><text:span text:style-name="_39_">f</text:span><text:span text:style-name="_33_">a</text:span><text:span text:style-name="_36_">m</text:span><text:span text:style-name="_39_">i</text:span><text:span text:style-name="_32_">l</text:span><text:span text:style-name="_35_">i</text:span><text:span text:style-name="_38_">e</text:span><text:span text:style-name="_32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g</text:span><text:span text:style-name="_38_">o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s</text:span><text:span text:style-name="_33_">e</text:span><text:span text:style-name="_36_">c</text:span><text:span text:style-name="_39_">u</text:span><text:span text:style-name="_32_">r</text:span><text:span text:style-name="_36_">e</text:span><text:span text:style-name="_37_"> </text:span><text:span text:style-name="_33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8_">w</text:span><text:span text:style-name="_33_">e</text:span><text:span text:style-name="_34_"> </text:span><text:span text:style-name="_38_">a</text:span><text:span text:style-name="_33_">l</text:span><text:span text:style-name="_35_">l</text:span><text:span text:style-name="_38_">o</text:span><text:span text:style-name="_32_">w</text:span><text:span text:style-name="_36_">e</text:span><text:span text:style-name="_38_">d</text:span><text:span text:style-name="_31_"> </text:span><text:span text:style-name="_35_">a</text:span><text:span text:style-name="_39_">t</text:span><text:span text:style-name="_32_">t</text:span><text:span text:style-name="_36_">a</text:span><text:span text:style-name="_38_">c</text:span><text:span text:style-name="_32_">k</text:span><text:span text:style-name="_35_">s</text:span><text:span text:style-name="_37_"> </text:span><text:span text:style-name="_33_">o</text:span><text:span text:style-name="_35_">n</text:span><text:span text:style-name="_37_"> </text:span><text:span text:style-name="_33_">c</text:span><text:span text:style-name="_35_">o</text:span><text:span text:style-name="_39_">l</text:span><text:span text:style-name="_33_">l</text:span><text:span text:style-name="_35_">e</text:span><text:span text:style-name="_39_">c</text:span><text:span text:style-name="_33_">t</text:span><text:span text:style-name="_35_">i</text:span><text:span text:style-name="_39_">v</text:span><text:span text:style-name="_33_">e</text:span><text:span text:style-name="_34_"> </text:span><text:span text:style-name="_39_">b</text:span><text:span text:style-name="_32_">a</text:span><text:span text:style-name="_36_">r</text:span><text:span text:style-name="_39_">g</text:span><text:span text:style-name="_32_">a</text:span><text:span text:style-name="_35_">i</text:span><text:span text:style-name="_38_">n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o</text:span><text:span text:style-name="_31_"> </text:span><text:span text:style-name="_35_">u</text:span><text:span text:style-name="_39_">n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2_">o</text:span><text:span text:style-name="_35_">d</text:span><text:span text:style-name="_37_"> </text:span><text:span text:style-name="_33_">S</text:span><text:span text:style-name="_36_">t</text:span><text:span text:style-name="_39_">a</text:span><text:span text:style-name="_32_">m</text:span><text:span text:style-name="_35_">p</text:span><text:span text:style-name="_37_"> </text:span><text:span text:style-name="_32_">r</text:span><text:span text:style-name="_36_">e</text:span><text:span text:style-name="_38_">c</text:span><text:span text:style-name="_32_">i</text:span><text:span text:style-name="_36_">p</text:span><text:span text:style-name="_39_">i</text:span><text:span text:style-name="_32_">e</text:span><text:span text:style-name="_36_">n</text:span><text:span text:style-name="_38_">t</text:span><text:span text:style-name="_33_">s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2_">i</text:span><text:span text:style-name="_35_">n</text:span><text:span text:style-name="_38_">a</text:span><text:span text:style-name="_33_">n</text:span><text:span text:style-name="_36_">c</text:span><text:span text:style-name="_39_">i</text:span><text:span text:style-name="_32_">a</text:span><text:span text:style-name="_35_">l</text:span><text:span text:style-name="_37_"> </text:span><text:span text:style-name="_32_">c</text:span><text:span text:style-name="_35_">r</text:span><text:span text:style-name="_38_">i</text:span><text:span text:style-name="_33_">s</text:span><text:span text:style-name="_35_">i</text:span><text:span text:style-name="_39_">s</text:span><text:span text:style-name="_33_">;</text:span><text:span text:style-name="_34_"> </text:span><text:span text:style-name="_38_">r</text:span><text:span text:style-name="_32_">e</text:span><text:span text:style-name="_35_">c</text:span><text:span text:style-name="_39_">k</text:span><text:span text:style-name="_32_">l</text:span><text:span text:style-name="_36_">e</text:span><text:span text:style-name="_38_">s</text:span><text:span text:style-name="_33_">s</text:span><text:span text:style-name="_36_">n</text:span><text:span text:style-name="_39_">e</text:span><text:span text:style-name="_33_">s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W</text:span><text:span text:style-name="_36_">a</text:span><text:span text:style-name="_38_">l</text:span><text:span text:style-name="_33_">l</text:span><text:span text:style-name="_34_"> </text:span><text:span text:style-name="_39_">S</text:span><text:span text:style-name="_32_">t</text:span><text:span text:style-name="_35_">r</text:span><text:span text:style-name="_38_">e</text:span><text:span text:style-name="_32_">e</text:span><text:span text:style-name="_35_">t</text:span><text:span text:style-name="_37_"> </text:span><text:span text:style-name="_33_">d</text:span><text:span text:style-name="_36_">i</text:span><text:span text:style-name="_39_">d</text:span><text:span text:style-name="_33_">.</text:span><text:span text:style-name="_34_"> </text:span><text:span text:style-name="_39_">I</text:span><text:span text:style-name="_33_">m</text:span><text:span text:style-name="_36_">m</text:span><text:span text:style-name="_39_">i</text:span><text:span text:style-name="_33_">g</text:span><text:span text:style-name="_35_">r</text:span><text:span text:style-name="_39_">a</text:span><text:span text:style-name="_33_">n</text:span><text:span text:style-name="_35_">t</text:span><text:span text:style-name="_38_">s</text:span><text:span text:style-name="_31_"> </text:span><text:span text:style-name="_35_">a</text:span><text:span text:style-name="_39_">r</text:span><text:span text:style-name="_33_">e</text:span><text:span text:style-name="_35_">n</text:span><text:span text:style-name="_39_">'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3_">n</text:span><text:span text:style-name="_35_">c</text:span><text:span text:style-name="_38_">i</text:span><text:span text:style-name="_33_">p</text:span><text:span text:style-name="_35_">a</text:span><text:span text:style-name="_38_">l</text:span><text:span text:style-name="_31_"> </text:span><text:span text:style-name="_35_">r</text:span><text:span text:style-name="_39_">e</text:span><text:span text:style-name="_32_">a</text:span><text:span text:style-name="_36_">s</text:span><text:span text:style-name="_38_">o</text:span><text:span text:style-name="_32_">n</text:span><text:span text:style-name="_34_"> </text:span><text:span text:style-name="_38_">w</text:span><text:span text:style-name="_33_">a</text:span><text:span text:style-name="_36_">g</text:span><text:span text:style-name="_38_">e</text:span><text:span text:style-name="_32_">s</text:span><text:span text:style-name="_34_"> </text:span><text:span text:style-name="_38_">h</text:span><text:span text:style-name="_32_">a</text:span><text:span text:style-name="_36_">v</text:span><text:span text:style-name="_39_">e</text:span><text:span text:style-name="_33_">n</text:span><text:span text:style-name="_36_">'</text:span><text:span text:style-name="_39_">t</text:span><text:span text:style-name="_31_"> </text:span><text:span text:style-name="_35_">g</text:span><text:span text:style-name="_39_">o</text:span><text:span text:style-name="_33_">n</text:span><text:span text:style-name="_36_">e</text:span><text:span text:style-name="_37_"> </text:span><text:span text:style-name="_32_">u</text:span><text:span text:style-name="_35_">p</text:span><text:span text:style-name="_38_">;</text:span><text:span text:style-name="_31_"> </text:span><text:span text:style-name="_36_">t</text:span><text:span text:style-name="_39_">h</text:span><text:span text:style-name="_33_">o</text:span><text:span text:style-name="_35_">s</text:span><text:span text:style-name="_38_">e</text:span><text:span text:style-name="_31_"> </text:span><text:span text:style-name="_36_">d</text:span><text:span text:style-name="_38_">e</text:span><text:span text:style-name="_32_">c</text:span><text:span text:style-name="_35_">i</text:span><text:span text:style-name="_39_">s</text:span><text:span text:style-name="_33_">i</text:span><text:span text:style-name="_36_">o</text:span><text:span text:style-name="_38_">n</text:span><text:span text:style-name="_33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b</text:span><text:span text:style-name="_36_">o</text:span><text:span text:style-name="_39_">a</text:span><text:span text:style-name="_32_">r</text:span><text:span text:style-name="_35_">d</text:span><text:span text:style-name="_39_">r</text:span><text:span text:style-name="_33_">o</text:span><text:span text:style-name="_36_">o</text:span><text:span text:style-name="_39_">m</text:span><text:span text:style-name="_33_">s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o</text:span><text:span text:style-name="_36_">o</text:span><text:span text:style-name="_37_"> </text:span><text:span text:style-name="_32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q</text:span><text:span text:style-name="_39_">u</text:span><text:span text:style-name="_33_">a</text:span><text:span text:style-name="_36_">r</text:span><text:span text:style-name="_38_">t</text:span><text:span text:style-name="_33_">e</text:span><text:span text:style-name="_36_">r</text:span><text:span text:style-name="_38_">l</text:span><text:span text:style-name="_33_">y</text:span><text:span text:style-name="_34_"> </text:span><text:span text:style-name="_38_">e</text:span><text:span text:style-name="_33_">a</text:span><text:span text:style-name="_36_">r</text:span><text:span text:style-name="_39_">n</text:span><text:span text:style-name="_33_">i</text:span><text:span text:style-name="_35_">n</text:span><text:span text:style-name="_38_">g</text:span><text:span text:style-name="_32_">s</text:span><text:span text:style-name="_34_"> </text:span><text:span text:style-name="_39_">o</text:span><text:span text:style-name="_33_">v</text:span><text:span text:style-name="_36_">e</text:span><text:span text:style-name="_38_">r</text:span><text:span text:style-name="_31_"> </text:span><text:span text:style-name="_35_">l</text:span><text:span text:style-name="_38_">o</text:span><text:span text:style-name="_33_">n</text:span><text:span text:style-name="_36_">g</text:span>-<text:span text:style-name="_32_">t</text:span><text:span text:style-name="_36_">e</text:span><text:span text:style-name="_39_">r</text:span><text:span text:style-name="_33_">m</text:span><text:span text:style-name="_34_"> </text:span><text:span text:style-name="_38_">r</text:span><text:span text:style-name="_33_">e</text:span><text:span text:style-name="_36_">t</text:span><text:span text:style-name="_39_">u</text:span><text:span text:style-name="_32_">r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6_">s</text:span><text:span text:style-name="_39_">u</text:span><text:span text:style-name="_32_">r</text:span><text:span text:style-name="_35_">e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5_">e</text:span><text:span text:style-name="_39_">r</text:span><text:span text:style-name="_33_">a</text:span><text:span text:style-name="_36_">g</text:span><text:span text:style-name="_38_">e</text:span><text:span text:style-name="_31_"> </text:span><text:span text:style-name="_36_">f</text:span><text:span text:style-name="_39_">a</text:span><text:span text:style-name="_32_">m</text:span><text:span text:style-name="_35_">i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t</text:span><text:span text:style-name="_38_">c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6_">n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5_">v</text:span><text:span text:style-name="_38_">o</text:span><text:span text:style-name="_33_">i</text:span><text:span text:style-name="_36_">d</text:span><text:span text:style-name="_38_">s</text:span><text:span text:style-name="_31_"> </text:span><text:span text:style-name="_35_">p</text:span><text:span text:style-name="_39_">a</text:span><text:span text:style-name="_32_">y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a</text:span><text:span text:style-name="_35_">x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r</text:span><text:span text:style-name="_39_">o</text:span><text:span text:style-name="_32_">u</text:span><text:span text:style-name="_36_">g</text:span><text:span text:style-name="_38_">h</text:span><text:span text:style-name="_31_"> </text:span><text:span text:style-name="_36_">o</text:span><text:span text:style-name="_38_">f</text:span><text:span text:style-name="_33_">f</text:span><text:span text:style-name="_36_">s</text:span><text:span text:style-name="_38_">h</text:span><text:span text:style-name="_33_">o</text:span><text:span text:style-name="_35_">r</text:span><text:span text:style-name="_38_">e</text:span><text:span text:style-name="_31_"> </text:span><text:span text:style-name="_35_">a</text:span><text:span text:style-name="_38_">c</text:span><text:span text:style-name="_33_">c</text:span><text:span text:style-name="_35_">o</text:span><text:span text:style-name="_38_">u</text:span><text:span text:style-name="_33_">n</text:span><text:span text:style-name="_36_">t</text:span><text:span text:style-name="_38_">s</text:span><text:span text:style-name="_33_">.</text:span></text:p>
      <text:p text:style-name="P1"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i</text:span><text:span text:style-name="_32_">n</text:span><text:span text:style-name="_35_">t</text:span><text:span text:style-name="_37_"> </text:span><text:span text:style-name="_32_">i</text:span><text:span text:style-name="_36_">s</text:span><text:span text:style-name="_39_">,</text:span><text:span text:style-name="_31_"> </text:span><text:span text:style-name="_36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9_">v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6_">y</text:span><text:span text:style-name="_39_">,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r</text:span><text:span text:style-name="_38_">t</text:span>-<text:span text:style-name="_35_">u</text:span><text:span text:style-name="_39_">p</text:span><text:span text:style-name="_32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s</text:span><text:span text:style-name="_36_">m</text:span><text:span text:style-name="_39_">a</text:span><text:span text:style-name="_33_">l</text:span><text:span text:style-name="_35_">l</text:span><text:span text:style-name="_37_"> </text:span><text:span text:style-name="_33_">b</text:span><text:span text:style-name="_35_">u</text:span><text:span text:style-name="_38_">s</text:span><text:span text:style-name="_33_">i</text:span><text:span text:style-name="_36_">n</text:span><text:span text:style-name="_38_">e</text:span><text:span text:style-name="_33_">s</text:span><text:span text:style-name="_35_">s</text:span><text:span text:style-name="_38_">e</text:span><text:span text:style-name="_32_">s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8_">v</text:span><text:span text:style-name="_32_">o</text:span><text:span text:style-name="_35_">i</text:span><text:span text:style-name="_38_">c</text:span><text:span text:style-name="_32_">e</text:span><text:span text:style-name="_36_">,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l</text:span><text:span text:style-name="_38_">e</text:span><text:span text:style-name="_32_">s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r</text:span><text:span text:style-name="_33_">u</text:span><text:span text:style-name="_35_">l</text:span><text:span text:style-name="_39_">e</text:span><text:span text:style-name="_32_">s</text:span><text:span text:style-name="_34_"> </text:span><text:span text:style-name="_38_">s</text:span><text:span text:style-name="_32_">h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m</text:span><text:span text:style-name="_36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I</text:span><text:span text:style-name="_38_">'</text:span><text:span text:style-name="_33_">m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2_">e</text:span><text:span text:style-name="_36_">a</text:span><text:span text:style-name="_39_">r</text:span><text:span text:style-name="_31_"> </text:span><text:span text:style-name="_35_">I</text:span><text:span text:style-name="_37_"> </text:span><text:span text:style-name="_32_">p</text:span><text:span text:style-name="_36_">l</text:span><text:span text:style-name="_39_">a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i</text:span><text:span text:style-name="_36_">f</text:span><text:span text:style-name="_39_">t</text:span><text:span text:style-name="_31_"> </text:span><text:span text:style-name="_35_">u</text:span><text:span text:style-name="_39_">p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8_">y</text:span><text:span text:style-name="_31_"> </text:span><text:span text:style-name="_35_">b</text:span><text:span text:style-name="_38_">u</text:span><text:span text:style-name="_32_">s</text:span><text:span text:style-name="_35_">i</text:span><text:span text:style-name="_39_">n</text:span><text:span text:style-name="_32_">e</text:span><text:span text:style-name="_36_">s</text:span><text:span text:style-name="_38_">s</text:span><text:span text:style-name="_32_">e</text:span><text:span text:style-name="_36_">s</text:span><text:span text:style-name="_37_"> </text:span><text:span text:style-name="_32_">w</text:span><text:span text:style-name="_36_">h</text:span><text:span text:style-name="_38_">o</text:span><text:span text:style-name="_32_">'</text:span><text:span text:style-name="_35_">v</text:span><text:span text:style-name="_39_">e</text:span><text:span text:style-name="_31_"> </text:span><text:span text:style-name="_36_">f</text:span><text:span text:style-name="_38_">i</text:span><text:span text:style-name="_33_">g</text:span><text:span text:style-name="_35_">u</text:span><text:span text:style-name="_39_">r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3_">r</text:span><text:span text:style-name="_36_">i</text:span><text:span text:style-name="_39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3_">i</text:span><text:span text:style-name="_36_">r</text:span><text:span text:style-name="_37_"> </text:span><text:span text:style-name="_33_">w</text:span><text:span text:style-name="_36_">o</text:span><text:span text:style-name="_39_">r</text:span><text:span text:style-name="_32_">k</text:span><text:span text:style-name="_36_">e</text:span><text:span text:style-name="_38_">r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c</text:span><text:span text:style-name="_32_">u</text:span><text:span text:style-name="_36_">s</text:span><text:span text:style-name="_38_">t</text:span><text:span text:style-name="_32_">o</text:span><text:span text:style-name="_36_">m</text:span><text:span text:style-name="_38_">e</text:span><text:span text:style-name="_33_">r</text:span><text:span text:style-name="_35_">s</text:span><text:span text:style-name="_37_"> </text:span><text:span text:style-name="_33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3_">i</text:span><text:span text:style-name="_35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2_">i</text:span><text:span text:style-name="_36_">t</text:span><text:span text:style-name="_38_">i</text:span><text:span text:style-name="_32_">e</text:span><text:span text:style-name="_36_">s</text:span><text:span text:style-name="_37_"> </text:span><text:span text:style-name="_33_">e</text:span><text:span text:style-name="_35_">n</text:span><text:span text:style-name="_38_">d</text:span><text:span text:style-name="_32_">s</text:span><text:span text:style-name="_34_"> </text:span><text:span text:style-name="_39_">u</text:span><text:span text:style-name="_32_">p</text:span><text:span text:style-name="_34_"> </text:span><text:span text:style-name="_38_">b</text:span><text:span text:style-name="_33_">e</text:span><text:span text:style-name="_35_">i</text:span><text:span text:style-name="_39_">n</text:span><text:span text:style-name="_32_">g</text:span><text:span text:style-name="_34_"> </text:span><text:span text:style-name="_39_">g</text:span><text:span text:style-name="_33_">o</text:span><text:span text:style-name="_36_">o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s</text:span><text:span text:style-name="_32_">h</text:span><text:span text:style-name="_36_">a</text:span><text:span text:style-name="_38_">r</text:span><text:span text:style-name="_33_">e</text:span><text:span text:style-name="_36_">h</text:span><text:span text:style-name="_39_">o</text:span><text:span text:style-name="_33_">l</text:span><text:span text:style-name="_35_">d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I</text:span><text:span text:style-name="_31_"> </text:span><text:span text:style-name="_35_">w</text:span><text:span text:style-name="_38_">a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p</text:span><text:span text:style-name="_38_">r</text:span><text:span text:style-name="_33_">e</text:span><text:span text:style-name="_36_">a</text:span><text:span text:style-name="_38_">d</text:span><text:span text:style-name="_31_"> </text:span><text:span text:style-name="_36_">t</text:span><text:span text:style-name="_39_">h</text:span><text:span text:style-name="_33_">o</text:span><text:span text:style-name="_36_">s</text:span><text:span text:style-name="_39_">e</text:span><text:span text:style-name="_31_"> </text:span><text:span text:style-name="_35_">b</text:span><text:span text:style-name="_39_">e</text:span><text:span text:style-name="_33_">s</text:span><text:span text:style-name="_35_">t</text:span><text:span text:style-name="_37_"> </text:span><text:span text:style-name="_33_">p</text:span><text:span text:style-name="_36_">r</text:span><text:span text:style-name="_38_">a</text:span><text:span text:style-name="_32_">c</text:span><text:span text:style-name="_35_">t</text:span><text:span text:style-name="_38_">i</text:span><text:span text:style-name="_33_">c</text:span><text:span text:style-name="_35_">e</text:span><text:span text:style-name="_38_">s</text:span><text:span text:style-name="_31_"> </text:span><text:span text:style-name="_36_">a</text:span><text:span text:style-name="_38_">c</text:span><text:span text:style-name="_32_">r</text:span><text:span text:style-name="_36_">o</text:span><text:span text:style-name="_39_">s</text:span><text:span text:style-name="_33_">s</text:span><text:span text:style-name="_34_"> </text:span><text:span text:style-name="_39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b</text:span><text:span text:style-name="_39_">r</text:span><text:span text:style-name="_32_">i</text:span><text:span text:style-name="_36_">g</text:span><text:span text:style-name="_39_">h</text:span><text:span text:style-name="_33_">t</text:span><text:span text:style-name="_36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6_">u</text:span><text:span text:style-name="_38_">r</text:span><text:span text:style-name="_33_">e</text:span><text:span text:style-name="_35_">.</text:span></text:p>
      <text:p text:style-name="P1"><text:span text:style-name="_32_">I</text:span><text:span text:style-name="_36_">n</text:span><text:span text:style-name="_37_"> </text:span><text:span text:style-name="_32_">f</text:span><text:span text:style-name="_36_">a</text:span><text:span text:style-name="_39_">c</text:span><text:span text:style-name="_32_">t</text:span><text:span text:style-name="_36_">,</text:span><text:span text:style-name="_37_"> </text:span><text:span text:style-name="_32_">i</text:span><text:span text:style-name="_36_">t</text:span><text:span text:style-name="_37_"> </text:span><text:span text:style-name="_33_">t</text:span><text:span text:style-name="_36_">u</text:span><text:span text:style-name="_39_">r</text:span><text:span text:style-name="_32_">n</text:span><text:span text:style-name="_36_">s</text:span><text:span text:style-name="_37_"> </text:span><text:span text:style-name="_32_">o</text:span><text:span text:style-name="_35_">u</text:span><text:span text:style-name="_38_">t</text:span><text:span text:style-name="_31_"> </text:span><text:span text:style-name="_36_">m</text:span><text:span text:style-name="_39_">a</text:span><text:span text:style-name="_33_">n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c</text:span><text:span text:style-name="_35_">o</text:span><text:span text:style-name="_39_">r</text:span><text:span text:style-name="_33_">p</text:span><text:span text:style-name="_35_">o</text:span><text:span text:style-name="_38_">r</text:span><text:span text:style-name="_32_">a</text:span><text:span text:style-name="_35_">t</text:span><text:span text:style-name="_38_">e</text:span><text:span text:style-name="_31_"> </text:span><text:span text:style-name="_35_">c</text:span><text:span text:style-name="_39_">i</text:span><text:span text:style-name="_33_">t</text:span><text:span text:style-name="_36_">i</text:span><text:span text:style-name="_38_">z</text:span><text:span text:style-name="_33_">e</text:span><text:span text:style-name="_36_">n</text:span><text:span text:style-name="_39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a</text:span><text:span text:style-name="_33_">l</text:span><text:span text:style-name="_36_">s</text:span><text:span text:style-name="_38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m</text:span><text:span text:style-name="_32_">o</text:span><text:span text:style-name="_35_">s</text:span><text:span text:style-name="_38_">t</text:span><text:span text:style-name="_31_"> </text:span><text:span text:style-name="_36_">c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v</text:span><text:span text:style-name="_39_">e</text:span><text:span text:style-name="_33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b</text:span><text:span text:style-name="_32_">r</text:span><text:span text:style-name="_36_">i</text:span><text:span text:style-name="_39_">n</text:span><text:span text:style-name="_32_">g</text:span><text:span text:style-name="_36_">s</text:span><text:span text:style-name="_37_"> </text:span><text:span text:style-name="_33_">m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e</text:span><text:span text:style-name="_33_">c</text:span><text:span text:style-name="_35_">o</text:span><text:span text:style-name="_39_">n</text:span><text:span text:style-name="_33_">d</text:span><text:span text:style-name="_34_"> </text:span><text:span text:style-name="_38_">b</text:span><text:span text:style-name="_33_">i</text:span><text:span text:style-name="_35_">g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w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9_">c</text:span><text:span text:style-name="_33_">o</text:span><text:span text:style-name="_36_">u</text:span><text:span text:style-name="_38_">n</text:span><text:span text:style-name="_33_">t</text:span><text:span text:style-name="_35_">r</text:span><text:span text:style-name="_38_">y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9_">r</text:span><text:span text:style-name="_33_">: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d</text:span><text:span text:style-name="_35_">o</text:span><text:span text:style-name="_37_"> </text:span><text:span text:style-name="_33_">w</text:span><text:span text:style-name="_35_">e</text:span><text:span text:style-name="_37_"> </text:span><text:span text:style-name="_33_">r</text:span><text:span text:style-name="_36_">e</text:span><text:span text:style-name="_38_">i</text:span><text:span text:style-name="_32_">g</text:span><text:span text:style-name="_35_">n</text:span><text:span text:style-name="_38_">i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p</text:span><text:span text:style-name="_35_">i</text:span><text:span text:style-name="_39_">r</text:span><text:span text:style-name="_33_">i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9_">n</text:span><text:span text:style-name="_33_">o</text:span><text:span text:style-name="_36_">v</text:span><text:span text:style-name="_39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m</text:span><text:span text:style-name="_33_">e</text:span><text:span text:style-name="_35_">e</text:span><text:span text:style-name="_39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i</text:span><text:span text:style-name="_36_">g</text:span><text:span text:style-name="_38_">g</text:span><text:span text:style-name="_33_">e</text:span><text:span text:style-name="_36_">s</text:span><text:span text:style-name="_39_">t</text:span><text:span text:style-name="_31_"> </text:span><text:span text:style-name="_35_">c</text:span><text:span text:style-name="_38_">h</text:span><text:span text:style-name="_33_">a</text:span><text:span text:style-name="_36_">l</text:span><text:span text:style-name="_38_">l</text:span><text:span text:style-name="_33_">e</text:span><text:span text:style-name="_36_">n</text:span><text:span text:style-name="_38_">g</text:span><text:span text:style-name="_33_">e</text:span><text:span text:style-name="_36_">s</text:span><text:span text:style-name="_38_">?</text:span></text:p>
      <text:p text:style-name="P1"><text:span text:style-name="_35_">S</text:span><text:span text:style-name="_39_">i</text:span><text:span text:style-name="_32_">x</text:span><text:span text:style-name="_35_">t</text:span><text:span text:style-name="_39_">y</text:span><text:span text:style-name="_31_"> </text:span><text:span text:style-name="_35_">y</text:span><text:span text:style-name="_39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2_">o</text:span><text:span text:style-name="_35_">,</text:span><text:span text:style-name="_37_"> </text:span><text:span text:style-name="_32_">w</text:span><text:span text:style-name="_36_">h</text:span><text:span text:style-name="_38_">e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u</text:span><text:span text:style-name="_38_">s</text:span><text:span text:style-name="_33_">s</text:span><text:span text:style-name="_35_">i</text:span><text:span text:style-name="_38_">a</text:span><text:span text:style-name="_33_">n</text:span><text:span text:style-name="_35_">s</text:span><text:span text:style-name="_37_"> </text:span><text:span text:style-name="_32_">b</text:span><text:span text:style-name="_35_">e</text:span><text:span text:style-name="_39_">a</text:span><text:span text:style-name="_33_">t</text:span><text:span text:style-name="_34_"> </text:span><text:span text:style-name="_38_">u</text:span><text:span text:style-name="_33_">s</text:span><text:span text:style-name="_34_"> </text:span><text:span text:style-name="_38_">i</text:span><text:span text:style-name="_32_">n</text:span><text:span text:style-name="_36_">t</text:span><text:span text:style-name="_38_">o</text:span><text:span text:style-name="_31_"> </text:span><text:span text:style-name="_35_">s</text:span><text:span text:style-name="_39_">p</text:span><text:span text:style-name="_32_">a</text:span><text:span text:style-name="_36_">c</text:span><text:span text:style-name="_39_">e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i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d</text:span><text:span text:style-name="_35_">e</text:span><text:span text:style-name="_39_">n</text:span><text:span text:style-name="_32_">y</text:span><text:span text:style-name="_34_"> </text:span><text:span text:style-name="_38_">S</text:span><text:span text:style-name="_33_">p</text:span><text:span text:style-name="_35_">u</text:span><text:span text:style-name="_39_">t</text:span><text:span text:style-name="_32_">n</text:span><text:span text:style-name="_35_">i</text:span><text:span text:style-name="_38_">k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u</text:span><text:span text:style-name="_33_">p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5_">.</text:span><text:span text:style-name="_37_"> </text:span><text:span text:style-name="_32_">W</text:span><text:span text:style-name="_36_">e</text:span><text:span text:style-name="_37_"> </text:span><text:span text:style-name="_33_">d</text:span><text:span text:style-name="_36_">i</text:span><text:span text:style-name="_38_">d</text:span><text:span text:style-name="_33_">n</text:span><text:span text:style-name="_36_">'</text:span><text:span text:style-name="_39_">t</text:span><text:span text:style-name="_31_"> </text:span><text:span text:style-name="_35_">a</text:span><text:span text:style-name="_39_">r</text:span><text:span text:style-name="_33_">g</text:span><text:span text:style-name="_36_">u</text:span><text:span text:style-name="_38_">e</text:span><text:span text:style-name="_31_"> </text:span><text:span text:style-name="_36_">a</text:span><text:span text:style-name="_39_">b</text:span><text:span text:style-name="_32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2_">c</text:span><text:span text:style-name="_36_">i</text:span><text:span text:style-name="_39_">e</text:span><text:span text:style-name="_32_">n</text:span><text:span text:style-name="_35_">c</text:span><text:span text:style-name="_39_">e</text:span><text:span text:style-name="_33_">,</text:span><text:span text:style-name="_34_"> </text:span><text:span text:style-name="_38_">o</text:span><text:span text:style-name="_33_">r</text:span><text:span text:style-name="_34_"> </text:span><text:span text:style-name="_38_">s</text:span><text:span text:style-name="_32_">h</text:span><text:span text:style-name="_36_">r</text:span><text:span text:style-name="_39_">i</text:span><text:span text:style-name="_33_">n</text:span><text:span text:style-name="_35_">k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r</text:span><text:span text:style-name="_38_">e</text:span><text:span text:style-name="_33_">s</text:span><text:span text:style-name="_35_">e</text:span><text:span text:style-name="_39_">a</text:span><text:span text:style-name="_33_">r</text:span><text:span text:style-name="_35_">c</text:span><text:span text:style-name="_39_">h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d</text:span><text:span text:style-name="_33_">e</text:span><text:span text:style-name="_36_">v</text:span><text:span text:style-name="_38_">e</text:span><text:span text:style-name="_33_">l</text:span><text:span text:style-name="_36_">o</text:span><text:span text:style-name="_39_">p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b</text:span><text:span text:style-name="_33_">u</text:span><text:span text:style-name="_35_">d</text:span><text:span text:style-name="_38_">g</text:span><text:span text:style-name="_32_">e</text:span><text:span text:style-name="_35_">t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b</text:span><text:span text:style-name="_39_">u</text:span><text:span text:style-name="_32_">i</text:span><text:span text:style-name="_36_">l</text:span><text:span text:style-name="_39_">t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a</text:span><text:span text:style-name="_33_">c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g</text:span><text:span text:style-name="_36_">r</text:span><text:span text:style-name="_39_">a</text:span><text:span text:style-name="_33_">m</text:span><text:span text:style-name="_34_"> </text:span><text:span text:style-name="_39_">a</text:span><text:span text:style-name="_33_">l</text:span><text:span text:style-name="_36_">m</text:span><text:span text:style-name="_38_">o</text:span><text:span text:style-name="_33_">s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6_">n</text:span><text:span text:style-name="_38_">i</text:span><text:span text:style-name="_32_">g</text:span><text:span text:style-name="_35_">h</text:span><text:span text:style-name="_38_">t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1</text:span><text:span text:style-name="_35_">2</text:span><text:span text:style-name="_37_"> </text:span><text:span text:style-name="_33_">y</text:span><text:span text:style-name="_36_">e</text:span><text:span text:style-name="_39_">a</text:span><text:span text:style-name="_33_">r</text:span><text:span text:style-name="_36_">s</text:span><text:span text:style-name="_37_"> </text:span><text:span text:style-name="_33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6_">w</text:span><text:span text:style-name="_38_">e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l</text:span><text:span text:style-name="_33_">k</text:span><text:span text:style-name="_36_">i</text:span><text:span text:style-name="_39_">n</text:span><text:span text:style-name="_32_">g</text:span><text:span text:style-name="_34_"> 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o</text:span><text:span text:style-name="_38_">o</text:span><text:span text:style-name="_32_">n</text:span><text:span text:style-name="_36_">.</text:span></text:p>
      <text:p text:style-name="P1"><text:span text:style-name="_33_">N</text:span><text:span text:style-name="_35_">o</text:span><text:span text:style-name="_38_">w</text:span><text:span text:style-name="_33_">,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s</text:span><text:span text:style-name="_38_">p</text:span><text:span text:style-name="_32_">i</text:span><text:span text:style-name="_35_">r</text:span><text:span text:style-name="_39_">i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o</text:span><text:span text:style-name="_36_">v</text:span><text:span text:style-name="_39_">e</text:span><text:span text:style-name="_33_">r</text:span><text:span text:style-name="_36_">y</text:span><text:span text:style-name="_37_"> </text:span><text:span text:style-name="_32_">i</text:span><text:span text:style-name="_35_">s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D</text:span><text:span text:style-name="_39_">N</text:span><text:span text:style-name="_32_">A</text:span><text:span text:style-name="_36_">.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4_"> </text:span><text:span text:style-name="_39_">i</text:span><text:span text:style-name="_33_">s</text:span><text:span text:style-name="_34_"> </text:span><text:span text:style-name="_38_">T</text:span><text:span text:style-name="_33_">h</text:span><text:span text:style-name="_35_">o</text:span><text:span text:style-name="_38_">m</text:span><text:span text:style-name="_33_">a</text:span><text:span text:style-name="_36_">s</text:span><text:span text:style-name="_37_"> </text:span><text:span text:style-name="_32_">E</text:span><text:span text:style-name="_35_">d</text:span><text:span text:style-name="_38_">i</text:span><text:span text:style-name="_32_">s</text:span><text:span text:style-name="_36_">o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6_">r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8_">h</text:span><text:span text:style-name="_33_">e</text:span><text:span text:style-name="_35_">r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o</text:span><text:span text:style-name="_39_">r</text:span><text:span text:style-name="_32_">g</text:span><text:span text:style-name="_35_">e</text:span><text:span text:style-name="_37_"> </text:span><text:span text:style-name="_32_">W</text:span><text:span text:style-name="_36_">a</text:span><text:span text:style-name="_39_">s</text:span><text:span text:style-name="_32_">h</text:span><text:span text:style-name="_36_">i</text:span><text:span text:style-name="_38_">n</text:span><text:span text:style-name="_32_">g</text:span><text:span text:style-name="_36_">t</text:span><text:span text:style-name="_38_">o</text:span><text:span text:style-name="_32_">n</text:span><text:span text:style-name="_34_"> </text:span><text:span text:style-name="_39_">C</text:span><text:span text:style-name="_33_">a</text:span><text:span text:style-name="_35_">r</text:span><text:span text:style-name="_39_">v</text:span><text:span text:style-name="_33_">e</text:span><text:span text:style-name="_35_">r</text:span><text:span text:style-name="_38_">.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7_"> </text:span><text:span text:style-name="_33_">i</text:span><text:span text:style-name="_36_">s</text:span><text:span text:style-name="_37_"> </text:span><text:span text:style-name="_33_">G</text:span><text:span text:style-name="_35_">r</text:span><text:span text:style-name="_39_">a</text:span><text:span text:style-name="_32_">c</text:span><text:span text:style-name="_35_">e</text:span><text:span text:style-name="_37_"> </text:span><text:span text:style-name="_33_">H</text:span><text:span text:style-name="_36_">o</text:span><text:span text:style-name="_38_">p</text:span><text:span text:style-name="_33_">p</text:span><text:span text:style-name="_35_">e</text:span><text:span text:style-name="_39_">r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K</text:span><text:span text:style-name="_32_">a</text:span><text:span text:style-name="_36_">t</text:span><text:span text:style-name="_39_">h</text:span><text:span text:style-name="_33_">e</text:span><text:span text:style-name="_35_">r</text:span><text:span text:style-name="_38_">i</text:span><text:span text:style-name="_32_">n</text:span><text:span text:style-name="_35_">e</text:span><text:span text:style-name="_37_"> </text:span><text:span text:style-name="_33_">J</text:span><text:span text:style-name="_35_">o</text:span><text:span text:style-name="_39_">h</text:span><text:span text:style-name="_32_">n</text:span><text:span text:style-name="_36_">s</text:span><text:span text:style-name="_39_">o</text:span><text:span text:style-name="_32_">n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S</text:span><text:span text:style-name="_36_">a</text:span><text:span text:style-name="_38_">l</text:span><text:span text:style-name="_32_">l</text:span><text:span text:style-name="_36_">y</text:span><text:span text:style-name="_37_"> </text:span><text:span text:style-name="_32_">R</text:span><text:span text:style-name="_36_">i</text:span><text:span text:style-name="_39_">d</text:span><text:span text:style-name="_33_">e</text:span><text:span text:style-name="_35_">.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i</text:span><text:span text:style-name="_33_">m</text:span><text:span text:style-name="_35_">m</text:span><text:span text:style-name="_39_">i</text:span><text:span text:style-name="_32_">g</text:span><text:span text:style-name="_35_">r</text:span><text:span text:style-name="_39_">a</text:span><text:span text:style-name="_32_">n</text:span><text:span text:style-name="_36_">t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8_">n</text:span><text:span text:style-name="_33_">t</text:span><text:span text:style-name="_35_">r</text:span><text:span text:style-name="_39_">e</text:span><text:span text:style-name="_32_">p</text:span><text:span text:style-name="_36_">r</text:span><text:span text:style-name="_39_">e</text:span><text:span text:style-name="_32_">n</text:span><text:span text:style-name="_35_">e</text:span><text:span text:style-name="_38_">u</text:span><text:span text:style-name="_33_">r</text:span><text:span text:style-name="_34_"> </text:span><text:span text:style-name="_38_">f</text:span><text:span text:style-name="_33_">r</text:span><text:span text:style-name="_36_">o</text:span><text:span text:style-name="_38_">m</text:span><text:span text:style-name="_31_"> </text:span><text:span text:style-name="_35_">B</text:span><text:span text:style-name="_39_">o</text:span><text:span text:style-name="_33_">s</text:span><text:span text:style-name="_36_">t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u</text:span><text:span text:style-name="_35_">s</text:span><text:span text:style-name="_39_">t</text:span><text:span text:style-name="_32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2_">S</text:span><text:span text:style-name="_35_">i</text:span><text:span text:style-name="_38_">l</text:span><text:span text:style-name="_33_">i</text:span><text:span text:style-name="_36_">c</text:span><text:span text:style-name="_39_">o</text:span><text:span text:style-name="_33_">n</text:span><text:span text:style-name="_34_"> </text:span><text:span text:style-name="_39_">V</text:span><text:span text:style-name="_33_">a</text:span><text:span text:style-name="_36_">l</text:span><text:span text:style-name="_39_">l</text:span><text:span text:style-name="_32_">e</text:span><text:span text:style-name="_36_">y</text:span><text:span text:style-name="_38_">,</text:span><text:span text:style-name="_31_"> </text:span><text:span text:style-name="_36_">r</text:span><text:span text:style-name="_39_">a</text:span><text:span text:style-name="_32_">c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a</text:span><text:span text:style-name="_39_">p</text:span><text:span text:style-name="_33_">e</text:span><text:span text:style-name="_34_"> </text:span><text:span text:style-name="_39_">a</text:span><text:span text:style-name="_31_"> </text:span><text:span text:style-name="_35_">b</text:span><text:span text:style-name="_38_">e</text:span><text:span text:style-name="_33_">t</text:span><text:span text:style-name="_36_">t</text:span><text:span text:style-name="_38_">e</text:span><text:span text:style-name="_32_">r</text:span><text:span text:style-name="_34_"> </text:span><text:span text:style-name="_39_">w</text:span><text:span text:style-name="_33_">o</text:span><text:span text:style-name="_35_">r</text:span><text:span text:style-name="_39_">l</text:span><text:span text:style-name="_33_">d</text:span><text:span text:style-name="_36_">.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e</text:span><text:span text:style-name="_34_"> </text:span><text:span text:style-name="_39_">a</text:span><text:span text:style-name="_33_">r</text:span><text:span text:style-name="_35_">e</text:span><text:span text:style-name="_39_">.</text:span></text:p>
      <text:p text:style-name="P1"><text:span text:style-name="_35_">A</text:span><text:span text:style-name="_38_">n</text:span><text:span text:style-name="_32_">d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s</text:span><text:span text:style-name="_38_">t</text:span><text:span text:style-name="_31_"> </text:span>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5_">y</text:span><text:span text:style-name="_38_">e</text:span><text:span text:style-name="_32_">a</text:span><text:span text:style-name="_36_">r</text:span><text:span text:style-name="_38_">s</text:span><text:span text:style-name="_32_">,</text:span><text:span text:style-name="_34_"> </text:span><text:span text:style-name="_39_">w</text:span><text:span text:style-name="_32_">e</text:span><text:span text:style-name="_35_">'</text:span><text:span text:style-name="_39_">v</text:span><text:span text:style-name="_32_">e</text:span><text:span text:style-name="_34_"> </text:span><text:span text:style-name="_38_">n</text:span><text:span text:style-name="_32_">u</text:span><text:span text:style-name="_36_">r</text:span><text:span text:style-name="_38_">t</text:span><text:span text:style-name="_33_">u</text:span><text:span text:style-name="_36_">r</text:span><text:span text:style-name="_39_">e</text:span><text:span text:style-name="_32_">d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9_">p</text:span><text:span text:style-name="_32_">i</text:span><text:span text:style-name="_36_">r</text:span><text:span text:style-name="_39_">i</text:span><text:span text:style-name="_33_">t</text:span><text:span text:style-name="_36_">.</text:span><text:span text:style-name="_37_"> </text:span><text:span text:style-name="_33_">W</text:span><text:span text:style-name="_36_">e</text:span><text:span text:style-name="_38_">'</text:span><text:span text:style-name="_33_">v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t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n</text:span><text:span text:style-name="_31_"> </text:span><text:span text:style-name="_36_">o</text:span><text:span text:style-name="_38_">p</text:span><text:span text:style-name="_32_">e</text:span><text:span text:style-name="_35_">n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n</text:span><text:span text:style-name="_32_">e</text:span><text:span text:style-name="_36_">t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3_">a</text:span><text:span text:style-name="_36_">k</text:span><text:span text:style-name="_39_">e</text:span><text:span text:style-name="_33_">n</text:span><text:span text:style-name="_34_"> </text:span><text:span text:style-name="_39_">b</text:span><text:span text:style-name="_33_">o</text:span><text:span text:style-name="_35_">l</text:span><text:span text:style-name="_39_">d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s</text:span><text:span text:style-name="_32_">t</text:span><text:span text:style-name="_35_">e</text:span><text:span text:style-name="_38_">p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s</text:span><text:span text:style-name="_32_">t</text:span><text:span text:style-name="_35_">u</text:span><text:span text:style-name="_38_">d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l</text:span><text:span text:style-name="_35_">o</text:span><text:span text:style-name="_38_">w</text:span>-<text:span text:style-name="_35_">i</text:span><text:span text:style-name="_38_">n</text:span><text:span text:style-name="_33_">c</text:span><text:span text:style-name="_35_">o</text:span><text:span text:style-name="_38_">m</text:span><text:span text:style-name="_32_">e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3_">o</text:span><text:span text:style-name="_35_">n</text:span><text:span text:style-name="_38_">l</text:span><text:span text:style-name="_33_">i</text:span><text:span text:style-name="_35_">n</text:span><text:span text:style-name="_39_">e</text:span><text:span text:style-name="_32_">.</text:span><text:span text:style-name="_34_"> </text:span><text:span text:style-name="_39_">W</text:span><text:span text:style-name="_33_">e</text:span><text:span text:style-name="_35_">'</text:span><text:span text:style-name="_38_">v</text:span><text:span text:style-name="_32_">e</text:span><text:span text:style-name="_34_"> </text:span><text:span text:style-name="_39_">l</text:span><text:span text:style-name="_32_">a</text:span><text:span text:style-name="_35_">u</text:span><text:span text:style-name="_38_">n</text:span><text:span text:style-name="_33_">c</text:span><text:span text:style-name="_36_">h</text:span><text:span text:style-name="_38_">e</text:span><text:span text:style-name="_32_">d</text:span><text:span text:style-name="_34_"> </text:span><text:span text:style-name="_39_">n</text:span><text:span text:style-name="_33_">e</text:span><text:span text:style-name="_36_">x</text:span><text:span text:style-name="_39_">t</text:span>-<text:span text:style-name="_36_">g</text:span><text:span text:style-name="_38_">e</text:span><text:span text:style-name="_33_">n</text:span><text:span text:style-name="_36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n</text:span><text:span text:style-name="_32_">u</text:span><text:span text:style-name="_36_">f</text:span><text:span text:style-name="_38_">a</text:span><text:span text:style-name="_32_">c</text:span><text:span text:style-name="_35_">t</text:span><text:span text:style-name="_39_">u</text:span><text:span text:style-name="_32_">r</text:span><text:span text:style-name="_36_">i</text:span><text:span text:style-name="_39_">n</text:span><text:span text:style-name="_32_">g</text:span><text:span text:style-name="_34_"> </text:span><text:span text:style-name="_38_">h</text:span><text:span text:style-name="_33_">u</text:span><text:span text:style-name="_35_">b</text:span><text:span text:style-name="_39_">s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n</text:span><text:span text:style-name="_38_">l</text:span><text:span text:style-name="_32_">i</text:span><text:span text:style-name="_36_">n</text:span><text:span text:style-name="_38_">e</text:span><text:span text:style-name="_31_"> </text:span><text:span text:style-name="_35_">t</text:span><text:span text:style-name="_39_">o</text:span><text:span text:style-name="_33_">o</text:span><text:span text:style-name="_36_">l</text:span><text:span text:style-name="_39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g</text:span><text:span text:style-name="_35_">i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n</text:span><text:span text:style-name="_36_">t</text:span><text:span text:style-name="_39_">r</text:span><text:span text:style-name="_32_">e</text:span><text:span text:style-name="_36_">p</text:span><text:span text:style-name="_39_">r</text:span><text:span text:style-name="_32_">e</text:span><text:span text:style-name="_35_">n</text:span><text:span text:style-name="_39_">e</text:span><text:span text:style-name="_33_">u</text:span><text:span text:style-name="_36_">r</text:span><text:span text:style-name="_37_"> </text:span><text:span text:style-name="_33_">e</text:span><text:span text:style-name="_36_">v</text:span><text:span text:style-name="_38_">e</text:span><text:span text:style-name="_33_">r</text:span><text:span text:style-name="_35_">y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h</text:span><text:span text:style-name="_32_">e</text:span><text:span text:style-name="_34_"> </text:span><text:span text:style-name="_39_">o</text:span><text:span text:style-name="_33_">r</text:span><text:span text:style-name="_34_"> </text:span><text:span text:style-name="_38_">s</text:span><text:span text:style-name="_33_">h</text:span><text:span text:style-name="_36_">e</text:span><text:span text:style-name="_37_"> </text:span><text:span text:style-name="_33_">n</text:span><text:span text:style-name="_36_">e</text:span><text:span text:style-name="_39_">e</text:span><text:span text:style-name="_33_">d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t</text:span><text:span text:style-name="_38_">a</text:span><text:span text:style-name="_32_">r</text:span><text:span text:style-name="_36_">t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s</text:span><text:span text:style-name="_39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8_">l</text:span><text:span text:style-name="_33_">e</text:span><text:span text:style-name="_34_"> </text:span><text:span text:style-name="_39_">d</text:span><text:span text:style-name="_33_">a</text:span><text:span text:style-name="_35_">y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d</text:span><text:span text:style-name="_35_">o</text:span><text:span text:style-name="_37_"> </text:span><text:span text:style-name="_33_">s</text:span><text:span text:style-name="_35_">o</text:span><text:span text:style-name="_37_"> </text:span><text:span text:style-name="_33_">m</text:span><text:span text:style-name="_35_">u</text:span><text:span text:style-name="_39_">c</text:span><text:span text:style-name="_32_">h</text:span><text:span text:style-name="_34_"> </text:span><text:span text:style-name="_38_">m</text:span><text:span text:style-name="_33_">o</text:span><text:span text:style-name="_35_">r</text:span><text:span text:style-name="_39_">e</text:span><text:span text:style-name="_33_">.</text:span></text:p>
      <text:p text:style-name="P1"><text:span text:style-name="_38_">L</text:span><text:span text:style-name="_33_">a</text:span><text:span text:style-name="_36_">s</text:span><text:span text:style-name="_39_">t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,</text:span><text:span text:style-name="_31_"> </text:span><text:span text:style-name="_36_">V</text:span><text:span text:style-name="_39_">i</text:span><text:span text:style-name="_33_">c</text:span><text:span text:style-name="_35_">e</text:span><text:span text:style-name="_37_"> </text:span><text:span text:style-name="_32_">P</text:span><text:span text:style-name="_36_">r</text:span><text:span text:style-name="_38_">e</text:span><text:span text:style-name="_32_">s</text:span><text:span text:style-name="_36_">i</text:span><text:span text:style-name="_38_">d</text:span><text:span text:style-name="_33_">e</text:span><text:span text:style-name="_36_">n</text:span><text:span text:style-name="_39_">t</text:span><text:span text:style-name="_31_"> </text:span><text:span text:style-name="_36_">B</text:span><text:span text:style-name="_39_">i</text:span><text:span text:style-name="_32_">d</text:span><text:span text:style-name="_35_">e</text:span><text:span text:style-name="_39_">n</text:span><text:span text:style-name="_31_"> </text:span><text:span text:style-name="_36_">s</text:span><text:span text:style-name="_38_">a</text:span><text:span text:style-name="_32_">i</text:span><text:span text:style-name="_35_">d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n</text:span><text:span text:style-name="_35_">e</text:span><text:span text:style-name="_38_">w</text:span><text:span text:style-name="_31_"> </text:span><text:span text:style-name="_36_">m</text:span><text:span text:style-name="_39_">o</text:span><text:span text:style-name="_32_">o</text:span><text:span text:style-name="_36_">n</text:span><text:span text:style-name="_39_">s</text:span><text:span text:style-name="_32_">h</text:span><text:span text:style-name="_35_">o</text:span><text:span text:style-name="_39_">t</text:span><text:span text:style-name="_33_">,</text:span><text:span text:style-name="_34_"> </text:span><text:span text:style-name="_38_">A</text:span><text:span text:style-name="_33_">m</text:span><text:span text:style-name="_35_">e</text:span><text:span text:style-name="_39_">r</text:span><text:span text:style-name="_32_">i</text:span><text:span text:style-name="_36_">c</text:span><text:span text:style-name="_39_">a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c</text:span><text:span text:style-name="_33_">u</text:span><text:span text:style-name="_35_">r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c</text:span><text:span text:style-name="_38_">e</text:span><text:span text:style-name="_32_">r</text:span><text:span text:style-name="_35_">.</text:span><text:span text:style-name="_37_"> </text:span><text:span text:style-name="_33_">L</text:span><text:span text:style-name="_35_">a</text:span><text:span text:style-name="_39_">s</text:span><text:span text:style-name="_33_">t</text:span><text:span text:style-name="_34_"> </text:span><text:span text:style-name="_38_">m</text:span><text:span text:style-name="_33_">o</text:span><text:span text:style-name="_35_">n</text:span><text:span text:style-name="_38_">t</text:span><text:span text:style-name="_33_">h</text:span><text:span text:style-name="_36_">,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k</text:span><text:span text:style-name="_35_">e</text:span><text:span text:style-name="_38_">d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C</text:span><text:span text:style-name="_32_">o</text:span><text:span text:style-name="_35_">n</text:span><text:span text:style-name="_39_">g</text:span><text:span text:style-name="_32_">r</text:span><text:span text:style-name="_36_">e</text:span><text:span text:style-name="_38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8_">e</text:span><text:span text:style-name="_31_"> </text:span><text:span text:style-name="_36_">s</text:span><text:span text:style-name="_38_">c</text:span><text:span text:style-name="_33_">i</text:span><text:span text:style-name="_35_">e</text:span><text:span text:style-name="_39_">n</text:span><text:span text:style-name="_33_">t</text:span><text:span text:style-name="_36_">i</text:span><text:span text:style-name="_38_">s</text:span><text:span text:style-name="_33_">t</text:span><text:span text:style-name="_35_">s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N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2_">e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H</text:span><text:span text:style-name="_35_">e</text:span><text:span text:style-name="_39_">a</text:span><text:span text:style-name="_32_">l</text:span><text:span text:style-name="_36_">t</text:span><text:span text:style-name="_38_">h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9_">e</text:span><text:span text:style-name="_32_">s</text:span><text:span text:style-name="_36_">t</text:span><text:span text:style-name="_37_"> </text:span><text:span text:style-name="_33_">r</text:span><text:span text:style-name="_36_">e</text:span><text:span text:style-name="_39_">s</text:span><text:span text:style-name="_33_">o</text:span><text:span text:style-name="_35_">u</text:span><text:span text:style-name="_38_">r</text:span><text:span text:style-name="_32_">c</text:span><text:span text:style-name="_35_">e</text:span><text:span text:style-name="_38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y</text:span><text:span text:style-name="_36_">'</text:span><text:span text:style-name="_38_">v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i</text:span><text:span text:style-name="_35_">n</text:span><text:span text:style-name="_37_"> </text:span><text:span text:style-name="_32_">o</text:span><text:span text:style-name="_36_">v</text:span><text:span text:style-name="_38_">e</text:span><text:span text:style-name="_32_">r</text:span><text:span text:style-name="_34_"> </text:span><text:span text:style-name="_38_">a</text:span><text:span text:style-name="_31_"> </text:span><text:span text:style-name="_35_">d</text:span><text:span text:style-name="_39_">e</text:span><text:span text:style-name="_32_">c</text:span><text:span text:style-name="_35_">a</text:span><text:span text:style-name="_38_">d</text:span><text:span text:style-name="_33_">e</text:span><text:span text:style-name="_36_">.</text:span><text:span text:style-name="_37_"> </text:span><text:span text:style-name="_32_">S</text:span><text:span text:style-name="_35_">o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2_">t</text:span><text:span text:style-name="_35_">,</text:span><text:span text:style-name="_37_"> </text:span><text:span text:style-name="_32_">I</text:span><text:span text:style-name="_35_">'</text:span><text:span text:style-name="_38_">m</text:span><text:span text:style-name="_31_"> </text:span><text:span text:style-name="_35_">a</text:span><text:span text:style-name="_39_">n</text:span><text:span text:style-name="_32_">n</text:span><text:span text:style-name="_35_">o</text:span><text:span text:style-name="_39_">u</text:span><text:span text:style-name="_32_">n</text:span><text:span text:style-name="_36_">c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n</text:span><text:span text:style-name="_33_">e</text:span><text:span text:style-name="_36_">w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e</text:span><text:span text:style-name="_35_">f</text:span><text:span text:style-name="_39_">f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g</text:span><text:span text:style-name="_39_">e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d</text:span><text:span text:style-name="_32_">o</text:span><text:span text:style-name="_36_">n</text:span><text:span text:style-name="_39_">e</text:span><text:span text:style-name="_33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b</text:span><text:span text:style-name="_35_">e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9_">h</text:span><text:span text:style-name="_32_">e</text:span><text:span text:style-name="_36_">'</text:span><text:span text:style-name="_39_">s</text:span><text:span text:style-name="_31_"> </text:span><text:span text:style-name="_36_">g</text:span><text:span text:style-name="_38_">o</text:span><text:span text:style-name="_32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a</text:span><text:span text:style-name="_33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5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n</text:span><text:span text:style-name="_31_"> </text:span><text:span text:style-name="_36_">s</text:span><text:span text:style-name="_38_">o</text:span><text:span text:style-name="_31_"> </text:span><text:span text:style-name="_36_">m</text:span><text:span text:style-name="_39_">a</text:span><text:span text:style-name="_32_">n</text:span><text:span text:style-name="_36_">y</text:span><text:span text:style-name="_37_"> </text:span><text:span text:style-name="_33_">i</text:span><text:span text:style-name="_36_">s</text:span><text:span text:style-name="_39_">s</text:span><text:span text:style-name="_33_">u</text:span><text:span text:style-name="_35_">e</text:span><text:span text:style-name="_38_">s</text:span><text:span text:style-name="_31_"> </text:span><text:span text:style-name="_36_">o</text:span><text:span text:style-name="_39_">v</text:span><text:span text:style-name="_32_">e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8_">a</text:span><text:span text:style-name="_32_">s</text:span><text:span text:style-name="_35_">t</text:span><text:span text:style-name="_37_"> </text:span><text:span text:style-name="_32_">4</text:span><text:span text:style-name="_36_">0</text:span><text:span text:style-name="_37_"> </text:span><text:span text:style-name="_33_">y</text:span><text:span text:style-name="_35_">e</text:span><text:span text:style-name="_38_">a</text:span><text:span text:style-name="_33_">r</text:span><text:span text:style-name="_36_">s</text:span><text:span text:style-name="_39_">,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p</text:span><text:span text:style-name="_33_">u</text:span><text:span text:style-name="_36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J</text:span><text:span text:style-name="_39_">o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g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s</text:span><text:span text:style-name="_32_">s</text:span><text:span text:style-name="_36_">i</text:span><text:span text:style-name="_39_">o</text:span><text:span text:style-name="_32_">n</text:span><text:span text:style-name="_34_"> </text:span><text:span text:style-name="_39_">C</text:span><text:span text:style-name="_32_">o</text:span><text:span text:style-name="_36_">n</text:span><text:span text:style-name="_38_">t</text:span><text:span text:style-name="_32_">r</text:span><text:span text:style-name="_35_">o</text:span><text:span text:style-name="_38_">l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8_">o</text:span><text:span text:style-name="_32_">v</text:span><text:span text:style-name="_35_">e</text:span><text:span text:style-name="_38_">d</text:span><text:span text:style-name="_31_"> </text:span><text:span text:style-name="_35_">o</text:span><text:span text:style-name="_39_">n</text:span><text:span text:style-name="_33_">e</text:span><text:span text:style-name="_36_">s</text:span><text:span text:style-name="_37_"> </text:span><text:span text:style-name="_32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l</text:span><text:span text:style-name="_38_">o</text:span><text:span text:style-name="_33_">s</text:span><text:span text:style-name="_36_">t</text:span><text:span text:style-name="_38_">,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9_">m</text:span><text:span text:style-name="_32_">i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s</text:span><text:span text:style-name="_36_">t</text:span><text:span text:style-name="_39_">i</text:span><text:span text:style-name="_32_">l</text:span><text:span text:style-name="_36_">l</text:span><text:span text:style-name="_37_"> </text:span><text:span text:style-name="_32_">s</text:span><text:span text:style-name="_35_">a</text:span><text:span text:style-name="_39_">v</text:span><text:span text:style-name="_33_">e</text:span><text:span text:style-name="_36_">,</text:span><text:span text:style-name="_37_"> </text:span><text:span text:style-name="_33_">l</text:span><text:span text:style-name="_36_">e</text:span><text:span text:style-name="_38_">t</text:span><text:span text:style-name="_32_">'</text:span><text:span text:style-name="_36_">s</text:span><text:span text:style-name="_37_"> </text:span><text:span text:style-name="_33_">m</text:span><text:span text:style-name="_36_">a</text:span><text:span text:style-name="_39_">k</text:span><text:span text:style-name="_32_">e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5_">u</text:span><text:span text:style-name="_39_">n</text:span><text:span text:style-name="_33_">t</text:span><text:span text:style-name="_36_">r</text:span><text:span text:style-name="_38_">y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c</text:span><text:span text:style-name="_36_">u</text:span><text:span text:style-name="_39_">r</text:span><text:span text:style-name="_32_">e</text:span><text:span text:style-name="_35_">s</text:span><text:span text:style-name="_37_"> </text:span><text:span text:style-name="_33_">c</text:span><text:span text:style-name="_36_">a</text:span><text:span text:style-name="_39_">n</text:span><text:span text:style-name="_32_">c</text:span><text:span text:style-name="_36_">e</text:span><text:span text:style-name="_38_">r</text:span><text:span text:style-name="_31_"> </text:span><text:span text:style-name="_35_">o</text:span><text:span text:style-name="_39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l</text:span><text:span text:style-name="_36_">l</text:span><text:span text:style-name="_38_">.</text:span></text:p>
      <text:p text:style-name="P1"><text:span text:style-name="_36_">M</text:span><text:span text:style-name="_38_">e</text:span><text:span text:style-name="_32_">d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r</text:span><text:span text:style-name="_36_">e</text:span><text:span text:style-name="_38_">s</text:span><text:span text:style-name="_32_">e</text:span><text:span text:style-name="_36_">a</text:span><text:span text:style-name="_39_">r</text:span><text:span text:style-name="_33_">c</text:span><text:span text:style-name="_35_">h</text:span><text:span text:style-name="_37_"> </text:span><text:span text:style-name="_32_">i</text:span><text:span text:style-name="_35_">s</text:span><text:span text:style-name="_37_"> </text:span><text:span text:style-name="_32_">c</text:span><text:span text:style-name="_35_">r</text:span><text:span text:style-name="_39_">i</text:span><text:span text:style-name="_33_">t</text:span><text:span text:style-name="_35_">i</text:span><text:span text:style-name="_39_">c</text:span><text:span text:style-name="_32_">a</text:span><text:span text:style-name="_35_">l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n</text:span><text:span text:style-name="_38_">e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9_">v</text:span><text:span text:style-name="_33_">e</text:span><text:span text:style-name="_35_">l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m</text:span><text:span text:style-name="_35_">i</text:span><text:span text:style-name="_39_">t</text:span><text:span text:style-name="_32_">m</text:span><text:span text:style-name="_36_">e</text:span><text:span text:style-name="_38_">n</text:span><text:span text:style-name="_33_">t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9_">o</text:span><text:span text:style-name="_32_">m</text:span><text:span text:style-name="_35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d</text:span><text:span text:style-name="_39_">e</text:span><text:span text:style-name="_33_">v</text:span><text:span text:style-name="_36_">e</text:span><text:span text:style-name="_39_">l</text:span><text:span text:style-name="_32_">o</text:span><text:span text:style-name="_35_">p</text:span><text:span text:style-name="_39_">i</text:span><text:span text:style-name="_32_">n</text:span><text:span text:style-name="_36_">g</text:span><text:span text:style-name="_37_"> </text:span><text:span text:style-name="_33_">c</text:span><text:span text:style-name="_35_">l</text:span><text:span text:style-name="_39_">e</text:span><text:span text:style-name="_32_">a</text:span><text:span text:style-name="_35_">n</text:span><text:span text:style-name="_37_"> </text:span><text:span text:style-name="_32_">e</text:span><text:span text:style-name="_35_">n</text:span><text:span text:style-name="_38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o</text:span><text:span text:style-name="_33_">u</text:span><text:span text:style-name="_35_">r</text:span><text:span text:style-name="_38_">c</text:span><text:span text:style-name="_33_">e</text:span><text:span text:style-name="_35_">s</text:span><text:span text:style-name="_39_">.</text:span><text:span text:style-name="_31_"> </text:span><text:span text:style-name="_35_">L</text:span><text:span text:style-name="_39_">o</text:span><text:span text:style-name="_33_">o</text:span><text:span text:style-name="_36_">k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a</text:span><text:span text:style-name="_39_">n</text:span><text:span text:style-name="_33_">y</text:span><text:span text:style-name="_35_">b</text:span><text:span text:style-name="_38_">o</text:span><text:span text:style-name="_33_">d</text:span><text:span text:style-name="_35_">y</text:span><text:span text:style-name="_37_"> </text:span><text:span text:style-name="_33_">s</text:span><text:span text:style-name="_35_">t</text:span><text:span text:style-name="_39_">i</text:span><text:span text:style-name="_32_">l</text:span><text:span text:style-name="_36_">l</text:span><text:span text:style-name="_37_"> </text:span><text:span text:style-name="_32_">w</text:span><text:span text:style-name="_36_">a</text:span><text:span text:style-name="_39_">n</text:span><text:span text:style-name="_32_">t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d</text:span><text:span text:style-name="_36_">i</text:span><text:span text:style-name="_39_">s</text:span><text:span text:style-name="_32_">p</text:span><text:span text:style-name="_35_">u</text:span><text:span text:style-name="_39_">t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c</text:span><text:span text:style-name="_38_">i</text:span><text:span text:style-name="_32_">e</text:span><text:span text:style-name="_36_">n</text:span><text:span text:style-name="_38_">c</text:span><text:span text:style-name="_32_">e</text:span><text:span text:style-name="_34_"> </text:span><text:span text:style-name="_39_">a</text:span><text:span text:style-name="_32_">r</text:span><text:span text:style-name="_35_">o</text:span><text:span text:style-name="_39_">u</text:span><text:span text:style-name="_32_">n</text:span><text:span text:style-name="_36_">d</text:span><text:span text:style-name="_37_"> </text:span><text:span text:style-name="_33_">c</text:span><text:span text:style-name="_36_">l</text:span><text:span text:style-name="_38_">i</text:span><text:span text:style-name="_32_">m</text:span><text:span text:style-name="_36_">a</text:span><text:span text:style-name="_38_">t</text:span><text:span text:style-name="_32_">e</text:span><text:span text:style-name="_34_"> </text:span><text:span text:style-name="_38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9_">,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i</text:span><text:span text:style-name="_36_">t</text:span><text:span text:style-name="_39_">.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5_">p</text:span><text:span text:style-name="_38_">r</text:span><text:span text:style-name="_32_">e</text:span><text:span text:style-name="_36_">t</text:span><text:span text:style-name="_39_">t</text:span><text:span text:style-name="_32_">y</text:span><text:span text:style-name="_34_"> </text:span><text:span text:style-name="_38_">l</text:span><text:span text:style-name="_33_">o</text:span><text:span text:style-name="_36_">n</text:span><text:span text:style-name="_38_">e</text:span><text:span text:style-name="_33_">l</text:span><text:span text:style-name="_35_">y</text:span><text:span text:style-name="_39_">,</text:span><text:span text:style-name="_31_"> </text:span><text:span text:style-name="_35_">b</text:span><text:span text:style-name="_39_">e</text:span><text:span text:style-name="_33_">c</text:span><text:span text:style-name="_36_">a</text:span><text:span text:style-name="_39_">u</text:span><text:span text:style-name="_33_">s</text:span><text:span text:style-name="_36_">e</text:span><text:span text:style-name="_37_"> </text:span><text:span text:style-name="_33_">y</text:span><text:span text:style-name="_36_">o</text:span><text:span text:style-name="_38_">u</text:span><text:span text:style-name="_32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5_">d</text:span><text:span text:style-name="_39_">e</text:span><text:span text:style-name="_33_">b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m</text:span><text:span text:style-name="_33_">i</text:span><text:span text:style-name="_35_">l</text:span><text:span text:style-name="_39_">i</text:span><text:span text:style-name="_32_">t</text:span><text:span text:style-name="_35_">a</text:span><text:span text:style-name="_38_">r</text:span><text:span text:style-name="_32_">y</text:span><text:span text:style-name="_36_">,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A</text:span><text:span text:style-name="_32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2_">'</text:span><text:span text:style-name="_35_">s</text:span><text:span text:style-name="_37_"> </text:span><text:span text:style-name="_33_">b</text:span><text:span text:style-name="_35_">u</text:span><text:span text:style-name="_39_">s</text:span><text:span text:style-name="_32_">i</text:span><text:span text:style-name="_36_">n</text:span><text:span text:style-name="_39_">e</text:span><text:span text:style-name="_33_">s</text:span><text:span text:style-name="_35_">s</text:span><text:span text:style-name="_37_"> </text:span><text:span text:style-name="_33_">l</text:span><text:span text:style-name="_36_">e</text:span><text:span text:style-name="_39_">a</text:span><text:span text:style-name="_32_">d</text:span><text:span text:style-name="_35_">e</text:span><text:span text:style-name="_38_">r</text:span><text:span text:style-name="_32_">s</text:span><text:span text:style-name="_35_">,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3_">j</text:span><text:span text:style-name="_36_">o</text:span><text:span text:style-name="_38_">r</text:span><text:span text:style-name="_32_">i</text:span><text:span text:style-name="_35_">t</text:span><text:span text:style-name="_39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3_">e</text:span><text:span text:style-name="_36_">o</text:span><text:span text:style-name="_38_">p</text:span><text:span text:style-name="_32_">l</text:span><text:span text:style-name="_35_">e</text:span><text:span text:style-name="_38_">,</text:span><text:span text:style-name="_31_"> </text:span><text:span text:style-name="_35_">a</text:span><text:span text:style-name="_39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n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3_">i</text:span><text:span text:style-name="_36_">c</text:span><text:span text:style-name="_37_"> </text:span><text:span text:style-name="_33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6_">t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2</text:span><text:span text:style-name="_36_">0</text:span><text:span text:style-name="_38_">0</text:span><text:span text:style-name="_31_"> </text:span><text:span text:style-name="_36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3_">a</text:span><text:span text:style-name="_36_">r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l</text:span><text:span text:style-name="_32_">d</text:span><text:span text:style-name="_34_"> </text:span><text:span text:style-name="_38_">w</text:span><text:span text:style-name="_32_">h</text:span><text:span text:style-name="_35_">o</text:span><text:span text:style-name="_37_"> </text:span><text:span text:style-name="_33_">a</text:span><text:span text:style-name="_36_">g</text:span><text:span text:style-name="_38_">r</text:span><text:span text:style-name="_33_">e</text:span><text:span text:style-name="_36_">e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2_">e</text:span><text:span text:style-name="_36_">m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o</text:span><text:span text:style-name="_36_">l</text:span><text:span text:style-name="_39_">v</text:span><text:span text:style-name="_33_">e</text:span><text:span text:style-name="_34_"> </text:span><text:span text:style-name="_38_">i</text:span><text:span text:style-name="_33_">t</text:span><text:span text:style-name="_35_">.</text:span></text:p>
      <text:p text:style-name="P1"><text:span text:style-name="_32_">B</text:span><text:span text:style-name="_35_">u</text:span><text:span text:style-name="_39_">t</text:span><text:span text:style-name="_31_"> </text:span><text:span text:style-name="_36_">e</text:span><text:span text:style-name="_38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--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n</text:span><text:span text:style-name="_35_">e</text:span><text:span text:style-name="_39_">t</text:span><text:span text:style-name="_31_"> </text:span><text:span text:style-name="_35_">w</text:span><text:span text:style-name="_39_">a</text:span><text:span text:style-name="_32_">s</text:span><text:span text:style-name="_36_">n</text:span><text:span text:style-name="_38_">'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s</text:span><text:span text:style-name="_32_">t</text:span><text:span text:style-name="_35_">a</text:span><text:span text:style-name="_39_">k</text:span><text:span text:style-name="_32_">e</text:span><text:span text:style-name="_36_">,</text:span><text:span text:style-name="_37_"> 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i</text:span><text:span text:style-name="_33_">f</text:span><text:span text:style-name="_34_"> </text:span><text:span text:style-name="_38_">2</text:span><text:span text:style-name="_33_">0</text:span><text:span text:style-name="_35_">1</text:span><text:span text:style-name="_38_">4</text:span><text:span text:style-name="_31_"> </text:span><text:span text:style-name="_36_">w</text:span><text:span text:style-name="_38_">a</text:span><text:span text:style-name="_33_">s</text:span><text:span text:style-name="_35_">n</text:span><text:span text:style-name="_39_">'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6_">a</text:span><text:span text:style-name="_39_">r</text:span><text:span text:style-name="_32_">m</text:span><text:span text:style-name="_35_">e</text:span><text:span text:style-name="_38_">s</text:span><text:span text:style-name="_32_">t</text:span><text:span text:style-name="_34_"> </text:span><text:span text:style-name="_38_">y</text:span><text:span text:style-name="_33_">e</text:span><text:span text:style-name="_35_">a</text:span><text:span text:style-name="_39_">r</text:span><text:span text:style-name="_31_"> </text:span><text:span text:style-name="_36_">o</text:span><text:span text:style-name="_38_">n</text:span><text:span text:style-name="_31_"> </text:span><text:span text:style-name="_36_">r</text:span><text:span text:style-name="_39_">e</text:span><text:span text:style-name="_33_">c</text:span><text:span text:style-name="_36_">o</text:span><text:span text:style-name="_39_">r</text:span><text:span text:style-name="_33_">d</text:span><text:span text:style-name="_34_"> </text:span>--<text:span text:style-name="_34_"> </text:span><text:span text:style-name="_39_">u</text:span><text:span text:style-name="_33_">n</text:span><text:span text:style-name="_35_">t</text:span><text:span text:style-name="_39_">i</text:span><text:span text:style-name="_33_">l</text:span><text:span text:style-name="_34_"> </text:span><text:span text:style-name="_38_">2</text:span><text:span text:style-name="_32_">0</text:span><text:span text:style-name="_35_">1</text:span><text:span text:style-name="_38_">5</text:span><text:span text:style-name="_31_"> </text:span><text:span text:style-name="_36_">t</text:span><text:span text:style-name="_38_">u</text:span><text:span text:style-name="_33_">r</text:span><text:span text:style-name="_35_">n</text:span><text:span text:style-name="_39_">e</text:span><text:span text:style-name="_32_">d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e</text:span><text:span text:style-name="_35_">v</text:span><text:span text:style-name="_38_">e</text:span><text:span text:style-name="_32_">n</text:span><text:span text:style-name="_34_"> </text:span><text:span text:style-name="_39_">h</text:span><text:span text:style-name="_33_">o</text:span><text:span text:style-name="_35_">t</text:span><text:span text:style-name="_39_">t</text:span><text:span text:style-name="_32_">e</text:span><text:span text:style-name="_35_">r</text:span><text:span text:style-name="_37_"> </text:span>--<text:span text:style-name="_37_"> </text:span><text:span text:style-name="_32_">w</text:span><text:span text:style-name="_36_">h</text:span><text:span text:style-name="_39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8_">u</text:span><text:span text:style-name="_32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2_">n</text:span><text:span text:style-name="_35_">c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u</text:span><text:span text:style-name="_36_">s</text:span><text:span text:style-name="_38_">i</text:span><text:span text:style-name="_33_">n</text:span><text:span text:style-name="_35_">e</text:span><text:span text:style-name="_39_">s</text:span><text:span text:style-name="_32_">s</text:span><text:span text:style-name="_36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p</text:span><text:span text:style-name="_39_">r</text:span><text:span text:style-name="_32_">o</text:span><text:span text:style-name="_36_">d</text:span><text:span text:style-name="_38_">u</text:span><text:span text:style-name="_33_">c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l</text:span><text:span text:style-name="_35_">l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2_">e</text:span><text:span text:style-name="_35_">r</text:span><text:span text:style-name="_38_">g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f</text:span><text:span text:style-name="_35_">u</text:span><text:span text:style-name="_38_">t</text:span><text:span text:style-name="_32_">u</text:span><text:span text:style-name="_36_">r</text:span><text:span text:style-name="_39_">e</text:span><text:span text:style-name="_32_">?</text:span></text:p>
      <text:p text:style-name="P1"><text:span text:style-name="_39_">L</text:span><text:span text:style-name="_32_">i</text:span><text:span text:style-name="_36_">s</text:span><text:span text:style-name="_39_">t</text:span><text:span text:style-name="_33_">e</text:span><text:span text:style-name="_36_">n</text:span><text:span text:style-name="_38_">,</text:span><text:span text:style-name="_31_"> </text:span><text:span text:style-name="_35_">s</text:span><text:span text:style-name="_39_">e</text:span><text:span text:style-name="_32_">v</text:span><text:span text:style-name="_35_">e</text:span><text:span text:style-name="_39_">n</text:span><text:span text:style-name="_31_"> </text:span><text:span text:style-name="_36_">y</text:span><text:span text:style-name="_39_">e</text:span><text:span text:style-name="_32_">a</text:span><text:span text:style-name="_35_">r</text:span><text:span text:style-name="_38_">s</text:span><text:span text:style-name="_31_"> </text:span><text:span text:style-name="_36_">a</text:span><text:span text:style-name="_38_">g</text:span><text:span text:style-name="_33_">o</text:span><text:span text:style-name="_35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a</text:span><text:span text:style-name="_39_">d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i</text:span><text:span text:style-name="_39_">n</text:span><text:span text:style-name="_32_">g</text:span><text:span text:style-name="_35_">l</text:span><text:span text:style-name="_39_">e</text:span><text:span text:style-name="_31_"> </text:span><text:span text:style-name="_35_">b</text:span><text:span text:style-name="_38_">i</text:span><text:span text:style-name="_33_">g</text:span><text:span text:style-name="_36_">g</text:span><text:span text:style-name="_38_">e</text:span><text:span text:style-name="_33_">s</text:span><text:span text:style-name="_35_">t</text:span><text:span text:style-name="_37_"> </text:span><text:span text:style-name="_32_">i</text:span><text:span text:style-name="_36_">n</text:span><text:span text:style-name="_38_">v</text:span><text:span text:style-name="_33_">e</text:span><text:span text:style-name="_35_">s</text:span><text:span text:style-name="_38_">t</text:span><text:span text:style-name="_32_">m</text:span><text:span text:style-name="_36_">e</text:span><text:span text:style-name="_38_">n</text:span><text:span text:style-name="_32_">t</text:span><text:span text:style-name="_34_"> </text:span><text:span text:style-name="_39_">i</text:span><text:span text:style-name="_32_">n</text:span><text:span text:style-name="_34_"> </text:span><text:span text:style-name="_39_">c</text:span><text:span text:style-name="_33_">l</text:span><text:span text:style-name="_36_">e</text:span><text:span text:style-name="_38_">a</text:span><text:span text:style-name="_33_">n</text:span><text:span text:style-name="_34_"> </text:span><text:span text:style-name="_38_">e</text:span><text:span text:style-name="_33_">n</text:span><text:span text:style-name="_36_">e</text:span><text:span text:style-name="_39_">r</text:span><text:span text:style-name="_32_">g</text:span><text:span text:style-name="_36_">y</text:span><text:span text:style-name="_37_"> </text:span><text:span text:style-name="_33_">i</text:span><text:span text:style-name="_36_">n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h</text:span><text:span text:style-name="_38_">i</text:span><text:span text:style-name="_33_">s</text:span><text:span text:style-name="_36_">t</text:span><text:span text:style-name="_39_">o</text:span><text:span text:style-name="_33_">r</text:span><text:span text:style-name="_35_">y</text:span><text:span text:style-name="_38_">.</text:span><text:span text:style-name="_31_"> 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s</text:span><text:span text:style-name="_38_">u</text:span><text:span text:style-name="_33_">l</text:span><text:span text:style-name="_36_">t</text:span><text:span text:style-name="_38_">s</text:span><text:span text:style-name="_33_">.</text:span><text:span text:style-name="_34_"> </text:span><text:span text:style-name="_39_">I</text:span><text:span text:style-name="_32_">n</text:span><text:span text:style-name="_34_"> </text:span><text:span text:style-name="_38_">f</text:span><text:span text:style-name="_32_">i</text:span><text:span text:style-name="_36_">e</text:span><text:span text:style-name="_39_">l</text:span><text:span text:style-name="_33_">d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I</text:span><text:span text:style-name="_33_">o</text:span><text:span text:style-name="_35_">w</text:span><text:span text:style-name="_39_">a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e</text:span><text:span text:style-name="_33_">x</text:span><text:span text:style-name="_35_">a</text:span><text:span text:style-name="_39_">s</text:span><text:span text:style-name="_32_">,</text:span><text:span text:style-name="_34_"> </text:span><text:span text:style-name="_39_">w</text:span><text:span text:style-name="_32_">i</text:span><text:span text:style-name="_36_">n</text:span><text:span text:style-name="_39_">d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n</text:span><text:span text:style-name="_39_">o</text:span><text:span text:style-name="_33_">w</text:span><text:span text:style-name="_34_"> </text:span><text:span text:style-name="_39_">c</text:span><text:span text:style-name="_32_">h</text:span><text:span text:style-name="_35_">e</text:span><text:span text:style-name="_39_">a</text:span><text:span text:style-name="_33_">p</text:span><text:span text:style-name="_35_">e</text:span><text:span text:style-name="_38_">r</text:span><text:span text:style-name="_31_"> </text:span><text:span text:style-name="_35_">t</text:span><text:span text:style-name="_38_">h</text:span><text:span text:style-name="_32_">a</text:span><text:span text:style-name="_36_">n</text:span><text:span text:style-name="_37_"> </text:span><text:span text:style-name="_32_">d</text:span><text:span text:style-name="_36_">i</text:span><text:span text:style-name="_39_">r</text:span><text:span text:style-name="_33_">t</text:span><text:span text:style-name="_36_">i</text:span><text:span text:style-name="_38_">e</text:span><text:span text:style-name="_32_">r</text:span><text:span text:style-name="_35_">,</text:span><text:span text:style-name="_37_"> </text:span><text:span text:style-name="_33_">c</text:span><text:span text:style-name="_35_">o</text:span><text:span text:style-name="_38_">n</text:span><text:span text:style-name="_32_">v</text:span><text:span text:style-name="_35_">e</text:span><text:span text:style-name="_38_">n</text:span><text:span text:style-name="_32_">t</text:span><text:span text:style-name="_36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3_">.</text:span><text:span text:style-name="_34_"> </text:span><text:span text:style-name="_38_">O</text:span><text:span text:style-name="_32_">n</text:span><text:span text:style-name="_34_"> </text:span><text:span text:style-name="_39_">r</text:span><text:span text:style-name="_33_">o</text:span><text:span text:style-name="_35_">o</text:span><text:span text:style-name="_39_">f</text:span><text:span text:style-name="_33_">t</text:span><text:span text:style-name="_36_">o</text:span><text:span text:style-name="_39_">p</text:span><text:span text:style-name="_32_">s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A</text:span><text:span text:style-name="_39_">r</text:span><text:span text:style-name="_33_">i</text:span><text:span text:style-name="_36_">z</text:span><text:span text:style-name="_38_">o</text:span><text:span text:style-name="_32_">n</text:span><text:span text:style-name="_36_">a</text:span><text:span text:style-name="_37_"> </text:span><text:span text:style-name="_32_">t</text:span><text:span text:style-name="_35_">o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Y</text:span><text:span text:style-name="_38_">o</text:span><text:span text:style-name="_32_">r</text:span><text:span text:style-name="_36_">k</text:span><text:span text:style-name="_39_">,</text:span><text:span text:style-name="_31_"> </text:span><text:span text:style-name="_35_">s</text:span><text:span text:style-name="_38_">o</text:span><text:span text:style-name="_32_">l</text:span><text:span text:style-name="_36_">a</text:span><text:span text:style-name="_39_">r</text:span><text:span text:style-name="_31_"> </text:span><text:span text:style-name="_35_">i</text:span><text:span text:style-name="_38_">s</text:span><text:span text:style-name="_31_"> </text:span><text:span text:style-name="_35_">s</text:span><text:span text:style-name="_39_">a</text:span><text:span text:style-name="_32_">v</text:span><text:span text:style-name="_36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2_">t</text:span><text:span text:style-name="_36_">e</text:span><text:span text:style-name="_38_">n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i</text:span><text:span text:style-name="_35_">l</text:span><text:span text:style-name="_39_">l</text:span><text:span text:style-name="_33_">i</text:span><text:span text:style-name="_36_">o</text:span><text:span text:style-name="_38_">n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o</text:span><text:span text:style-name="_36_">l</text:span><text:span text:style-name="_39_">l</text:span><text:span text:style-name="_33_">a</text:span><text:span text:style-name="_35_">r</text:span><text:span text:style-name="_39_">s</text:span><text:span text:style-name="_31_"> </text:span><text:span text:style-name="_35_">a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9_">e</text:span><text:span text:style-name="_33_">n</text:span><text:span text:style-name="_35_">e</text:span><text:span text:style-name="_38_">r</text:span><text:span text:style-name="_32_">g</text:span><text:span text:style-name="_36_">y</text:span><text:span text:style-name="_37_"> </text:span><text:span text:style-name="_32_">b</text:span><text:span text:style-name="_35_">i</text:span><text:span text:style-name="_38_">l</text:span><text:span text:style-name="_32_">l</text:span><text:span text:style-name="_36_">s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e</text:span><text:span text:style-name="_32_">m</text:span><text:span text:style-name="_35_">p</text:span><text:span text:style-name="_38_">l</text:span><text:span text:style-name="_33_">o</text:span><text:span text:style-name="_35_">y</text:span><text:span text:style-name="_38_">s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c</text:span><text:span text:style-name="_36_">o</text:span><text:span text:style-name="_39_">a</text:span><text:span text:style-name="_33_">l</text:span><text:span text:style-name="_34_"> </text:span>--<text:span text:style-name="_34_"> </text:span><text:span text:style-name="_38_">i</text:span><text:span text:style-name="_33_">n</text:span><text:span text:style-name="_34_"> </text:span><text:span text:style-name="_38_">j</text:span><text:span text:style-name="_32_">o</text:span><text:span text:style-name="_35_">b</text:span><text:span text:style-name="_39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p</text:span><text:span text:style-name="_35_">a</text:span><text:span text:style-name="_38_">y</text:span><text:span text:style-name="_31_"> </text:span><text:span text:style-name="_35_">b</text:span><text:span text:style-name="_39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9_">n</text:span><text:span text:style-name="_31_"> </text:span><text:span text:style-name="_35_">a</text:span><text:span text:style-name="_38_">v</text:span><text:span text:style-name="_33_">e</text:span><text:span text:style-name="_36_">r</text:span><text:span text:style-name="_38_">a</text:span><text:span text:style-name="_32_">g</text:span><text:span text:style-name="_36_">e</text:span><text:span text:style-name="_38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6_">t</text:span><text:span text:style-name="_39_">a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s</text:span><text:span text:style-name="_33_">t</text:span><text:span text:style-name="_36_">e</text:span><text:span text:style-name="_38_">p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h</text:span><text:span text:style-name="_39_">o</text:span><text:span text:style-name="_33_">m</text:span><text:span text:style-name="_36_">e</text:span><text:span text:style-name="_38_">o</text:span><text:span text:style-name="_32_">w</text:span><text:span text:style-name="_35_">n</text:span><text:span text:style-name="_38_">e</text:span><text:span text:style-name="_33_">r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f</text:span><text:span text:style-name="_39_">r</text:span><text:span text:style-name="_32_">e</text:span><text:span text:style-name="_36_">e</text:span><text:span text:style-name="_39_">d</text:span><text:span text:style-name="_32_">o</text:span><text:span text:style-name="_35_">m</text:span><text:span text:style-name="_37_"> </text:span><text:span text:style-name="_32_">t</text:span><text:span text:style-name="_36_">o</text:span><text:span text:style-name="_37_"> </text:span><text:span text:style-name="_33_">g</text:span><text:span text:style-name="_35_">e</text:span><text:span text:style-name="_38_">n</text:span><text:span text:style-name="_33_">e</text:span><text:span text:style-name="_36_">r</text:span><text:span text:style-name="_38_">a</text:span><text:span text:style-name="_33_">t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e</text:span><text:span text:style-name="_31_"> </text:span><text:span text:style-name="_35_">t</text:span><text:span text:style-name="_38_">h</text:span><text:span text:style-name="_33_">e</text:span><text:span text:style-name="_36_">i</text:span><text:span text:style-name="_38_">r</text:span><text:span text:style-name="_31_"> </text:span><text:span text:style-name="_36_">o</text:span><text:span text:style-name="_39_">w</text:span><text:span text:style-name="_32_">n</text:span><text:span text:style-name="_34_"> </text:span><text:span text:style-name="_39_">e</text:span><text:span text:style-name="_32_">n</text:span><text:span text:style-name="_35_">e</text:span><text:span text:style-name="_38_">r</text:span><text:span text:style-name="_33_">g</text:span><text:span text:style-name="_35_">y</text:span><text:span text:style-name="_37_"> </text:span>--<text:span text:style-name="_37_"> </text:span><text:span text:style-name="_33_">s</text:span><text:span text:style-name="_35_">o</text:span><text:span text:style-name="_39_">m</text:span><text:span text:style-name="_32_">e</text:span><text:span text:style-name="_36_">t</text:span><text:span text:style-name="_39_">h</text:span><text:span text:style-name="_32_">i</text:span><text:span text:style-name="_35_">n</text:span><text:span text:style-name="_38_">g</text:span><text:span text:style-name="_32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w</text:span><text:span text:style-name="_35_">a</text:span><text:span text:style-name="_38_">y</text:span><text:span text:style-name="_33_">,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e</text:span><text:span text:style-name="_38_">n</text:span><text:span text:style-name="_32_">v</text:span><text:span text:style-name="_36_">i</text:span><text:span text:style-name="_38_">r</text:span><text:span text:style-name="_32_">o</text:span><text:span text:style-name="_35_">n</text:span><text:span text:style-name="_39_">m</text:span><text:span text:style-name="_32_">e</text:span><text:span text:style-name="_36_">n</text:span><text:span text:style-name="_38_">t</text:span><text:span text:style-name="_33_">a</text:span><text:span text:style-name="_36_">l</text:span><text:span text:style-name="_39_">i</text:span><text:span text:style-name="_32_">s</text:span><text:span text:style-name="_35_">t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e</text:span><text:span text:style-name="_35_">a</text:span><text:span text:style-name="_37_"> </text:span><text:span text:style-name="_33_">P</text:span><text:span text:style-name="_36_">a</text:span><text:span text:style-name="_39_">r</text:span><text:span text:style-name="_33_">t</text:span><text:span text:style-name="_36_">i</text:span><text:span text:style-name="_39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t</text:span><text:span text:style-name="_32_">e</text:span><text:span text:style-name="_36_">a</text:span><text:span text:style-name="_39_">m</text:span><text:span text:style-name="_32_">e</text:span><text:span text:style-name="_35_">d</text:span><text:span text:style-name="_37_"> </text:span><text:span text:style-name="_32_">u</text:span><text:span text:style-name="_35_">p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u</text:span><text:span text:style-name="_39_">p</text:span><text:span text:style-name="_33_">p</text:span><text:span text:style-name="_36_">o</text:span><text:span text:style-name="_38_">r</text:span><text:span text:style-name="_32_">t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a</text:span><text:span text:style-name="_36_">n</text:span><text:span text:style-name="_39_">w</text:span><text:span text:style-name="_33_">h</text:span><text:span text:style-name="_35_">i</text:span><text:span text:style-name="_38_">l</text:span><text:span text:style-name="_32_">e</text:span><text:span text:style-name="_36_">,</text:span><text:span text:style-name="_37_"> </text:span><text:span text:style-name="_33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6_">u</text:span><text:span text:style-name="_39_">t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i</text:span><text:span text:style-name="_33_">m</text:span><text:span text:style-name="_35_">p</text:span><text:span text:style-name="_39_">o</text:span><text:span text:style-name="_32_">r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9_">o</text:span><text:span text:style-name="_32_">r</text:span><text:span text:style-name="_36_">e</text:span><text:span text:style-name="_39_">i</text:span><text:span text:style-name="_32_">g</text:span><text:span text:style-name="_36_">n</text:span><text:span text:style-name="_37_"> </text:span><text:span text:style-name="_32_">o</text:span><text:span text:style-name="_35_">i</text:span><text:span text:style-name="_38_">l</text:span><text:span text:style-name="_31_"> </text:span><text:span text:style-name="_36_">b</text:span><text:span text:style-name="_38_">y</text:span><text:span text:style-name="_31_"> </text:span><text:span text:style-name="_35_">n</text:span><text:span text:style-name="_39_">e</text:span><text:span text:style-name="_32_">a</text:span><text:span text:style-name="_36_">r</text:span><text:span text:style-name="_39_">l</text:span><text:span text:style-name="_33_">y</text:span><text:span text:style-name="_34_"> </text:span><text:span text:style-name="_39_">6</text:span><text:span text:style-name="_33_">0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5_">n</text:span><text:span text:style-name="_39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u</text:span><text:span text:style-name="_38_">t</text:span><text:span text:style-name="_31_"> </text:span><text:span text:style-name="_35_">c</text:span><text:span text:style-name="_38_">a</text:span><text:span text:style-name="_33_">r</text:span><text:span text:style-name="_35_">b</text:span><text:span text:style-name="_39_">o</text:span><text:span text:style-name="_33_">n</text:span><text:span text:style-name="_34_"> </text:span><text:span text:style-name="_39_">p</text:span><text:span text:style-name="_33_">o</text:span><text:span text:style-name="_36_">l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m</text:span><text:span text:style-name="_36_">o</text:span><text:span text:style-name="_38_">r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a</text:span><text:span text:style-name="_39_">n</text:span><text:span text:style-name="_32_">y</text:span><text:span text:style-name="_34_"> </text:span><text:span text:style-name="_39_">o</text:span><text:span text:style-name="_33_">t</text:span><text:span text:style-name="_36_">h</text:span><text:span text:style-name="_38_">e</text:span><text:span text:style-name="_33_">r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6_">r</text:span><text:span text:style-name="_39_">y</text:span><text:span text:style-name="_31_"> </text:span><text:span text:style-name="_35_">o</text:span><text:span text:style-name="_38_">n</text:span><text:span text:style-name="_31_"> </text:span><text:span text:style-name="_35_">E</text:span><text:span text:style-name="_38_">a</text:span><text:span text:style-name="_33_">r</text:span><text:span text:style-name="_36_">t</text:span><text:span text:style-name="_38_">h</text:span><text:span text:style-name="_33_">.</text:span></text:p>
      <text:p text:style-name="P1"><text:span text:style-name="_39_">G</text:span><text:span text:style-name="_32_">a</text:span><text:span text:style-name="_36_">s</text:span><text:span text:style-name="_37_"> </text:span><text:span text:style-name="_33_">u</text:span><text:span text:style-name="_36_">n</text:span><text:span text:style-name="_38_">d</text:span><text:span text:style-name="_32_">e</text:span><text:span text:style-name="_36_">r</text:span><text:span text:style-name="_37_"> </text:span><text:span text:style-name="_33_">t</text:span><text:span text:style-name="_36_">w</text:span><text:span text:style-name="_38_">o</text:span><text:span text:style-name="_31_"> </text:span><text:span text:style-name="_36_">b</text:span><text:span text:style-name="_38_">u</text:span><text:span text:style-name="_32_">c</text:span><text:span text:style-name="_36_">k</text:span><text:span text:style-name="_38_">s</text:span><text:span text:style-name="_31_"> </text:span><text:span text:style-name="_36_">a</text:span><text:span text:style-name="_37_"> </text:span><text:span text:style-name="_33_">g</text:span><text:span text:style-name="_36_">a</text:span><text:span text:style-name="_39_">l</text:span><text:span text:style-name="_32_">l</text:span><text:span text:style-name="_36_">o</text:span><text:span text:style-name="_38_">n</text:span><text:span text:style-name="_31_"> </text:span><text:span text:style-name="_36_">a</text:span><text:span text:style-name="_39_">i</text:span><text:span text:style-name="_32_">n</text:span><text:span text:style-name="_35_">'</text:span><text:span text:style-name="_39_">t</text:span><text:span text:style-name="_31_"> </text:span><text:span text:style-name="_36_">b</text:span><text:span text:style-name="_39_">a</text:span><text:span text:style-name="_33_">d</text:span><text:span text:style-name="_36_">,</text:span><text:span text:style-name="_37_"> </text:span><text:span text:style-name="_33_">e</text:span><text:span text:style-name="_35_">i</text:span><text:span text:style-name="_39_">t</text:span><text:span text:style-name="_32_">h</text:span><text:span text:style-name="_35_">e</text:span><text:span text:style-name="_38_">r</text:span><text:span text:style-name="_32_">.</text:span></text:p>
      <text:p text:style-name="P1"><text:span text:style-name="_39_">N</text:span><text:span text:style-name="_32_">o</text:span><text:span text:style-name="_36_">w</text:span><text:span text:style-name="_37_"> </text:span><text:span text:style-name="_33_">w</text:span><text:span text:style-name="_36_">e</text:span><text:span text:style-name="_38_">'</text:span><text:span text:style-name="_33_">v</text:span><text:span text:style-name="_36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5_">e</text:span><text:span text:style-name="_38_">l</text:span><text:span text:style-name="_32_">e</text:span><text:span text:style-name="_35_">r</text:span><text:span text:style-name="_39_">a</text:span><text:span text:style-name="_33_">t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r</text:span><text:span text:style-name="_32_">a</text:span><text:span text:style-name="_36_">n</text:span><text:span text:style-name="_39_">s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6_">w</text:span><text:span text:style-name="_38_">a</text:span><text:span text:style-name="_33_">y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5_">o</text:span><text:span text:style-name="_38_">l</text:span><text:span text:style-name="_33_">d</text:span><text:span text:style-name="_36_">,</text:span><text:span text:style-name="_37_"> </text:span><text:span text:style-name="_32_">d</text:span><text:span text:style-name="_36_">i</text:span><text:span text:style-name="_38_">r</text:span><text:span text:style-name="_32_">t</text:span><text:span text:style-name="_36_">i</text:span><text:span text:style-name="_38_">e</text:span><text:span text:style-name="_33_">r</text:span><text:span text:style-name="_34_"> </text:span><text:span text:style-name="_38_">e</text:span><text:span text:style-name="_32_">n</text:span><text:span text:style-name="_36_">e</text:span><text:span text:style-name="_38_">r</text:span><text:span text:style-name="_33_">g</text:span><text:span text:style-name="_36_">y</text:span><text:span text:style-name="_37_"> </text:span><text:span text:style-name="_33_">s</text:span><text:span text:style-name="_36_">o</text:span><text:span text:style-name="_39_">u</text:span><text:span text:style-name="_33_">r</text:span><text:span text:style-name="_35_">c</text:span><text:span text:style-name="_38_">e</text:span><text:span text:style-name="_33_">s</text:span><text:span text:style-name="_36_">.</text:span><text:span text:style-name="_37_"> </text:span><text:span text:style-name="_32_">R</text:span><text:span text:style-name="_36_">a</text:span><text:span text:style-name="_39_">t</text:span><text:span text:style-name="_32_">h</text:span><text:span text:style-name="_35_">e</text:span><text:span text:style-name="_38_">r</text:span><text:span text:style-name="_31_"> </text:span><text:span text:style-name="_36_">t</text:span><text:span text:style-name="_39_">h</text:span><text:span text:style-name="_33_">a</text:span><text:span text:style-name="_36_">n</text:span><text:span text:style-name="_37_"> </text:span><text:span text:style-name="_33_">s</text:span><text:span text:style-name="_35_">u</text:span><text:span text:style-name="_38_">b</text:span><text:span text:style-name="_32_">s</text:span><text:span text:style-name="_36_">i</text:span><text:span text:style-name="_39_">d</text:span><text:span text:style-name="_33_">i</text:span><text:span text:style-name="_35_">z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5_">s</text:span><text:span text:style-name="_38_">t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i</text:span><text:span text:style-name="_35_">n</text:span><text:span text:style-name="_38_">v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u</text:span><text:span text:style-name="_35_">t</text:span><text:span text:style-name="_39_">u</text:span><text:span text:style-name="_33_">r</text:span><text:span text:style-name="_35_">e</text:span><text:span text:style-name="_37_"> </text:span>--<text:span text:style-name="_37_"> </text:span><text:span text:style-name="_33_">e</text:span><text:span text:style-name="_36_">s</text:span><text:span text:style-name="_38_">p</text:span><text:span text:style-name="_32_">e</text:span><text:span text:style-name="_36_">c</text:span><text:span text:style-name="_39_">i</text:span><text:span text:style-name="_32_">a</text:span><text:span text:style-name="_35_">l</text:span><text:span text:style-name="_38_">l</text:span><text:span text:style-name="_33_">y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o</text:span><text:span text:style-name="_36_">m</text:span><text:span text:style-name="_38_">m</text:span><text:span text:style-name="_33_">u</text:span><text:span text:style-name="_35_">n</text:span><text:span text:style-name="_39_">i</text:span><text:span text:style-name="_32_">t</text:span><text:span text:style-name="_35_">i</text:span><text:span text:style-name="_38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y</text:span><text:span text:style-name="_37_"> 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s</text:span><text:span text:style-name="_33_">s</text:span><text:span text:style-name="_35_">i</text:span><text:span text:style-name="_38_">l</text:span><text:span text:style-name="_31_"> </text:span><text:span text:style-name="_35_">f</text:span><text:span text:style-name="_39_">u</text:span><text:span text:style-name="_33_">e</text:span><text:span text:style-name="_36_">l</text:span><text:span text:style-name="_38_">s</text:span><text:span text:style-name="_33_">.</text:span><text:span text:style-name="_34_"> </text:span><text:span text:style-name="_39_">W</text:span><text:span text:style-name="_32_">e</text:span><text:span text:style-name="_34_"> </text:span><text:span text:style-name="_39_">d</text:span><text:span text:style-name="_32_">o</text:span><text:span text:style-name="_34_"> </text:span><text:span text:style-name="_38_">t</text:span><text:span text:style-name="_32_">h</text:span><text:span text:style-name="_35_">e</text:span><text:span text:style-name="_39_">m</text:span><text:span text:style-name="_31_"> </text:span><text:span text:style-name="_36_">n</text:span><text:span text:style-name="_39_">o</text:span><text:span text:style-name="_31_"> </text:span><text:span text:style-name="_35_">f</text:span><text:span text:style-name="_38_">a</text:span><text:span text:style-name="_33_">v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3_">w</text:span><text:span text:style-name="_36_">e</text:span><text:span text:style-name="_37_"> </text:span><text:span text:style-name="_32_">d</text:span><text:span text:style-name="_36_">o</text:span><text:span text:style-name="_39_">n</text:span><text:span text:style-name="_33_">'</text:span><text:span text:style-name="_35_">t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w</text:span><text:span text:style-name="_38_">h</text:span><text:span text:style-name="_32_">e</text:span><text:span text:style-name="_36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g</text:span><text:span text:style-name="_39_">o</text:span><text:span text:style-name="_32_">i</text:span><text:span text:style-name="_36_">n</text:span><text:span text:style-name="_39_">g</text:span><text:span text:style-name="_32_">.</text:span><text:span text:style-name="_34_"> </text:span><text:span text:style-name="_38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w</text:span><text:span text:style-name="_36_">h</text:span><text:span text:style-name="_39_">y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g</text:span><text:span text:style-name="_32_">o</text:span><text:span text:style-name="_35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g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9_">y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2_">n</text:span><text:span text:style-name="_35_">a</text:span><text:span text:style-name="_38_">g</text:span><text:span text:style-name="_33_">e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o</text:span><text:span text:style-name="_35_">i</text:span><text:span text:style-name="_38_">l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c</text:span><text:span text:style-name="_33_">o</text:span><text:span text:style-name="_36_">a</text:span><text:span text:style-name="_38_">l</text:span><text:span text:style-name="_31_"> </text:span><text:span text:style-name="_35_">r</text:span><text:span text:style-name="_39_">e</text:span><text:span text:style-name="_33_">s</text:span><text:span text:style-name="_36_">o</text:span><text:span text:style-name="_38_">u</text:span><text:span text:style-name="_32_">r</text:span><text:span text:style-name="_35_">c</text:span><text:span text:style-name="_39_">e</text:span><text:span text:style-name="_33_">s</text:span><text:span text:style-name="_36_">,</text:span><text:span text:style-name="_37_"> </text:span><text:span text:style-name="_33_">s</text:span><text:span text:style-name="_36_">o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b</text:span><text:span text:style-name="_38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8_">r</text:span><text:span text:style-name="_32_">e</text:span><text:span text:style-name="_35_">f</text:span><text:span text:style-name="_39_">l</text:span><text:span text:style-name="_33_">e</text:span><text:span text:style-name="_35_">c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5_">s</text:span><text:span text:style-name="_38_">t</text:span><text:span text:style-name="_32_">s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i</text:span><text:span text:style-name="_38_">m</text:span><text:span text:style-name="_33_">p</text:span><text:span text:style-name="_36_">o</text:span><text:span text:style-name="_38_">s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a</text:span><text:span text:style-name="_36_">x</text:span><text:span text:style-name="_38_">p</text:span><text:span text:style-name="_32_">a</text:span><text:span text:style-name="_36_">y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p</text:span><text:span text:style-name="_32_">l</text:span><text:span text:style-name="_36_">a</text:span><text:span text:style-name="_39_">n</text:span><text:span text:style-name="_33_">e</text:span><text:span text:style-name="_35_">t</text:span><text:span text:style-name="_38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a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p</text:span><text:span text:style-name="_36_">u</text:span><text:span text:style-name="_38_">t</text:span><text:span text:style-name="_31_"> </text:span><text:span text:style-name="_36_">m</text:span><text:span text:style-name="_39_">o</text:span><text:span text:style-name="_33_">n</text:span><text:span text:style-name="_36_">e</text:span><text:span text:style-name="_38_">y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o</text:span><text:span text:style-name="_39_">s</text:span><text:span text:style-name="_33_">e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3_">t</text:span><text:span text:style-name="_35_">i</text:span><text:span text:style-name="_39_">e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p</text:span><text:span text:style-name="_38_">u</text:span><text:span text:style-name="_33_">t</text:span><text:span text:style-name="_34_"> </text:span><text:span text:style-name="_38_">t</text:span><text:span text:style-name="_32_">e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o</text:span><text:span text:style-name="_36_">u</text:span><text:span text:style-name="_38_">s</text:span><text:span text:style-name="_33_">a</text:span><text:span text:style-name="_36_">n</text:span><text:span text:style-name="_39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5_">c</text:span><text:span text:style-name="_39_">a</text:span><text:span text:style-name="_33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3_">u</text:span><text:span text:style-name="_36_">i</text:span><text:span text:style-name="_39_">l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a</text:span><text:span text:style-name="_31_"> </text:span><text:span text:style-name="_35_">2</text:span><text:span text:style-name="_39_">1</text:span><text:span text:style-name="_33_">s</text:span><text:span text:style-name="_36_">t</text:span><text:span text:style-name="_37_"> </text:span><text:span text:style-name="_32_">c</text:span><text:span text:style-name="_35_">e</text:span><text:span text:style-name="_39_">n</text:span><text:span text:style-name="_32_">t</text:span><text:span text:style-name="_35_">u</text:span><text:span text:style-name="_38_">r</text:span><text:span text:style-name="_32_">y</text:span><text:span text:style-name="_34_"> </text:span><text:span text:style-name="_39_">t</text:span><text:span text:style-name="_32_">r</text:span><text:span text:style-name="_35_">a</text:span><text:span text:style-name="_39_">n</text:span><text:span text:style-name="_32_">s</text:span><text:span text:style-name="_36_">p</text:span><text:span text:style-name="_39_">o</text:span><text:span text:style-name="_33_">r</text:span><text:span text:style-name="_35_">t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s</text:span><text:span text:style-name="_33_">y</text:span><text:span text:style-name="_36_">s</text:span><text:span text:style-name="_39_">t</text:span><text:span text:style-name="_32_">e</text:span><text:span text:style-name="_36_">m</text:span><text:span text:style-name="_39_">.</text:span></text:p>
      <text:p text:style-name="P1"><text:span text:style-name="_36_">N</text:span><text:span text:style-name="_39_">o</text:span><text:span text:style-name="_32_">w</text:span><text:span text:style-name="_35_">,</text:span><text:span text:style-name="_37_"> </text:span><text:span text:style-name="_33_">n</text:span><text:span text:style-name="_36_">o</text:span><text:span text:style-name="_39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2_">p</text:span><text:span text:style-name="_35_">p</text:span><text:span text:style-name="_39_">e</text:span><text:span text:style-name="_33_">n</text:span><text:span text:style-name="_34_"> </text:span><text:span text:style-name="_39_">o</text:span><text:span text:style-name="_32_">v</text:span><text:span text:style-name="_35_">e</text:span><text:span text:style-name="_38_">r</text:span><text:span text:style-name="_32_">n</text:span><text:span text:style-name="_35_">i</text:span><text:span text:style-name="_39_">g</text:span><text:span text:style-name="_33_">h</text:span><text:span text:style-name="_35_">t</text:span><text:span text:style-name="_38_">.</text:span><text:span text:style-name="_31_"> </text:span><text:span text:style-name="_35_">A</text:span><text:span text:style-name="_39_">n</text:span><text:span text:style-name="_32_">d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p</text:span><text:span text:style-name="_35_">l</text:span><text:span text:style-name="_38_">e</text:span><text:span text:style-name="_32_">n</text:span><text:span text:style-name="_35_">t</text:span><text:span text:style-name="_38_">y</text:span><text:span text:style-name="_31_"> </text:span><text:span text:style-name="_35_">o</text:span><text:span text:style-name="_38_">f</text:span><text:span text:style-name="_31_"> </text:span><text:span text:style-name="_35_">e</text:span><text:span text:style-name="_39_">n</text:span><text:span text:style-name="_32_">t</text:span><text:span text:style-name="_36_">r</text:span><text:span text:style-name="_38_">e</text:span><text:span text:style-name="_33_">n</text:span><text:span text:style-name="_35_">c</text:span><text:span text:style-name="_39_">h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3_">s</text:span><text:span text:style-name="_35_">t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w</text:span><text:span text:style-name="_32_">a</text:span><text:span text:style-name="_35_">n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2_">o</text:span><text:span text:style-name="_36_">t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u</text:span><text:span text:style-name="_32_">s</text:span><text:span text:style-name="_34_"> </text:span><text:span text:style-name="_39_">q</text:span><text:span text:style-name="_32_">u</text:span><text:span text:style-name="_35_">o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9_">w</text:span><text:span text:style-name="_32_">e</text:span><text:span text:style-name="_35_">'</text:span><text:span text:style-name="_38_">l</text:span><text:span text:style-name="_33_">l</text:span><text:span text:style-name="_34_"> </text:span><text:span text:style-name="_38_">c</text:span><text:span text:style-name="_33_">r</text:span><text:span text:style-name="_35_">e</text:span><text:span text:style-name="_38_">a</text:span><text:span text:style-name="_33_">t</text:span><text:span text:style-name="_35_">e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o</text:span><text:span text:style-name="_36_">n</text:span><text:span text:style-name="_39_">e</text:span><text:span text:style-name="_33_">y</text:span><text:span text:style-name="_34_"> </text:span><text:span text:style-name="_38_">w</text:span><text:span text:style-name="_33_">e</text:span><text:span text:style-name="_36_">'</text:span><text:span text:style-name="_38_">l</text:span><text:span text:style-name="_32_">l</text:span><text:span text:style-name="_34_"> </text:span><text:span text:style-name="_38_">s</text:span><text:span text:style-name="_32_">a</text:span><text:span text:style-name="_36_">v</text:span><text:span text:style-name="_39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l</text:span><text:span text:style-name="_39_">a</text:span><text:span text:style-name="_33_">n</text:span><text:span text:style-name="_35_">e</text:span><text:span text:style-name="_39_">t</text:span><text:span text:style-name="_31_"> </text:span><text:span text:style-name="_35_">w</text:span><text:span text:style-name="_39_">e</text:span><text:span text:style-name="_33_">'</text:span><text:span text:style-name="_35_">l</text:span><text:span text:style-name="_38_">l</text:span><text:span text:style-name="_31_"> </text:span><text:span text:style-name="_36_">p</text:span><text:span text:style-name="_39_">r</text:span><text:span text:style-name="_32_">e</text:span><text:span text:style-name="_35_">s</text:span><text:span text:style-name="_38_">e</text:span><text:span text:style-name="_33_">r</text:span><text:span text:style-name="_36_">v</text:span><text:span text:style-name="_38_">e</text:span><text:span text:style-name="_31_"> </text:span>--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f</text:span><text:span text:style-name="_36_">u</text:span><text:span text:style-name="_39_">t</text:span><text:span text:style-name="_33_">u</text:span><text:span text:style-name="_35_">r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k</text:span><text:span text:style-name="_32_">i</text:span><text:span text:style-name="_35_">d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g</text:span><text:span text:style-name="_36_">r</text:span><text:span text:style-name="_39_">a</text:span><text:span text:style-name="_32_">n</text:span><text:span text:style-name="_35_">d</text:span><text:span text:style-name="_39_">k</text:span><text:span text:style-name="_33_">i</text:span><text:span text:style-name="_36_">d</text:span><text:span text:style-name="_38_">s</text:span><text:span text:style-name="_31_"> </text:span><text:span text:style-name="_36_">d</text:span><text:span text:style-name="_39_">e</text:span><text:span text:style-name="_32_">s</text:span><text:span text:style-name="_35_">e</text:span><text:span text:style-name="_38_">r</text:span><text:span text:style-name="_32_">v</text:span><text:span text:style-name="_36_">e</text:span><text:span text:style-name="_38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i</text:span><text:span text:style-name="_32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3_">g</text:span><text:span text:style-name="_35_">r</text:span><text:span text:style-name="_38_">a</text:span><text:span text:style-name="_33_">s</text:span><text:span text:style-name="_35_">p</text:span><text:span text:style-name="_38_">.</text:span></text:p>
      <text:p text:style-name="P1"><text:span text:style-name="_35_">C</text:span><text:span text:style-name="_38_">l</text:span><text:span text:style-name="_33_">i</text:span><text:span text:style-name="_36_">m</text:span><text:span text:style-name="_38_">a</text:span><text:span text:style-name="_32_">t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y</text:span><text:span text:style-name="_37_"> </text:span><text:span text:style-name="_33_">i</text:span><text:span text:style-name="_36_">s</text:span><text:span text:style-name="_38_">s</text:span><text:span text:style-name="_32_">u</text:span><text:span text:style-name="_35_">e</text:span><text:span text:style-name="_38_">s</text:span><text:span text:style-name="_31_"> </text:span><text:span text:style-name="_35_">w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6_">c</text:span><text:span text:style-name="_38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n</text:span><text:span text:style-name="_38_">k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w</text:span><text:span text:style-name="_39_">o</text:span><text:span text:style-name="_32_">r</text:span><text:span text:style-name="_36_">l</text:span><text:span text:style-name="_39_">d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5_">w</text:span><text:span text:style-name="_39_">h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t</text:span><text:span text:style-name="_36_">h</text:span><text:span text:style-name="_38_">i</text:span><text:span text:style-name="_33_">r</text:span><text:span text:style-name="_35_">d</text:span><text:span text:style-name="_37_"> </text:span><text:span text:style-name="_32_">b</text:span><text:span text:style-name="_35_">i</text:span><text:span text:style-name="_38_">g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w</text:span><text:span text:style-name="_36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t</text:span><text:span text:style-name="_36_">o</text:span><text:span text:style-name="_38_">g</text:span><text:span text:style-name="_33_">e</text:span><text:span text:style-name="_36_">t</text:span><text:span text:style-name="_39_">h</text:span><text:span text:style-name="_32_">e</text:span><text:span text:style-name="_35_">r</text:span><text:span text:style-name="_37_"> </text:span><text:span text:style-name="_33_">i</text:span><text:span text:style-name="_35_">s</text:span><text:span text:style-name="_37_"> </text:span><text:span text:style-name="_33_">h</text:span><text:span text:style-name="_35_">o</text:span><text:span text:style-name="_38_">w</text:span><text:span text:style-name="_31_"> </text:span><text:span text:style-name="_36_">t</text:span><text:span text:style-name="_39_">o</text:span><text:span text:style-name="_31_"> </text:span><text:span text:style-name="_35_">k</text:span><text:span text:style-name="_38_">e</text:span><text:span text:style-name="_32_">e</text:span><text:span text:style-name="_36_">p</text:span><text:span text:style-name="_37_"> </text:span><text:span text:style-name="_32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2_">a</text:span><text:span text:style-name="_34_"> </text:span><text:span text:style-name="_38_">s</text:span><text:span text:style-name="_33_">a</text:span><text:span text:style-name="_35_">f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3_">t</text:span><text:span text:style-name="_34_"> </text:span><text:span text:style-name="_39_">e</text:span><text:span text:style-name="_33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i</text:span><text:span text:style-name="_35_">s</text:span><text:span text:style-name="_38_">o</text:span><text:span text:style-name="_32_">l</text:span><text:span text:style-name="_35_">a</text:span><text:span text:style-name="_39_">t</text:span><text:span text:style-name="_32_">i</text:span><text:span text:style-name="_35_">n</text:span><text:span text:style-name="_38_">g</text:span><text:span text:style-name="_31_"> </text:span><text:span text:style-name="_36_">o</text:span><text:span text:style-name="_39_">u</text:span><text:span text:style-name="_33_">r</text:span><text:span text:style-name="_35_">s</text:span><text:span text:style-name="_38_">e</text:span><text:span text:style-name="_32_">l</text:span><text:span text:style-name="_35_">v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8_">t</text:span><text:span text:style-name="_33_">r</text:span><text:span text:style-name="_36_">y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n</text:span><text:span text:style-name="_36_">a</text:span><text:span text:style-name="_39_">t</text:span><text:span text:style-name="_33_">i</text:span><text:span text:style-name="_36_">o</text:span><text:span text:style-name="_39_">n</text:span>-<text:span text:style-name="_36_">b</text:span><text:span text:style-name="_38_">u</text:span><text:span text:style-name="_33_">i</text:span><text:span text:style-name="_35_">l</text:span><text:span text:style-name="_38_">d</text:span><text:span text:style-name="_31_"> </text:span><text:span text:style-name="_35_">e</text:span><text:span text:style-name="_38_">v</text:span><text:span text:style-name="_32_">e</text:span><text:span text:style-name="_35_">r</text:span><text:span text:style-name="_38_">y</text:span><text:span text:style-name="_32_">w</text:span><text:span text:style-name="_36_">h</text:span><text:span text:style-name="_38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8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3_">e</text:span><text:span text:style-name="_36_">m</text:span><text:span text:style-name="_38_">.</text:span></text:p>
      <text:p text:style-name="P1"><text:span text:style-name="_35_">I</text:span><text:span text:style-name="_37_"> </text:span><text:span text:style-name="_32_">t</text:span><text:span text:style-name="_36_">o</text:span><text:span text:style-name="_38_">l</text:span><text:span text:style-name="_32_">d</text:span><text:span text:style-name="_34_"> </text:span><text:span text:style-name="_38_">y</text:span><text:span text:style-name="_33_">o</text:span><text:span text:style-name="_35_">u</text:span><text:span text:style-name="_37_"> </text:span><text:span text:style-name="_32_">e</text:span><text:span text:style-name="_36_">a</text:span><text:span text:style-name="_39_">r</text:span><text:span text:style-name="_33_">l</text:span><text:span text:style-name="_36_">i</text:span><text:span text:style-name="_38_">e</text:span><text:span text:style-name="_32_">r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t</text:span><text:span text:style-name="_38_">a</text:span><text:span text:style-name="_33_">l</text:span><text:span text:style-name="_36_">k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6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i</text:span><text:span text:style-name="_39_">c</text:span><text:span text:style-name="_31_"> </text:span><text:span text:style-name="_36_">d</text:span><text:span text:style-name="_38_">e</text:span><text:span text:style-name="_32_">c</text:span><text:span text:style-name="_36_">l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8_">l</text:span><text:span text:style-name="_32_">i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h</text:span><text:span text:style-name="_38_">o</text:span><text:span text:style-name="_33_">t</text:span><text:span text:style-name="_34_"> </text:span><text:span text:style-name="_38_">a</text:span><text:span text:style-name="_32_">i</text:span><text:span text:style-name="_36_">r</text:span><text:span text:style-name="_38_">.</text:span><text:span text:style-name="_31_"> </text:span><text:span text:style-name="_35_">W</text:span><text:span text:style-name="_39_">e</text:span><text:span text:style-name="_33_">l</text:span><text:span text:style-name="_36_">l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i</text:span><text:span text:style-name="_38_">s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6_">h</text:span><text:span text:style-name="_39_">e</text:span><text:span text:style-name="_33_">t</text:span><text:span text:style-name="_36_">o</text:span><text:span text:style-name="_38_">r</text:span><text:span text:style-name="_32_">i</text:span><text:span text:style-name="_36_">c</text:span><text:span text:style-name="_37_"> </text:span><text:span text:style-name="_33_">y</text:span><text:span text:style-name="_35_">o</text:span><text:span text:style-name="_38_">u</text:span><text:span text:style-name="_31_"> </text:span><text:span text:style-name="_36_">h</text:span><text:span text:style-name="_39_">e</text:span><text:span text:style-name="_33_">a</text:span><text:span text:style-name="_36_">r</text:span><text:span text:style-name="_37_"> </text:span><text:span text:style-name="_32_">a</text:span><text:span text:style-name="_36_">b</text:span><text:span text:style-name="_38_">o</text:span><text:span text:style-name="_32_">u</text:span><text:span text:style-name="_35_">t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8_">n</text:span><text:span text:style-name="_32_">e</text:span><text:span text:style-name="_36_">m</text:span><text:span text:style-name="_38_">i</text:span><text:span text:style-name="_33_">e</text:span><text:span text:style-name="_36_">s</text:span><text:span text:style-name="_37_"> </text:span><text:span text:style-name="_33_">g</text:span><text:span text:style-name="_36_">e</text:span><text:span text:style-name="_38_">t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s</text:span><text:span text:style-name="_32_">t</text:span><text:span text:style-name="_36_">r</text:span><text:span text:style-name="_39_">o</text:span><text:span text:style-name="_33_">n</text:span><text:span text:style-name="_35_">g</text:span><text:span text:style-name="_39_">e</text:span><text:span text:style-name="_33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6_">i</text:span><text:span text:style-name="_39_">c</text:span><text:span text:style-name="_32_">a</text:span><text:span text:style-name="_34_"> </text:span><text:span text:style-name="_38_">g</text:span><text:span text:style-name="_32_">e</text:span><text:span text:style-name="_36_">t</text:span><text:span text:style-name="_38_">t</text:span><text:span text:style-name="_33_">i</text:span><text:span text:style-name="_36_">n</text:span><text:span text:style-name="_39_">g</text:span><text:span text:style-name="_31_"> </text:span><text:span text:style-name="_36_">w</text:span><text:span text:style-name="_38_">e</text:span><text:span text:style-name="_33_">a</text:span><text:span text:style-name="_35_">k</text:span><text:span text:style-name="_39_">e</text:span><text:span text:style-name="_32_">r</text:span><text:span text:style-name="_36_">.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m</text:span><text:span text:style-name="_38_">e</text:span><text:span text:style-name="_31_"> </text:span><text:span text:style-name="_36_">t</text:span><text:span text:style-name="_39_">e</text:span><text:span text:style-name="_32_">l</text:span><text:span text:style-name="_35_">l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s</text:span><text:span text:style-name="_38_">o</text:span><text:span text:style-name="_33_">m</text:span><text:span text:style-name="_35_">e</text:span><text:span text:style-name="_39_">t</text:span><text:span text:style-name="_32_">h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U</text:span><text:span text:style-name="_38_">n</text:span><text:span text:style-name="_33_">i</text:span><text:span text:style-name="_36_">t</text:span><text:span text:style-name="_39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3_">a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5_">f</text:span><text:span text:style-name="_38_">u</text:span><text:span text:style-name="_33_">l</text:span><text:span text:style-name="_34_"> </text:span><text:span text:style-name="_38_">n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2_">E</text:span><text:span text:style-name="_36_">a</text:span><text:span text:style-name="_38_">r</text:span><text:span text:style-name="_33_">t</text:span><text:span text:style-name="_36_">h</text:span><text:span text:style-name="_38_">.</text:span><text:span text:style-name="_31_"> </text:span><text:span text:style-name="_36_">P</text:span><text:span text:style-name="_39_">e</text:span><text:span text:style-name="_32_">r</text:span><text:span text:style-name="_35_">i</text:span><text:span text:style-name="_38_">o</text:span><text:span text:style-name="_32_">d</text:span><text:span text:style-name="_36_">.</text:span><text:span text:style-name="_37_"> </text:span><text:span text:style-name="_32_">P</text:span><text:span text:style-name="_36_">e</text:span><text:span text:style-name="_38_">r</text:span><text:span text:style-name="_33_">i</text:span><text:span text:style-name="_36_">o</text:span><text:span text:style-name="_39_">d</text:span><text:span text:style-name="_32_">.</text:span><text:span text:style-name="_34_"> </text:span><text:span text:style-name="_38_">I</text:span><text:span text:style-name="_33_">t</text:span><text:span text:style-name="_36_">'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.</text:span><text:span text:style-name="_34_"> </text:span><text:span text:style-name="_39_">I</text:span><text:span text:style-name="_32_">t</text:span><text:span text:style-name="_36_">'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e</text:span><text:span text:style-name="_32_">v</text:span><text:span text:style-name="_36_">e</text:span><text:span text:style-name="_38_">n</text:span><text:span text:style-name="_31_"> </text:span><text:span text:style-name="_36_">c</text:span><text:span text:style-name="_39_">l</text:span><text:span text:style-name="_32_">o</text:span><text:span text:style-name="_36_">s</text:span><text:span text:style-name="_38_">e</text:span><text:span text:style-name="_32_">.</text:span><text:span text:style-name="_34_"> </text:span><text:span text:style-name="_39_">I</text:span><text:span text:style-name="_33_">t</text:span><text:span text:style-name="_36_">'</text:span><text:span text:style-name="_38_">s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c</text:span><text:span text:style-name="_39_">l</text:span><text:span text:style-name="_33_">o</text:span><text:span text:style-name="_35_">s</text:span><text:span text:style-name="_38_">e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s</text:span><text:span text:style-name="_32_">p</text:span><text:span text:style-name="_35_">e</text:span><text:span text:style-name="_38_">n</text:span><text:span text:style-name="_33_">d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o</text:span><text:span text:style-name="_38_">n</text:span><text:span text:style-name="_31_"> </text:span><text:span text:style-name="_36_">o</text:span><text:span text:style-name="_39_">u</text:span><text:span text:style-name="_33_">r</text:span><text:span text:style-name="_34_"> </text:span><text:span text:style-name="_38_">m</text:span><text:span text:style-name="_33_">i</text:span><text:span text:style-name="_35_">l</text:span><text:span text:style-name="_39_">i</text:span><text:span text:style-name="_32_">t</text:span><text:span text:style-name="_36_">a</text:span><text:span text:style-name="_38_">r</text:span><text:span text:style-name="_32_">y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n</text:span><text:span text:style-name="_32_">e</text:span><text:span text:style-name="_35_">x</text:span><text:span text:style-name="_39_">t</text:span><text:span text:style-name="_31_"> </text:span><text:span text:style-name="_35_">e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c</text:span><text:span text:style-name="_35_">o</text:span><text:span text:style-name="_39_">m</text:span><text:span text:style-name="_32_">b</text:span><text:span text:style-name="_35_">i</text:span><text:span text:style-name="_38_">n</text:span><text:span text:style-name="_33_">e</text:span><text:span text:style-name="_36_">d</text:span><text:span text:style-name="_39_">.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2_">r</text:span><text:span text:style-name="_35_">o</text:span><text:span text:style-name="_38_">o</text:span><text:span text:style-name="_32_">p</text:span><text:span text:style-name="_35_">s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e</text:span><text:span text:style-name="_32_">s</text:span><text:span text:style-name="_35_">t</text:span><text:span text:style-name="_37_"> </text:span><text:span text:style-name="_33_">f</text:span><text:span text:style-name="_35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8_">d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a</text:span><text:span text:style-name="_35_">t</text:span><text:span text:style-name="_39_">t</text:span><text:span text:style-name="_32_">a</text:span><text:span text:style-name="_36_">c</text:span><text:span text:style-name="_38_">k</text:span><text:span text:style-name="_33_">s</text:span><text:span text:style-name="_34_"> </text:span><text:span text:style-name="_39_">u</text:span><text:span text:style-name="_33_">s</text:span><text:span text:style-name="_34_"> </text:span><text:span text:style-name="_38_">d</text:span><text:span text:style-name="_32_">i</text:span><text:span text:style-name="_35_">r</text:span><text:span text:style-name="_38_">e</text:span><text:span text:style-name="_33_">c</text:span><text:span text:style-name="_36_">t</text:span><text:span text:style-name="_39_">l</text:span><text:span text:style-name="_33_">y</text:span><text:span text:style-name="_35_">,</text:span><text:span text:style-name="_37_"> </text:span><text:span text:style-name="_32_">o</text:span><text:span text:style-name="_36_">r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a</text:span><text:span text:style-name="_39_">l</text:span><text:span text:style-name="_32_">l</text:span><text:span text:style-name="_36_">i</text:span><text:span text:style-name="_39_">e</text:span><text:span text:style-name="_33_">s</text:span><text:span text:style-name="_36_">,</text:span><text:span text:style-name="_37_"> </text:span><text:span text:style-name="_33_">b</text:span><text:span text:style-name="_36_">e</text:span><text:span text:style-name="_39_">c</text:span><text:span text:style-name="_32_">a</text:span><text:span text:style-name="_36_">u</text:span><text:span text:style-name="_39_">s</text:span><text:span text:style-name="_33_">e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6_">'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t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r</text:span><text:span text:style-name="_38_">u</text:span><text:span text:style-name="_33_">i</text:span><text:span text:style-name="_36_">n</text:span><text:span text:style-name="_38_">.</text:span><text:span text:style-name="_31_"> </text:span><text:span text:style-name="_36_">S</text:span><text:span text:style-name="_39_">u</text:span><text:span text:style-name="_32_">r</text:span><text:span text:style-name="_35_">v</text:span><text:span text:style-name="_39_">e</text:span><text:span text:style-name="_32_">y</text:span><text:span text:style-name="_35_">s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s</text:span><text:span text:style-name="_36_">t</text:span><text:span text:style-name="_38_">a</text:span><text:span text:style-name="_33_">n</text:span><text:span text:style-name="_36_">d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r</text:span><text:span text:style-name="_39_">o</text:span><text:span text:style-name="_32_">u</text:span><text:span text:style-name="_36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i</text:span><text:span text:style-name="_33_">s</text:span><text:span text:style-name="_34_"> </text:span><text:span text:style-name="_39_">h</text:span><text:span text:style-name="_32_">i</text:span><text:span text:style-name="_36_">g</text:span><text:span text:style-name="_39_">h</text:span><text:span text:style-name="_32_">e</text:span><text:span text:style-name="_36_">r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6_">I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e</text:span><text:span text:style-name="_38_">l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8_">o</text:span><text:span text:style-name="_33_">f</text:span><text:span text:style-name="_36_">f</text:span><text:span text:style-name="_38_">i</text:span><text:span text:style-name="_32_">c</text:span><text:span text:style-name="_36_">e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c</text:span><text:span text:style-name="_39_">o</text:span><text:span text:style-name="_33_">m</text:span><text:span text:style-name="_35_">e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1_"> </text:span><text:span text:style-name="_36_">i</text:span><text:span text:style-name="_39_">m</text:span><text:span text:style-name="_32_">p</text:span><text:span text:style-name="_35_">o</text:span><text:span text:style-name="_39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r</text:span><text:span text:style-name="_36_">n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5_">i</text:span><text:span text:style-name="_38_">s</text:span><text:span text:style-name="_33_">s</text:span><text:span text:style-name="_35_">u</text:span><text:span text:style-name="_38_">e</text:span><text:span text:style-name="_32_">,</text:span><text:span text:style-name="_34_"> </text:span><text:span text:style-name="_39_">p</text:span><text:span text:style-name="_32_">e</text:span><text:span text:style-name="_35_">o</text:span><text:span text:style-name="_39_">p</text:span><text:span text:style-name="_33_">l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r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l</text:span><text:span text:style-name="_32_">o</text:span><text:span text:style-name="_36_">o</text:span><text:span text:style-name="_38_">k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3_">i</text:span><text:span text:style-name="_36_">j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r</text:span><text:span text:style-name="_37_"> </text:span><text:span text:style-name="_32_">M</text:span><text:span text:style-name="_35_">o</text:span><text:span text:style-name="_39_">s</text:span><text:span text:style-name="_33_">c</text:span><text:span text:style-name="_36_">o</text:span><text:span text:style-name="_38_">w</text:span><text:span text:style-name="_31_"> </text:span><text:span text:style-name="_36_">t</text:span><text:span text:style-name="_38_">o</text:span><text:span text:style-name="_31_"> </text:span><text:span text:style-name="_35_">l</text:span><text:span text:style-name="_39_">e</text:span><text:span text:style-name="_33_">a</text:span><text:span text:style-name="_35_">d</text:span><text:span text:style-name="_37_"> </text:span>--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2_">a</text:span><text:span text:style-name="_36_">l</text:span><text:span text:style-name="_39_">l</text:span><text:span text:style-name="_31_"> </text:span><text:span text:style-name="_36_">u</text:span><text:span text:style-name="_39_">s</text:span><text:span text:style-name="_32_">.</text:span></text:p>
      <text:p text:style-name="P1"><text:span text:style-name="_38_">I</text:span><text:span text:style-name="_31_"> </text:span><text:span text:style-name="_35_">m</text:span><text:span text:style-name="_38_">e</text:span><text:span text:style-name="_32_">a</text:span><text:span text:style-name="_36_">n</text:span><text:span text:style-name="_38_">,</text:span><text:span text:style-name="_31_"> </text:span><text:span text:style-name="_35_">i</text:span><text:span text:style-name="_39_">t</text:span><text:span text:style-name="_33_">'</text:span><text:span text:style-name="_35_">s</text:span><text:span text:style-name="_37_"> </text:span><text:span text:style-name="_32_">u</text:span><text:span text:style-name="_36_">s</text:span><text:span text:style-name="_38_">e</text:span><text:span text:style-name="_32_">f</text:span><text:span text:style-name="_35_">u</text:span><text:span text:style-name="_38_">l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e</text:span><text:span text:style-name="_33_">v</text:span><text:span text:style-name="_35_">e</text:span><text:span text:style-name="_38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h</text:span><text:span text:style-name="_36_">e</text:span><text:span text:style-name="_38_">r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3_">,</text:span><text:span text:style-name="_34_"> </text:span><text:span text:style-name="_39_">w</text:span><text:span text:style-name="_32_">e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5_">g</text:span><text:span text:style-name="_38_">o</text:span><text:span text:style-name="_32_">o</text:span><text:span text:style-name="_36_">d</text:span><text:span text:style-name="_37_"> </text:span><text:span text:style-name="_33_">d</text:span><text:span text:style-name="_36_">e</text:span><text:span text:style-name="_39_">c</text:span><text:span text:style-name="_33_">i</text:span><text:span text:style-name="_36_">s</text:span><text:span text:style-name="_38_">i</text:span><text:span text:style-name="_32_">o</text:span><text:span text:style-name="_36_">n</text:span><text:span text:style-name="_39_">s</text:span><text:span text:style-name="_32_">.</text:span></text:p>
      <text:p text:style-name="P1"><text:span text:style-name="_38_">N</text:span><text:span text:style-name="_33_">o</text:span><text:span text:style-name="_35_">w</text:span><text:span text:style-name="_39_">,</text:span><text:span text:style-name="_31_"> </text:span><text:span text:style-name="_35_">a</text:span><text:span text:style-name="_39_">s</text:span><text:span text:style-name="_31_"> </text:span><text:span text:style-name="_36_">s</text:span><text:span text:style-name="_38_">o</text:span><text:span text:style-name="_33_">m</text:span><text:span text:style-name="_35_">e</text:span><text:span text:style-name="_39_">o</text:span><text:span text:style-name="_32_">n</text:span><text:span text:style-name="_36_">e</text:span><text:span text:style-name="_37_"> </text:span><text:span text:style-name="_32_">w</text:span><text:span text:style-name="_36_">h</text:span><text:span text:style-name="_38_">o</text:span><text:span text:style-name="_31_"> </text:span><text:span text:style-name="_36_">b</text:span><text:span text:style-name="_39_">e</text:span><text:span text:style-name="_33_">g</text:span><text:span text:style-name="_36_">i</text:span><text:span text:style-name="_39_">n</text:span><text:span text:style-name="_32_">s</text:span><text:span text:style-name="_34_"> </text:span><text:span text:style-name="_38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d</text:span><text:span text:style-name="_33_">a</text:span><text:span text:style-name="_35_">y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a</text:span><text:span text:style-name="_33_">n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l</text:span><text:span text:style-name="_35_">l</text:span><text:span text:style-name="_38_">i</text:span><text:span text:style-name="_33_">g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b</text:span><text:span text:style-name="_35_">r</text:span><text:span text:style-name="_39_">i</text:span><text:span text:style-name="_32_">e</text:span><text:span text:style-name="_36_">f</text:span><text:span text:style-name="_38_">i</text:span><text:span text:style-name="_32_">n</text:span><text:span text:style-name="_36_">g</text:span><text:span text:style-name="_39_">,</text:span><text:span text:style-name="_31_"> </text:span><text:span text:style-name="_35_">I</text:span><text:span text:style-name="_37_"> </text:span><text:span text:style-name="_32_">k</text:span><text:span text:style-name="_36_">n</text:span><text:span text:style-name="_39_">o</text:span><text:span text:style-name="_32_">w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a</text:span><text:span text:style-name="_37_"> </text:span><text:span text:style-name="_32_">d</text:span><text:span text:style-name="_36_">a</text:span><text:span text:style-name="_38_">n</text:span><text:span text:style-name="_32_">g</text:span><text:span text:style-name="_35_">e</text:span><text:span text:style-name="_38_">r</text:span><text:span text:style-name="_32_">o</text:span><text:span text:style-name="_36_">u</text:span><text:span text:style-name="_39_">s</text:span><text:span text:style-name="_31_"> </text:span><text:span text:style-name="_36_">t</text:span><text:span text:style-name="_39_">i</text:span><text:span text:style-name="_33_">m</text:span><text:span text:style-name="_35_">e</text:span><text:span text:style-name="_38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p</text:span><text:span text:style-name="_38_">r</text:span><text:span text:style-name="_32_">i</text:span><text:span text:style-name="_35_">m</text:span><text:span text:style-name="_39_">a</text:span><text:span text:style-name="_32_">r</text:span><text:span text:style-name="_36_">i</text:span><text:span text:style-name="_38_">l</text:span><text:span text:style-name="_33_">y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l</text:span><text:span text:style-name="_35_">o</text:span><text:span text:style-name="_39_">o</text:span><text:span text:style-name="_33_">m</text:span><text:span text:style-name="_36_">i</text:span><text:span text:style-name="_39_">n</text:span><text:span text:style-name="_33_">g</text:span><text:span text:style-name="_34_"> </text:span><text:span text:style-name="_38_">s</text:span><text:span text:style-name="_33_">u</text:span><text:span text:style-name="_36_">p</text:span><text:span text:style-name="_38_">e</text:span><text:span text:style-name="_32_">r</text:span><text:span text:style-name="_36_">p</text:span><text:span text:style-name="_38_">o</text:span><text:span text:style-name="_33_">w</text:span><text:span text:style-name="_36_">e</text:span><text:span text:style-name="_39_">r</text:span><text:span text:style-name="_31_"> </text:span><text:span text:style-name="_35_">o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r</text:span><text:span text:style-name="_32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6_">n</text:span><text:span text:style-name="_38_">l</text:span><text:span text:style-name="_32_">y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d</text:span><text:span text:style-name="_32_">i</text:span><text:span text:style-name="_36_">m</text:span><text:span text:style-name="_38_">i</text:span><text:span text:style-name="_32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8_">n</text:span><text:span text:style-name="_31_"> </text:span><text:span text:style-name="_35_">s</text:span><text:span text:style-name="_39_">t</text:span><text:span text:style-name="_33_">r</text:span><text:span text:style-name="_36_">e</text:span><text:span text:style-name="_38_">n</text:span><text:span text:style-name="_32_">g</text:span><text:span text:style-name="_35_">t</text:span><text:span text:style-name="_39_">h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o</text:span><text:span text:style-name="_36_">d</text:span><text:span text:style-name="_39_">a</text:span><text:span text:style-name="_33_">y</text:span><text:span text:style-name="_35_">'</text:span><text:span text:style-name="_38_">s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,</text:span><text:span text:style-name="_34_"> </text:span><text:span text:style-name="_38_">w</text:span><text:span text:style-name="_33_">e</text:span><text:span text:style-name="_35_">'</text:span><text:span text:style-name="_39_">r</text:span><text:span text:style-name="_32_">e</text:span><text:span text:style-name="_34_"> </text:span><text:span text:style-name="_38_">t</text:span><text:span text:style-name="_32_">h</text:span><text:span text:style-name="_35_">r</text:span><text:span text:style-name="_39_">e</text:span><text:span text:style-name="_33_">a</text:span><text:span text:style-name="_36_">t</text:span><text:span text:style-name="_38_">e</text:span><text:span text:style-name="_33_">n</text:span><text:span text:style-name="_36_">e</text:span><text:span text:style-name="_39_">d</text:span><text:span text:style-name="_31_"> </text:span><text:span text:style-name="_36_">l</text:span><text:span text:style-name="_38_">e</text:span><text:span text:style-name="_33_">s</text:span><text:span text:style-name="_36_">s</text:span><text:span text:style-name="_37_"> </text:span><text:span text:style-name="_32_">b</text:span><text:span text:style-name="_36_">y</text:span><text:span text:style-name="_37_"> </text:span><text:span text:style-name="_33_">e</text:span><text:span text:style-name="_35_">v</text:span><text:span text:style-name="_39_">i</text:span><text:span text:style-name="_33_">l</text:span><text:span text:style-name="_34_"> </text:span><text:span text:style-name="_39_">e</text:span><text:span text:style-name="_32_">m</text:span><text:span text:style-name="_35_">p</text:span><text:span text:style-name="_38_">i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b</text:span><text:span text:style-name="_39_">y</text:span><text:span text:style-name="_31_"> </text:span><text:span text:style-name="_35_">f</text:span><text:span text:style-name="_38_">a</text:span><text:span text:style-name="_33_">i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2_">.</text:span></text:p>
      <text:p text:style-name="P1"><text:span text:style-name="_39_">T</text:span><text:span text:style-name="_33_">h</text:span><text:span text:style-name="_35_">e</text:span><text:span text:style-name="_37_"> </text:span><text:span text:style-name="_33_">M</text:span><text:span text:style-name="_35_">i</text:span><text:span text:style-name="_39_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g</text:span><text:span text:style-name="_36_">o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h</text:span><text:span text:style-name="_38_">r</text:span><text:span text:style-name="_33_">o</text:span><text:span text:style-name="_36_">u</text:span><text:span text:style-name="_38_">g</text:span><text:span text:style-name="_32_">h</text:span><text:span text:style-name="_34_"> </text:span><text:span text:style-name="_39_">a</text:span><text:span text:style-name="_31_"> </text:span><text:span text:style-name="_35_">t</text:span><text:span text:style-name="_39_">r</text:span><text:span text:style-name="_33_">a</text:span><text:span text:style-name="_36_">n</text:span><text:span text:style-name="_38_">s</text:span><text:span text:style-name="_32_">f</text:span><text:span text:style-name="_36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p</text:span><text:span text:style-name="_33_">l</text:span><text:span text:style-name="_35_">a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g</text:span><text:span text:style-name="_33_">e</text:span><text:span text:style-name="_35_">n</text:span><text:span text:style-name="_39_">e</text:span><text:span text:style-name="_33_">r</text:span><text:span text:style-name="_36_">a</text:span><text:span text:style-name="_38_">t</text:span><text:span text:style-name="_32_">i</text:span><text:span text:style-name="_36_">o</text:span><text:span text:style-name="_39_">n</text:span><text:span text:style-name="_32_">,</text:span><text:span text:style-name="_34_"> </text:span><text:span text:style-name="_38_">r</text:span><text:span text:style-name="_33_">o</text:span><text:span text:style-name="_36_">o</text:span><text:span text:style-name="_39_">t</text:span><text:span text:style-name="_32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8_">n</text:span><text:span text:style-name="_32_">f</text:span><text:span text:style-name="_36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d</text:span><text:span text:style-name="_36_">a</text:span><text:span text:style-name="_39_">t</text:span><text:span text:style-name="_32_">e</text:span><text:span text:style-name="_34_"> </text:span><text:span text:style-name="_39_">b</text:span><text:span text:style-name="_32_">a</text:span><text:span text:style-name="_35_">c</text:span><text:span text:style-name="_39_">k</text:span><text:span text:style-name="_31_"> </text:span><text:span text:style-name="_36_">m</text:span><text:span text:style-name="_38_">i</text:span><text:span text:style-name="_32_">l</text:span><text:span text:style-name="_36_">l</text:span><text:span text:style-name="_39_">e</text:span><text:span text:style-name="_33_">n</text:span><text:span text:style-name="_35_">n</text:span><text:span text:style-name="_38_">i</text:span><text:span text:style-name="_33_">a</text:span><text:span text:style-name="_36_">.</text:span><text:span text:style-name="_37_"> </text:span><text:span text:style-name="_33_">E</text:span><text:span text:style-name="_36_">c</text:span><text:span text:style-name="_38_">o</text:span><text:span text:style-name="_33_">n</text:span><text:span text:style-name="_36_">o</text:span><text:span text:style-name="_39_">m</text:span><text:span text:style-name="_33_">i</text:span><text:span text:style-name="_36_">c</text:span><text:span text:style-name="_37_"> </text:span><text:span text:style-name="_33_">h</text:span><text:span text:style-name="_35_">e</text:span><text:span text:style-name="_39_">a</text:span><text:span text:style-name="_33_">d</text:span><text:span text:style-name="_35_">w</text:span><text:span text:style-name="_38_">i</text:span><text:span text:style-name="_33_">n</text:span><text:span text:style-name="_36_">d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3_">l</text:span><text:span text:style-name="_36_">o</text:span><text:span text:style-name="_38_">w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8_">C</text:span><text:span text:style-name="_32_">h</text:span><text:span text:style-name="_35_">i</text:span><text:span text:style-name="_38_">n</text:span><text:span text:style-name="_32_">e</text:span><text:span text:style-name="_36_">s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8_">o</text:span><text:span text:style-name="_32_">m</text:span><text:span text:style-name="_36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s</text:span><text:span text:style-name="_32_">i</text:span><text:span text:style-name="_35_">g</text:span><text:span text:style-name="_39_">n</text:span><text:span text:style-name="_33_">i</text:span><text:span text:style-name="_36_">f</text:span><text:span text:style-name="_39_">i</text:span><text:span text:style-name="_32_">c</text:span><text:span text:style-name="_36_">a</text:span><text:span text:style-name="_39_">n</text:span><text:span text:style-name="_33_">t</text:span><text:span text:style-name="_34_"> </text:span><text:span text:style-name="_39_">t</text:span><text:span text:style-name="_32_">r</text:span><text:span text:style-name="_36_">a</text:span><text:span text:style-name="_38_">n</text:span><text:span text:style-name="_32_">s</text:span><text:span text:style-name="_35_">i</text:span><text:span text:style-name="_38_">t</text:span><text:span text:style-name="_33_">i</text:span><text:span text:style-name="_35_">o</text:span><text:span text:style-name="_39_">n</text:span><text:span text:style-name="_33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a</text:span><text:span text:style-name="_38_">s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e</text:span><text:span text:style-name="_39_">c</text:span><text:span text:style-name="_32_">o</text:span><text:span text:style-name="_36_">n</text:span><text:span text:style-name="_39_">o</text:span><text:span text:style-name="_33_">m</text:span><text:span text:style-name="_36_">y</text:span><text:span text:style-name="_37_"> </text:span><text:span text:style-name="_33_">s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l</text:span><text:span text:style-name="_35_">y</text:span><text:span text:style-name="_37_"> </text:span><text:span text:style-name="_32_">c</text:span><text:span text:style-name="_35_">o</text:span><text:span text:style-name="_39_">n</text:span><text:span text:style-name="_32_">t</text:span><text:span text:style-name="_36_">r</text:span><text:span text:style-name="_38_">a</text:span><text:span text:style-name="_33_">c</text:span><text:span text:style-name="_35_">t</text:span><text:span text:style-name="_38_">s</text:span><text:span text:style-name="_33_">,</text:span><text:span text:style-name="_34_"> </text:span><text:span text:style-name="_39_">R</text:span><text:span text:style-name="_33_">u</text:span><text:span text:style-name="_36_">s</text:span><text:span text:style-name="_39_">s</text:span><text:span text:style-name="_32_">i</text:span><text:span text:style-name="_36_">a</text:span><text:span text:style-name="_37_"> 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r</text:span><text:span text:style-name="_32_">e</text:span><text:span text:style-name="_36_">s</text:span><text:span text:style-name="_39_">o</text:span><text:span text:style-name="_33_">u</text:span><text:span text:style-name="_35_">r</text:span><text:span text:style-name="_39_">c</text:span><text:span text:style-name="_32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r</text:span><text:span text:style-name="_38_">o</text:span><text:span text:style-name="_33_">p</text:span><text:span text:style-name="_34_"> </text:span><text:span text:style-name="_39_">u</text:span><text:span text:style-name="_32_">p</text:span><text:span text:style-name="_34_"> </text:span><text:span text:style-name="_39_">U</text:span><text:span text:style-name="_32_">k</text:span><text:span text:style-name="_36_">r</text:span><text:span text:style-name="_38_">a</text:span><text:span text:style-name="_32_">i</text:span><text:span text:style-name="_35_">n</text:span><text:span text:style-name="_39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S</text:span><text:span text:style-name="_33_">y</text:span><text:span text:style-name="_35_">r</text:span><text:span text:style-name="_39_">i</text:span><text:span text:style-name="_32_">a</text:span><text:span text:style-name="_34_"> </text:span>--<text:span text:style-name="_34_"> </text:span><text:span text:style-name="_38_">c</text:span><text:span text:style-name="_33_">l</text:span><text:span text:style-name="_35_">i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3_">y</text:span><text:span text:style-name="_34_"> </text:span><text:span text:style-name="_39_">s</text:span><text:span text:style-name="_33_">a</text:span><text:span text:style-name="_35_">w</text:span><text:span text:style-name="_37_"> </text:span><text:span text:style-name="_33_">s</text:span><text:span text:style-name="_36_">l</text:span><text:span text:style-name="_38_">i</text:span><text:span text:style-name="_32_">p</text:span><text:span text:style-name="_36_">p</text:span><text:span text:style-name="_38_">i</text:span><text:span text:style-name="_33_">n</text:span><text:span text:style-name="_35_">g</text:span><text:span text:style-name="_37_"> </text:span><text:span text:style-name="_33_">a</text:span><text:span text:style-name="_35_">w</text:span><text:span text:style-name="_38_">a</text:span><text:span text:style-name="_32_">y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6_">o</text:span><text:span text:style-name="_39_">r</text:span><text:span text:style-name="_32_">b</text:span><text:span text:style-name="_36_">i</text:span><text:span text:style-name="_38_">t</text:span><text:span text:style-name="_33_">.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i</text:span><text:span text:style-name="_39_">n</text:span><text:span text:style-name="_32_">t</text:span><text:span text:style-name="_35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s</text:span><text:span text:style-name="_35_">y</text:span><text:span text:style-name="_38_">s</text:span><text:span text:style-name="_33_">t</text:span><text:span text:style-name="_35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5_">b</text:span><text:span text:style-name="_38_">u</text:span><text:span text:style-name="_33_">i</text:span><text:span text:style-name="_35_">l</text:span><text:span text:style-name="_39_">t</text:span><text:span text:style-name="_31_"> </text:span><text:span text:style-name="_35_">a</text:span><text:span text:style-name="_38_">f</text:span><text:span text:style-name="_33_">t</text:span><text:span text:style-name="_35_">e</text:span><text:span text:style-name="_38_">r</text:span><text:span text:style-name="_31_"> </text:span><text:span text:style-name="_35_">W</text:span><text:span text:style-name="_39_">o</text:span><text:span text:style-name="_32_">r</text:span><text:span text:style-name="_35_">l</text:span><text:span text:style-name="_38_">d</text:span><text:span text:style-name="_31_"> </text:span><text:span text:style-name="_35_">W</text:span><text:span text:style-name="_39_">a</text:span><text:span text:style-name="_32_">r</text:span><text:span text:style-name="_34_"> </text:span><text:span text:style-name="_38_">I</text:span><text:span text:style-name="_32_">I</text:span><text:span text:style-name="_34_"> </text:span><text:span text:style-name="_38_">i</text:span><text:span text:style-name="_33_">s</text:span><text:span text:style-name="_34_"> </text:span><text:span text:style-name="_39_">n</text:span><text:span text:style-name="_32_">o</text:span><text:span text:style-name="_36_">w</text:span><text:span text:style-name="_37_"> </text:span><text:span text:style-name="_33_">s</text:span><text:span text:style-name="_36_">t</text:span><text:span text:style-name="_39_">r</text:span><text:span text:style-name="_33_">u</text:span><text:span text:style-name="_36_">g</text:span><text:span text:style-name="_39_">g</text:span><text:span text:style-name="_33_">l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k</text:span><text:span text:style-name="_33_">e</text:span><text:span text:style-name="_35_">e</text:span><text:span text:style-name="_38_">p</text:span><text:span text:style-name="_31_"> </text:span><text:span text:style-name="_36_">p</text:span><text:span text:style-name="_39_">a</text:span><text:span text:style-name="_32_">c</text:span><text:span text:style-name="_36_">e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r</text:span><text:span text:style-name="_32_">e</text:span><text:span text:style-name="_35_">a</text:span><text:span text:style-name="_38_">l</text:span><text:span text:style-name="_33_">i</text:span><text:span text:style-name="_36_">t</text:span><text:span text:style-name="_39_">y</text:span><text:span text:style-name="_33_">.</text:span></text:p>
      <text:p text:style-name="P1"><text:span text:style-name="_39_">I</text:span><text:span text:style-name="_33_">t</text:span><text:span text:style-name="_35_">'</text:span><text:span text:style-name="_38_">s</text:span><text:span text:style-name="_31_"> </text:span><text:span text:style-name="_36_">u</text:span><text:span text:style-name="_38_">p</text:span><text:span text:style-name="_31_"> </text:span><text:span text:style-name="_35_">t</text:span><text:span text:style-name="_39_">o</text:span><text:span text:style-name="_31_"> </text:span><text:span text:style-name="_35_">u</text:span><text:span text:style-name="_39_">s</text:span><text:span text:style-name="_32_">,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U</text:span><text:span text:style-name="_35_">n</text:span><text:span text:style-name="_38_">i</text:span><text:span text:style-name="_33_">t</text:span><text:span text:style-name="_36_">e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t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m</text:span><text:span text:style-name="_35_">e</text:span><text:span text:style-name="_39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e</text:span><text:span text:style-name="_35_">l</text:span><text:span text:style-name="_38_">p</text:span><text:span text:style-name="_31_"> </text:span><text:span text:style-name="_36_">r</text:span><text:span text:style-name="_39_">e</text:span><text:span text:style-name="_33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3_">m</text:span><text:span text:style-name="_35_">.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d</text:span><text:span text:style-name="_39_">o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i</text:span><text:span text:style-name="_33_">t</text:span><text:span text:style-name="_34_"> </text:span><text:span text:style-name="_38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8_">e</text:span><text:span text:style-name="_33_">'</text:span><text:span text:style-name="_36_">v</text:span><text:span text:style-name="_39_">e</text:span><text:span text:style-name="_31_"> </text:span><text:span text:style-name="_36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t</text:span><text:span text:style-name="_37_"> </text:span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i</text:span><text:span text:style-name="_39_">e</text:span><text:span text:style-name="_32_">s</text:span><text:span text:style-name="_36_">.</text:span></text:p>
      <text:p text:style-name="P1"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n</text:span><text:span text:style-name="_36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3_">i</text:span><text:span text:style-name="_35_">n</text:span><text:span text:style-name="_38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2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3_">l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a</text:span><text:span text:style-name="_38_">f</text:span><text:span text:style-name="_32_">t</text:span><text:span text:style-name="_36_">e</text:span><text:span text:style-name="_39_">r</text:span><text:span text:style-name="_31_"> </text:span><text:span text:style-name="_35_">t</text:span><text:span text:style-name="_38_">e</text:span><text:span text:style-name="_32_">r</text:span><text:span text:style-name="_36_">r</text:span><text:span text:style-name="_38_">o</text:span><text:span text:style-name="_33_">r</text:span><text:span text:style-name="_36_">i</text:span><text:span text:style-name="_39_">s</text:span><text:span text:style-name="_33_">t</text:span><text:span text:style-name="_34_"> </text:span><text:span text:style-name="_38_">n</text:span><text:span text:style-name="_33_">e</text:span><text:span text:style-name="_35_">t</text:span><text:span text:style-name="_39_">w</text:span><text:span text:style-name="_32_">o</text:span><text:span text:style-name="_36_">r</text:span><text:span text:style-name="_39_">k</text:span><text:span text:style-name="_33_">s</text:span><text:span text:style-name="_35_">.</text:span><text:span text:style-name="_37_"> </text:span><text:span text:style-name="_33_">B</text:span><text:span text:style-name="_35_">o</text:span><text:span text:style-name="_38_">t</text:span><text:span text:style-name="_32_">h</text:span><text:span text:style-name="_34_"> </text:span><text:span text:style-name="_38_">a</text:span><text:span text:style-name="_32_">l</text:span><text:span text:style-name="_34_"> </text:span><text:span text:style-name="_38_">Q</text:span><text:span text:style-name="_32_">a</text:span><text:span text:style-name="_36_">e</text:span><text:span text:style-name="_39_">d</text:span><text:span text:style-name="_33_">a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6_">o</text:span><text:span text:style-name="_38_">w</text:span><text:span text:style-name="_31_"> </text:span><text:span text:style-name="_36_">I</text:span><text:span text:style-name="_38_">S</text:span><text:span text:style-name="_33_">I</text:span><text:span text:style-name="_35_">L</text:span><text:span text:style-name="_37_"> 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a</text:span><text:span text:style-name="_31_"> </text:span><text:span text:style-name="_36_">d</text:span><text:span text:style-name="_39_">i</text:span><text:span text:style-name="_32_">r</text:span><text:span text:style-name="_35_">e</text:span><text:span text:style-name="_39_">c</text:span><text:span text:style-name="_32_">t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a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p</text:span><text:span text:style-name="_38_">e</text:span><text:span text:style-name="_32_">o</text:span><text:span text:style-name="_35_">p</text:span><text:span text:style-name="_38_">l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5_">u</text:span><text:span text:style-name="_39_">s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o</text:span><text:span text:style-name="_35_">d</text:span><text:span text:style-name="_39_">a</text:span><text:span text:style-name="_32_">y</text:span><text:span text:style-name="_35_">'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2_">,</text:span><text:span text:style-name="_34_"> </text:span><text:span text:style-name="_38_">e</text:span><text:span text:style-name="_33_">v</text:span><text:span text:style-name="_35_">e</text:span><text:span text:style-name="_38_">n</text:span><text:span text:style-name="_31_"> </text:span><text:span text:style-name="_36_">a</text:span><text:span text:style-name="_37_"> </text:span><text:span text:style-name="_33_">h</text:span><text:span text:style-name="_35_">a</text:span><text:span text:style-name="_38_">n</text:span><text:span text:style-name="_33_">d</text:span><text:span text:style-name="_36_">f</text:span><text:span text:style-name="_39_">u</text:span><text:span text:style-name="_33_">l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e</text:span><text:span text:style-name="_36_">r</text:span><text:span text:style-name="_39_">r</text:span><text:span text:style-name="_33_">o</text:span><text:span text:style-name="_35_">r</text:span><text:span text:style-name="_38_">i</text:span><text:span text:style-name="_33_">s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o</text:span><text:span text:style-name="_34_"> </text:span><text:span text:style-name="_38_">p</text:span><text:span text:style-name="_32_">l</text:span><text:span text:style-name="_36_">a</text:span><text:span text:style-name="_39_">c</text:span><text:span text:style-name="_32_">e</text:span><text:span text:style-name="_34_"> </text:span><text:span text:style-name="_39_">n</text:span><text:span text:style-name="_33_">o</text:span><text:span text:style-name="_34_"> </text:span><text:span text:style-name="_38_">v</text:span><text:span text:style-name="_33_">a</text:span><text:span text:style-name="_36_">l</text:span><text:span text:style-name="_39_">u</text:span><text:span text:style-name="_32_">e</text:span><text:span text:style-name="_34_"> </text:span><text:span text:style-name="_38_">o</text:span><text:span text:style-name="_33_">n</text:span><text:span text:style-name="_34_"> </text:span><text:span text:style-name="_38_">h</text:span><text:span text:style-name="_33_">u</text:span><text:span text:style-name="_35_">m</text:span><text:span text:style-name="_39_">a</text:span><text:span text:style-name="_32_">n</text:span><text:span text:style-name="_34_"> </text:span><text:span text:style-name="_39_">l</text:span><text:span text:style-name="_32_">i</text:span><text:span text:style-name="_36_">f</text:span><text:span text:style-name="_39_">e</text:span><text:span text:style-name="_33_">,</text:span><text:span text:style-name="_34_"> </text:span><text:span text:style-name="_38_">i</text:span><text:span text:style-name="_32_">n</text:span><text:span text:style-name="_36_">c</text:span><text:span text:style-name="_39_">l</text:span><text:span text:style-name="_32_">u</text:span><text:span text:style-name="_36_">d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d</text:span><text:span text:style-name="_36_">o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d</text:span><text:span text:style-name="_36_">a</text:span><text:span text:style-name="_38_">m</text:span><text:span text:style-name="_32_">a</text:span><text:span text:style-name="_36_">g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n</text:span><text:span text:style-name="_32_">e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6_">o</text:span><text:span text:style-name="_38_">i</text:span><text:span text:style-name="_32_">s</text:span><text:span text:style-name="_35_">o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i</text:span><text:span text:style-name="_35_">n</text:span><text:span text:style-name="_38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n</text:span><text:span text:style-name="_35_">d</text:span><text:span text:style-name="_38_">i</text:span><text:span text:style-name="_33_">v</text:span><text:span text:style-name="_35_">i</text:span><text:span text:style-name="_38_">d</text:span><text:span text:style-name="_32_">u</text:span><text:span text:style-name="_36_">a</text:span><text:span text:style-name="_38_">l</text:span><text:span text:style-name="_33_">s</text:span><text:span text:style-name="_34_"> </text:span><text:span text:style-name="_39_">i</text:span><text:span text:style-name="_32_">n</text:span><text:span text:style-name="_35_">s</text:span><text:span text:style-name="_38_">i</text:span><text:span text:style-name="_32_">d</text:span><text:span text:style-name="_36_">e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c</text:span><text:span text:style-name="_38_">o</text:span><text:span text:style-name="_33_">u</text:span><text:span text:style-name="_36_">n</text:span><text:span text:style-name="_39_">t</text:span><text:span text:style-name="_32_">r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a</text:span><text:span text:style-name="_38_">c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u</text:span><text:span text:style-name="_35_">n</text:span><text:span text:style-name="_38_">d</text:span><text:span text:style-name="_32_">e</text:span><text:span text:style-name="_36_">r</text:span><text:span text:style-name="_38_">m</text:span><text:span text:style-name="_32_">i</text:span><text:span text:style-name="_36_">n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3_">e</text:span><text:span text:style-name="_35_">s</text:span><text:span text:style-name="_39_">t</text:span><text:span text:style-name="_33_">a</text:span><text:span text:style-name="_35_">b</text:span><text:span text:style-name="_38_">i</text:span><text:span text:style-name="_32_">l</text:span><text:span text:style-name="_35_">i</text:span><text:span text:style-name="_38_">z</text:span><text:span text:style-name="_32_">e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a</text:span><text:span text:style-name="_35_">l</text:span><text:span text:style-name="_39_">l</text:span><text:span text:style-name="_32_">i</text:span><text:span text:style-name="_36_">e</text:span><text:span text:style-name="_38_">s</text:span><text:span text:style-name="_33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2_">k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m</text:span><text:span text:style-name="_34_"> </text:span><text:span text:style-name="_38_">o</text:span><text:span text:style-name="_32_">u</text:span><text:span text:style-name="_35_">t</text:span><text:span text:style-name="_39_">.</text:span></text:p>
      <text:p text:style-name="P1"><text:span text:style-name="_35_">B</text:span><text:span text:style-name="_39_">u</text:span><text:span text:style-name="_33_">t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f</text:span><text:span text:style-name="_32_">o</text:span><text:span text:style-name="_35_">c</text:span><text:span text:style-name="_39_">u</text:span><text:span text:style-name="_33_">s</text:span><text:span text:style-name="_34_"> </text:span><text:span text:style-name="_38_">o</text:span><text:span text:style-name="_33_">n</text:span><text:span text:style-name="_34_"> </text:span><text:span text:style-name="_39_">d</text:span><text:span text:style-name="_33_">e</text:span><text:span text:style-name="_35_">s</text:span><text:span text:style-name="_39_">t</text:span><text:span text:style-name="_32_">r</text:span><text:span text:style-name="_36_">o</text:span><text:span text:style-name="_38_">y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S</text:span><text:span text:style-name="_33_">I</text:span><text:span text:style-name="_36_">L</text:span><text:span text:style-name="_38_">,</text:span><text:span text:style-name="_31_"> </text:span><text:span text:style-name="_35_">o</text:span><text:span text:style-name="_38_">v</text:span><text:span text:style-name="_32_">e</text:span><text:span text:style-name="_35_">r</text:span>-<text:span text:style-name="_32_">t</text:span><text:span text:style-name="_35_">h</text:span><text:span text:style-name="_38_">e</text:span>-<text:span text:style-name="_36_">t</text:span><text:span text:style-name="_38_">o</text:span><text:span text:style-name="_33_">p</text:span><text:span text:style-name="_34_"> </text:span><text:span text:style-name="_38_">c</text:span><text:span text:style-name="_32_">l</text:span><text:span text:style-name="_35_">a</text:span><text:span text:style-name="_39_">i</text:span><text:span text:style-name="_33_">m</text:span><text:span text:style-name="_36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5_">W</text:span><text:span text:style-name="_38_">a</text:span><text:span text:style-name="_32_">r</text:span><text:span text:style-name="_34_"> </text:span><text:span text:style-name="_38_">I</text:span><text:span text:style-name="_32_">I</text:span><text:span text:style-name="_36_">I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8_">p</text:span><text:span text:style-name="_32_">l</text:span><text:span text:style-name="_35_">a</text:span><text:span text:style-name="_39_">y</text:span><text:span text:style-name="_31_"> </text:span><text:span text:style-name="_35_">i</text:span><text:span text:style-name="_39_">n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2_">h</text:span><text:span text:style-name="_35_">a</text:span><text:span text:style-name="_39_">n</text:span><text:span text:style-name="_33_">d</text:span><text:span text:style-name="_36_">s</text:span><text:span text:style-name="_39_">.</text:span><text:span text:style-name="_31_"> </text:span><text:span text:style-name="_36_">M</text:span><text:span text:style-name="_39_">a</text:span><text:span text:style-name="_32_">s</text:span><text:span text:style-name="_36_">s</text:span><text:span text:style-name="_39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f</text:span><text:span text:style-name="_33_">i</text:span><text:span text:style-name="_36_">g</text:span><text:span text:style-name="_39_">h</text:span><text:span text:style-name="_32_">t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b</text:span><text:span text:style-name="_35_">a</text:span><text:span text:style-name="_38_">c</text:span><text:span text:style-name="_32_">k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i</text:span><text:span text:style-name="_35_">c</text:span><text:span text:style-name="_39_">k</text:span><text:span text:style-name="_33_">u</text:span><text:span text:style-name="_36_">p</text:span><text:span text:style-name="_37_"> </text:span><text:span text:style-name="_33_">t</text:span><text:span text:style-name="_35_">r</text:span><text:span text:style-name="_39_">u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t</text:span><text:span text:style-name="_32_">w</text:span><text:span text:style-name="_35_">i</text:span><text:span text:style-name="_39_">s</text:span><text:span text:style-name="_33_">t</text:span><text:span text:style-name="_36_">e</text:span><text:span text:style-name="_38_">d</text:span><text:span text:style-name="_31_"> </text:span><text:span text:style-name="_36_">s</text:span><text:span text:style-name="_39_">o</text:span><text:span text:style-name="_33_">u</text:span><text:span text:style-name="_35_">l</text:span><text:span text:style-name="_39_">s</text:span><text:span text:style-name="_31_"> </text:span><text:span text:style-name="_36_">p</text:span><text:span text:style-name="_38_">l</text:span><text:span text:style-name="_32_">o</text:span><text:span text:style-name="_35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p</text:span><text:span text:style-name="_32_">a</text:span><text:span text:style-name="_36_">r</text:span><text:span text:style-name="_39_">t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o</text:span><text:span text:style-name="_36_">r</text:span><text:span text:style-name="_37_"> </text:span><text:span text:style-name="_33_">g</text:span><text:span text:style-name="_36_">a</text:span><text:span text:style-name="_39_">r</text:span><text:span text:style-name="_33_">a</text:span><text:span text:style-name="_35_">g</text:span><text:span text:style-name="_39_">e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o</text:span><text:span text:style-name="_33_">s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o</text:span><text:span text:style-name="_33_">r</text:span><text:span text:style-name="_35_">m</text:span><text:span text:style-name="_39_">o</text:span><text:span text:style-name="_32_">u</text:span><text:span text:style-name="_35_">s</text:span><text:span text:style-name="_37_"> </text:span><text:span text:style-name="_33_">d</text:span><text:span text:style-name="_36_">a</text:span><text:span text:style-name="_39_">n</text:span><text:span text:style-name="_33_">g</text:span><text:span text:style-name="_36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2_">v</text:span><text:span text:style-name="_35_">i</text:span><text:span text:style-name="_38_">l</text:span><text:span text:style-name="_33_">i</text:span><text:span text:style-name="_36_">a</text:span><text:span text:style-name="_39_">n</text:span><text:span text:style-name="_32_">s</text:span><text:span text:style-name="_35_">;</text:span><text:span text:style-name="_37_"> </text:span><text:span text:style-name="_32_">t</text:span><text:span text:style-name="_36_">h</text:span><text:span text:style-name="_39_">e</text:span><text:span text:style-name="_33_">y</text:span><text:span text:style-name="_34_"> </text:span><text:span text:style-name="_39_">h</text:span><text:span text:style-name="_32_">a</text:span><text:span text:style-name="_35_">v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t</text:span><text:span text:style-name="_33_">o</text:span><text:span text:style-name="_35_">p</text:span><text:span text:style-name="_39_">p</text:span><text:span text:style-name="_33_">e</text:span><text:span text:style-name="_35_">d</text:span><text:span text:style-name="_38_">.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y</text:span><text:span text:style-name="_31_"> </text:span><text:span text:style-name="_36_">d</text:span><text:span text:style-name="_38_">o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t</text:span><text:span text:style-name="_33_">h</text:span><text:span text:style-name="_36_">r</text:span><text:span text:style-name="_38_">e</text:span><text:span text:style-name="_33_">a</text:span><text:span text:style-name="_35_">t</text:span><text:span text:style-name="_39_">e</text:span><text:span text:style-name="_33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n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a</text:span><text:span text:style-name="_35_">l</text:span><text:span text:style-name="_37_"> </text:span><text:span text:style-name="_33_">e</text:span><text:span text:style-name="_36_">x</text:span><text:span text:style-name="_38_">i</text:span><text:span text:style-name="_33_">s</text:span><text:span text:style-name="_35_">t</text:span><text:span text:style-name="_39_">e</text:span><text:span text:style-name="_32_">n</text:span><text:span text:style-name="_36_">c</text:span><text:span text:style-name="_39_">e</text:span><text:span text:style-name="_32_">.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t</text:span><text:span text:style-name="_36_">o</text:span><text:span text:style-name="_38_">r</text:span><text:span text:style-name="_32_">y</text:span><text:span text:style-name="_34_"> </text:span><text:span text:style-name="_39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e</text:span><text:span text:style-name="_32_">l</text:span><text:span text:style-name="_35_">l</text:span><text:span text:style-name="_39_">.</text:span><text:span text:style-name="_31_"> </text:span><text:span text:style-name="_36_">T</text:span><text:span text:style-name="_38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p</text:span><text:span text:style-name="_32_">r</text:span><text:span text:style-name="_35_">o</text:span><text:span text:style-name="_39_">p</text:span><text:span text:style-name="_32_">a</text:span><text:span text:style-name="_36_">g</text:span><text:span text:style-name="_39_">a</text:span><text:span text:style-name="_33_">n</text:span><text:span text:style-name="_35_">d</text:span><text:span text:style-name="_38_">a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u</text:span><text:span text:style-name="_36_">s</text:span><text:span text:style-name="_38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8_">e</text:span><text:span text:style-name="_33_">c</text:span><text:span text:style-name="_35_">r</text:span><text:span text:style-name="_39_">u</text:span><text:span text:style-name="_32_">i</text:span><text:span text:style-name="_36_">t</text:span><text:span text:style-name="_39_">.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5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u</text:span><text:span text:style-name="_38_">i</text:span><text:span text:style-name="_32_">l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9_">u</text:span><text:span text:style-name="_32_">p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o</text:span><text:span text:style-name="_38_">w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6_">e</text:span><text:span text:style-name="_39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2_">i</text:span><text:span text:style-name="_35_">o</text:span><text:span text:style-name="_39_">u</text:span><text:span text:style-name="_32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8_">u</text:span><text:span text:style-name="_32_">r</text:span><text:span text:style-name="_35_">e</text:span><text:span text:style-name="_37_"> </text:span><text:span text:style-name="_32_">d</text:span><text:span text:style-name="_36_">o</text:span><text:span text:style-name="_39_">n</text:span><text:span text:style-name="_32_">'</text:span><text:span text:style-name="_35_">t</text:span><text:span text:style-name="_37_"> </text:span><text:span text:style-name="_33_">n</text:span><text:span text:style-name="_35_">e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8_">h</text:span><text:span text:style-name="_31_"> </text:span><text:span text:style-name="_35_">a</text:span><text:span text:style-name="_39_">w</text:span><text:span text:style-name="_33_">a</text:span><text:span text:style-name="_35_">y</text:span><text:span text:style-name="_37_"> </text:span><text:span text:style-name="_32_">v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a</text:span><text:span text:style-name="_36_">l</text:span><text:span text:style-name="_38_">l</text:span><text:span text:style-name="_32_">i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f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e</text:span><text:span text:style-name="_35_">c</text:span><text:span text:style-name="_39_">h</text:span><text:span text:style-name="_33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l</text:span><text:span text:style-name="_36_">i</text:span><text:span text:style-name="_38_">e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5_">S</text:span><text:span text:style-name="_38_">I</text:span><text:span text:style-name="_32_">L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h</text:span><text:span text:style-name="_36_">o</text:span><text:span text:style-name="_38_">w</text:span><text:span text:style-name="_31_"> </text:span><text:span text:style-name="_35_">r</text:span><text:span text:style-name="_38_">e</text:span><text:span text:style-name="_32_">p</text:span><text:span text:style-name="_35_">r</text:span><text:span text:style-name="_39_">e</text:span><text:span text:style-name="_32_">s</text:span><text:span text:style-name="_35_">e</text:span><text:span text:style-name="_38_">n</text:span><text:span text:style-name="_33_">t</text:span><text:span text:style-name="_35_">a</text:span><text:span text:style-name="_39_">t</text:span><text:span text:style-name="_33_">i</text:span><text:span text:style-name="_35_">v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2_">l</text:span><text:span text:style-name="_36_">d</text:span><text:span text:style-name="_38_">'</text:span><text:span text:style-name="_33_">s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5_">s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i</text:span><text:span text:style-name="_38_">g</text:span><text:span text:style-name="_32_">i</text:span><text:span text:style-name="_36_">o</text:span><text:span text:style-name="_38_">n</text:span><text:span text:style-name="_33_">s</text:span><text:span text:style-name="_36_">.</text:span><text:span text:style-name="_37_"> </text:span><text:span text:style-name="_32_">W</text:span><text:span text:style-name="_35_">e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n</text:span><text:span text:style-name="_33_">e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a</text:span><text:span text:style-name="_32_">l</text:span><text:span text:style-name="_35_">l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3_">a</text:span><text:span text:style-name="_36_">r</text:span><text:span text:style-name="_39_">e</text:span><text:span text:style-name="_31_"> </text:span>--<text:span text:style-name="_31_"> </text:span><text:span text:style-name="_35_">k</text:span><text:span text:style-name="_38_">i</text:span><text:span text:style-name="_32_">l</text:span><text:span text:style-name="_35_">l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9_">a</text:span><text:span text:style-name="_33_">n</text:span><text:span text:style-name="_35_">a</text:span><text:span text:style-name="_39_">t</text:span><text:span text:style-name="_33_">i</text:span><text:span text:style-name="_36_">c</text:span><text:span text:style-name="_39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5_">r</text:span><text:span text:style-name="_38_">o</text:span><text:span text:style-name="_33_">o</text:span><text:span text:style-name="_36_">t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9_">,</text:span><text:span text:style-name="_31_"> </text:span><text:span text:style-name="_35_">h</text:span><text:span text:style-name="_38_">u</text:span><text:span text:style-name="_33_">n</text:span><text:span text:style-name="_35_">t</text:span><text:span text:style-name="_38_">e</text:span><text:span text:style-name="_32_">d</text:span><text:span text:style-name="_34_"> </text:span><text:span text:style-name="_39_">d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d</text:span><text:span text:style-name="_36_">e</text:span><text:span text:style-name="_38_">s</text:span><text:span text:style-name="_32_">t</text:span><text:span text:style-name="_35_">r</text:span><text:span text:style-name="_39_">o</text:span><text:span text:style-name="_32_">y</text:span><text:span text:style-name="_35_">e</text:span><text:span text:style-name="_38_">d</text:span><text:span text:style-name="_32_">.</text:span></text:p>
      <text:p text:style-name="P1"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6_">'</text:span><text:span text:style-name="_39_">s</text:span><text:span text:style-name="_31_"> </text:span><text:span text:style-name="_36_">e</text:span><text:span text:style-name="_39_">x</text:span><text:span text:style-name="_32_">a</text:span><text:span text:style-name="_36_">c</text:span><text:span text:style-name="_38_">t</text:span><text:span text:style-name="_32_">l</text:span><text:span text:style-name="_35_">y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e</text:span><text:span text:style-name="_36_">'</text:span><text:span text:style-name="_38_">r</text:span><text:span text:style-name="_32_">e</text:span><text:span text:style-name="_34_"> </text:span><text:span text:style-name="_38_">d</text:span><text:span text:style-name="_33_">o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2_">n</text:span><text:span text:style-name="_34_"> </text:span><text:span text:style-name="_38_">a</text:span><text:span text:style-name="_31_"> </text:span><text:span text:style-name="_35_">y</text:span><text:span text:style-name="_39_">e</text:span><text:span text:style-name="_33_">a</text:span><text:span text:style-name="_35_">r</text:span><text:span text:style-name="_38_">,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7_"> </text:span><text:span text:style-name="_32_">h</text:span><text:span text:style-name="_35_">a</text:span><text:span text:style-name="_38_">s</text:span><text:span text:style-name="_31_"> </text:span><text:span text:style-name="_36_">l</text:span><text:span text:style-name="_38_">e</text:span><text:span text:style-name="_33_">d</text:span><text:span text:style-name="_34_"> </text:span><text:span text:style-name="_38_">a</text:span><text:span text:style-name="_31_"> </text:span><text:span text:style-name="_35_">c</text:span><text:span text:style-name="_38_">o</text:span><text:span text:style-name="_32_">a</text:span><text:span text:style-name="_36_">l</text:span><text:span text:style-name="_38_">i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n</text:span><text:span text:style-name="_37_"> </text:span><text:span text:style-name="_32_">6</text:span><text:span text:style-name="_36_">0</text:span><text:span text:style-name="_37_"> </text:span><text:span text:style-name="_32_">c</text:span><text:span text:style-name="_35_">o</text:span><text:span text:style-name="_39_">u</text:span><text:span text:style-name="_33_">n</text:span><text:span text:style-name="_35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8_">u</text:span><text:span text:style-name="_32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I</text:span><text:span text:style-name="_35_">S</text:span><text:span text:style-name="_39_">I</text:span><text:span text:style-name="_33_">L</text:span><text:span text:style-name="_36_">'</text:span><text:span text:style-name="_39_">s</text:span><text:span text:style-name="_31_"> </text:span><text:span text:style-name="_35_">f</text:span><text:span text:style-name="_39_">i</text:span><text:span text:style-name="_32_">n</text:span><text:span text:style-name="_35_">a</text:span><text:span text:style-name="_39_">n</text:span><text:span text:style-name="_32_">c</text:span><text:span text:style-name="_36_">i</text:span><text:span text:style-name="_39_">n</text:span><text:span text:style-name="_33_">g</text:span><text:span text:style-name="_35_">,</text:span><text:span text:style-name="_37_"> </text:span><text:span text:style-name="_32_">d</text:span><text:span text:style-name="_36_">i</text:span><text:span text:style-name="_39_">s</text:span><text:span text:style-name="_33_">r</text:span><text:span text:style-name="_36_">u</text:span><text:span text:style-name="_39_">p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9_">p</text:span><text:span text:style-name="_33_">l</text:span><text:span text:style-name="_35_">o</text:span><text:span text:style-name="_38_">t</text:span><text:span text:style-name="_33_">s</text:span><text:span text:style-name="_36_">,</text:span><text:span text:style-name="_37_"> </text:span><text:span text:style-name="_32_">s</text:span><text:span text:style-name="_36_">t</text:span><text:span text:style-name="_38_">o</text:span><text:span text:style-name="_33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l</text:span><text:span text:style-name="_38_">o</text:span><text:span text:style-name="_33_">w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e</text:span><text:span text:style-name="_36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6_">t</text:span><text:span text:style-name="_37_"> </text:span><text:span text:style-name="_32_">f</text:span><text:span text:style-name="_36_">i</text:span><text:span text:style-name="_38_">g</text:span><text:span text:style-name="_33_">h</text:span><text:span text:style-name="_35_">t</text:span><text:span text:style-name="_39_">e</text:span><text:span text:style-name="_33_">r</text:span><text:span text:style-name="_35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2_">t</text:span><text:span text:style-name="_35_">a</text:span><text:span text:style-name="_39_">m</text:span><text:span text:style-name="_32_">p</text:span><text:span text:style-name="_34_"> </text:span><text:span text:style-name="_39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i</text:span><text:span text:style-name="_36_">r</text:span><text:span text:style-name="_37_"> </text:span><text:span text:style-name="_32_">v</text:span><text:span text:style-name="_36_">i</text:span><text:span text:style-name="_39_">c</text:span><text:span text:style-name="_33_">i</text:span><text:span text:style-name="_36_">o</text:span><text:span text:style-name="_38_">u</text:span><text:span text:style-name="_33_">s</text:span><text:span text:style-name="_34_"> </text:span><text:span text:style-name="_39_">i</text:span><text:span text:style-name="_33_">d</text:span><text:span text:style-name="_35_">e</text:span><text:span text:style-name="_38_">o</text:span><text:span text:style-name="_32_">l</text:span><text:span text:style-name="_35_">o</text:span><text:span text:style-name="_39_">g</text:span><text:span text:style-name="_32_">y</text:span><text:span text:style-name="_35_">.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8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2_">1</text:span><text:span text:style-name="_36_">0</text:span><text:span text:style-name="_38_">,</text:span><text:span text:style-name="_33_">0</text:span><text:span text:style-name="_35_">0</text:span><text:span text:style-name="_38_">0</text:span><text:span text:style-name="_31_"> </text:span><text:span text:style-name="_36_">a</text:span><text:span text:style-name="_39_">i</text:span><text:span text:style-name="_32_">r</text:span><text:span text:style-name="_34_"> </text:span><text:span text:style-name="_39_">s</text:span><text:span text:style-name="_32_">t</text:span><text:span text:style-name="_35_">r</text:span><text:span text:style-name="_38_">i</text:span><text:span text:style-name="_33_">k</text:span><text:span text:style-name="_35_">e</text:span><text:span text:style-name="_39_">s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2_">e</text:span><text:span text:style-name="_34_"> </text:span><text:span text:style-name="_38_">t</text:span><text:span text:style-name="_33_">a</text:span><text:span text:style-name="_36_">k</text:span><text:span text:style-name="_38_">i</text:span><text:span text:style-name="_32_">n</text:span><text:span text:style-name="_35_">g</text:span><text:span text:style-name="_37_"> </text:span><text:span text:style-name="_32_">o</text:span><text:span text:style-name="_35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i</text:span><text:span text:style-name="_39_">r</text:span><text:span text:style-name="_31_"> </text:span><text:span text:style-name="_36_">l</text:span><text:span text:style-name="_38_">e</text:span><text:span text:style-name="_33_">a</text:span><text:span text:style-name="_36_">d</text:span><text:span text:style-name="_39_">e</text:span><text:span text:style-name="_32_">r</text:span><text:span text:style-name="_36_">s</text:span><text:span text:style-name="_38_">h</text:span><text:span text:style-name="_32_">i</text:span><text:span text:style-name="_35_">p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o</text:span><text:span text:style-name="_38_">i</text:span><text:span text:style-name="_32_">l</text:span><text:span text:style-name="_35_">,</text:span><text:span text:style-name="_37_"> </text:span><text:span text:style-name="_32_">t</text:span><text:span text:style-name="_36_">h</text:span><text:span text:style-name="_39_">e</text:span><text:span text:style-name="_33_">i</text:span><text:span text:style-name="_35_">r</text:span><text:span text:style-name="_37_"> </text:span><text:span text:style-name="_33_">t</text:span><text:span text:style-name="_36_">r</text:span><text:span text:style-name="_39_">a</text:span><text:span text:style-name="_33_">i</text:span><text:span text:style-name="_36_">n</text:span><text:span text:style-name="_39_">i</text:span><text:span text:style-name="_32_">n</text:span><text:span text:style-name="_35_">g</text:span><text:span text:style-name="_37_"> </text:span><text:span text:style-name="_33_">c</text:span><text:span text:style-name="_36_">a</text:span><text:span text:style-name="_38_">m</text:span><text:span text:style-name="_32_">p</text:span><text:span text:style-name="_35_">s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6_">w</text:span><text:span text:style-name="_39_">e</text:span><text:span text:style-name="_32_">a</text:span><text:span text:style-name="_35_">p</text:span><text:span text:style-name="_38_">o</text:span><text:span text:style-name="_32_">n</text:span><text:span text:style-name="_35_">s</text:span><text:span text:style-name="_39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a</text:span><text:span text:style-name="_33_">r</text:span><text:span text:style-name="_36_">m</text:span><text:span text:style-name="_39_">i</text:span><text:span text:style-name="_32_">n</text:span><text:span text:style-name="_36_">g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s</text:span><text:span text:style-name="_32_">u</text:span><text:span text:style-name="_35_">p</text:span><text:span text:style-name="_38_">p</text:span><text:span text:style-name="_33_">o</text:span><text:span text:style-name="_35_">r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6_">c</text:span><text:span text:style-name="_39_">e</text:span><text:span text:style-name="_33_">s</text:span><text:span text:style-name="_34_"> </text:span><text:span text:style-name="_39_">w</text:span><text:span text:style-name="_32_">h</text:span><text:span text:style-name="_36_">o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s</text:span><text:span text:style-name="_38_">t</text:span><text:span text:style-name="_33_">e</text:span><text:span text:style-name="_36_">a</text:span><text:span text:style-name="_38_">d</text:span><text:span text:style-name="_32_">i</text:span><text:span text:style-name="_35_">l</text:span><text:span text:style-name="_38_">y</text:span><text:span text:style-name="_31_"> </text:span><text:span text:style-name="_35_">r</text:span><text:span text:style-name="_38_">e</text:span><text:span text:style-name="_33_">c</text:span><text:span text:style-name="_36_">l</text:span><text:span text:style-name="_39_">a</text:span><text:span text:style-name="_32_">i</text:span><text:span text:style-name="_35_">m</text:span><text:span text:style-name="_38_">i</text:span><text:span text:style-name="_33_">n</text:span><text:span text:style-name="_35_">g</text:span><text:span text:style-name="_37_"> </text:span><text:span text:style-name="_32_">t</text:span><text:span text:style-name="_36_">e</text:span><text:span text:style-name="_38_">r</text:span><text:span text:style-name="_32_">r</text:span><text:span text:style-name="_35_">i</text:span><text:span text:style-name="_38_">t</text:span><text:span text:style-name="_33_">o</text:span><text:span text:style-name="_35_">r</text:span><text:span text:style-name="_38_">y</text:span><text:span text:style-name="_31_"> </text:span><text:span text:style-name="_36_">i</text:span><text:span text:style-name="_39_">n</text:span><text:span text:style-name="_31_"> </text:span><text:span text:style-name="_36_">I</text:span><text:span text:style-name="_39_">r</text:span><text:span text:style-name="_32_">a</text:span><text:span text:style-name="_35_">q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y</text:span><text:span text:style-name="_32_">r</text:span><text:span text:style-name="_36_">i</text:span><text:span text:style-name="_38_">a</text:span><text:span text:style-name="_32_">.</text:span></text:p>
      <text:p text:style-name="P1"><text:span text:style-name="_38_">I</text:span><text:span text:style-name="_33_">f</text:span><text:span text:style-name="_34_"> </text:span><text:span text:style-name="_39_">t</text:span><text:span text:style-name="_33_">h</text:span><text:span text:style-name="_35_">i</text:span><text:span text:style-name="_38_">s</text:span><text:span text:style-name="_31_"> </text:span><text:span text:style-name="_36_">C</text:span><text:span text:style-name="_39_">o</text:span><text:span text:style-name="_32_">n</text:span><text:span text:style-name="_36_">g</text:span><text:span text:style-name="_38_">r</text:span><text:span text:style-name="_33_">e</text:span><text:span text:style-name="_35_">s</text:span><text:span text:style-name="_39_">s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e</text:span><text:span text:style-name="_33_">r</text:span><text:span text:style-name="_35_">i</text:span><text:span text:style-name="_38_">o</text:span><text:span text:style-name="_33_">u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w</text:span><text:span text:style-name="_35_">i</text:span><text:span text:style-name="_39_">n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w</text:span><text:span text:style-name="_39_">a</text:span><text:span text:style-name="_33_">r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w</text:span><text:span text:style-name="_39_">a</text:span><text:span text:style-name="_33_">n</text:span><text:span text:style-name="_36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e</text:span><text:span text:style-name="_33_">n</text:span><text:span text:style-name="_35_">d</text:span><text:span text:style-name="_37_"> </text:span><text:span text:style-name="_33_">a</text:span><text:span text:style-name="_34_"> </text:span><text:span text:style-name="_39_">m</text:span><text:span text:style-name="_32_">e</text:span><text:span text:style-name="_36_">s</text:span><text:span text:style-name="_39_">s</text:span><text:span text:style-name="_33_">a</text:span><text:span text:style-name="_36_">g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r</text:span><text:span text:style-name="_35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o</text:span><text:span text:style-name="_35_">r</text:span><text:span text:style-name="_38_">l</text:span><text:span text:style-name="_33_">d</text:span><text:span text:style-name="_36_">,</text:span><text:span text:style-name="_37_"> </text:span><text:span text:style-name="_32_">a</text:span><text:span text:style-name="_35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z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u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3_">a</text:span><text:span text:style-name="_36_">g</text:span><text:span text:style-name="_38_">a</text:span><text:span text:style-name="_32_">i</text:span><text:span text:style-name="_35_">n</text:span><text:span text:style-name="_38_">s</text:span><text:span text:style-name="_32_">t</text:span><text:span text:style-name="_34_"> </text:span><text:span text:style-name="_39_">I</text:span><text:span text:style-name="_33_">S</text:span><text:span text:style-name="_35_">I</text:span><text:span text:style-name="_38_">L</text:span><text:span text:style-name="_32_">.</text:span><text:span text:style-name="_34_"> </text:span><text:span text:style-name="_38_">T</text:span><text:span text:style-name="_32_">a</text:span><text:span text:style-name="_36_">k</text:span><text:span text:style-name="_39_">e</text:span><text:span text:style-name="_31_"> </text:span><text:span text:style-name="_36_">a</text:span><text:span text:style-name="_37_"> </text:span><text:span text:style-name="_32_">v</text:span><text:span text:style-name="_36_">o</text:span><text:span text:style-name="_39_">t</text:span><text:span text:style-name="_32_">e</text:span><text:span text:style-name="_35_">.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a</text:span><text:span text:style-name="_31_"> </text:span><text:span text:style-name="_36_">v</text:span><text:span text:style-name="_39_">o</text:span><text:span text:style-name="_32_">t</text:span><text:span text:style-name="_36_">e</text:span><text:span text:style-name="_39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6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6_">n</text:span><text:span text:style-name="_37_"> </text:span><text:span text:style-name="_32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k</text:span><text:span text:style-name="_32_">n</text:span><text:span text:style-name="_36_">o</text:span><text:span text:style-name="_39_">w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8_">t</text:span><text:span text:style-name="_31_"> </text:span><text:span text:style-name="_35_">c</text:span><text:span text:style-name="_39_">o</text:span><text:span text:style-name="_33_">n</text:span><text:span text:style-name="_36_">g</text:span><text:span text:style-name="_39_">r</text:span><text:span text:style-name="_33_">e</text:span><text:span text:style-name="_35_">s</text:span><text:span text:style-name="_38_">s</text:span><text:span text:style-name="_33_">i</text:span><text:span text:style-name="_36_">o</text:span><text:span text:style-name="_38_">n</text:span><text:span text:style-name="_32_">a</text:span><text:span text:style-name="_35_">l</text:span><text:span text:style-name="_37_"> </text:span><text:span text:style-name="_33_">a</text:span><text:span text:style-name="_36_">c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l</text:span><text:span text:style-name="_36_">e</text:span><text:span text:style-name="_38_">a</text:span><text:span text:style-name="_32_">r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8_">s</text:span><text:span text:style-name="_33_">s</text:span><text:span text:style-name="_35_">o</text:span><text:span text:style-name="_38_">n</text:span><text:span text:style-name="_33_">s</text:span><text:span text:style-name="_34_"> </text:span><text:span text:style-name="_39_">a</text:span><text:span text:style-name="_32_">s</text:span><text:span text:style-name="_34_"> </text:span><text:span text:style-name="_39_">t</text:span><text:span text:style-name="_32_">e</text:span><text:span text:style-name="_35_">r</text:span><text:span text:style-name="_39_">r</text:span><text:span text:style-name="_33_">o</text:span><text:span text:style-name="_35_">r</text:span><text:span text:style-name="_38_">i</text:span><text:span text:style-name="_32_">s</text:span><text:span text:style-name="_35_">t</text:span><text:span text:style-name="_38_">s</text:span><text:span text:style-name="_31_"> </text:span><text:span text:style-name="_36_">b</text:span><text:span text:style-name="_39_">e</text:span><text:span text:style-name="_33_">f</text:span><text:span text:style-name="_35_">o</text:span><text:span text:style-name="_39_">r</text:span><text:span text:style-name="_33_">e</text:span><text:span text:style-name="_34_"> </text:span><text:span text:style-name="_38_">t</text:span><text:span text:style-name="_32_">h</text:span><text:span text:style-name="_35_">e</text:span><text:span text:style-name="_39_">m</text:span><text:span text:style-name="_33_">.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d</text:span><text:span text:style-name="_36_">o</text:span><text:span text:style-name="_39_">u</text:span><text:span text:style-name="_33_">b</text:span><text:span text:style-name="_36_">t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2_">a</text:span><text:span text:style-name="_36_">'</text:span><text:span text:style-name="_38_">s</text:span><text:span text:style-name="_31_"> </text:span><text:span text:style-name="_36_">c</text:span><text:span text:style-name="_39_">o</text:span><text:span text:style-name="_32_">m</text:span><text:span text:style-name="_36_">m</text:span><text:span text:style-name="_39_">i</text:span><text:span text:style-name="_32_">t</text:span><text:span text:style-name="_35_">m</text:span><text:span text:style-name="_39_">e</text:span><text:span text:style-name="_33_">n</text:span><text:span text:style-name="_36_">t</text:span><text:span text:style-name="_37_"> </text:span>--<text:span text:style-name="_37_"> </text:span><text:span text:style-name="_32_">o</text:span><text:span text:style-name="_35_">r</text:span><text:span text:style-name="_37_"> </text:span><text:span text:style-name="_32_">m</text:span><text:span text:style-name="_35_">i</text:span><text:span text:style-name="_39_">n</text:span><text:span text:style-name="_32_">e</text:span><text:span text:style-name="_34_"> </text:span>--<text:span text:style-name="_34_"> </text:span><text:span text:style-name="_38_">t</text:span><text:span text:style-name="_33_">o</text:span><text:span text:style-name="_34_"> </text:span><text:span text:style-name="_38_">s</text:span><text:span text:style-name="_33_">e</text:span><text:span text:style-name="_35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3_">i</text:span><text:span text:style-name="_35_">c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o</text:span><text:span text:style-name="_32_">n</text:span><text:span text:style-name="_36_">e</text:span><text:span text:style-name="_38_">,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3_">a</text:span><text:span text:style-name="_35_">s</text:span><text:span text:style-name="_38_">k</text:span><text:span text:style-name="_31_"> </text:span><text:span text:style-name="_35_">O</text:span><text:span text:style-name="_38_">s</text:span><text:span text:style-name="_32_">a</text:span><text:span text:style-name="_35_">m</text:span><text:span text:style-name="_39_">a</text:span><text:span text:style-name="_31_"> </text:span><text:span text:style-name="_36_">b</text:span><text:span text:style-name="_39_">i</text:span><text:span text:style-name="_33_">n</text:span><text:span text:style-name="_34_"> </text:span><text:span text:style-name="_38_">L</text:span><text:span text:style-name="_33_">a</text:span><text:span text:style-name="_35_">d</text:span><text:span text:style-name="_38_">e</text:span><text:span text:style-name="_33_">n</text:span><text:span text:style-name="_35_">.</text:span><text:span text:style-name="_37_"> </text:span><text:span text:style-name="_32_">A</text:span><text:span text:style-name="_36_">s</text:span><text:span text:style-name="_39_">k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l</text:span><text:span text:style-name="_37_"> </text:span><text:span text:style-name="_32_">Q</text:span><text:span text:style-name="_36_">a</text:span><text:span text:style-name="_39_">e</text:span><text:span text:style-name="_32_">d</text:span><text:span text:style-name="_35_">a</text:span><text:span text:style-name="_37_"> </text:span><text:span text:style-name="_33_">i</text:span><text:span text:style-name="_36_">n</text:span><text:span text:style-name="_37_"> </text:span><text:span text:style-name="_32_">Y</text:span><text:span text:style-name="_35_">e</text:span><text:span text:style-name="_39_">m</text:span><text:span text:style-name="_32_">e</text:span><text:span text:style-name="_35_">n</text:span><text:span text:style-name="_38_">,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w</text:span><text:span text:style-name="_32_">a</text:span><text:span text:style-name="_36_">s</text:span><text:span text:style-name="_37_"> </text:span><text:span text:style-name="_32_">t</text:span><text:span text:style-name="_35_">a</text:span><text:span text:style-name="_39_">k</text:span><text:span text:style-name="_33_">e</text:span><text:span text:style-name="_36_">n</text:span><text:span text:style-name="_37_"> </text:span><text:span text:style-name="_33_">o</text:span><text:span text:style-name="_35_">u</text:span><text:span text:style-name="_38_">t</text:span><text:span text:style-name="_31_"> </text:span><text:span text:style-name="_35_">l</text:span><text:span text:style-name="_39_">a</text:span><text:span text:style-name="_33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2_">r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p</text:span><text:span text:style-name="_38_">e</text:span><text:span text:style-name="_32_">t</text:span><text:span text:style-name="_36_">r</text:span><text:span text:style-name="_38_">a</text:span><text:span text:style-name="_33_">t</text:span><text:span text:style-name="_36_">o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5_">n</text:span><text:span text:style-name="_38_">g</text:span><text:span text:style-name="_33_">h</text:span><text:span text:style-name="_35_">a</text:span><text:span text:style-name="_38_">z</text:span><text:span text:style-name="_32_">i</text:span><text:span text:style-name="_34_"> </text:span><text:span text:style-name="_39_">a</text:span><text:span text:style-name="_32_">t</text:span><text:span text:style-name="_35_">t</text:span><text:span text:style-name="_39_">a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s</text:span><text:span text:style-name="_35_">i</text:span><text:span text:style-name="_38_">t</text:span><text:span text:style-name="_33_">s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p</text:span><text:span text:style-name="_38_">r</text:span><text:span text:style-name="_33_">i</text:span><text:span text:style-name="_36_">s</text:span><text:span text:style-name="_38_">o</text:span><text:span text:style-name="_33_">n</text:span><text:span text:style-name="_34_"> </text:span><text:span text:style-name="_39_">c</text:span><text:span text:style-name="_33_">e</text:span><text:span text:style-name="_36_">l</text:span><text:span text:style-name="_38_">l</text:span><text:span text:style-name="_32_">.</text:span><text:span text:style-name="_34_"> </text:span><text:span text:style-name="_39_">W</text:span><text:span text:style-name="_33_">h</text:span><text:span text:style-name="_36_">e</text:span><text:span text:style-name="_39_">n</text:span><text:span text:style-name="_31_"> </text:span><text:span text:style-name="_35_">y</text:span><text:span text:style-name="_38_">o</text:span><text:span text:style-name="_33_">u</text:span><text:span text:style-name="_34_"> </text:span><text:span text:style-name="_38_">c</text:span><text:span text:style-name="_32_">o</text:span><text:span text:style-name="_36_">m</text:span><text:span text:style-name="_39_">e</text:span><text:span text:style-name="_31_"> </text:span><text:span text:style-name="_35_">a</text:span><text:span text:style-name="_38_">f</text:span><text:span text:style-name="_32_">t</text:span><text:span text:style-name="_35_">e</text:span><text:span text:style-name="_38_">r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3_">g</text:span><text:span text:style-name="_35_">o</text:span><text:span text:style-name="_37_"> </text:span><text:span text:style-name="_32_">a</text:span><text:span text:style-name="_36_">f</text:span><text:span text:style-name="_39_">t</text:span><text:span text:style-name="_32_">e</text:span><text:span text:style-name="_35_">r</text:span><text:span text:style-name="_37_"> </text:span><text:span text:style-name="_32_">y</text:span><text:span text:style-name="_36_">o</text:span><text:span text:style-name="_39_">u</text:span><text:span text:style-name="_32_">.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2_">t</text:span><text:span text:style-name="_35_">i</text:span><text:span text:style-name="_39_">m</text:span><text:span text:style-name="_32_">e</text:span><text:span text:style-name="_35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m</text:span><text:span text:style-name="_33_">e</text:span><text:span text:style-name="_35_">m</text:span><text:span text:style-name="_38_">o</text:span><text:span text:style-name="_33_">r</text:span><text:span text:style-name="_36_">i</text:span><text:span text:style-name="_38_">e</text:span><text:span text:style-name="_33_">s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r</text:span><text:span text:style-name="_33_">e</text:span><text:span text:style-name="_36_">a</text:span><text:span text:style-name="_39_">c</text:span><text:span text:style-name="_33_">h</text:span><text:span text:style-name="_34_"> </text:span><text:span text:style-name="_39_">h</text:span><text:span text:style-name="_32_">a</text:span><text:span text:style-name="_36_">s</text:span><text:span text:style-name="_37_"> </text:span><text:span text:style-name="_33_">n</text:span><text:span text:style-name="_35_">o</text:span><text:span text:style-name="_37_"> </text:span><text:span text:style-name="_32_">l</text:span><text:span text:style-name="_35_">i</text:span><text:span text:style-name="_39_">m</text:span><text:span text:style-name="_32_">i</text:span><text:span text:style-name="_36_">t</text:span><text:span text:style-name="_38_">s</text:span><text:span text:style-name="_33_">.</text:span></text:p>
      <text:p text:style-name="P1"><text:span text:style-name="_39_">O</text:span><text:span text:style-name="_33_">u</text:span><text:span text:style-name="_35_">r</text:span><text:span text:style-name="_37_"> </text:span><text:span text:style-name="_33_">f</text:span><text:span text:style-name="_36_">o</text:span><text:span text:style-name="_39_">r</text:span><text:span text:style-name="_32_">e</text:span><text:span text:style-name="_36_">i</text:span><text:span text:style-name="_38_">g</text:span><text:span text:style-name="_33_">n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y</text:span><text:span text:style-name="_37_"> </text:span><text:span text:style-name="_32_">h</text:span><text:span text:style-name="_36_">a</text:span><text:span text:style-name="_38_">s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9_">f</text:span><text:span text:style-name="_33_">o</text:span><text:span text:style-name="_36_">c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r</text:span><text:span text:style-name="_39_">e</text:span><text:span text:style-name="_32_">a</text:span><text:span text:style-name="_36_">t</text:span><text:span text:style-name="_37_"> </text:span><text:span text:style-name="_33_">f</text:span><text:span text:style-name="_36_">r</text:span><text:span text:style-name="_39_">o</text:span><text:span text:style-name="_32_">m</text:span><text:span text:style-name="_34_"> </text:span><text:span text:style-name="_39_">I</text:span><text:span text:style-name="_33_">S</text:span><text:span text:style-name="_36_">I</text:span><text:span text:style-name="_39_">L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a</text:span><text:span text:style-name="_33_">l</text:span><text:span text:style-name="_34_"> </text:span><text:span text:style-name="_39_">Q</text:span><text:span text:style-name="_33_">a</text:span><text:span text:style-name="_35_">e</text:span><text:span text:style-name="_38_">d</text:span><text:span text:style-name="_33_">a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6_">'</text:span><text:span text:style-name="_38_">t</text:span><text:span text:style-name="_31_"> </text:span><text:span text:style-name="_36_">s</text:span><text:span text:style-name="_39_">t</text:span><text:span text:style-name="_32_">o</text:span><text:span text:style-name="_35_">p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9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i</text:span><text:span text:style-name="_32_">t</text:span><text:span text:style-name="_36_">h</text:span><text:span text:style-name="_38_">o</text:span><text:span text:style-name="_32_">u</text:span><text:span text:style-name="_36_">t</text:span><text:span text:style-name="_37_"> </text:span><text:span text:style-name="_33_">I</text:span><text:span text:style-name="_36_">S</text:span><text:span text:style-name="_39_">I</text:span><text:span text:style-name="_33_">L</text:span><text:span text:style-name="_36_">,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a</text:span><text:span text:style-name="_38_">l</text:span><text:span text:style-name="_31_"> </text:span><text:span text:style-name="_35_">Q</text:span><text:span text:style-name="_39_">a</text:span><text:span text:style-name="_32_">e</text:span><text:span text:style-name="_36_">d</text:span><text:span text:style-name="_39_">a</text:span><text:span text:style-name="_32_">,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c</text:span><text:span text:style-name="_39_">o</text:span><text:span text:style-name="_33_">n</text:span><text:span text:style-name="_36_">t</text:span><text:span text:style-name="_39_">i</text:span><text:span text:style-name="_32_">n</text:span><text:span text:style-name="_35_">u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d</text:span><text:span text:style-name="_32_">e</text:span><text:span text:style-name="_36_">c</text:span><text:span text:style-name="_38_">a</text:span><text:span text:style-name="_32_">d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p</text:span><text:span text:style-name="_35_">a</text:span><text:span text:style-name="_39_">r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6_">l</text:span><text:span text:style-name="_38_">d</text:span><text:span text:style-name="_31_"> </text:span>--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E</text:span><text:span text:style-name="_35_">a</text:span><text:span text:style-name="_38_">s</text:span><text:span text:style-name="_32_">t</text:span><text:span text:style-name="_36_">,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f</text:span><text:span text:style-name="_39_">g</text:span><text:span text:style-name="_32_">h</text:span><text:span text:style-name="_35_">a</text:span><text:span text:style-name="_38_">n</text:span><text:span text:style-name="_33_">i</text:span><text:span text:style-name="_36_">s</text:span><text:span text:style-name="_38_">t</text:span><text:span text:style-name="_33_">a</text:span><text:span text:style-name="_35_">n</text:span><text:span text:style-name="_39_">,</text:span><text:span text:style-name="_31_"> </text:span><text:span text:style-name="_36_">p</text:span><text:span text:style-name="_38_">a</text:span><text:span text:style-name="_33_">r</text:span><text:span text:style-name="_36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a</text:span><text:span text:style-name="_32_">k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p</text:span><text:span text:style-name="_33_">a</text:span><text:span text:style-name="_35_">r</text:span><text:span text:style-name="_38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2_">e</text:span><text:span text:style-name="_35_">n</text:span><text:span text:style-name="_39_">t</text:span><text:span text:style-name="_33_">r</text:span><text:span text:style-name="_35_">a</text:span><text:span text:style-name="_39_">l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6_">a</text:span><text:span text:style-name="_38_">,</text:span><text:span text:style-name="_31_"> </text:span><text:span text:style-name="_36_">i</text:span><text:span text:style-name="_39_">n</text:span><text:span text:style-name="_31_"> </text:span><text:span text:style-name="_35_">A</text:span><text:span text:style-name="_38_">f</text:span><text:span text:style-name="_32_">r</text:span><text:span text:style-name="_35_">i</text:span><text:span text:style-name="_38_">c</text:span><text:span text:style-name="_32_">a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2_">i</text:span><text:span text:style-name="_36_">a</text:span><text:span text:style-name="_38_">.</text:span><text:span text:style-name="_31_"> </text:span><text:span text:style-name="_35_">S</text:span><text:span text:style-name="_38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c</text:span><text:span text:style-name="_35_">e</text:span><text:span text:style-name="_38_">s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2_">e</text:span><text:span text:style-name="_35_">c</text:span><text:span text:style-name="_38_">o</text:span><text:span text:style-name="_33_">m</text:span><text:span text:style-name="_35_">e</text:span><text:span text:style-name="_37_"> </text:span><text:span text:style-name="_33_">s</text:span><text:span text:style-name="_36_">a</text:span><text:span text:style-name="_39_">f</text:span><text:span text:style-name="_33_">e</text:span><text:span text:style-name="_34_"> </text:span><text:span text:style-name="_38_">h</text:span><text:span text:style-name="_32_">a</text:span><text:span text:style-name="_35_">v</text:span><text:span text:style-name="_39_">e</text:span><text:span text:style-name="_32_">n</text:span><text:span text:style-name="_35_">s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t</text:span><text:span text:style-name="_33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3_">s</text:span><text:span text:style-name="_36_">t</text:span><text:span text:style-name="_37_"> </text:span><text:span text:style-name="_33_">n</text:span><text:span text:style-name="_36_">e</text:span><text:span text:style-name="_38_">t</text:span><text:span text:style-name="_32_">w</text:span><text:span text:style-name="_36_">o</text:span><text:span text:style-name="_38_">r</text:span><text:span text:style-name="_33_">k</text:span><text:span text:style-name="_36_">s</text:span><text:span text:style-name="_38_">.</text:span><text:span text:style-name="_31_"> </text:span><text:span text:style-name="_35_">O</text:span><text:span text:style-name="_38_">t</text:span><text:span text:style-name="_32_">h</text:span><text:span text:style-name="_35_">e</text:span><text:span text:style-name="_38_">r</text:span><text:span text:style-name="_32_">s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v</text:span><text:span text:style-name="_32_">i</text:span><text:span text:style-name="_36_">c</text:span><text:span text:style-name="_38_">t</text:span><text:span text:style-name="_33_">i</text:span><text:span text:style-name="_36_">m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t</text:span><text:span text:style-name="_39_">h</text:span><text:span text:style-name="_32_">n</text:span><text:span text:style-name="_35_">i</text:span><text:span text:style-name="_38_">c</text:span><text:span text:style-name="_31_"> </text:span><text:span text:style-name="_35_">c</text:span><text:span text:style-name="_38_">o</text:span><text:span text:style-name="_32_">n</text:span><text:span text:style-name="_35_">f</text:span><text:span text:style-name="_38_">l</text:span><text:span text:style-name="_33_">i</text:span><text:span text:style-name="_35_">c</text:span><text:span text:style-name="_38_">t</text:span><text:span text:style-name="_32_">,</text:span><text:span text:style-name="_34_"> </text:span><text:span text:style-name="_39_">o</text:span><text:span text:style-name="_33_">r</text:span><text:span text:style-name="_34_"> </text:span><text:span text:style-name="_39_">f</text:span><text:span text:style-name="_33_">a</text:span><text:span text:style-name="_35_">m</text:span><text:span text:style-name="_39_">i</text:span><text:span text:style-name="_33_">n</text:span><text:span text:style-name="_36_">e</text:span><text:span text:style-name="_38_">,</text:span><text:span text:style-name="_31_"> </text:span><text:span text:style-name="_36_">f</text:span><text:span text:style-name="_39_">e</text:span><text:span text:style-name="_32_">e</text:span><text:span text:style-name="_35_">d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2_">x</text:span><text:span text:style-name="_35_">t</text:span><text:span text:style-name="_37_"> </text:span><text:span text:style-name="_33_">w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r</text:span><text:span text:style-name="_33_">e</text:span><text:span text:style-name="_36_">f</text:span><text:span text:style-name="_38_">u</text:span><text:span text:style-name="_32_">g</text:span><text:span text:style-name="_35_">e</text:span><text:span text:style-name="_38_">e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l</text:span><text:span text:style-name="_36_">o</text:span><text:span text:style-name="_38_">o</text:span><text:span text:style-name="_33_">k</text:span><text:span text:style-name="_34_"> </text:span><text:span text:style-name="_38_">t</text:span><text:span text:style-name="_33_">o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5_">l</text:span><text:span text:style-name="_38_">p</text:span><text:span text:style-name="_31_"> </text:span><text:span text:style-name="_35_">s</text:span><text:span text:style-name="_39_">o</text:span><text:span text:style-name="_33_">l</text:span><text:span text:style-name="_35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p</text:span><text:span text:style-name="_39_">r</text:span><text:span text:style-name="_33_">o</text:span><text:span text:style-name="_35_">b</text:span><text:span text:style-name="_38_">l</text:span><text:span text:style-name="_32_">e</text:span><text:span text:style-name="_35_">m</text:span><text:span text:style-name="_38_">s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o</text:span><text:span text:style-name="_36_">u</text:span><text:span text:style-name="_39_">r</text:span><text:span text:style-name="_31_"> </text:span><text:span text:style-name="_36_">a</text:span><text:span text:style-name="_38_">n</text:span><text:span text:style-name="_32_">s</text:span><text:span text:style-name="_36_">w</text:span><text:span text:style-name="_39_">e</text:span><text:span text:style-name="_32_">r</text:span><text:span text:style-name="_34_"> </text:span><text:span text:style-name="_38_">n</text:span><text:span text:style-name="_32_">e</text:span><text:span text:style-name="_36_">e</text:span><text:span text:style-name="_39_">d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t</text:span><text:span text:style-name="_35_">o</text:span><text:span text:style-name="_39_">u</text:span><text:span text:style-name="_33_">g</text:span><text:span text:style-name="_35_">h</text:span><text:span text:style-name="_37_"> </text:span><text:span text:style-name="_32_">t</text:span><text:span text:style-name="_35_">a</text:span><text:span text:style-name="_39_">l</text:span><text:span text:style-name="_32_">k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c</text:span><text:span text:style-name="_32_">a</text:span><text:span text:style-name="_36_">r</text:span><text:span text:style-name="_38_">p</text:span><text:span text:style-name="_32_">e</text:span><text:span text:style-name="_35_">t</text:span>-<text:span text:style-name="_32_">b</text:span><text:span text:style-name="_36_">o</text:span><text:span text:style-name="_38_">m</text:span><text:span text:style-name="_32_">b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6_">i</text:span><text:span text:style-name="_38_">a</text:span><text:span text:style-name="_33_">n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w</text:span><text:span text:style-name="_39_">o</text:span><text:span text:style-name="_33_">r</text:span><text:span text:style-name="_36_">k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9_">T</text:span><text:span text:style-name="_33_">V</text:span><text:span text:style-name="_34_"> </text:span><text:span text:style-name="_39_">s</text:span><text:span text:style-name="_32_">o</text:span><text:span text:style-name="_36_">u</text:span><text:span text:style-name="_38_">n</text:span><text:span text:style-name="_33_">d</text:span><text:span text:style-name="_34_"> </text:span><text:span text:style-name="_39_">b</text:span><text:span text:style-name="_33_">i</text:span><text:span text:style-name="_36_">t</text:span><text:span text:style-name="_39_">e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i</text:span><text:span text:style-name="_35_">t</text:span><text:span text:style-name="_37_"> </text:span><text:span text:style-name="_33_">d</text:span><text:span text:style-name="_35_">o</text:span><text:span text:style-name="_38_">e</text:span><text:span text:style-name="_32_">s</text:span><text:span text:style-name="_35_">n</text:span><text:span text:style-name="_38_">'</text:span><text:span text:style-name="_32_">t</text:span><text:span text:style-name="_34_"> </text:span><text:span text:style-name="_39_">p</text:span><text:span text:style-name="_32_">a</text:span><text:span text:style-name="_35_">s</text:span><text:span text:style-name="_38_">s</text:span><text:span text:style-name="_31_"> </text:span><text:span text:style-name="_36_">m</text:span><text:span text:style-name="_38_">u</text:span><text:span text:style-name="_32_">s</text:span><text:span text:style-name="_36_">t</text:span><text:span text:style-name="_38_">e</text:span><text:span text:style-name="_33_">r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w</text:span><text:span text:style-name="_36_">o</text:span><text:span text:style-name="_39_">r</text:span><text:span text:style-name="_32_">l</text:span><text:span text:style-name="_36_">d</text:span><text:span text:style-name="_37_"> </text:span><text:span text:style-name="_32_">s</text:span><text:span text:style-name="_35_">t</text:span><text:span text:style-name="_39_">a</text:span><text:span text:style-name="_33_">g</text:span><text:span text:style-name="_36_">e</text:span><text:span text:style-name="_39_">.</text:span></text:p>
      <text:p text:style-name="P1"><text:soft-page-break/><text:span text:style-name="_36_">W</text:span><text:span text:style-name="_39_">e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c</text:span><text:span text:style-name="_35_">a</text:span><text:span text:style-name="_38_">n</text:span><text:span text:style-name="_32_">'</text:span><text:span text:style-name="_36_">t</text:span><text:span text:style-name="_37_"> </text:span><text:span text:style-name="_32_">t</text:span><text:span text:style-name="_36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a</text:span><text:span text:style-name="_32_">k</text:span><text:span text:style-name="_36_">e</text:span><text:span text:style-name="_37_"> </text:span><text:span text:style-name="_33_">o</text:span><text:span text:style-name="_36_">v</text:span><text:span text:style-name="_39_">e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r</text:span><text:span text:style-name="_36_">e</text:span><text:span text:style-name="_38_">b</text:span><text:span text:style-name="_33_">u</text:span><text:span text:style-name="_36_">i</text:span><text:span text:style-name="_38_">l</text:span><text:span text:style-name="_32_">d</text:span><text:span text:style-name="_34_"> </text:span><text:span text:style-name="_38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c</text:span><text:span text:style-name="_32_">o</text:span><text:span text:style-name="_35_">u</text:span><text:span text:style-name="_38_">n</text:span><text:span text:style-name="_33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f</text:span><text:span text:style-name="_35_">a</text:span><text:span text:style-name="_38_">l</text:span><text:span text:style-name="_32_">l</text:span><text:span text:style-name="_35_">s</text:span><text:span text:style-name="_37_"> </text:span><text:span text:style-name="_33_">i</text:span><text:span text:style-name="_36_">n</text:span><text:span text:style-name="_38_">t</text:span><text:span text:style-name="_32_">o</text:span><text:span text:style-name="_34_"> </text:span><text:span text:style-name="_38_">c</text:span><text:span text:style-name="_33_">r</text:span><text:span text:style-name="_36_">i</text:span><text:span text:style-name="_38_">s</text:span><text:span text:style-name="_33_">i</text:span><text:span text:style-name="_35_">s</text:span><text:span text:style-name="_39_">,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d</text:span><text:span text:style-name="_32_">o</text:span><text:span text:style-name="_36_">n</text:span><text:span text:style-name="_38_">e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i</text:span><text:span text:style-name="_35_">n</text:span><text:span text:style-name="_39_">t</text:span><text:span text:style-name="_33_">e</text:span><text:span text:style-name="_35_">n</text:span><text:span text:style-name="_39_">t</text:span><text:span text:style-name="_32_">i</text:span><text:span text:style-name="_36_">o</text:span><text:span text:style-name="_38_">n</text:span><text:span text:style-name="_32_">s</text:span><text:span text:style-name="_36_">.</text:span><text:span text:style-name="_37_"> </text:span><text:span text:style-name="_32_">T</text:span><text:span text:style-name="_36_">h</text:span><text:span text:style-name="_39_">a</text:span><text:span text:style-name="_32_">t</text:span><text:span text:style-name="_35_">'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l</text:span><text:span text:style-name="_32_">e</text:span><text:span text:style-name="_35_">a</text:span><text:span text:style-name="_39_">d</text:span><text:span text:style-name="_32_">e</text:span><text:span text:style-name="_35_">r</text:span><text:span text:style-name="_39_">s</text:span><text:span text:style-name="_33_">h</text:span><text:span text:style-name="_35_">i</text:span><text:span text:style-name="_39_">p</text:span><text:span text:style-name="_32_">;</text:span><text:span text:style-name="_34_"> </text:span><text:span text:style-name="_39_">t</text:span><text:span text:style-name="_32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3_">a</text:span><text:span text:style-name="_34_"> </text:span><text:span text:style-name="_38_">r</text:span><text:span text:style-name="_32_">e</text:span><text:span text:style-name="_35_">c</text:span><text:span text:style-name="_38_">i</text:span><text:span text:style-name="_33_">p</text:span><text:span text:style-name="_36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q</text:span><text:span text:style-name="_38_">u</text:span><text:span text:style-name="_32_">a</text:span><text:span text:style-name="_35_">g</text:span><text:span text:style-name="_38_">m</text:span><text:span text:style-name="_32_">i</text:span><text:span text:style-name="_36_">r</text:span><text:span text:style-name="_38_">e</text:span><text:span text:style-name="_32_">,</text:span><text:span text:style-name="_34_"> </text:span><text:span text:style-name="_39_">s</text:span><text:span text:style-name="_32_">p</text:span><text:span text:style-name="_36_">i</text:span><text:span text:style-name="_38_">l</text:span><text:span text:style-name="_32_">l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5_">e</text:span><text:span text:style-name="_38_">r</text:span><text:span text:style-name="_32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l</text:span><text:span text:style-name="_36_">o</text:span><text:span text:style-name="_38_">o</text:span><text:span text:style-name="_33_">d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r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u</text:span><text:span text:style-name="_33_">l</text:span><text:span text:style-name="_35_">t</text:span><text:span text:style-name="_39_">i</text:span><text:span text:style-name="_32_">m</text:span><text:span text:style-name="_35_">a</text:span><text:span text:style-name="_39_">t</text:span><text:span text:style-name="_33_">e</text:span><text:span text:style-name="_35_">l</text:span><text:span text:style-name="_38_">y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w</text:span><text:span text:style-name="_35_">e</text:span><text:span text:style-name="_39_">a</text:span><text:span text:style-name="_32_">k</text:span><text:span text:style-name="_36_">e</text:span><text:span text:style-name="_38_">n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I</text:span><text:span text:style-name="_33_">t</text:span><text:span text:style-name="_35_">'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e</text:span><text:span text:style-name="_36_">s</text:span><text:span text:style-name="_39_">s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2_">t</text:span><text:span text:style-name="_35_">n</text:span><text:span text:style-name="_39_">a</text:span><text:span text:style-name="_32_">m</text:span><text:span text:style-name="_35_">;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l</text:span><text:span text:style-name="_36_">e</text:span><text:span text:style-name="_38_">s</text:span><text:span text:style-name="_32_">s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6_">I</text:span><text:span text:style-name="_38_">r</text:span><text:span text:style-name="_32_">a</text:span><text:span text:style-name="_35_">q</text:span><text:span text:style-name="_37_"> </text:span>--<text:span text:style-name="_37_"> </text:span><text:span text:style-name="_32_">a</text:span><text:span text:style-name="_35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s</text:span><text:span text:style-name="_38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5_">l</text:span><text:span text:style-name="_39_">e</text:span><text:span text:style-name="_32_">a</text:span><text:span text:style-name="_36_">r</text:span><text:span text:style-name="_38_">n</text:span><text:span text:style-name="_33_">e</text:span><text:span text:style-name="_36_">d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y</text:span><text:span text:style-name="_37_"> </text:span><text:span text:style-name="_33_">n</text:span><text:span text:style-name="_36_">o</text:span><text:span text:style-name="_38_">w</text:span><text:span text:style-name="_33_">.</text:span></text:p>
      <text:p text:style-name="P1"><text:span text:style-name="_39_">F</text:span><text:span text:style-name="_33_">o</text:span><text:span text:style-name="_36_">r</text:span><text:span text:style-name="_39_">t</text:span><text:span text:style-name="_33_">u</text:span><text:span text:style-name="_36_">n</text:span><text:span text:style-name="_39_">a</text:span><text:span text:style-name="_33_">t</text:span><text:span text:style-name="_36_">e</text:span><text:span text:style-name="_38_">l</text:span><text:span text:style-name="_33_">y</text:span><text:span text:style-name="_35_">,</text:span><text:span text:style-name="_37_"> </text:span><text:span text:style-name="_33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m</text:span><text:span text:style-name="_36_">a</text:span><text:span text:style-name="_38_">r</text:span><text:span text:style-name="_32_">t</text:span><text:span text:style-name="_36_">e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5_">c</text:span><text:span text:style-name="_39_">h</text:span><text:span text:style-name="_32_">,</text:span><text:span text:style-name="_34_"> </text:span><text:span text:style-name="_38_">a</text:span><text:span text:style-name="_31_"> </text:span><text:span text:style-name="_36_">p</text:span><text:span text:style-name="_39_">a</text:span><text:span text:style-name="_33_">t</text:span><text:span text:style-name="_36_">i</text:span><text:span text:style-name="_39_">e</text:span><text:span text:style-name="_33_">n</text:span><text:span text:style-name="_35_">t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d</text:span><text:span text:style-name="_39_">i</text:span><text:span text:style-name="_33_">s</text:span><text:span text:style-name="_35_">c</text:span><text:span text:style-name="_39_">i</text:span><text:span text:style-name="_32_">p</text:span><text:span text:style-name="_35_">l</text:span><text:span text:style-name="_39_">i</text:span><text:span text:style-name="_33_">n</text:span><text:span text:style-name="_36_">e</text:span><text:span text:style-name="_38_">d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8_">y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u</text:span><text:span text:style-name="_35_">s</text:span><text:span text:style-name="_38_">e</text:span><text:span text:style-name="_33_">s</text:span><text:span text:style-name="_34_"> </text:span><text:span text:style-name="_39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e</text:span><text:span text:style-name="_32_">l</text:span><text:span text:style-name="_36_">e</text:span><text:span text:style-name="_38_">m</text:span><text:span text:style-name="_33_">e</text:span><text:span text:style-name="_35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n</text:span><text:span text:style-name="_33_">a</text:span><text:span text:style-name="_36_">t</text:span><text:span text:style-name="_39_">i</text:span><text:span text:style-name="_32_">o</text:span><text:span text:style-name="_35_">n</text:span><text:span text:style-name="_38_">a</text:span><text:span text:style-name="_33_">l</text:span><text:span text:style-name="_34_"> </text:span><text:span text:style-name="_39_">p</text:span><text:span text:style-name="_33_">o</text:span><text:span text:style-name="_36_">w</text:span><text:span text:style-name="_38_">e</text:span><text:span text:style-name="_33_">r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s</text:span><text:span text:style-name="_36_">a</text:span><text:span text:style-name="_38_">y</text:span><text:span text:style-name="_32_">s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8_">s</text:span><text:span text:style-name="_31_"> </text:span><text:span text:style-name="_35_">a</text:span><text:span text:style-name="_39_">c</text:span><text:span text:style-name="_33_">t</text:span><text:span text:style-name="_35_">,</text:span><text:span text:style-name="_37_"> </text:span><text:span text:style-name="_32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f</text:span><text:span text:style-name="_37_"> </text:span><text:span text:style-name="_32_">n</text:span><text:span text:style-name="_35_">e</text:span><text:span text:style-name="_38_">c</text:span><text:span text:style-name="_33_">e</text:span><text:span text:style-name="_36_">s</text:span><text:span text:style-name="_38_">s</text:span><text:span text:style-name="_33_">a</text:span><text:span text:style-name="_35_">r</text:span><text:span text:style-name="_39_">y</text:span><text:span text:style-name="_32_">,</text:span><text:span text:style-name="_34_"> </text:span><text:span text:style-name="_38_">t</text:span><text:span text:style-name="_32_">o</text:span><text:span text:style-name="_34_"> </text:span><text:span text:style-name="_39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p</text:span><text:span text:style-name="_33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a</text:span><text:span text:style-name="_33_">l</text:span><text:span text:style-name="_36_">l</text:span><text:span text:style-name="_39_">i</text:span><text:span text:style-name="_33_">e</text:span><text:span text:style-name="_36_">s</text:span><text:span text:style-name="_38_">;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o</text:span><text:span text:style-name="_33_">n</text:span><text:span text:style-name="_34_"> </text:span><text:span text:style-name="_38_">i</text:span><text:span text:style-name="_33_">s</text:span><text:span text:style-name="_36_">s</text:span><text:span text:style-name="_38_">u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g</text:span><text:span text:style-name="_36_">l</text:span><text:span text:style-name="_39_">o</text:span><text:span text:style-name="_32_">b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n</text:span><text:span text:style-name="_35_">c</text:span><text:span text:style-name="_38_">e</text:span><text:span text:style-name="_33_">r</text:span><text:span text:style-name="_35_">n</text:span><text:span text:style-name="_39_">,</text:span><text:span text:style-name="_31_"> </text:span><text:span text:style-name="_36_">w</text:span><text:span text:style-name="_39_">e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m</text:span><text:span text:style-name="_36_">o</text:span><text:span text:style-name="_38_">b</text:span><text:span text:style-name="_32_">i</text:span><text:span text:style-name="_35_">l</text:span><text:span text:style-name="_39_">i</text:span><text:span text:style-name="_33_">z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6_">t</text:span><text:span text:style-name="_38_">o</text:span><text:span text:style-name="_31_"> </text:span><text:span text:style-name="_36_">w</text:span><text:span text:style-name="_38_">o</text:span><text:span text:style-name="_33_">r</text:span><text:span text:style-name="_36_">k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m</text:span><text:span text:style-name="_39_">a</text:span><text:span text:style-name="_33_">k</text:span><text:span text:style-name="_35_">e</text:span><text:span text:style-name="_37_"> </text:span><text:span text:style-name="_33_">s</text:span><text:span text:style-name="_36_">u</text:span><text:span text:style-name="_39_">r</text:span><text:span text:style-name="_33_">e</text:span><text:span text:style-name="_34_"> </text:span><text:span text:style-name="_39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5_">u</text:span><text:span text:style-name="_39_">n</text:span><text:span text:style-name="_32_">t</text:span><text:span text:style-name="_36_">r</text:span><text:span text:style-name="_39_">i</text:span><text:span text:style-name="_33_">e</text:span><text:span text:style-name="_35_">s</text:span><text:span text:style-name="_37_"> </text:span><text:span text:style-name="_32_">p</text:span><text:span text:style-name="_36_">u</text:span><text:span text:style-name="_38_">l</text:span><text:span text:style-name="_32_">l</text:span><text:span text:style-name="_34_"> </text:span><text:span text:style-name="_38_">t</text:span><text:span text:style-name="_32_">h</text:span><text:span text:style-name="_36_">e</text:span><text:span text:style-name="_38_">i</text:span><text:span text:style-name="_33_">r</text:span><text:span text:style-name="_34_"> </text:span><text:span text:style-name="_39_">o</text:span><text:span text:style-name="_32_">w</text:span><text:span text:style-name="_36_">n</text:span><text:span text:style-name="_37_"> </text:span><text:span text:style-name="_32_">w</text:span><text:span text:style-name="_36_">e</text:span><text:span text:style-name="_39_">i</text:span><text:span text:style-name="_33_">g</text:span><text:span text:style-name="_35_">h</text:span><text:span text:style-name="_39_">t</text:span><text:span text:style-name="_32_">.</text:span></text:p>
      <text:p text:style-name="P1"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6_">c</text:span><text:span text:style-name="_38_">h</text:span><text:span text:style-name="_31_"> </text:span><text:span text:style-name="_36_">t</text:span><text:span text:style-name="_39_">o</text:span><text:span text:style-name="_31_"> </text:span><text:span text:style-name="_36_">c</text:span><text:span text:style-name="_38_">o</text:span><text:span text:style-name="_33_">n</text:span><text:span text:style-name="_36_">f</text:span><text:span text:style-name="_38_">l</text:span><text:span text:style-name="_33_">i</text:span><text:span text:style-name="_35_">c</text:span><text:span text:style-name="_39_">t</text:span><text:span text:style-name="_33_">s</text:span><text:span text:style-name="_34_"> </text:span><text:span text:style-name="_38_">l</text:span><text:span text:style-name="_33_">i</text:span><text:span text:style-name="_36_">k</text:span><text:span text:style-name="_39_">e</text:span><text:span text:style-name="_31_"> </text:span><text:span text:style-name="_36_">S</text:span><text:span text:style-name="_39_">y</text:span><text:span text:style-name="_32_">r</text:span><text:span text:style-name="_35_">i</text:span><text:span text:style-name="_39_">a</text:span><text:span text:style-name="_32_">,</text:span><text:span text:style-name="_34_"> </text:span><text:span text:style-name="_38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3_">e</text:span><text:span text:style-name="_36_">'</text:span><text:span text:style-name="_39_">r</text:span><text:span text:style-name="_33_">e</text:span><text:span text:style-name="_34_"> </text:span><text:span text:style-name="_39_">p</text:span><text:span text:style-name="_33_">a</text:span><text:span text:style-name="_36_">r</text:span><text:span text:style-name="_38_">t</text:span><text:span text:style-name="_33_">n</text:span><text:span text:style-name="_35_">e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l</text:span><text:span text:style-name="_35_">o</text:span><text:span text:style-name="_39_">c</text:span><text:span text:style-name="_32_">a</text:span><text:span text:style-name="_36_">l</text:span><text:span text:style-name="_37_"> </text:span><text:span text:style-name="_32_">f</text:span><text:span text:style-name="_35_">o</text:span><text:span text:style-name="_38_">r</text:span><text:span text:style-name="_33_">c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l</text:span><text:span text:style-name="_32_">e</text:span><text:span text:style-name="_35_">a</text:span><text:span text:style-name="_39_">d</text:span><text:span text:style-name="_32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3_">t</text:span><text:span text:style-name="_36_">e</text:span><text:span text:style-name="_39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e</text:span><text:span text:style-name="_36_">f</text:span><text:span text:style-name="_39_">f</text:span><text:span text:style-name="_33_">o</text:span><text:span text:style-name="_35_">r</text:span><text:span text:style-name="_38_">t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6_">l</text:span><text:span text:style-name="_38_">p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b</text:span><text:span text:style-name="_35_">r</text:span><text:span text:style-name="_39_">o</text:span><text:span text:style-name="_32_">k</text:span><text:span text:style-name="_36_">e</text:span><text:span text:style-name="_39_">n</text:span><text:span text:style-name="_31_"> </text:span><text:span text:style-name="_36_">s</text:span><text:span text:style-name="_39_">o</text:span><text:span text:style-name="_33_">c</text:span><text:span text:style-name="_35_">i</text:span><text:span text:style-name="_39_">e</text:span><text:span text:style-name="_33_">t</text:span><text:span text:style-name="_35_">y</text:span><text:span text:style-name="_37_"> </text:span><text:span text:style-name="_33_">p</text:span><text:span text:style-name="_35_">u</text:span><text:span text:style-name="_38_">r</text:span><text:span text:style-name="_33_">s</text:span><text:span text:style-name="_36_">u</text:span><text:span text:style-name="_39_">e</text:span><text:span text:style-name="_31_"> </text:span><text:span text:style-name="_36_">a</text:span><text:span text:style-name="_37_"> </text:span><text:span text:style-name="_33_">l</text:span><text:span text:style-name="_36_">a</text:span><text:span text:style-name="_38_">s</text:span><text:span text:style-name="_32_">t</text:span><text:span text:style-name="_35_">i</text:span><text:span text:style-name="_39_">n</text:span><text:span text:style-name="_33_">g</text:span><text:span text:style-name="_34_"> </text:span><text:span text:style-name="_39_">p</text:span><text:span text:style-name="_33_">e</text:span><text:span text:style-name="_35_">a</text:span><text:span text:style-name="_38_">c</text:span><text:span text:style-name="_32_">e</text:span><text:span text:style-name="_36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8_">s</text:span><text:span text:style-name="_31_"> </text:span><text:span text:style-name="_35_">w</text:span><text:span text:style-name="_39_">h</text:span><text:span text:style-name="_32_">y</text:span><text:span text:style-name="_34_"> </text:span><text:span text:style-name="_38_">w</text:span><text:span text:style-name="_32_">e</text:span><text:span text:style-name="_34_"> </text:span><text:span text:style-name="_39_">b</text:span><text:span text:style-name="_32_">u</text:span><text:span text:style-name="_35_">i</text:span><text:span text:style-name="_38_">l</text:span><text:span text:style-name="_33_">t</text:span><text:span text:style-name="_34_"> </text:span><text:span text:style-name="_39_">a</text:span><text:span text:style-name="_31_"> </text:span><text:span text:style-name="_36_">g</text:span><text:span text:style-name="_38_">l</text:span><text:span text:style-name="_32_">o</text:span><text:span text:style-name="_35_">b</text:span><text:span text:style-name="_39_">a</text:span><text:span text:style-name="_33_">l</text:span><text:span text:style-name="_34_"> </text:span><text:span text:style-name="_38_">c</text:span><text:span text:style-name="_33_">o</text:span><text:span text:style-name="_36_">a</text:span><text:span text:style-name="_38_">l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,</text:span><text:span text:style-name="_31_"> </text:span><text:span text:style-name="_35_">w</text:span><text:span text:style-name="_38_">i</text:span><text:span text:style-name="_32_">t</text:span><text:span text:style-name="_35_">h</text:span><text:span text:style-name="_37_"> </text:span><text:span text:style-name="_32_">s</text:span><text:span text:style-name="_35_">a</text:span><text:span text:style-name="_38_">n</text:span><text:span text:style-name="_32_">c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r</text:span><text:span text:style-name="_35_">i</text:span><text:span text:style-name="_38_">n</text:span><text:span text:style-name="_33_">c</text:span><text:span text:style-name="_35_">i</text:span><text:span text:style-name="_39_">p</text:span><text:span text:style-name="_32_">l</text:span><text:span text:style-name="_35_">e</text:span><text:span text:style-name="_39_">d</text:span><text:span text:style-name="_31_"> </text:span><text:span text:style-name="_35_">d</text:span><text:span text:style-name="_39_">i</text:span><text:span text:style-name="_33_">p</text:span><text:span text:style-name="_35_">l</text:span><text:span text:style-name="_38_">o</text:span><text:span text:style-name="_33_">m</text:span><text:span text:style-name="_36_">a</text:span><text:span text:style-name="_38_">c</text:span><text:span text:style-name="_33_">y</text:span><text:span text:style-name="_36_">,</text:span><text:span text:style-name="_37_"> </text:span><text:span text:style-name="_33_">t</text:span><text:span text:style-name="_36_">o</text:span><text:span text:style-name="_37_"> </text:span><text:span text:style-name="_32_">p</text:span><text:span text:style-name="_35_">r</text:span><text:span text:style-name="_39_">e</text:span><text:span text:style-name="_32_">v</text:span><text:span text:style-name="_35_">e</text:span><text:span text:style-name="_39_">n</text:span><text:span text:style-name="_32_">t</text:span><text:span text:style-name="_34_"> </text:span><text:span text:style-name="_39_">a</text:span><text:span text:style-name="_31_"> </text:span><text:span text:style-name="_36_">n</text:span><text:span text:style-name="_38_">u</text:span><text:span text:style-name="_32_">c</text:span><text:span text:style-name="_36_">l</text:span><text:span text:style-name="_39_">e</text:span><text:span text:style-name="_33_">a</text:span><text:span text:style-name="_35_">r</text:span>-<text:span text:style-name="_33_">a</text:span><text:span text:style-name="_36_">r</text:span><text:span text:style-name="_38_">m</text:span><text:span text:style-name="_33_">e</text:span><text:span text:style-name="_35_">d</text:span><text:span text:style-name="_37_"> </text:span><text:span text:style-name="_32_">I</text:span><text:span text:style-name="_35_">r</text:span><text:span text:style-name="_38_">a</text:span><text:span text:style-name="_33_">n</text:span><text:span text:style-name="_35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w</text:span><text:span text:style-name="_38_">e</text:span><text:span text:style-name="_31_"> </text:span><text:span text:style-name="_35_">s</text:span><text:span text:style-name="_39_">p</text:span><text:span text:style-name="_32_">e</text:span><text:span text:style-name="_35_">a</text:span><text:span text:style-name="_39_">k</text:span><text:span text:style-name="_32_">,</text:span><text:span text:style-name="_34_"> </text:span><text:span text:style-name="_39_">I</text:span><text:span text:style-name="_33_">r</text:span><text:span text:style-name="_36_">a</text:span><text:span text:style-name="_38_">n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r</text:span><text:span text:style-name="_33_">o</text:span><text:span text:style-name="_36_">l</text:span><text:span text:style-name="_39_">l</text:span><text:span text:style-name="_33_">e</text:span><text:span text:style-name="_35_">d</text:span><text:span text:style-name="_37_"> </text:span><text:span text:style-name="_32_">b</text:span><text:span text:style-name="_36_">a</text:span><text:span text:style-name="_39_">c</text:span><text:span text:style-name="_33_">k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n</text:span><text:span text:style-name="_35_">u</text:span><text:span text:style-name="_39_">c</text:span><text:span text:style-name="_32_">l</text:span><text:span text:style-name="_36_">e</text:span><text:span text:style-name="_39_">a</text:span><text:span text:style-name="_33_">r</text:span><text:span text:style-name="_34_"> </text:span><text:span text:style-name="_39_">p</text:span><text:span text:style-name="_32_">r</text:span><text:span text:style-name="_35_">o</text:span><text:span text:style-name="_39_">g</text:span><text:span text:style-name="_33_">r</text:span><text:span text:style-name="_36_">a</text:span><text:span text:style-name="_38_">m</text:span><text:span text:style-name="_33_">,</text:span><text:span text:style-name="_34_"> </text:span><text:span text:style-name="_38_">s</text:span><text:span text:style-name="_32_">h</text:span><text:span text:style-name="_36_">i</text:span><text:span text:style-name="_39_">p</text:span><text:span text:style-name="_33_">p</text:span><text:span text:style-name="_36_">e</text:span><text:span text:style-name="_39_">d</text:span><text:span text:style-name="_31_"> </text:span><text:span text:style-name="_36_">o</text:span><text:span text:style-name="_38_">u</text:span><text:span text:style-name="_33_">t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u</text:span><text:span text:style-name="_36_">r</text:span><text:span text:style-name="_38_">a</text:span><text:span text:style-name="_33_">n</text:span><text:span text:style-name="_36_">i</text:span><text:span text:style-name="_39_">u</text:span><text:span text:style-name="_33_">m</text:span><text:span text:style-name="_34_"> </text:span><text:span text:style-name="_39_">s</text:span><text:span text:style-name="_33_">t</text:span><text:span text:style-name="_35_">o</text:span><text:span text:style-name="_39_">c</text:span><text:span text:style-name="_32_">k</text:span><text:span text:style-name="_35_">p</text:span><text:span text:style-name="_39_">i</text:span><text:span text:style-name="_33_">l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2_">l</text:span><text:span text:style-name="_35_">d</text:span><text:span text:style-name="_37_"> </text:span><text:span text:style-name="_33_">h</text:span><text:span text:style-name="_35_">a</text:span><text:span text:style-name="_39_">s</text:span><text:span text:style-name="_31_"> </text:span><text:span text:style-name="_36_">a</text:span><text:span text:style-name="_39_">v</text:span><text:span text:style-name="_33_">o</text:span><text:span text:style-name="_36_">i</text:span><text:span text:style-name="_39_">d</text:span><text:span text:style-name="_32_">e</text:span><text:span text:style-name="_35_">d</text:span><text:span text:style-name="_37_"> </text:span><text:span text:style-name="_33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w</text:span><text:span text:style-name="_32_">a</text:span><text:span text:style-name="_35_">r</text:span><text:span text:style-name="_39_">.</text:span></text:p>
      <text:p text:style-name="P1"><text:span text:style-name="_35_">T</text:span><text:span text:style-name="_38_">h</text:span><text:span text:style-name="_32_">a</text:span><text:span text:style-name="_35_">t</text:span><text:span text:style-name="_38_">'</text:span><text:span text:style-name="_33_">s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s</text:span><text:span text:style-name="_36_">p</text:span><text:span text:style-name="_39_">r</text:span><text:span text:style-name="_33_">e</text:span><text:span text:style-name="_36_">a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E</text:span><text:span text:style-name="_38_">b</text:span><text:span text:style-name="_32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6_">W</text:span><text:span text:style-name="_39_">e</text:span><text:span text:style-name="_33_">s</text:span><text:span text:style-name="_35_">t</text:span><text:span text:style-name="_37_"> </text:span><text:span text:style-name="_33_">A</text:span><text:span text:style-name="_36_">f</text:span><text:span text:style-name="_39_">r</text:span><text:span text:style-name="_33_">i</text:span><text:span text:style-name="_35_">c</text:span><text:span text:style-name="_39_">a</text:span><text:span text:style-name="_32_">.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i</text:span><text:span text:style-name="_39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8_">,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d</text:span><text:span text:style-name="_32_">o</text:span><text:span text:style-name="_35_">c</text:span><text:span text:style-name="_39_">t</text:span><text:span text:style-name="_32_">o</text:span><text:span text:style-name="_36_">r</text:span><text:span text:style-name="_39_">s</text:span><text:span text:style-name="_33_">,</text:span><text:span text:style-name="_34_"> </text:span><text:span text:style-name="_38_">o</text:span><text:span text:style-name="_33_">u</text:span><text:span text:style-name="_35_">r</text:span><text:span text:style-name="_37_"> </text:span><text:span text:style-name="_33_">d</text:span><text:span text:style-name="_36_">e</text:span><text:span text:style-name="_38_">v</text:span><text:span text:style-name="_32_">e</text:span><text:span text:style-name="_36_">l</text:span><text:span text:style-name="_38_">o</text:span><text:span text:style-name="_33_">p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w</text:span><text:span text:style-name="_36_">o</text:span><text:span text:style-name="_38_">r</text:span><text:span text:style-name="_32_">k</text:span><text:span text:style-name="_36_">e</text:span><text:span text:style-name="_38_">r</text:span><text:span text:style-name="_32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6_">w</text:span><text:span text:style-name="_38_">e</text:span><text:span text:style-name="_33_">r</text:span><text:span text:style-name="_36_">e</text:span><text:span text:style-name="_37_"> </text:span><text:span text:style-name="_33_">h</text:span><text:span text:style-name="_35_">e</text:span><text:span text:style-name="_39_">r</text:span><text:span text:style-name="_32_">o</text:span><text:span text:style-name="_36_">i</text:span><text:span text:style-name="_38_">c</text:span><text:span text:style-name="_32_">;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s</text:span><text:span text:style-name="_38_">e</text:span><text:span text:style-name="_33_">t</text:span><text:span text:style-name="_34_"> </text:span><text:span text:style-name="_38_">u</text:span><text:span text:style-name="_32_">p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l</text:span><text:span text:style-name="_38_">a</text:span><text:span text:style-name="_33_">t</text:span><text:span text:style-name="_35_">f</text:span><text:span text:style-name="_39_">o</text:span><text:span text:style-name="_33_">r</text:span><text:span text:style-name="_35_">m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3_">e</text:span><text:span text:style-name="_35_">d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j</text:span><text:span text:style-name="_39_">o</text:span><text:span text:style-name="_32_">i</text:span><text:span text:style-name="_35_">n</text:span><text:span text:style-name="_37_"> </text:span><text:span text:style-name="_33_">i</text:span><text:span text:style-name="_35_">n</text:span><text:span text:style-name="_37_"> </text:span><text:span text:style-name="_33_">b</text:span><text:span text:style-name="_36_">e</text:span><text:span text:style-name="_39_">h</text:span><text:span text:style-name="_32_">i</text:span><text:span text:style-name="_35_">n</text:span><text:span text:style-name="_38_">d</text:span><text:span text:style-name="_31_"> </text:span><text:span text:style-name="_35_">u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s</text:span><text:span text:style-name="_32_">t</text:span><text:span text:style-name="_36_">a</text:span><text:span text:style-name="_38_">m</text:span><text:span text:style-name="_33_">p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e</text:span><text:span text:style-name="_32_">p</text:span><text:span text:style-name="_36_">i</text:span><text:span text:style-name="_39_">d</text:span><text:span text:style-name="_33_">e</text:span><text:span text:style-name="_36_">m</text:span><text:span text:style-name="_39_">i</text:span><text:span text:style-name="_32_">c</text:span><text:span text:style-name="_35_">.</text:span><text:span text:style-name="_37_"> </text:span><text:span text:style-name="_33_">H</text:span><text:span text:style-name="_35_">u</text:span><text:span text:style-name="_39_">n</text:span><text:span text:style-name="_32_">d</text:span><text:span text:style-name="_36_">r</text:span><text:span text:style-name="_38_">e</text:span><text:span text:style-name="_33_">d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o</text:span><text:span text:style-name="_33_">u</text:span><text:span text:style-name="_36_">s</text:span><text:span text:style-name="_38_">a</text:span><text:span text:style-name="_32_">n</text:span><text:span text:style-name="_36_">d</text:span><text:span text:style-name="_38_">s</text:span><text:span text:style-name="_33_">,</text:span><text:span text:style-name="_34_"> </text:span><text:span text:style-name="_39_">m</text:span><text:span text:style-name="_33_">a</text:span><text:span text:style-name="_35_">y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c</text:span><text:span text:style-name="_39_">o</text:span><text:span text:style-name="_32_">u</text:span><text:span text:style-name="_36_">p</text:span><text:span text:style-name="_39_">l</text:span><text:span text:style-name="_33_">e</text:span><text:span text:style-name="_34_"> </text:span><text:span text:style-name="_39_">m</text:span><text:span text:style-name="_33_">i</text:span><text:span text:style-name="_36_">l</text:span><text:span text:style-name="_39_">l</text:span><text:span text:style-name="_33_">i</text:span><text:span text:style-name="_35_">o</text:span><text:span text:style-name="_38_">n</text:span><text:span text:style-name="_31_"> </text:span><text:span text:style-name="_36_">l</text:span><text:span text:style-name="_38_">i</text:span><text:span text:style-name="_32_">v</text:span><text:span text:style-name="_36_">e</text:span><text:span text:style-name="_39_">s</text:span><text:span text:style-name="_31_"> </text:span><text:span text:style-name="_35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6_">a</text:span><text:span text:style-name="_38_">v</text:span><text:span text:style-name="_33_">e</text:span><text:span text:style-name="_35_">d</text:span><text:span text:style-name="_38_">.</text:span></text:p>
      <text:p text:style-name="P1"><text:span text:style-name="_36_">T</text:span><text:span text:style-name="_39_">h</text:span><text:span text:style-name="_32_">a</text:span><text:span text:style-name="_35_">t</text:span><text:span text:style-name="_38_">'</text:span><text:span text:style-name="_32_">s</text:span><text:span text:style-name="_34_"> </text:span><text:span text:style-name="_38_">h</text:span><text:span text:style-name="_33_">o</text:span><text:span text:style-name="_36_">w</text:span><text:span text:style-name="_37_"> </text:span><text:span text:style-name="_32_">w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g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T</text:span><text:span text:style-name="_35_">r</text:span><text:span text:style-name="_38_">a</text:span><text:span text:style-name="_32_">n</text:span><text:span text:style-name="_36_">s</text:span>-<text:span text:style-name="_33_">P</text:span><text:span text:style-name="_36_">a</text:span><text:span text:style-name="_39_">c</text:span><text:span text:style-name="_33_">i</text:span><text:span text:style-name="_35_">f</text:span><text:span text:style-name="_38_">i</text:span><text:span text:style-name="_32_">c</text:span><text:span text:style-name="_34_"> </text:span><text:span text:style-name="_38_">P</text:span><text:span text:style-name="_33_">a</text:span><text:span text:style-name="_35_">r</text:span><text:span text:style-name="_39_">t</text:span><text:span text:style-name="_32_">n</text:span><text:span text:style-name="_36_">e</text:span><text:span text:style-name="_38_">r</text:span><text:span text:style-name="_33_">s</text:span><text:span text:style-name="_36_">h</text:span><text:span text:style-name="_38_">i</text:span><text:span text:style-name="_33_">p</text:span><text:span text:style-name="_34_"> </text:span><text:span text:style-name="_39_">t</text:span><text:span text:style-name="_32_">o</text:span><text:span text:style-name="_34_"> </text:span><text:span text:style-name="_39_">o</text:span><text:span text:style-name="_33_">p</text:span><text:span text:style-name="_36_">e</text:span><text:span text:style-name="_38_">n</text:span><text:span text:style-name="_31_"> </text:span><text:span text:style-name="_36_">m</text:span><text:span text:style-name="_38_">a</text:span><text:span text:style-name="_33_">r</text:span><text:span text:style-name="_35_">k</text:span><text:span text:style-name="_38_">e</text:span><text:span text:style-name="_32_">t</text:span><text:span text:style-name="_36_">s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r</text:span><text:span text:style-name="_35_">o</text:span><text:span text:style-name="_39_">t</text:span><text:span text:style-name="_32_">e</text:span><text:span text:style-name="_36_">c</text:span><text:span text:style-name="_38_">t</text:span><text:span text:style-name="_31_"> </text:span><text:span text:style-name="_36_">w</text:span><text:span text:style-name="_38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2_">n</text:span><text:span text:style-name="_36_">v</text:span><text:span text:style-name="_39_">i</text:span><text:span text:style-name="_33_">r</text:span><text:span text:style-name="_36_">o</text:span><text:span text:style-name="_38_">n</text:span><text:span text:style-name="_33_">m</text:span><text:span text:style-name="_35_">e</text:span><text:span text:style-name="_39_">n</text:span><text:span text:style-name="_33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a</text:span><text:span text:style-name="_38_">d</text:span><text:span text:style-name="_33_">v</text:span><text:span text:style-name="_35_">a</text:span><text:span text:style-name="_39_">n</text:span><text:span text:style-name="_32_">c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5_">n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e</text:span><text:span text:style-name="_39_">r</text:span><text:span text:style-name="_33_">s</text:span><text:span text:style-name="_36_">h</text:span><text:span text:style-name="_39_">i</text:span><text:span text:style-name="_33_">p</text:span><text:span text:style-name="_34_"> </text:span><text:span text:style-name="_39_">i</text:span><text:span text:style-name="_32_">n</text:span><text:span text:style-name="_34_"> </text:span><text:span text:style-name="_39_">A</text:span><text:span text:style-name="_32_">s</text:span><text:span text:style-name="_35_">i</text:span><text:span text:style-name="_38_">a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u</text:span><text:span text:style-name="_36_">t</text:span><text:span text:style-name="_39_">s</text:span><text:span text:style-name="_31_"> </text:span><text:span text:style-name="_36_">1</text:span><text:span text:style-name="_39_">8</text:span><text:span text:style-name="_33_">,</text:span><text:span text:style-name="_36_">0</text:span><text:span text:style-name="_38_">0</text:span><text:span text:style-name="_32_">0</text:span><text:span text:style-name="_34_"> </text:span><text:span text:style-name="_38_">t</text:span><text:span text:style-name="_33_">a</text:span><text:span text:style-name="_35_">x</text:span><text:span text:style-name="_39_">e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p</text:span><text:span text:style-name="_33_">r</text:span><text:span text:style-name="_35_">o</text:span><text:span text:style-name="_38_">d</text:span><text:span text:style-name="_32_">u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a</text:span><text:span text:style-name="_36_">d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m</text:span><text:span text:style-name="_33_">e</text:span><text:span text:style-name="_35_">r</text:span><text:span text:style-name="_39_">i</text:span><text:span text:style-name="_32_">c</text:span><text:span text:style-name="_36_">a</text:span><text:span text:style-name="_39_">,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s</text:span><text:span text:style-name="_33_">u</text:span><text:span text:style-name="_36_">p</text:span><text:span text:style-name="_39_">p</text:span><text:span text:style-name="_32_">o</text:span><text:span text:style-name="_36_">r</text:span><text:span text:style-name="_38_">t</text:span><text:span text:style-name="_31_"> </text:span><text:span text:style-name="_36_">m</text:span><text:span text:style-name="_38_">o</text:span><text:span text:style-name="_32_">r</text:span><text:span text:style-name="_35_">e</text:span><text:span text:style-name="_37_"> </text:span><text:span text:style-name="_32_">g</text:span><text:span text:style-name="_36_">o</text:span><text:span text:style-name="_39_">o</text:span><text:span text:style-name="_33_">d</text:span><text:span text:style-name="_34_"> </text:span><text:span text:style-name="_38_">j</text:span><text:span text:style-name="_33_">o</text:span><text:span text:style-name="_35_">b</text:span><text:span text:style-name="_38_">s</text:span><text:span text:style-name="_31_"> 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5_">n</text:span><text:span text:style-name="_37_"> </text:span><text:span text:style-name="_33_">A</text:span><text:span text:style-name="_35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5_">.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2_">P</text:span><text:span text:style-name="_36_">P</text:span><text:span text:style-name="_39_">,</text:span><text:span text:style-name="_31_"> </text:span><text:span text:style-name="_35_">C</text:span><text:span text:style-name="_38_">h</text:span><text:span text:style-name="_32_">i</text:span><text:span text:style-name="_36_">n</text:span><text:span text:style-name="_39_">a</text:span><text:span text:style-name="_31_"> </text:span><text:span text:style-name="_35_">d</text:span><text:span text:style-name="_38_">o</text:span><text:span text:style-name="_32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s</text:span><text:span text:style-name="_39_">e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5_">u</text:span><text:span text:style-name="_38_">l</text:span><text:span text:style-name="_33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r</text:span><text:span text:style-name="_33_">e</text:span><text:span text:style-name="_36_">g</text:span><text:span text:style-name="_38_">i</text:span><text:span text:style-name="_32_">o</text:span><text:span text:style-name="_35_">n</text:span><text:span text:style-name="_38_">;</text:span><text:span text:style-name="_31_"> </text:span><text:span text:style-name="_36_">w</text:span><text:span text:style-name="_38_">e</text:span><text:span text:style-name="_31_"> </text:span><text:span text:style-name="_36_">d</text:span><text:span text:style-name="_38_">o</text:span><text:span text:style-name="_33_">.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h</text:span><text:span text:style-name="_35_">o</text:span><text:span text:style-name="_39_">w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s</text:span><text:span text:style-name="_32_">t</text:span><text:span text:style-name="_35_">r</text:span><text:span text:style-name="_39_">e</text:span><text:span text:style-name="_33_">n</text:span><text:span text:style-name="_36_">g</text:span><text:span text:style-name="_39_">t</text:span><text:span text:style-name="_33_">h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c</text:span><text:span text:style-name="_33_">e</text:span><text:span text:style-name="_35_">n</text:span><text:span text:style-name="_38_">t</text:span><text:span text:style-name="_32_">u</text:span><text:span text:style-name="_36_">r</text:span><text:span text:style-name="_39_">y</text:span><text:span text:style-name="_32_">?</text:span><text:span text:style-name="_34_"> </text:span><text:span text:style-name="_38_">A</text:span><text:span text:style-name="_33_">p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a</text:span><text:span text:style-name="_35_">g</text:span><text:span text:style-name="_38_">r</text:span><text:span text:style-name="_32_">e</text:span><text:span text:style-name="_36_">e</text:span><text:span text:style-name="_38_">m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G</text:span><text:span text:style-name="_33_">i</text:span><text:span text:style-name="_35_">v</text:span><text:span text:style-name="_38_">e</text:span><text:span text:style-name="_31_"> </text:span><text:span text:style-name="_36_">u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o</text:span><text:span text:style-name="_35_">o</text:span><text:span text:style-name="_38_">l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e</text:span><text:span text:style-name="_33_">n</text:span><text:span text:style-name="_35_">f</text:span><text:span text:style-name="_39_">o</text:span><text:span text:style-name="_33_">r</text:span><text:span text:style-name="_36_">c</text:span><text:span text:style-name="_38_">e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I</text:span><text:span text:style-name="_32_">t</text:span><text:span text:style-name="_35_">'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o</text:span><text:span text:style-name="_35_">.</text:span></text:p>
      <text:p text:style-name="P1"><text:span text:style-name="_32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g</text:span><text:span text:style-name="_38_">i</text:span><text:span text:style-name="_32_">v</text:span><text:span text:style-name="_35_">e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n</text:span><text:span text:style-name="_33_">o</text:span><text:span text:style-name="_36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x</text:span><text:span text:style-name="_38_">a</text:span><text:span text:style-name="_32_">m</text:span><text:span text:style-name="_35_">p</text:span><text:span text:style-name="_39_">l</text:span><text:span text:style-name="_33_">e</text:span><text:span text:style-name="_36_">.</text:span><text:span text:style-name="_37_"> </text:span><text:span text:style-name="_33_">F</text:span><text:span text:style-name="_36_">i</text:span><text:span text:style-name="_38_">f</text:span><text:span text:style-name="_32_">t</text:span><text:span text:style-name="_36_">y</text:span><text:span text:style-name="_37_"> </text:span><text:span text:style-name="_32_">y</text:span><text:span text:style-name="_35_">e</text:span><text:span text:style-name="_38_">a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6_">s</text:span><text:span text:style-name="_38_">o</text:span><text:span text:style-name="_33_">l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C</text:span><text:span text:style-name="_38_">u</text:span><text:span text:style-name="_32_">b</text:span><text:span text:style-name="_36_">a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i</text:span><text:span text:style-name="_35_">l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p</text:span><text:span text:style-name="_33_">r</text:span><text:span text:style-name="_35_">o</text:span><text:span text:style-name="_39_">m</text:span><text:span text:style-name="_33_">o</text:span><text:span text:style-name="_36_">t</text:span><text:span text:style-name="_38_">e</text:span><text:span text:style-name="_31_"> </text:span><text:span text:style-name="_36_">d</text:span><text:span text:style-name="_39_">e</text:span><text:span text:style-name="_32_">m</text:span><text:span text:style-name="_36_">o</text:span><text:span text:style-name="_39_">c</text:span><text:span text:style-name="_33_">r</text:span><text:span text:style-name="_35_">a</text:span><text:span text:style-name="_38_">c</text:span><text:span text:style-name="_33_">y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e</text:span><text:span text:style-name="_33_">t</text:span><text:span text:style-name="_34_"> </text:span><text:span text:style-name="_39_">u</text:span><text:span text:style-name="_33_">s</text:span><text:span text:style-name="_34_"> </text:span><text:span text:style-name="_39_">b</text:span><text:span text:style-name="_33_">a</text:span><text:span text:style-name="_35_">c</text:span><text:span text:style-name="_39_">k</text:span><text:span text:style-name="_31_"> </text:span><text:span text:style-name="_35_">i</text:span><text:span text:style-name="_38_">n</text:span><text:span text:style-name="_31_"> </text:span><text:span text:style-name="_35_">L</text:span><text:span text:style-name="_38_">a</text:span><text:span text:style-name="_33_">t</text:span><text:span text:style-name="_35_">i</text:span><text:span text:style-name="_38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8_">i</text:span><text:span text:style-name="_32_">c</text:span><text:span text:style-name="_36_">a</text:span><text:span text:style-name="_38_">.</text:span><text:span text:style-name="_31_"> </text:span><text:span text:style-name="_35_">T</text:span><text:span text:style-name="_38_">h</text:span><text:span text:style-name="_33_">a</text:span><text:span text:style-name="_36_">t</text:span><text:span text:style-name="_39_">'</text:span><text:span text:style-name="_32_">s</text:span><text:span text:style-name="_34_"> </text:span><text:span text:style-name="_39_">w</text:span><text:span text:style-name="_33_">h</text:span><text:span text:style-name="_35_">y</text:span><text:span text:style-name="_37_"> </text:span><text:span text:style-name="_33_">w</text:span><text:span text:style-name="_36_">e</text:span><text:span text:style-name="_37_"> </text:span><text:span text:style-name="_32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6_">d</text:span><text:span text:style-name="_37_"> </text:span><text:span text:style-name="_32_">d</text:span><text:span text:style-name="_36_">i</text:span><text:span text:style-name="_38_">p</text:span><text:span text:style-name="_33_">l</text:span><text:span text:style-name="_36_">o</text:span><text:span text:style-name="_39_">m</text:span><text:span text:style-name="_33_">a</text:span><text:span text:style-name="_36_">t</text:span><text:span text:style-name="_38_">i</text:span><text:span text:style-name="_32_">c</text:span><text:span text:style-name="_34_"> </text:span><text:span text:style-name="_38_">r</text:span><text:span text:style-name="_32_">e</text:span><text:span text:style-name="_36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3_">o</text:span><text:span text:style-name="_35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d</text:span><text:span text:style-name="_32_">o</text:span><text:span text:style-name="_36_">o</text:span><text:span text:style-name="_38_">r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r</text:span><text:span text:style-name="_32_">a</text:span><text:span text:style-name="_35_">v</text:span><text:span text:style-name="_38_">e</text:span><text:span text:style-name="_33_">l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5_">o</text:span><text:span text:style-name="_38_">m</text:span><text:span text:style-name="_33_">m</text:span><text:span text:style-name="_36_">e</text:span><text:span text:style-name="_38_">r</text:span><text:span text:style-name="_32_">c</text:span><text:span text:style-name="_35_">e</text:span><text:span text:style-name="_38_">,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3_">e</text:span><text:span text:style-name="_36_">d</text:span><text:span text:style-name="_37_"> </text:span><text:span text:style-name="_32_">o</text:span><text:span text:style-name="_35_">u</text:span><text:span text:style-name="_39_">r</text:span><text:span text:style-name="_33_">s</text:span><text:span text:style-name="_36_">e</text:span><text:span text:style-name="_39_">l</text:span><text:span text:style-name="_32_">v</text:span><text:span text:style-name="_35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3_">p</text:span><text:span text:style-name="_35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l</text:span><text:span text:style-name="_39_">i</text:span><text:span text:style-name="_32_">v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2_">u</text:span><text:span text:style-name="_35_">b</text:span><text:span text:style-name="_38_">a</text:span><text:span text:style-name="_32_">n</text:span><text:span text:style-name="_34_"> </text:span><text:span text:style-name="_38_">p</text:span><text:span text:style-name="_32_">e</text:span><text:span text:style-name="_35_">o</text:span><text:span text:style-name="_39_">p</text:span><text:span text:style-name="_32_">l</text:span><text:span text:style-name="_36_">e</text:span><text:span text:style-name="_38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5_">t</text:span><text:span text:style-name="_38_">o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o</text:span><text:span text:style-name="_33_">l</text:span><text:span text:style-name="_35_">i</text:span><text:span text:style-name="_39_">d</text:span><text:span text:style-name="_32_">a</text:span><text:span text:style-name="_36_">t</text:span><text:span text:style-name="_39_">e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l</text:span><text:span text:style-name="_32_">e</text:span><text:span text:style-name="_35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c</text:span><text:span text:style-name="_33_">r</text:span><text:span text:style-name="_36_">e</text:span><text:span text:style-name="_39_">d</text:span><text:span text:style-name="_33_">i</text:span><text:span text:style-name="_35_">b</text:span><text:span text:style-name="_39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6_">e</text:span><text:span text:style-name="_38_">m</text:span><text:span text:style-name="_32_">i</text:span><text:span text:style-name="_35_">s</text:span><text:span text:style-name="_38_">p</text:span><text:span text:style-name="_33_">h</text:span><text:span text:style-name="_35_">e</text:span><text:span text:style-name="_38_">r</text:span><text:span text:style-name="_32_">e</text:span><text:span text:style-name="_35_">,</text:span><text:span text:style-name="_37_"> </text:span><text:span text:style-name="_33_">r</text:span><text:span text:style-name="_35_">e</text:span><text:span text:style-name="_39_">c</text:span><text:span text:style-name="_33_">o</text:span><text:span text:style-name="_36_">g</text:span><text:span text:style-name="_38_">n</text:span><text:span text:style-name="_33_">i</text:span><text:span text:style-name="_36_">z</text:span><text:span text:style-name="_38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l</text:span><text:span text:style-name="_36_">d</text:span><text:span text:style-name="_37_"> </text:span><text:span text:style-name="_32_">W</text:span><text:span text:style-name="_35_">a</text:span><text:span text:style-name="_38_">r</text:span><text:span text:style-name="_31_"> </text:span><text:span text:style-name="_36_">i</text:span><text:span text:style-name="_39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--<text:span text:style-name="_37_"> </text:span><text:span text:style-name="_33_">l</text:span><text:span text:style-name="_35_">i</text:span><text:span text:style-name="_39_">f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e</text:span><text:span text:style-name="_36_">m</text:span><text:span text:style-name="_39_">b</text:span><text:span text:style-name="_32_">a</text:span><text:span text:style-name="_36_">r</text:span><text:span text:style-name="_39_">g</text:span><text:span text:style-name="_33_">o</text:span><text:span text:style-name="_35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p</text:span><text:span text:style-name="_39_">o</text:span><text:span text:style-name="_33_">i</text:span><text:span text:style-name="_35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5_">l</text:span><text:span text:style-name="_39_">e</text:span><text:span text:style-name="_33_">a</text:span><text:span text:style-name="_36_">d</text:span><text:span text:style-name="_38_">e</text:span><text:span text:style-name="_33_">r</text:span><text:span text:style-name="_36_">s</text:span><text:span text:style-name="_38_">h</text:span><text:span text:style-name="_32_">i</text:span><text:span text:style-name="_36_">p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2</text:span><text:span text:style-name="_38_">1</text:span><text:span text:style-name="_33_">s</text:span><text:span text:style-name="_36_">t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u</text:span><text:span text:style-name="_39_">r</text:span><text:span text:style-name="_33_">y</text:span><text:span text:style-name="_34_"> </text:span><text:span text:style-name="_39_">i</text:span><text:span text:style-name="_33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a</text:span><text:span text:style-name="_34_"> </text:span><text:span text:style-name="_39_">c</text:span><text:span text:style-name="_32_">h</text:span><text:span text:style-name="_36_">o</text:span><text:span text:style-name="_39_">i</text:span><text:span text:style-name="_32_">c</text:span><text:span text:style-name="_35_">e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2_">n</text:span><text:span text:style-name="_34_"> </text:span><text:span text:style-name="_39_">i</text:span><text:span text:style-name="_33_">g</text:span><text:span text:style-name="_35_">n</text:span><text:span text:style-name="_39_">o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8_">s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r</text:span><text:span text:style-name="_33_">l</text:span><text:span text:style-name="_35_">d</text:span><text:span text:style-name="_37_"> </text:span>--<text:span text:style-name="_37_"> </text:span><text:span text:style-name="_33_">e</text:span><text:span text:style-name="_35_">x</text:span><text:span text:style-name="_38_">c</text:span><text:span text:style-name="_32_">e</text:span><text:span text:style-name="_35_">p</text:span><text:span text:style-name="_39_">t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k</text:span><text:span text:style-name="_36_">i</text:span><text:span text:style-name="_38_">l</text:span><text:span text:style-name="_32_">l</text:span><text:span text:style-name="_34_"> </text:span><text:span text:style-name="_39_">t</text:span><text:span text:style-name="_32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2_">s</text:span><text:span text:style-name="_36_">t</text:span><text:span text:style-name="_38_">s</text:span><text:span text:style-name="_31_"> </text:span>--<text:span text:style-name="_31_"> </text:span><text:span text:style-name="_36_">o</text:span><text:span text:style-name="_38_">r</text:span><text:span text:style-name="_31_"> </text:span><text:span text:style-name="_36_">o</text:span><text:span text:style-name="_38_">c</text:span><text:span text:style-name="_33_">c</text:span><text:span text:style-name="_36_">u</text:span><text:span text:style-name="_38_">p</text:span><text:span text:style-name="_33_">y</text:span><text:span text:style-name="_35_">i</text:span><text:span text:style-name="_38_">n</text:span><text:span text:style-name="_32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r</text:span><text:span text:style-name="_36_">e</text:span><text:span text:style-name="_39_">b</text:span><text:span text:style-name="_33_">u</text:span><text:span text:style-name="_36_">i</text:span><text:span text:style-name="_38_">l</text:span><text:span text:style-name="_33_">d</text:span><text:span text:style-name="_36_">i</text:span><text:span text:style-name="_38_">n</text:span><text:span text:style-name="_32_">g</text:span><text:span text:style-name="_34_"> </text:span><text:span text:style-name="_39_">w</text:span><text:span text:style-name="_33_">h</text:span><text:span text:style-name="_36_">a</text:span><text:span text:style-name="_39_">t</text:span><text:span text:style-name="_32_">e</text:span><text:span text:style-name="_35_">v</text:span><text:span text:style-name="_38_">e</text:span><text:span text:style-name="_33_">r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e</text:span><text:span text:style-name="_35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6_">u</text:span><text:span text:style-name="_39_">n</text:span><text:span text:style-name="_32_">r</text:span><text:span text:style-name="_36_">a</text:span><text:span text:style-name="_39_">v</text:span><text:span text:style-name="_32_">e</text:span><text:span text:style-name="_35_">l</text:span><text:span text:style-name="_39_">i</text:span><text:span text:style-name="_32_">n</text:span><text:span text:style-name="_35_">g</text:span><text:span text:style-name="_39_">.</text:span><text:span text:style-name="_31_"> </text:span><text:span text:style-name="_35_">L</text:span><text:span text:style-name="_39_">e</text:span><text:span text:style-name="_32_">a</text:span><text:span text:style-name="_36_">d</text:span><text:span text:style-name="_38_">e</text:span><text:span text:style-name="_32_">r</text:span><text:span text:style-name="_36_">s</text:span><text:span text:style-name="_39_">h</text:span><text:span text:style-name="_33_">i</text:span><text:span text:style-name="_35_">p</text:span><text:span text:style-name="_37_"> </text:span><text:span text:style-name="_32_">m</text:span><text:span text:style-name="_35_">e</text:span><text:span text:style-name="_38_">a</text:span><text:span text:style-name="_32_">n</text:span><text:span text:style-name="_35_">s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s</text:span><text:span text:style-name="_38_">e</text:span><text:span text:style-name="_31_"> </text:span><text:span text:style-name="_36_">a</text:span><text:span text:style-name="_38_">p</text:span><text:span text:style-name="_33_">p</text:span><text:span text:style-name="_36_">l</text:span><text:span text:style-name="_39_">i</text:span><text:span text:style-name="_33_">c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m</text:span><text:span text:style-name="_38_">i</text:span><text:span text:style-name="_33_">l</text:span><text:span text:style-name="_35_">i</text:span><text:span text:style-name="_39_">t</text:span><text:span text:style-name="_33_">a</text:span><text:span text:style-name="_36_">r</text:span><text:span text:style-name="_38_">y</text:span><text:span text:style-name="_31_"> </text:span><text:span text:style-name="_35_">p</text:span><text:span text:style-name="_39_">o</text:span><text:span text:style-name="_32_">w</text:span><text:span text:style-name="_36_">e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r</text:span><text:span text:style-name="_35_">a</text:span><text:span text:style-name="_38_">l</text:span><text:span text:style-name="_33_">l</text:span><text:span text:style-name="_36_">y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b</text:span><text:span text:style-name="_38_">e</text:span><text:span text:style-name="_32_">h</text:span><text:span text:style-name="_36_">i</text:span><text:span text:style-name="_39_">n</text:span><text:span text:style-name="_33_">d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r</text:span><text:span text:style-name="_35_">i</text:span><text:span text:style-name="_38_">g</text:span><text:span text:style-name="_33_">h</text:span><text:span text:style-name="_36_">t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i</text:span><text:span text:style-name="_38_">n</text:span><text:span text:style-name="_32_">g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f</text:span><text:span text:style-name="_36_">o</text:span><text:span text:style-name="_38_">r</text:span><text:span text:style-name="_32_">e</text:span><text:span text:style-name="_36_">i</text:span><text:span text:style-name="_39_">g</text:span><text:span text:style-name="_33_">n</text:span><text:span text:style-name="_34_"> </text:span><text:span text:style-name="_39_">a</text:span><text:span text:style-name="_33_">s</text:span><text:span text:style-name="_35_">s</text:span><text:span text:style-name="_38_">i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1_"> </text:span><text:span text:style-name="_35_">a</text:span><text:span text:style-name="_38_">s</text:span><text:span text:style-name="_31_"> </text:span><text:span text:style-name="_35_">a</text:span><text:span text:style-name="_37_"> </text:span><text:span text:style-name="_33_">p</text:span><text:span text:style-name="_35_">a</text:span><text:span text:style-name="_38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8_">n</text:span><text:span text:style-name="_32_">a</text:span><text:span text:style-name="_36_">l</text:span><text:span text:style-name="_37_"> </text:span><text:span text:style-name="_33_">s</text:span><text:span text:style-name="_35_">e</text:span><text:span text:style-name="_39_">c</text:span><text:span text:style-name="_32_">u</text:span><text:span text:style-name="_36_">r</text:span><text:span text:style-name="_39_">i</text:span><text:span text:style-name="_33_">t</text:span><text:span text:style-name="_36_">y</text:span><text:span text:style-name="_39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5_">h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e</text:span><text:span text:style-name="_38_">p</text:span><text:span text:style-name="_33_">a</text:span><text:span text:style-name="_35_">r</text:span><text:span text:style-name="_38_">a</text:span><text:span text:style-name="_32_">t</text:span><text:span text:style-name="_36_">e</text:span><text:span text:style-name="_38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i</text:span><text:span text:style-name="_36_">t</text:span><text:span text:style-name="_38_">y</text:span><text:span text:style-name="_33_">.</text:span></text:p>
      <text:p text:style-name="P1"><text:span text:style-name="_38_">W</text:span><text:span text:style-name="_33_">h</text:span><text:span text:style-name="_36_">e</text:span><text:span text:style-name="_38_">n</text:span><text:span text:style-name="_31_"> </text:span><text:span text:style-name="_36_">w</text:span><text:span text:style-name="_39_">e</text:span><text:span text:style-name="_31_"> </text:span><text:span text:style-name="_36_">l</text:span><text:span text:style-name="_38_">e</text:span><text:span text:style-name="_32_">a</text:span><text:span text:style-name="_35_">d</text:span><text:span text:style-name="_37_"> </text:span><text:span text:style-name="_33_">n</text:span><text:span text:style-name="_36_">e</text:span><text:span text:style-name="_39_">a</text:span><text:span text:style-name="_33_">r</text:span><text:span text:style-name="_35_">l</text:span><text:span text:style-name="_39_">y</text:span><text:span text:style-name="_31_"> </text:span><text:span text:style-name="_35_">2</text:span><text:span text:style-name="_38_">0</text:span><text:span text:style-name="_32_">0</text:span><text:span text:style-name="_34_"> </text:span><text:span text:style-name="_39_">n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2_">o</text:span><text:span text:style-name="_36_">s</text:span><text:span text:style-name="_38_">t</text:span><text:span text:style-name="_31_"> </text:span><text:span text:style-name="_36_">a</text:span><text:span text:style-name="_39_">m</text:span><text:span text:style-name="_33_">b</text:span><text:span text:style-name="_35_">i</text:span><text:span text:style-name="_38_">t</text:span><text:span text:style-name="_32_">i</text:span><text:span text:style-name="_35_">o</text:span><text:span text:style-name="_38_">u</text:span><text:span text:style-name="_33_">s</text:span><text:span text:style-name="_34_"> </text:span><text:span text:style-name="_38_">a</text:span><text:span text:style-name="_32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7_"> </text:span><text:span text:style-name="_32_">h</text:span><text:span text:style-name="_36_">i</text:span><text:span text:style-name="_39_">s</text:span><text:span text:style-name="_32_">t</text:span><text:span text:style-name="_35_">o</text:span><text:span text:style-name="_38_">r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c</text:span><text:span text:style-name="_33_">l</text:span><text:span text:style-name="_35_">i</text:span><text:span text:style-name="_38_">m</text:span><text:span text:style-name="_32_">a</text:span><text:span text:style-name="_36_">t</text:span><text:span text:style-name="_39_">e</text:span><text:span text:style-name="_31_"> </text:span><text:span text:style-name="_36_">c</text:span><text:span text:style-name="_38_">h</text:span><text:span text:style-name="_32_">a</text:span><text:span text:style-name="_36_">n</text:span><text:span text:style-name="_39_">g</text:span><text:span text:style-name="_33_">e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9_">e</text:span><text:span text:style-name="_32_">l</text:span><text:span text:style-name="_36_">p</text:span><text:span text:style-name="_38_">s</text:span><text:span text:style-name="_31_"> </text:span><text:span text:style-name="_36_">v</text:span><text:span text:style-name="_39_">u</text:span><text:span text:style-name="_32_">l</text:span><text:span text:style-name="_35_">n</text:span><text:span text:style-name="_38_">e</text:span><text:span text:style-name="_33_">r</text:span><text:span text:style-name="_36_">a</text:span><text:span text:style-name="_39_">b</text:span><text:span text:style-name="_33_">l</text:span><text:span text:style-name="_36_">e</text:span><text:span text:style-name="_37_"> </text:span><text:span text:style-name="_33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5_">t</text:span><text:span text:style-name="_37_"> </text:span><text:span text:style-name="_33_">a</text:span><text:span text:style-name="_36_">l</text:span><text:span text:style-name="_38_">s</text:span><text:span text:style-name="_33_">o</text:span><text:span text:style-name="_34_"> </text:span><text:span text:style-name="_38_">p</text:span><text:span text:style-name="_33_">r</text:span><text:span text:style-name="_36_">o</text:span><text:span text:style-name="_38_">t</text:span><text:span text:style-name="_33_">e</text:span><text:span text:style-name="_36_">c</text:span><text:span text:style-name="_38_">t</text:span><text:span text:style-name="_32_">s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k</text:span><text:span text:style-name="_36_">i</text:span><text:span text:style-name="_39_">d</text:span><text:span text:style-name="_33_">s</text:span><text:span text:style-name="_35_">.</text:span><text:span text:style-name="_37_"> </text:span><text:span text:style-name="_33_">W</text:span><text:span text:style-name="_36_">h</text:span><text:span text:style-name="_38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5_">U</text:span><text:span text:style-name="_39_">k</text:span><text:span text:style-name="_32_">r</text:span><text:span text:style-name="_35_">a</text:span><text:span text:style-name="_38_">i</text:span><text:span text:style-name="_33_">n</text:span><text:span text:style-name="_36_">e</text:span><text:span text:style-name="_37_"> </text:span><text:span text:style-name="_33_">d</text:span><text:span text:style-name="_35_">e</text:span><text:span text:style-name="_38_">f</text:span><text:span text:style-name="_33_">e</text:span><text:span text:style-name="_35_">n</text:span><text:span text:style-name="_38_">d</text:span><text:span text:style-name="_31_"> </text:span><text:span text:style-name="_36_">i</text:span><text:span text:style-name="_39_">t</text:span><text:span text:style-name="_32_">s</text:span><text:span text:style-name="_34_"> </text:span><text:span text:style-name="_39_">d</text:span><text:span text:style-name="_32_">e</text:span><text:span text:style-name="_36_">m</text:span><text:span text:style-name="_38_">o</text:span><text:span text:style-name="_32_">c</text:span><text:span text:style-name="_36_">r</text:span><text:span text:style-name="_39_">a</text:span><text:span text:style-name="_32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C</text:span><text:span text:style-name="_38_">o</text:span><text:span text:style-name="_33_">l</text:span><text:span text:style-name="_35_">o</text:span><text:span text:style-name="_38_">m</text:span><text:span text:style-name="_33_">b</text:span><text:span text:style-name="_36_">i</text:span><text:span text:style-name="_38_">a</text:span><text:span text:style-name="_31_"> </text:span><text:span text:style-name="_36_">r</text:span><text:span text:style-name="_38_">e</text:span><text:span text:style-name="_32_">s</text:span><text:span text:style-name="_36_">o</text:span><text:span text:style-name="_39_">l</text:span><text:span text:style-name="_33_">v</text:span><text:span text:style-name="_35_">e</text:span><text:span text:style-name="_37_"> </text:span><text:span text:style-name="_32_">a</text:span><text:span text:style-name="_34_"> </text:span><text:span text:style-name="_38_">d</text:span><text:span text:style-name="_33_">e</text:span><text:span text:style-name="_35_">c</text:span><text:span text:style-name="_39_">a</text:span><text:span text:style-name="_32_">d</text:span><text:span text:style-name="_36_">e</text:span><text:span text:style-name="_38_">s</text:span>-<text:span text:style-name="_36_">l</text:span><text:span text:style-name="_39_">o</text:span><text:span text:style-name="_32_">n</text:span><text:span text:style-name="_35_">g</text:span><text:span text:style-name="_37_"> </text:span><text:span text:style-name="_32_">w</text:span><text:span text:style-name="_35_">a</text:span><text:span text:style-name="_39_">r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3_">r</text:span><text:span text:style-name="_35_">e</text:span><text:span text:style-name="_39_">n</text:span><text:span text:style-name="_32_">g</text:span><text:span text:style-name="_35_">t</text:span><text:span text:style-name="_38_">h</text:span><text:span text:style-name="_33_">e</text:span><text:span text:style-name="_35_">n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t</text:span><text:span text:style-name="_39_">e</text:span><text:span text:style-name="_33_">r</text:span><text:span text:style-name="_36_">n</text:span><text:span text:style-name="_38_">a</text:span><text:span text:style-name="_32_">t</text:span><text:span text:style-name="_35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o</text:span><text:span text:style-name="_38_">r</text:span><text:span text:style-name="_32_">d</text:span><text:span text:style-name="_35_">e</text:span><text:span text:style-name="_38_">r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e</text:span><text:span text:style-name="_32_">p</text:span><text:span text:style-name="_36_">e</text:span><text:span text:style-name="_38_">n</text:span><text:span text:style-name="_33_">d</text:span><text:span text:style-name="_34_"> </text:span><text:span text:style-name="_39_">o</text:span><text:span text:style-name="_33_">n</text:span><text:span text:style-name="_36_">.</text:span><text:span text:style-name="_37_"> </text:span><text:span text:style-name="_32_">W</text:span><text:span text:style-name="_36_">h</text:span><text:span text:style-name="_38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6_">A</text:span><text:span text:style-name="_38_">f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f</text:span><text:span text:style-name="_39_">e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p</text:span><text:span text:style-name="_35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9_">c</text:span><text:span text:style-name="_33_">k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i</text:span><text:span text:style-name="_38_">t</text:span><text:span text:style-name="_31_"> </text:span><text:span text:style-name="_35_">p</text:span><text:span text:style-name="_39_">r</text:span><text:span text:style-name="_33_">e</text:span><text:span text:style-name="_36_">v</text:span><text:span text:style-name="_38_">e</text:span><text:span text:style-name="_33_">n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n</text:span><text:span text:style-name="_33_">e</text:span><text:span text:style-name="_36_">x</text:span><text:span text:style-name="_39_">t</text:span><text:span text:style-name="_31_"> </text:span><text:span text:style-name="_35_">p</text:span><text:span text:style-name="_38_">a</text:span><text:span text:style-name="_32_">n</text:span><text:span text:style-name="_35_">d</text:span><text:span text:style-name="_38_">e</text:span><text:span text:style-name="_33_">m</text:span><text:span text:style-name="_35_">i</text:span><text:span text:style-name="_39_">c</text:span><text:span text:style-name="_31_"> </text:span><text:span text:style-name="_35_">f</text:span><text:span text:style-name="_38_">r</text:span><text:span text:style-name="_33_">o</text:span><text:span text:style-name="_35_">m</text:span><text:span text:style-name="_37_"> </text:span><text:span text:style-name="_32_">r</text:span><text:span text:style-name="_35_">e</text:span><text:span text:style-name="_38_">a</text:span><text:span text:style-name="_33_">c</text:span><text:span text:style-name="_36_">h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s</text:span><text:span text:style-name="_39_">h</text:span><text:span text:style-name="_33_">o</text:span><text:span text:style-name="_35_">r</text:span><text:span text:style-name="_39_">e</text:span><text:span text:style-name="_33_">s</text:span><text:span text:style-name="_35_">.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n</text:span><text:span text:style-name="_35_">o</text:span><text:span text:style-name="_38_">w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3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r</text:span><text:span text:style-name="_35_">a</text:span><text:span text:style-name="_39_">c</text:span><text:span text:style-name="_33_">k</text:span><text:span text:style-name="_34_"> </text:span><text:span text:style-name="_39_">t</text:span><text:span text:style-name="_33_">o</text:span><text:span text:style-name="_34_"> </text:span><text:span text:style-name="_38_">e</text:span><text:span text:style-name="_33_">n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c</text:span><text:span text:style-name="_33_">o</text:span><text:span text:style-name="_36_">u</text:span><text:span text:style-name="_38_">r</text:span><text:span text:style-name="_33_">g</text:span><text:span text:style-name="_36_">e</text:span><text:span text:style-name="_37_"> </text:span><text:span text:style-name="_33_">o</text:span><text:span text:style-name="_35_">f</text:span><text:span text:style-name="_37_"> </text:span><text:span text:style-name="_32_">H</text:span><text:span text:style-name="_36_">I</text:span><text:span text:style-name="_38_">V</text:span><text:span text:style-name="_32_">/</text:span><text:span text:style-name="_36_">A</text:span><text:span text:style-name="_39_">I</text:span><text:span text:style-name="_33_">D</text:span><text:span text:style-name="_36_">S</text:span><text:span text:style-name="_39_">.</text:span><text:span text:style-name="_31_"> </text:span><text:span text:style-name="_35_">T</text:span><text:span text:style-name="_39_">h</text:span><text:span text:style-name="_33_">a</text:span><text:span text:style-name="_36_">t</text:span><text:span text:style-name="_39_">'</text:span><text:span text:style-name="_33_">s</text:span><text:span text:style-name="_34_"> </text:span><text:span text:style-name="_39_">w</text:span><text:span text:style-name="_32_">i</text:span><text:span text:style-name="_36_">t</text:span><text:span text:style-name="_39_">h</text:span><text:span text:style-name="_33_">i</text:span><text:span text:style-name="_35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g</text:span><text:span text:style-name="_38_">r</text:span><text:span text:style-name="_32_">a</text:span><text:span text:style-name="_36_">s</text:span><text:span text:style-name="_38_">p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6_">c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2_">c</text:span><text:span text:style-name="_36_">o</text:span><text:span text:style-name="_38_">m</text:span><text:span text:style-name="_32_">p</text:span><text:span text:style-name="_35_">l</text:span><text:span text:style-name="_39_">i</text:span><text:span text:style-name="_32_">s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3_">m</text:span><text:span text:style-name="_35_">e</text:span><text:span text:style-name="_37_"> </text:span><text:span text:style-name="_32_">t</text:span><text:span text:style-name="_35_">h</text:span><text:span text:style-name="_39_">i</text:span><text:span text:style-name="_33_">n</text:span><text:span text:style-name="_35_">g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a</text:span><text:span text:style-name="_35_">l</text:span><text:span text:style-name="_38_">a</text:span><text:span text:style-name="_33_">r</text:span><text:span text:style-name="_36_">i</text:span><text:span text:style-name="_38_">a</text:span><text:span text:style-name="_31_"> </text:span>--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u</text:span><text:span text:style-name="_33_">s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C</text:span><text:span text:style-name="_33_">o</text:span><text:span text:style-name="_36_">n</text:span><text:span text:style-name="_39_">g</text:span><text:span text:style-name="_32_">r</text:span><text:span text:style-name="_35_">e</text:span><text:span text:style-name="_38_">s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f</text:span><text:span text:style-name="_32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.</text:span></text:p>
      <text:p text:style-name="P1"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A</text:span><text:span text:style-name="_38_">m</text:span><text:span text:style-name="_33_">e</text:span><text:span text:style-name="_36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6_">s</text:span><text:span text:style-name="_39_">t</text:span><text:span text:style-name="_32_">r</text:span><text:span text:style-name="_35_">e</text:span><text:span text:style-name="_39_">n</text:span><text:span text:style-name="_33_">g</text:span><text:span text:style-name="_35_">t</text:span><text:span text:style-name="_38_">h</text:span><text:span text:style-name="_33_">.</text:span><text:span text:style-name="_34_"> </text:span><text:span text:style-name="_39_">T</text:span><text:span text:style-name="_33_">h</text:span><text:span text:style-name="_35_">a</text:span><text:span text:style-name="_38_">t</text:span><text:span text:style-name="_32_">'</text:span><text:span text:style-name="_36_">s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3_">l</text:span><text:span text:style-name="_36_">e</text:span><text:span text:style-name="_39_">a</text:span><text:span text:style-name="_33_">d</text:span><text:span text:style-name="_35_">e</text:span><text:span text:style-name="_38_">r</text:span><text:span text:style-name="_33_">s</text:span><text:span text:style-name="_36_">h</text:span><text:span text:style-name="_39_">i</text:span><text:span text:style-name="_33_">p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k</text:span><text:span text:style-name="_35_">i</text:span><text:span text:style-name="_39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l</text:span><text:span text:style-name="_32_">e</text:span><text:span text:style-name="_36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5_">d</text:span><text:span text:style-name="_38_">e</text:span><text:span text:style-name="_33_">p</text:span><text:span text:style-name="_35_">e</text:span><text:span text:style-name="_38_">n</text:span><text:span text:style-name="_32_">d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e</text:span><text:span text:style-name="_32_">x</text:span><text:span text:style-name="_35_">a</text:span><text:span text:style-name="_39_">m</text:span><text:span text:style-name="_32_">p</text:span><text:span text:style-name="_35_">l</text:span><text:span text:style-name="_38_">e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3_">w</text:span><text:span text:style-name="_35_">h</text:span><text:span text:style-name="_38_">y</text:span><text:span text:style-name="_31_"> </text:span><text:span text:style-name="_35_">I</text:span><text:span text:style-name="_37_"> </text:span><text:span text:style-name="_33_">w</text:span><text:span text:style-name="_36_">i</text:span><text:span text:style-name="_38_">l</text:span><text:span text:style-name="_32_">l</text:span><text:span text:style-name="_34_"> </text:span><text:span text:style-name="_38_">k</text:span><text:span text:style-name="_32_">e</text:span><text:span text:style-name="_36_">e</text:span><text:span text:style-name="_39_">p</text:span><text:span text:style-name="_31_"> </text:span><text:span text:style-name="_35_">w</text:span><text:span text:style-name="_38_">o</text:span><text:span text:style-name="_32_">r</text:span><text:span text:style-name="_36_">k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h</text:span><text:span text:style-name="_39_">u</text:span><text:span text:style-name="_33_">t</text:span><text:span text:style-name="_34_"> </text:span><text:span text:style-name="_39_">d</text:span><text:span text:style-name="_32_">o</text:span><text:span text:style-name="_36_">w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r</text:span><text:span text:style-name="_35_">i</text:span><text:span text:style-name="_39_">s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3_">G</text:span><text:span text:style-name="_36_">u</text:span><text:span text:style-name="_39_">a</text:span><text:span text:style-name="_32_">n</text:span><text:span text:style-name="_35_">t</text:span><text:span text:style-name="_39_">a</text:span><text:span text:style-name="_32_">n</text:span><text:span text:style-name="_36_">a</text:span><text:span text:style-name="_38_">m</text:span><text:span text:style-name="_32_">o</text:span><text:span text:style-name="_36_">.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e</text:span><text:span text:style-name="_36_">x</text:span><text:span text:style-name="_38_">p</text:span><text:span text:style-name="_32_">e</text:span><text:span text:style-name="_36_">n</text:span><text:span text:style-name="_39_">s</text:span><text:span text:style-name="_32_">i</text:span><text:span text:style-name="_35_">v</text:span><text:span text:style-name="_38_">e</text:span><text:span text:style-name="_32_">,</text:span><text:span text:style-name="_34_"> </text:span><text:span text:style-name="_39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u</text:span><text:span text:style-name="_33_">n</text:span><text:span text:style-name="_36_">n</text:span><text:span text:style-name="_38_">e</text:span><text:span text:style-name="_33_">c</text:span><text:span text:style-name="_36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2_">l</text:span><text:span text:style-name="_35_">y</text:span><text:span text:style-name="_37_"> </text:span><text:span text:style-name="_33_">s</text:span><text:span text:style-name="_36_">e</text:span><text:span text:style-name="_38_">r</text:span><text:span text:style-name="_33_">v</text:span><text:span text:style-name="_36_">e</text:span><text:span text:style-name="_39_">s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r</text:span><text:span text:style-name="_35_">e</text:span><text:span text:style-name="_38_">c</text:span><text:span text:style-name="_33_">r</text:span><text:span text:style-name="_36_">u</text:span><text:span text:style-name="_39_">i</text:span><text:span text:style-name="_32_">t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b</text:span><text:span text:style-name="_36_">r</text:span><text:span text:style-name="_38_">o</text:span><text:span text:style-name="_32_">c</text:span><text:span text:style-name="_35_">h</text:span><text:span text:style-name="_39_">u</text:span><text:span text:style-name="_33_">r</text:span><text:span text:style-name="_35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n</text:span><text:span text:style-name="_36_">e</text:span><text:span text:style-name="_39_">m</text:span><text:span text:style-name="_32_">i</text:span><text:span text:style-name="_36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5_">'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y</text:span><text:span text:style-name="_35_">.</text:span></text:p>
      <text:p text:style-name="P1"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w</text:span><text:span text:style-name="_32_">h</text:span><text:span text:style-name="_35_">y</text:span><text:span text:style-name="_37_"> </text:span><text:span text:style-name="_33_">w</text:span><text:span text:style-name="_35_">e</text:span><text:span text:style-name="_37_"> </text:span><text:span text:style-name="_32_">n</text:span><text:span text:style-name="_35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3_">e</text:span><text:span text:style-name="_35_">j</text:span><text:span text:style-name="_39_">e</text:span><text:span text:style-name="_32_">c</text:span><text:span text:style-name="_36_">t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6_">c</text:span><text:span text:style-name="_39_">s</text:span><text:span text:style-name="_31_"> </text:span>--<text:span text:style-name="_31_"> </text:span><text:span text:style-name="_35_">a</text:span><text:span text:style-name="_39_">n</text:span><text:span text:style-name="_32_">y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a</text:span><text:span text:style-name="_33_">r</text:span><text:span text:style-name="_36_">g</text:span><text:span text:style-name="_38_">e</text:span><text:span text:style-name="_32_">t</text:span><text:span text:style-name="_36_">s</text:span><text:span text:style-name="_37_"> </text:span><text:span text:style-name="_33_">p</text:span><text:span text:style-name="_36_">e</text:span><text:span text:style-name="_38_">o</text:span><text:span text:style-name="_32_">p</text:span><text:span text:style-name="_36_">l</text:span><text:span text:style-name="_39_">e</text:span><text:span text:style-name="_31_"> </text:span><text:span text:style-name="_36_">b</text:span><text:span text:style-name="_38_">e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3_">r</text:span><text:span text:style-name="_36_">a</text:span><text:span text:style-name="_38_">c</text:span><text:span text:style-name="_32_">e</text:span><text:span text:style-name="_34_"> </text:span><text:span text:style-name="_38_">o</text:span><text:span text:style-name="_32_">r</text:span><text:span text:style-name="_34_"> </text:span><text:span text:style-name="_39_">r</text:span><text:span text:style-name="_33_">e</text:span><text:span text:style-name="_35_">l</text:span><text:span text:style-name="_38_">i</text:span><text:span text:style-name="_33_">g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2_">s</text:span><text:span text:style-name="_36_">a</text:span><text:span text:style-name="_38_">y</text:span><text:span text:style-name="_31_"> </text:span><text:span text:style-name="_35_">t</text:span><text:span text:style-name="_38_">h</text:span><text:span text:style-name="_33_">i</text:span><text:span text:style-name="_36_">s</text:span><text:span text:style-name="_38_">.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a</text:span><text:span text:style-name="_37_"> </text:span><text:span text:style-name="_33_">m</text:span><text:span text:style-name="_36_">a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r</text:span><text:span text:style-name="_38_">r</text:span><text:span text:style-name="_32_">e</text:span><text:span text:style-name="_36_">c</text:span><text:span text:style-name="_38_">t</text:span><text:span text:style-name="_32_">n</text:span><text:span text:style-name="_36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3_">r</text:span><text:span text:style-name="_34_"> </text:span><text:span text:style-name="_38_">o</text:span><text:span text:style-name="_32_">f</text:span><text:span text:style-name="_34_"> </text:span><text:span text:style-name="_39_">u</text:span><text:span text:style-name="_33_">n</text:span><text:span text:style-name="_36_">d</text:span><text:span text:style-name="_39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3_">i</text:span><text:span text:style-name="_35_">n</text:span><text:span text:style-name="_38_">g</text:span><text:span text:style-name="_31_"> </text:span><text:span text:style-name="_36_">j</text:span><text:span text:style-name="_39_">u</text:span><text:span text:style-name="_32_">s</text:span><text:span text:style-name="_35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m</text:span><text:span text:style-name="_38_">a</text:span><text:span text:style-name="_33_">k</text:span><text:span text:style-name="_36_">e</text:span><text:span text:style-name="_38_">s</text:span><text:span text:style-name="_31_"> </text:span><text:span text:style-name="_36_">u</text:span><text:span text:style-name="_38_">s</text:span><text:span text:style-name="_31_"> </text:span><text:span text:style-name="_35_">s</text:span><text:span text:style-name="_38_">t</text:span><text:span text:style-name="_33_">r</text:span><text:span text:style-name="_36_">o</text:span><text:span text:style-name="_39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9_">d</text:span><text:span text:style-name="_31_"> </text:span><text:span text:style-name="_35_">r</text:span><text:span text:style-name="_38_">e</text:span><text:span text:style-name="_33_">s</text:span><text:span text:style-name="_36_">p</text:span><text:span text:style-name="_38_">e</text:span><text:span text:style-name="_33_">c</text:span><text:span text:style-name="_36_">t</text:span><text:span text:style-name="_38_">s</text:span><text:span text:style-name="_31_"> </text:span><text:span text:style-name="_35_">u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a</text:span><text:span text:style-name="_36_">r</text:span><text:span text:style-name="_38_">s</text:span><text:span text:style-name="_32_">e</text:span><text:span text:style-name="_36_">n</text:span><text:span text:style-name="_38_">a</text:span><text:span text:style-name="_32_">l</text:span><text:span text:style-name="_35_">;</text:span><text:span text:style-name="_37_"> </text:span><text:span text:style-name="_32_">i</text:span><text:span text:style-name="_36_">t</text:span><text:span text:style-name="_37_"> </text:span><text:span text:style-name="_33_">r</text:span><text:span text:style-name="_35_">e</text:span><text:span text:style-name="_38_">s</text:span><text:span text:style-name="_33_">p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u</text:span><text:span text:style-name="_35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d</text:span><text:span text:style-name="_33_">i</text:span><text:span text:style-name="_36_">v</text:span><text:span text:style-name="_38_">e</text:span><text:span text:style-name="_33_">r</text:span><text:span text:style-name="_36_">s</text:span><text:span text:style-name="_39_">i</text:span><text:span text:style-name="_33_">t</text:span><text:span text:style-name="_36_">y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8_">e</text:span><text:span text:style-name="_32_">n</text:span><text:span text:style-name="_36_">n</text:span><text:span text:style-name="_38_">e</text:span><text:span text:style-name="_32_">s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8_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9_">e</text:span><text:span text:style-name="_33_">s</text:span><text:span text:style-name="_36_">p</text:span><text:span text:style-name="_38_">e</text:span><text:span text:style-name="_32_">c</text:span><text:span text:style-name="_36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f</text:span><text:span text:style-name="_36_">a</text:span><text:span text:style-name="_39_">i</text:span><text:span text:style-name="_33_">t</text:span><text:span text:style-name="_36_">h</text:span><text:span text:style-name="_38_">.</text:span></text:p>
      <text:p text:style-name="P1"><text:span text:style-name="_36_">H</text:span><text:span text:style-name="_38_">i</text:span><text:span text:style-name="_32_">s</text:span><text:span text:style-name="_34_"> </text:span><text:span text:style-name="_39_">H</text:span><text:span text:style-name="_32_">o</text:span><text:span text:style-name="_36_">l</text:span><text:span text:style-name="_38_">i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P</text:span><text:span text:style-name="_35_">o</text:span><text:span text:style-name="_38_">p</text:span><text:span text:style-name="_32_">e</text:span><text:span text:style-name="_34_"> </text:span><text:span text:style-name="_39_">F</text:span><text:span text:style-name="_32_">r</text:span><text:span text:style-name="_36_">a</text:span><text:span text:style-name="_38_">n</text:span><text:span text:style-name="_32_">c</text:span><text:span text:style-name="_36_">i</text:span><text:span text:style-name="_39_">s</text:span><text:span text:style-name="_32_">,</text:span><text:span text:style-name="_34_"> </text:span><text:span text:style-name="_38_">t</text:span><text:span text:style-name="_32_">o</text:span><text:span text:style-name="_36_">l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3_">b</text:span><text:span text:style-name="_36_">o</text:span><text:span text:style-name="_38_">d</text:span><text:span text:style-name="_33_">y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v</text:span><text:span text:style-name="_33_">e</text:span><text:span text:style-name="_36_">r</text:span><text:span text:style-name="_38_">y</text:span><text:span text:style-name="_31_"> </text:span><text:span text:style-name="_35_">s</text:span><text:span text:style-name="_39_">p</text:span><text:span text:style-name="_32_">o</text:span><text:span text:style-name="_35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"</text:span><text:span text:style-name="_39_">t</text:span><text:span text:style-name="_32_">o</text:span><text:span text:style-name="_34_"> </text:span><text:span text:style-name="_39_">i</text:span><text:span text:style-name="_32_">m</text:span><text:span text:style-name="_35_">i</text:span><text:span text:style-name="_39_">t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h</text:span><text:span text:style-name="_33_">a</text:span><text:span text:style-name="_35_">t</text:span><text:span text:style-name="_39_">r</text:span><text:span text:style-name="_33_">e</text:span><text:span text:style-name="_36_">d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v</text:span><text:span text:style-name="_38_">i</text:span><text:span text:style-name="_33_">o</text:span><text:span text:style-name="_35_">l</text:span><text:span text:style-name="_39_">e</text:span><text:span text:style-name="_33_">n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y</text:span><text:span text:style-name="_33_">r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u</text:span><text:span text:style-name="_33_">r</text:span><text:span text:style-name="_36_">d</text:span><text:span text:style-name="_38_">e</text:span><text:span text:style-name="_32_">r</text:span><text:span text:style-name="_36_">e</text:span><text:span text:style-name="_38_">r</text:span><text:span text:style-name="_32_">s</text:span><text:span text:style-name="_34_"> </text:span><text:span text:style-name="_38_">i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w</text:span><text:span text:style-name="_33_">a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a</text:span><text:span text:style-name="_38_">k</text:span><text:span text:style-name="_33_">e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8_">p</text:span><text:span text:style-name="_32_">l</text:span><text:span text:style-name="_35_">a</text:span><text:span text:style-name="_39_">c</text:span><text:span text:style-name="_32_">e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2_">p</text:span><text:span text:style-name="_35_">o</text:span><text:span text:style-name="_38_">l</text:span><text:span text:style-name="_33_">i</text:span><text:span text:style-name="_35_">t</text:span><text:span text:style-name="_38_">i</text:span><text:span text:style-name="_33_">c</text:span><text:span text:style-name="_36_">i</text:span><text:span text:style-name="_39_">a</text:span><text:span text:style-name="_32_">n</text:span><text:span text:style-name="_36_">s</text:span><text:span text:style-name="_37_"> </text:span><text:span text:style-name="_32_">i</text:span><text:span text:style-name="_35_">n</text:span><text:span text:style-name="_38_">s</text:span><text:span text:style-name="_32_">u</text:span><text:span text:style-name="_35_">l</text:span><text:span text:style-name="_39_">t</text:span><text:span text:style-name="_31_"> </text:span><text:span text:style-name="_35_">M</text:span><text:span text:style-name="_38_">u</text:span><text:span text:style-name="_32_">s</text:span><text:span text:style-name="_35_">l</text:span><text:span text:style-name="_38_">i</text:span><text:span text:style-name="_32_">m</text:span><text:span text:style-name="_36_">s</text:span><text:span text:style-name="_39_">,</text:span><text:span text:style-name="_31_"> </text:span><text:span text:style-name="_36_">w</text:span><text:span text:style-name="_39_">h</text:span><text:span text:style-name="_32_">e</text:span><text:span text:style-name="_36_">t</text:span><text:span text:style-name="_38_">h</text:span><text:span text:style-name="_32_">e</text:span><text:span text:style-name="_36_">r</text:span><text:span text:style-name="_37_"> </text:span><text:span text:style-name="_32_">a</text:span><text:span text:style-name="_36_">b</text:span><text:span text:style-name="_38_">r</text:span><text:span text:style-name="_33_">o</text:span><text:span text:style-name="_36_">a</text:span><text:span text:style-name="_38_">d</text:span><text:span text:style-name="_31_"> </text:span><text:span text:style-name="_36_">o</text:span><text:span text:style-name="_38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2_">e</text:span><text:span text:style-name="_36_">l</text:span><text:span text:style-name="_38_">l</text:span><text:span text:style-name="_32_">o</text:span><text:span text:style-name="_35_">w</text:span><text:span text:style-name="_37_"> </text:span><text:span text:style-name="_32_">c</text:span><text:span text:style-name="_36_">i</text:span><text:span text:style-name="_39_">t</text:span><text:span text:style-name="_33_">i</text:span><text:span text:style-name="_36_">z</text:span><text:span text:style-name="_38_">e</text:span><text:span text:style-name="_33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s</text:span><text:span text:style-name="_39_">q</text:span><text:span text:style-name="_32_">u</text:span><text:span text:style-name="_36_">e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a</text:span><text:span text:style-name="_39_">n</text:span><text:span text:style-name="_33_">d</text:span><text:span text:style-name="_36_">a</text:span><text:span text:style-name="_39_">l</text:span><text:span text:style-name="_33_">i</text:span><text:span text:style-name="_36_">z</text:span><text:span text:style-name="_38_">e</text:span><text:span text:style-name="_33_">d</text:span><text:span text:style-name="_35_">,</text:span><text:span text:style-name="_37_"> </text:span><text:span text:style-name="_32_">o</text:span><text:span text:style-name="_35_">r</text:span><text:span text:style-name="_37_"> </text:span><text:span text:style-name="_33_">a</text:span><text:span text:style-name="_34_"> </text:span><text:span text:style-name="_38_">k</text:span><text:span text:style-name="_33_">i</text:span><text:span text:style-name="_35_">d</text:span><text:span text:style-name="_37_"> </text:span><text:span text:style-name="_33_">i</text:span><text:span text:style-name="_35_">s</text:span><text:span text:style-name="_37_"> </text:span><text:span text:style-name="_32_">c</text:span><text:span text:style-name="_35_">a</text:span><text:span text:style-name="_38_">l</text:span><text:span text:style-name="_32_">l</text:span><text:span text:style-name="_36_">e</text:span><text:span text:style-name="_38_">d</text:span><text:span text:style-name="_31_"> </text:span><text:span text:style-name="_35_">n</text:span><text:span text:style-name="_38_">a</text:span><text:span text:style-name="_32_">m</text:span><text:span text:style-name="_35_">e</text:span><text:span text:style-name="_38_">s</text:span><text:span text:style-name="_32_">,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2_">e</text:span><text:span text:style-name="_35_">s</text:span><text:span text:style-name="_39_">n</text:span><text:span text:style-name="_33_">'</text:span><text:span text:style-name="_36_">t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8_">u</text:span><text:span text:style-name="_32_">s</text:span><text:span text:style-name="_34_"> </text:span><text:span text:style-name="_38_">s</text:span><text:span text:style-name="_33_">a</text:span><text:span text:style-name="_36_">f</text:span><text:span text:style-name="_38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a</text:span><text:span text:style-name="_33_">t</text:span><text:span text:style-name="_35_">'</text:span><text:span text:style-name="_38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t</text:span><text:span text:style-name="_33_">e</text:span><text:span text:style-name="_36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3_">k</text:span><text:span text:style-name="_35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9_">.</text:span><text:span text:style-name="_31_"> </text:span><text:span text:style-name="_36_">I</text:span><text:span text:style-name="_39_">t</text:span><text:span text:style-name="_33_">'</text:span><text:span text:style-name="_35_">s</text:span><text:span text:style-name="_37_"> </text:span><text:span text:style-name="_32_">j</text:span><text:span text:style-name="_35_">u</text:span><text:span text:style-name="_39_">s</text:span><text:span text:style-name="_32_">t</text:span><text:span text:style-name="_34_"> </text:span><text:span text:style-name="_39_">w</text:span><text:span text:style-name="_33_">r</text:span><text:span text:style-name="_35_">o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i</text:span><text:span text:style-name="_38_">m</text:span><text:span text:style-name="_32_">i</text:span><text:span text:style-name="_36_">n</text:span><text:span text:style-name="_38_">i</text:span><text:span text:style-name="_33_">s</text:span><text:span text:style-name="_36_">h</text:span><text:span text:style-name="_38_">e</text:span><text:span text:style-name="_33_">s</text:span><text:span text:style-name="_34_"> </text:span><text:span text:style-name="_38_">u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y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3_">l</text:span><text:span text:style-name="_35_">d</text:span><text:span text:style-name="_38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a</text:span><text:span text:style-name="_33_">k</text:span><text:span text:style-name="_36_">e</text:span><text:span text:style-name="_39_">s</text:span><text:span text:style-name="_31_"> </text:span><text:span text:style-name="_36_">i</text:span><text:span text:style-name="_38_">t</text:span><text:span text:style-name="_31_"> </text:span><text:span text:style-name="_35_">h</text:span><text:span text:style-name="_39_">a</text:span><text:span text:style-name="_32_">r</text:span><text:span text:style-name="_36_">d</text:span><text:span text:style-name="_39_">e</text:span><text:span text:style-name="_32_">r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c</text:span><text:span text:style-name="_36_">h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g</text:span><text:span text:style-name="_32_">o</text:span><text:span text:style-name="_35_">a</text:span><text:span text:style-name="_38_">l</text:span><text:span text:style-name="_33_">s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e</text:span><text:span text:style-name="_39_">t</text:span><text:span text:style-name="_33_">r</text:span><text:span text:style-name="_36_">a</text:span><text:span text:style-name="_39_">y</text:span><text:span text:style-name="_32_">s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o</text:span><text:span text:style-name="_39_">u</text:span><text:span text:style-name="_33_">n</text:span><text:span text:style-name="_36_">t</text:span><text:span text:style-name="_39_">r</text:span><text:span text:style-name="_33_">y</text:span><text:span text:style-name="_35_">.</text:span></text:p>
      <text:p text:style-name="P1"><text:span text:style-name="_32_">"</text:span><text:span text:style-name="_35_">W</text:span><text:span text:style-name="_39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9_">.</text:span><text:span text:style-name="_33_">"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n</text:span><text:span text:style-name="_33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b</text:span><text:span text:style-name="_38_">e</text:span><text:span text:style-name="_33_">g</text:span><text:span text:style-name="_36_">i</text:span><text:span text:style-name="_38_">n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6_">t</text:span><text:span text:style-name="_38_">h</text:span><text:span text:style-name="_32_">r</text:span><text:span text:style-name="_35_">e</text:span><text:span text:style-name="_39_">e</text:span><text:span text:style-name="_31_"> </text:span><text:span text:style-name="_36_">s</text:span><text:span text:style-name="_39_">i</text:span><text:span text:style-name="_32_">m</text:span><text:span text:style-name="_36_">p</text:span><text:span text:style-name="_38_">l</text:span><text:span text:style-name="_33_">e</text:span><text:span text:style-name="_34_"> </text:span><text:span text:style-name="_39_">w</text:span><text:span text:style-name="_33_">o</text:span><text:span text:style-name="_36_">r</text:span><text:span text:style-name="_38_">d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c</text:span><text:span text:style-name="_39_">o</text:span><text:span text:style-name="_33_">g</text:span><text:span text:style-name="_36_">n</text:span><text:span text:style-name="_38_">i</text:span><text:span text:style-name="_33_">z</text:span><text:span text:style-name="_36_">e</text:span><text:span text:style-name="_37_"> </text:span><text:span text:style-name="_33_">m</text:span><text:span text:style-name="_35_">e</text:span><text:span text:style-name="_38_">a</text:span><text:span text:style-name="_32_">n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j</text:span><text:span text:style-name="_38_">u</text:span><text:span text:style-name="_32_">s</text:span><text:span text:style-name="_35_">t</text:span><text:span text:style-name="_37_"> </text:span><text:span text:style-name="_32_">s</text:span><text:span text:style-name="_36_">o</text:span><text:span text:style-name="_38_">m</text:span><text:span text:style-name="_32_">e</text:span><text:span text:style-name="_35_">;</text:span><text:span text:style-name="_37_"> </text:span><text:span text:style-name="_32_">w</text:span><text:span text:style-name="_35_">o</text:span><text:span text:style-name="_39_">r</text:span><text:span text:style-name="_33_">d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n</text:span><text:span text:style-name="_35_">s</text:span><text:span text:style-name="_39_">i</text:span><text:span text:style-name="_33_">s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r</text:span><text:span text:style-name="_36_">i</text:span><text:span text:style-name="_38_">s</text:span><text:span text:style-name="_33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f</text:span><text:span text:style-name="_36_">a</text:span><text:span text:style-name="_39_">l</text:span><text:span text:style-name="_33_">l</text:span><text:span text:style-name="_34_"> </text:span><text:span text:style-name="_39_">t</text:span><text:span text:style-name="_32_">o</text:span><text:span text:style-name="_36_">g</text:span><text:span text:style-name="_39_">e</text:span><text:span text:style-name="_33_">t</text:span><text:span text:style-name="_35_">h</text:span><text:span text:style-name="_38_">e</text:span><text:span text:style-name="_32_">r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9_">h</text:span><text:span text:style-name="_33_">o</text:span><text:span text:style-name="_36_">w</text:span><text:span text:style-name="_37_"> </text:span><text:span text:style-name="_33_">w</text:span><text:span text:style-name="_35_">e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2_">p</text:span><text:span text:style-name="_35_">e</text:span><text:span text:style-name="_38_">r</text:span><text:span text:style-name="_32_">f</text:span><text:span text:style-name="_36_">e</text:span><text:span text:style-name="_39_">c</text:span><text:span text:style-name="_33_">t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b</text:span><text:span text:style-name="_39_">r</text:span><text:span text:style-name="_32_">i</text:span><text:span text:style-name="_36_">n</text:span><text:span text:style-name="_39_">g</text:span><text:span text:style-name="_32_">s</text:span><text:span text:style-name="_34_"> </text:span><text:span text:style-name="_38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f</text:span><text:span text:style-name="_36_">o</text:span><text:span text:style-name="_38_">u</text:span><text:span text:style-name="_33_">r</text:span><text:span text:style-name="_36_">t</text:span><text:span text:style-name="_38_">h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m</text:span><text:span text:style-name="_36_">a</text:span><text:span text:style-name="_39_">y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3_">s</text:span><text:span text:style-name="_35_">t</text:span><text:span text:style-name="_37_"> </text:span><text:span text:style-name="_32_">i</text:span><text:span text:style-name="_36_">m</text:span><text:span text:style-name="_39_">p</text:span><text:span text:style-name="_33_">o</text:span><text:span text:style-name="_36_">r</text:span><text:span text:style-name="_38_">t</text:span><text:span text:style-name="_33_">a</text:span><text:span text:style-name="_35_">n</text:span><text:span text:style-name="_38_">t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I</text:span><text:span text:style-name="_34_"> </text:span><text:span text:style-name="_38_">w</text:span><text:span text:style-name="_32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3_">o</text:span><text:span text:style-name="_35_">n</text:span><text:span text:style-name="_38_">i</text:span><text:span text:style-name="_32_">g</text:span><text:span text:style-name="_36_">h</text:span><text:span text:style-name="_39_">t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f</text:span><text:span text:style-name="_36_">u</text:span><text:span text:style-name="_38_">t</text:span><text:span text:style-name="_32_">u</text:span><text:span text:style-name="_35_">r</text:span><text:span text:style-name="_38_">e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3_">n</text:span><text:span text:style-name="_36_">t</text:span><text:span text:style-name="_37_"> </text:span>--<text:span text:style-name="_37_"> </text:span><text:span text:style-name="_32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9_">s</text:span><text:span text:style-name="_31_"> </text:span><text:span text:style-name="_35_">w</text:span><text:span text:style-name="_38_">a</text:span><text:span text:style-name="_32_">n</text:span><text:span text:style-name="_36_">t</text:span><text:span text:style-name="_37_"> </text:span>--<text:span text:style-name="_37_"> </text:span><text:span text:style-name="_32_">o</text:span><text:span text:style-name="_35_">p</text:span><text:span text:style-name="_39_">p</text:span><text:span text:style-name="_32_">o</text:span><text:span text:style-name="_35_">r</text:span><text:span text:style-name="_38_">t</text:span><text:span text:style-name="_33_">u</text:span><text:span text:style-name="_35_">n</text:span><text:span text:style-name="_39_">i</text:span><text:span text:style-name="_32_">t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2_">c</text:span><text:span text:style-name="_35_">u</text:span><text:span text:style-name="_38_">r</text:span><text:span text:style-name="_32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f</text:span><text:span text:style-name="_35_">a</text:span><text:span text:style-name="_38_">m</text:span><text:span text:style-name="_32_">i</text:span><text:span text:style-name="_36_">l</text:span><text:span text:style-name="_38_">i</text:span><text:span text:style-name="_33_">e</text:span><text:span text:style-name="_35_">s</text:span><text:span text:style-name="_38_">,</text:span><text:span text:style-name="_31_"> </text:span><text:span text:style-name="_36_">a</text:span><text:span text:style-name="_37_"> </text:span><text:span text:style-name="_32_">r</text:span><text:span text:style-name="_36_">i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t</text:span><text:span text:style-name="_33_">a</text:span><text:span text:style-name="_36_">n</text:span><text:span text:style-name="_39_">d</text:span><text:span text:style-name="_33_">a</text:span><text:span text:style-name="_36_">r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9_">i</text:span><text:span text:style-name="_33_">v</text:span><text:span text:style-name="_35_">i</text:span><text:span text:style-name="_39_">n</text:span><text:span text:style-name="_33_">g</text:span><text:span text:style-name="_36_">,</text:span><text:span text:style-name="_37_"> </text:span><text:span text:style-name="_32_">a</text:span><text:span text:style-name="_34_"> </text:span><text:span text:style-name="_39_">s</text:span><text:span text:style-name="_33_">u</text:span><text:span text:style-name="_36_">s</text:span><text:span text:style-name="_39_">t</text:span><text:span text:style-name="_32_">a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5_">,</text:span><text:span text:style-name="_37_"> </text:span><text:span text:style-name="_32_">p</text:span><text:span text:style-name="_35_">e</text:span><text:span text:style-name="_38_">a</text:span><text:span text:style-name="_33_">c</text:span><text:span text:style-name="_35_">e</text:span><text:span text:style-name="_38_">f</text:span><text:span text:style-name="_32_">u</text:span><text:span text:style-name="_36_">l</text:span><text:span text:style-name="_37_"> </text:span><text:span text:style-name="_33_">p</text:span><text:span text:style-name="_36_">l</text:span><text:span text:style-name="_38_">a</text:span><text:span text:style-name="_33_">n</text:span><text:span text:style-name="_36_">e</text:span><text:span text:style-name="_39_">t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k</text:span><text:span text:style-name="_36_">i</text:span><text:span text:style-name="_39_">d</text:span><text:span text:style-name="_32_">s</text:span><text:span text:style-name="_34_"> </text:span>--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w</text:span><text:span text:style-name="_32_">i</text:span><text:span text:style-name="_36_">t</text:span><text:span text:style-name="_38_">h</text:span><text:span text:style-name="_33_">i</text:span><text:span text:style-name="_35_">n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r</text:span><text:span text:style-name="_38_">e</text:span><text:span text:style-name="_32_">a</text:span><text:span text:style-name="_35_">c</text:span><text:span text:style-name="_38_">h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6_">h</text:span><text:span text:style-name="_38_">a</text:span><text:span text:style-name="_33_">p</text:span><text:span text:style-name="_36_">p</text:span><text:span text:style-name="_39_">e</text:span><text:span text:style-name="_33_">n</text:span><text:span text:style-name="_34_"> </text:span><text:span text:style-name="_38_">i</text:span><text:span text:style-name="_32_">f</text:span><text:span text:style-name="_34_"> </text:span><text:span text:style-name="_38_">w</text:span><text:span text:style-name="_32_">e</text:span><text:span text:style-name="_34_"> </text:span><text:span text:style-name="_38_">w</text:span><text:span text:style-name="_32_">o</text:span><text:span text:style-name="_36_">r</text:span><text:span text:style-name="_38_">k</text:span><text:span text:style-name="_31_"> </text:span><text:span text:style-name="_36_">t</text:span><text:span text:style-name="_39_">o</text:span><text:span text:style-name="_32_">g</text:span><text:span text:style-name="_36_">e</text:span><text:span text:style-name="_39_">t</text:span><text:span text:style-name="_33_">h</text:span><text:span text:style-name="_35_">e</text:span><text:span text:style-name="_39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o</text:span><text:span text:style-name="_39_">n</text:span><text:span text:style-name="_32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a</text:span><text:span text:style-name="_32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3_">,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5_">r</text:span><text:span text:style-name="_38_">u</text:span><text:span text:style-name="_33_">c</text:span><text:span text:style-name="_36_">t</text:span><text:span text:style-name="_38_">i</text:span><text:span text:style-name="_32_">v</text:span><text:span text:style-name="_36_">e</text:span><text:span text:style-name="_37_"> </text:span><text:span text:style-name="_33_">d</text:span><text:span text:style-name="_36_">e</text:span><text:span text:style-name="_38_">b</text:span><text:span text:style-name="_33_">a</text:span><text:span text:style-name="_36_">t</text:span><text:span text:style-name="_39_">e</text:span><text:span text:style-name="_33_">s</text:span><text:span text:style-name="_36_">.</text:span><text:span text:style-name="_37_"> </text:span><text:span text:style-name="_33_">I</text:span><text:span text:style-name="_35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6_">h</text:span><text:span text:style-name="_39_">a</text:span><text:span text:style-name="_32_">p</text:span><text:span text:style-name="_36_">p</text:span><text:span text:style-name="_38_">e</text:span><text:span text:style-name="_33_">n</text:span><text:span text:style-name="_34_"> </text:span><text:span text:style-name="_38_">i</text:span><text:span text:style-name="_33_">f</text:span><text:span text:style-name="_34_"> </text:span><text:span text:style-name="_39_">w</text:span><text:span text:style-name="_32_">e</text:span><text:span text:style-name="_34_"> </text:span><text:span text:style-name="_39_">f</text:span><text:span text:style-name="_33_">i</text:span><text:span text:style-name="_36_">x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2_">i</text:span><text:span text:style-name="_35_">c</text:span><text:span text:style-name="_38_">s</text:span><text:span text:style-name="_33_">.</text:span></text:p>
      <text:p text:style-name="P1"><text:span text:style-name="_39_">A</text:span><text:span text:style-name="_31_"> </text:span><text:span text:style-name="_35_">b</text:span><text:span text:style-name="_38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8_">p</text:span><text:span text:style-name="_32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3_">s</text:span><text:span text:style-name="_34_"> </text:span><text:span text:style-name="_39_">d</text:span><text:span text:style-name="_33_">o</text:span><text:span text:style-name="_36_">e</text:span><text:span text:style-name="_38_">s</text:span><text:span text:style-name="_33_">n</text:span><text:span text:style-name="_36_">'</text:span><text:span text:style-name="_39_">t</text:span><text:span text:style-name="_31_"> </text:span><text:span text:style-name="_36_">m</text:span><text:span text:style-name="_38_">e</text:span><text:span text:style-name="_32_">a</text:span><text:span text:style-name="_36_">n</text:span><text:span text:style-name="_37_"> </text:span><text:span text:style-name="_33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b</text:span><text:span text:style-name="_36_">i</text:span><text:span text:style-name="_38_">g</text:span><text:span text:style-name="_31_"> </text:span><text:span text:style-name="_36_">c</text:span><text:span text:style-name="_38_">o</text:span><text:span text:style-name="_33_">u</text:span><text:span text:style-name="_35_">n</text:span><text:span text:style-name="_38_">t</text:span><text:span text:style-name="_33_">r</text:span><text:span text:style-name="_35_">y</text:span><text:span text:style-name="_37_"> </text:span>--<text:span text:style-name="_37_"> </text:span><text:span text:style-name="_33_">d</text:span><text:span text:style-name="_36_">i</text:span><text:span text:style-name="_38_">f</text:span><text:span text:style-name="_33_">f</text:span><text:span text:style-name="_35_">e</text:span><text:span text:style-name="_39_">r</text:span><text:span text:style-name="_33_">e</text:span><text:span text:style-name="_35_">n</text:span><text:span text:style-name="_39_">t</text:span><text:span text:style-name="_31_"> </text:span><text:span text:style-name="_36_">r</text:span><text:span text:style-name="_39_">e</text:span><text:span text:style-name="_32_">g</text:span><text:span text:style-name="_35_">i</text:span><text:span text:style-name="_39_">o</text:span><text:span text:style-name="_33_">n</text:span><text:span text:style-name="_36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e</text:span><text:span text:style-name="_32_">r</text:span><text:span text:style-name="_35_">e</text:span><text:span text:style-name="_39_">n</text:span><text:span text:style-name="_32_">t</text:span><text:span text:style-name="_34_"> </text:span><text:span text:style-name="_39_">a</text:span><text:span text:style-name="_32_">t</text:span><text:span text:style-name="_35_">t</text:span><text:span text:style-name="_39_">i</text:span><text:span text:style-name="_32_">t</text:span><text:span text:style-name="_36_">u</text:span><text:span text:style-name="_38_">d</text:span><text:span text:style-name="_32_">e</text:span><text:span text:style-name="_35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9_">e</text:span><text:span text:style-name="_32_">r</text:span><text:span text:style-name="_35_">e</text:span><text:span text:style-name="_38_">n</text:span><text:span text:style-name="_33_">t</text:span><text:span text:style-name="_34_"> </text:span><text:span text:style-name="_38_">i</text:span><text:span text:style-name="_32_">n</text:span><text:span text:style-name="_35_">t</text:span><text:span text:style-name="_39_">e</text:span><text:span text:style-name="_32_">r</text:span><text:span text:style-name="_36_">e</text:span><text:span text:style-name="_39_">s</text:span><text:span text:style-name="_33_">t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s</text:span><text:span text:style-name="_38_">t</text:span><text:span text:style-name="_33_">r</text:span><text:span text:style-name="_35_">e</text:span><text:span text:style-name="_39_">n</text:span><text:span text:style-name="_33_">g</text:span><text:span text:style-name="_35_">t</text:span><text:span text:style-name="_39_">h</text:span><text:span text:style-name="_32_">s</text:span><text:span text:style-name="_35_">,</text:span><text:span text:style-name="_37_"> </text:span><text:span text:style-name="_32_">t</text:span><text:span text:style-name="_36_">o</text:span><text:span text:style-name="_38_">o</text:span><text:span text:style-name="_32_">.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5_">o</text:span><text:span text:style-name="_39_">u</text:span><text:span text:style-name="_33_">n</text:span><text:span text:style-name="_35_">d</text:span><text:span text:style-name="_39_">e</text:span><text:span text:style-name="_33_">r</text:span><text:span text:style-name="_35_">s</text:span><text:span text:style-name="_37_"> </text:span><text:span text:style-name="_33_">d</text:span><text:span text:style-name="_35_">i</text:span><text:span text:style-name="_38_">s</text:span><text:span text:style-name="_33_">t</text:span><text:span text:style-name="_35_">r</text:span><text:span text:style-name="_38_">i</text:span><text:span text:style-name="_32_">b</text:span><text:span text:style-name="_36_">u</text:span><text:span text:style-name="_38_">t</text:span><text:span text:style-name="_33_">e</text:span><text:span text:style-name="_36_">d</text:span><text:span text:style-name="_37_"> </text:span><text:span text:style-name="_33_">p</text:span><text:span text:style-name="_35_">o</text:span><text:span text:style-name="_38_">w</text:span><text:span text:style-name="_32_">e</text:span><text:span text:style-name="_36_">r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b</text:span><text:span text:style-name="_38_">r</text:span><text:span text:style-name="_32_">a</text:span><text:span text:style-name="_35_">n</text:span><text:span text:style-name="_39_">c</text:span><text:span text:style-name="_32_">h</text:span><text:span text:style-name="_35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6_">e</text:span><text:span text:style-name="_39_">r</text:span><text:span text:style-name="_32_">n</text:span><text:span text:style-name="_35_">m</text:span><text:span text:style-name="_39_">e</text:span><text:span text:style-name="_33_">n</text:span><text:span text:style-name="_35_">t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8_">e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e</text:span><text:span text:style-name="_35_">,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3_">s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d</text:span><text:span text:style-name="_39_">i</text:span><text:span text:style-name="_33_">d</text:span><text:span text:style-name="_35_">,</text:span><text:span text:style-name="_37_"> </text:span><text:span text:style-name="_32_">f</text:span><text:span text:style-name="_36_">i</text:span><text:span text:style-name="_39_">e</text:span><text:span text:style-name="_33_">r</text:span><text:span text:style-name="_35_">c</text:span><text:span text:style-name="_38_">e</text:span><text:span text:style-name="_33_">l</text:span><text:span text:style-name="_35_">y</text:span><text:span text:style-name="_39_">,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i</text:span><text:span text:style-name="_33_">z</text:span><text:span text:style-name="_36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h</text:span><text:span text:style-name="_33_">a</text:span><text:span text:style-name="_35_">p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2_">n</text:span><text:span text:style-name="_35_">m</text:span><text:span text:style-name="_39_">e</text:span><text:span text:style-name="_32_">n</text:span><text:span text:style-name="_36_">t</text:span><text:span text:style-name="_39_">,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c</text:span><text:span text:style-name="_36_">o</text:span><text:span text:style-name="_39_">m</text:span><text:span text:style-name="_33_">m</text:span><text:span text:style-name="_36_">e</text:span><text:span text:style-name="_38_">r</text:span><text:span text:style-name="_33_">c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8_">o</text:span><text:span text:style-name="_32_">r</text:span><text:span text:style-name="_36_">e</text:span><text:span text:style-name="_38_">i</text:span><text:span text:style-name="_32_">g</text:span><text:span text:style-name="_36_">n</text:span><text:span text:style-name="_37_"> </text:span><text:span text:style-name="_32_">r</text:span><text:span text:style-name="_35_">e</text:span><text:span text:style-name="_39_">l</text:span><text:span text:style-name="_33_">a</text:span><text:span text:style-name="_35_">t</text:span><text:span text:style-name="_38_">i</text:span><text:span text:style-name="_32_">o</text:span><text:span text:style-name="_36_">n</text:span><text:span text:style-name="_38_">s</text:span><text:span text:style-name="_33_">,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e</text:span><text:span text:style-name="_36_">a</text:span><text:span text:style-name="_39_">n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i</text:span><text:span text:style-name="_32_">b</text:span><text:span text:style-name="_36_">e</text:span><text:span text:style-name="_38_">r</text:span><text:span text:style-name="_33_">t</text:span><text:span text:style-name="_36_">y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2_">r</text:span><text:span text:style-name="_36_">a</text:span><text:span text:style-name="_38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5_">c</text:span><text:span text:style-name="_39_">u</text:span><text:span text:style-name="_33_">r</text:span><text:span text:style-name="_36_">i</text:span><text:span text:style-name="_38_">t</text:span><text:span text:style-name="_32_">y</text:span><text:span text:style-name="_35_">.</text:span></text:p>
      <text:p text:style-name="P1"><text:span text:style-name="_32_">B</text:span><text:span text:style-name="_36_">u</text:span><text:span text:style-name="_38_">t</text:span><text:span text:style-name="_31_"> </text:span><text:span text:style-name="_35_">d</text:span><text:span text:style-name="_38_">e</text:span><text:span text:style-name="_33_">m</text:span><text:span text:style-name="_35_">o</text:span><text:span text:style-name="_38_">c</text:span><text:span text:style-name="_33_">r</text:span><text:span text:style-name="_35_">a</text:span><text:span text:style-name="_38_">c</text:span><text:span text:style-name="_32_">y</text:span><text:span text:style-name="_34_"> </text:span><text:span text:style-name="_39_">d</text:span><text:span text:style-name="_32_">o</text:span><text:span text:style-name="_36_">e</text:span><text:span text:style-name="_39_">s</text:span><text:span text:style-name="_31_"> </text:span><text:span text:style-name="_35_">r</text:span><text:span text:style-name="_38_">e</text:span><text:span text:style-name="_32_">q</text:span><text:span text:style-name="_36_">u</text:span><text:span text:style-name="_38_">i</text:span><text:span text:style-name="_32_">r</text:span><text:span text:style-name="_36_">e</text:span><text:span text:style-name="_37_"> </text:span><text:span text:style-name="_32_">b</text:span><text:span text:style-name="_36_">a</text:span><text:span text:style-name="_38_">s</text:span><text:span text:style-name="_33_">i</text:span><text:span text:style-name="_36_">c</text:span><text:span text:style-name="_37_"> </text:span><text:span text:style-name="_32_">b</text:span><text:span text:style-name="_36_">o</text:span><text:span text:style-name="_38_">n</text:span><text:span text:style-name="_33_">d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r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9_">e</text:span><text:span text:style-name="_33_">n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c</text:span><text:span text:style-name="_35_">i</text:span><text:span text:style-name="_38_">t</text:span><text:span text:style-name="_32_">i</text:span><text:span text:style-name="_35_">z</text:span><text:span text:style-name="_38_">e</text:span><text:span text:style-name="_32_">n</text:span><text:span text:style-name="_35_">s</text:span><text:span text:style-name="_39_">.</text:span><text:span text:style-name="_31_"> </text:span><text:span text:style-name="_36_">I</text:span><text:span text:style-name="_38_">t</text:span><text:span text:style-name="_31_"> </text:span><text:span text:style-name="_35_">d</text:span><text:span text:style-name="_39_">o</text:span><text:span text:style-name="_32_">e</text:span><text:span text:style-name="_36_">s</text:span><text:span text:style-name="_38_">n</text:span><text:span text:style-name="_33_">'</text:span><text:span text:style-name="_36_">t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9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g</text:span><text:span text:style-name="_36_">r</text:span><text:span text:style-name="_39_">e</text:span><text:span text:style-name="_33_">e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u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a</text:span><text:span text:style-name="_32_">l</text:span><text:span text:style-name="_35_">l</text:span><text:span text:style-name="_37_"> </text:span><text:span text:style-name="_33_">m</text:span><text:span text:style-name="_35_">o</text:span><text:span text:style-name="_39_">t</text:span><text:span text:style-name="_32_">i</text:span><text:span text:style-name="_36_">v</text:span><text:span text:style-name="_38_">a</text:span><text:span text:style-name="_33_">t</text:span><text:span text:style-name="_36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m</text:span><text:span text:style-name="_38_">a</text:span><text:span text:style-name="_33_">l</text:span><text:span text:style-name="_35_">i</text:span><text:span text:style-name="_38_">c</text:span><text:span text:style-name="_33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o</text:span><text:span text:style-name="_39_">e</text:span><text:span text:style-name="_32_">s</text:span><text:span text:style-name="_35_">n</text:span><text:span text:style-name="_38_">'</text:span><text:span text:style-name="_33_">t</text:span><text:span text:style-name="_34_"> </text:span><text:span text:style-name="_38_">w</text:span><text:span text:style-name="_32_">o</text:span><text:span text:style-name="_35_">r</text:span><text:span text:style-name="_39_">k</text:span><text:span text:style-name="_31_"> </text:span><text:span text:style-name="_36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n</text:span><text:span text:style-name="_36_">e</text:span><text:span text:style-name="_39_">n</text:span><text:span text:style-name="_32_">t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5_">u</text:span><text:span text:style-name="_39_">n</text:span><text:span text:style-name="_32_">p</text:span><text:span text:style-name="_36_">a</text:span><text:span text:style-name="_38_">t</text:span><text:span text:style-name="_33_">r</text:span><text:span text:style-name="_35_">i</text:span><text:span text:style-name="_38_">o</text:span><text:span text:style-name="_33_">t</text:span><text:span text:style-name="_36_">i</text:span><text:span text:style-name="_39_">c</text:span><text:span text:style-name="_31_"> </text:span><text:span text:style-name="_35_">o</text:span><text:span text:style-name="_38_">r</text:span><text:span text:style-name="_31_"> </text:span><text:span text:style-name="_36_">t</text:span><text:span text:style-name="_39_">r</text:span><text:span text:style-name="_33_">y</text:span><text:span text:style-name="_36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w</text:span><text:span text:style-name="_32_">e</text:span><text:span text:style-name="_35_">a</text:span><text:span text:style-name="_38_">k</text:span><text:span text:style-name="_32_">e</text:span><text:span text:style-name="_36_">n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2_">a</text:span><text:span text:style-name="_36_">.</text:span><text:span text:style-name="_37_"> </text:span><text:span text:style-name="_32_">D</text:span><text:span text:style-name="_36_">e</text:span><text:span text:style-name="_39_">m</text:span><text:span text:style-name="_32_">o</text:span><text:span text:style-name="_36_">c</text:span><text:span text:style-name="_39_">r</text:span><text:span text:style-name="_32_">a</text:span><text:span text:style-name="_35_">c</text:span><text:span text:style-name="_39_">y</text:span><text:span text:style-name="_31_"> </text:span><text:span text:style-name="_36_">g</text:span><text:span text:style-name="_38_">r</text:span><text:span text:style-name="_33_">i</text:span><text:span text:style-name="_35_">n</text:span><text:span text:style-name="_38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h</text:span><text:span text:style-name="_38_">a</text:span><text:span text:style-name="_32_">l</text:span><text:span text:style-name="_35_">t</text:span><text:span text:style-name="_37_"> </text:span><text:span text:style-name="_32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2_">t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l</text:span><text:span text:style-name="_36_">l</text:span><text:span text:style-name="_39_">i</text:span><text:span text:style-name="_33_">n</text:span><text:span text:style-name="_35_">g</text:span><text:span text:style-name="_39_">n</text:span><text:span text:style-name="_33_">e</text:span><text:span text:style-name="_36_">s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9_">o</text:span><text:span text:style-name="_32_">m</text:span><text:span text:style-name="_36_">p</text:span><text:span text:style-name="_39_">r</text:span><text:span text:style-name="_32_">o</text:span><text:span text:style-name="_36_">m</text:span><text:span text:style-name="_39_">i</text:span><text:span text:style-name="_32_">s</text:span><text:span text:style-name="_35_">e</text:span><text:span text:style-name="_38_">,</text:span><text:span text:style-name="_31_"> 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5_">n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b</text:span><text:span text:style-name="_33_">a</text:span><text:span text:style-name="_35_">s</text:span><text:span text:style-name="_39_">i</text:span><text:span text:style-name="_33_">c</text:span><text:span text:style-name="_34_"> </text:span><text:span text:style-name="_38_">f</text:span><text:span text:style-name="_32_">a</text:span><text:span text:style-name="_35_">c</text:span><text:span text:style-name="_38_">t</text:span><text:span text:style-name="_33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3_">t</text:span><text:span text:style-name="_36_">e</text:span><text:span text:style-name="_39_">s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o</text:span><text:span text:style-name="_33_">r</text:span><text:span text:style-name="_34_"> </text:span><text:span text:style-name="_38_">w</text:span><text:span text:style-name="_32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l</text:span><text:span text:style-name="_38_">i</text:span><text:span text:style-name="_33_">s</text:span><text:span text:style-name="_36_">t</text:span><text:span text:style-name="_38_">e</text:span><text:span text:style-name="_33_">n</text:span><text:span text:style-name="_34_"> </text:span><text:span text:style-name="_38_">o</text:span><text:span text:style-name="_32_">n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O</text:span><text:span text:style-name="_32_">u</text:span><text:span text:style-name="_35_">r</text:span><text:span text:style-name="_37_"> </text:span><text:span text:style-name="_33_">p</text:span><text:span text:style-name="_35_">u</text:span><text:span text:style-name="_39_">b</text:span><text:span text:style-name="_32_">l</text:span><text:span text:style-name="_35_">i</text:span><text:span text:style-name="_38_">c</text:span><text:span text:style-name="_31_"> </text:span><text:span text:style-name="_35_">l</text:span><text:span text:style-name="_39_">i</text:span><text:span text:style-name="_32_">f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t</text:span><text:span text:style-name="_37_"> </text:span><text:span text:style-name="_32_">e</text:span><text:span text:style-name="_36_">x</text:span><text:span text:style-name="_38_">t</text:span><text:span text:style-name="_32_">r</text:span><text:span text:style-name="_35_">e</text:span><text:span text:style-name="_38_">m</text:span><text:span text:style-name="_33_">e</text:span><text:span text:style-name="_34_"> </text:span><text:span text:style-name="_38_">v</text:span><text:span text:style-name="_33_">o</text:span><text:span text:style-name="_36_">i</text:span><text:span text:style-name="_38_">c</text:span><text:span text:style-name="_33_">e</text:span><text:span text:style-name="_36_">s</text:span><text:span text:style-name="_37_"> </text:span><text:span text:style-name="_33_">g</text:span><text:span text:style-name="_36_">e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t</text:span><text:span text:style-name="_39_">t</text:span><text:span text:style-name="_33_">e</text:span><text:span text:style-name="_36_">n</text:span><text:span text:style-name="_38_">t</text:span><text:span text:style-name="_32_">i</text:span><text:span text:style-name="_36_">o</text:span><text:span text:style-name="_39_">n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6_">l</text:span><text:span text:style-name="_38_">,</text:span><text:span text:style-name="_31_"> </text:span><text:span text:style-name="_35_">d</text:span><text:span text:style-name="_38_">e</text:span><text:span text:style-name="_32_">m</text:span><text:span text:style-name="_35_">o</text:span><text:span text:style-name="_39_">c</text:span><text:span text:style-name="_32_">r</text:span><text:span text:style-name="_36_">a</text:span><text:span text:style-name="_39_">c</text:span><text:span text:style-name="_32_">y</text:span><text:span text:style-name="_34_"> </text:span><text:span text:style-name="_38_">b</text:span><text:span text:style-name="_33_">r</text:span><text:span text:style-name="_36_">e</text:span><text:span text:style-name="_38_">a</text:span><text:span text:style-name="_33_">k</text:span><text:span text:style-name="_36_">s</text:span><text:span text:style-name="_37_"> </text:span><text:span text:style-name="_33_">d</text:span><text:span text:style-name="_35_">o</text:span><text:span text:style-name="_38_">w</text:span><text:span text:style-name="_33_">n</text:span><text:span text:style-name="_34_"> </text:span><text:span text:style-name="_38_">w</text:span><text:span text:style-name="_33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6_">e</text:span><text:span text:style-name="_38_">r</text:span><text:span text:style-name="_33_">a</text:span><text:span text:style-name="_36_">g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9_">f</text:span><text:span text:style-name="_32_">e</text:span><text:span text:style-name="_35_">e</text:span><text:span text:style-name="_38_">l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i</text:span><text:span text:style-name="_33_">r</text:span><text:span text:style-name="_34_"> </text:span><text:span text:style-name="_38_">v</text:span><text:span text:style-name="_33_">o</text:span><text:span text:style-name="_35_">i</text:span><text:span text:style-name="_39_">c</text:span><text:span text:style-name="_32_">e</text:span><text:span text:style-name="_34_"> </text:span><text:span text:style-name="_39_">d</text:span><text:span text:style-name="_33_">o</text:span><text:span text:style-name="_36_">e</text:span><text:span text:style-name="_38_">s</text:span><text:span text:style-name="_32_">n</text:span><text:span text:style-name="_35_">'</text:span><text:span text:style-name="_39_">t</text:span><text:span text:style-name="_31_"> </text:span><text:span text:style-name="_35_">m</text:span><text:span text:style-name="_39_">a</text:span><text:span text:style-name="_32_">t</text:span><text:span text:style-name="_36_">t</text:span><text:span text:style-name="_38_">e</text:span><text:span text:style-name="_33_">r</text:span><text:span text:style-name="_36_">;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2_">g</text:span><text:span text:style-name="_36_">g</text:span><text:span text:style-name="_38_">e</text:span><text:span text:style-name="_33_">d</text:span><text:span text:style-name="_34_"> </text:span><text:span text:style-name="_39_">i</text:span><text:span text:style-name="_32_">n</text:span><text:span text:style-name="_34_"> </text:span><text:span text:style-name="_39_">f</text:span><text:span text:style-name="_33_">a</text:span><text:span text:style-name="_35_">v</text:span><text:span text:style-name="_38_">o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6_">i</text:span><text:span text:style-name="_39_">c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w</text:span><text:span text:style-name="_33_">e</text:span><text:span text:style-name="_36_">r</text:span><text:span text:style-name="_39_">f</text:span><text:span text:style-name="_32_">u</text:span><text:span text:style-name="_36_">l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8_">s</text:span><text:span text:style-name="_33_">p</text:span><text:span text:style-name="_35_">e</text:span><text:span text:style-name="_39_">c</text:span><text:span text:style-name="_33_">i</text:span><text:span text:style-name="_35_">a</text:span><text:span text:style-name="_38_">l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5_">s</text:span><text:span text:style-name="_38_">t</text:span><text:span text:style-name="_32_">.</text:span></text:p>
      <text:p text:style-name="P1"><text:span text:style-name="_39_">T</text:span><text:span text:style-name="_32_">o</text:span><text:span text:style-name="_35_">o</text:span><text:span text:style-name="_37_"> </text:span><text:span text:style-name="_32_">m</text:span><text:span text:style-name="_35_">a</text:span><text:span text:style-name="_39_">n</text:span><text:span text:style-name="_32_">y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a</text:span><text:span text:style-name="_32_">y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4_"> </text:span><text:span text:style-name="_39_">n</text:span><text:span text:style-name="_32_">o</text:span><text:span text:style-name="_35_">w</text:span><text:span text:style-name="_38_">.</text:span><text:span text:style-name="_31_"> </text:span><text:span text:style-name="_35_">I</text:span><text:span text:style-name="_39_">t</text:span><text:span text:style-name="_32_">'</text:span><text:span text:style-name="_36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e</text:span><text:span text:style-name="_35_">w</text:span><text:span text:style-name="_37_"> </text:span><text:span text:style-name="_32_">r</text:span><text:span text:style-name="_35_">e</text:span><text:span text:style-name="_39_">g</text:span><text:span text:style-name="_33_">r</text:span><text:span text:style-name="_36_">e</text:span><text:span text:style-name="_39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9_">p</text:span><text:span text:style-name="_33_">r</text:span><text:span text:style-name="_35_">e</text:span><text:span text:style-name="_39_">s</text:span><text:span text:style-name="_32_">i</text:span><text:span text:style-name="_35_">d</text:span><text:span text:style-name="_39_">e</text:span><text:span text:style-name="_32_">n</text:span><text:span text:style-name="_36_">c</text:span><text:span text:style-name="_39_">y</text:span><text:span text:style-name="_31_"> </text:span>--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r</text:span><text:span text:style-name="_39_">a</text:span><text:span text:style-name="_32_">n</text:span><text:span text:style-name="_35_">c</text:span><text:span text:style-name="_39_">o</text:span><text:span text:style-name="_32_">r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u</text:span><text:span text:style-name="_38_">s</text:span><text:span text:style-name="_32_">p</text:span><text:span text:style-name="_36_">i</text:span><text:span text:style-name="_38_">c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e</text:span><text:span text:style-name="_33_">t</text:span><text:span text:style-name="_35_">w</text:span><text:span text:style-name="_38_">e</text:span><text:span text:style-name="_32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i</text:span><text:span text:style-name="_33_">e</text:span><text:span text:style-name="_36_">s</text:span><text:span text:style-name="_37_"> </text:span><text:span text:style-name="_32_">h</text:span><text:span text:style-name="_36_">a</text:span><text:span text:style-name="_38_">s</text:span><text:span text:style-name="_31_"> </text:span><text:span text:style-name="_36_">g</text:span><text:span text:style-name="_39_">o</text:span><text:span text:style-name="_32_">t</text:span><text:span text:style-name="_35_">t</text:span><text:span text:style-name="_38_">e</text:span><text:span text:style-name="_33_">n</text:span><text:span text:style-name="_34_"> </text:span><text:span text:style-name="_39_">w</text:span><text:span text:style-name="_32_">o</text:span><text:span text:style-name="_36_">r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e</text:span><text:span text:style-name="_33_">t</text:span><text:span text:style-name="_35_">t</text:span><text:span text:style-name="_38_">e</text:span><text:span text:style-name="_33_">r</text:span><text:span text:style-name="_35_">.</text:span><text:span text:style-name="_37_"> </text:span><text:span text:style-name="_32_">I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n</text:span><text:span text:style-name="_38_">o</text:span><text:span text:style-name="_31_"> </text:span><text:span text:style-name="_36_">d</text:span><text:span text:style-name="_38_">o</text:span><text:span text:style-name="_33_">u</text:span><text:span text:style-name="_36_">b</text:span><text:span text:style-name="_38_">t</text:span><text:span text:style-name="_31_"> </text:span><text:span text:style-name="_36_">a</text:span><text:span text:style-name="_37_"> </text:span><text:span text:style-name="_32_">p</text:span><text:span text:style-name="_35_">r</text:span><text:span text:style-name="_38_">e</text:span><text:span text:style-name="_32_">s</text:span><text:span text:style-name="_35_">i</text:span><text:span text:style-name="_38_">d</text:span><text:span text:style-name="_32_">e</text:span><text:span text:style-name="_36_">n</text:span><text:span text:style-name="_38_">t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g</text:span><text:span text:style-name="_38_">i</text:span><text:span text:style-name="_32_">f</text:span><text:span text:style-name="_36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i</text:span><text:span text:style-name="_32_">n</text:span><text:span text:style-name="_36_">c</text:span><text:span text:style-name="_38_">o</text:span><text:span text:style-name="_33_">l</text:span><text:span text:style-name="_36_">n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o</text:span><text:span text:style-name="_38_">o</text:span><text:span text:style-name="_33_">s</text:span><text:span text:style-name="_36_">e</text:span><text:span text:style-name="_38_">v</text:span><text:span text:style-name="_33_">e</text:span><text:span text:style-name="_35_">l</text:span><text:span text:style-name="_39_">t</text:span><text:span text:style-name="_31_"> </text:span><text:span text:style-name="_36_">m</text:span><text:span text:style-name="_39_">i</text:span><text:span text:style-name="_33_">g</text:span><text:span text:style-name="_35_">h</text:span><text:span text:style-name="_38_">t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b</text:span><text:span text:style-name="_35_">e</text:span><text:span text:style-name="_38_">t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r</text:span><text:span text:style-name="_32_">i</text:span><text:span text:style-name="_36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9_">i</text:span><text:span text:style-name="_32_">v</text:span><text:span text:style-name="_36_">i</text:span><text:span text:style-name="_38_">d</text:span><text:span text:style-name="_33_">e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g</text:span><text:span text:style-name="_35_">u</text:span><text:span text:style-name="_38_">a</text:span><text:span text:style-name="_32_">r</text:span><text:span text:style-name="_36_">a</text:span><text:span text:style-name="_39_">n</text:span><text:span text:style-name="_33_">t</text:span><text:span text:style-name="_35_">e</text:span><text:span text:style-name="_39_">e</text:span><text:span text:style-name="_31_"> </text:span><text:span text:style-name="_36_">I</text:span><text:span text:style-name="_38_">'</text:span><text:span text:style-name="_33_">l</text:span><text:span text:style-name="_36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t</text:span><text:span text:style-name="_33_">r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b</text:span><text:span text:style-name="_35_">e</text:span><text:span text:style-name="_39_">t</text:span><text:span text:style-name="_32_">t</text:span><text:span text:style-name="_36_">e</text:span><text:span text:style-name="_39_">r</text:span><text:span text:style-name="_31_"> </text:span><text:span text:style-name="_36_">s</text:span><text:span text:style-name="_39_">o</text:span><text:span text:style-name="_31_"> </text:span><text:span text:style-name="_36_">l</text:span><text:span text:style-name="_38_">o</text:span><text:span text:style-name="_33_">n</text:span><text:span text:style-name="_36_">g</text:span><text:span text:style-name="_37_"> </text:span><text:span text:style-name="_32_">a</text:span><text:span text:style-name="_35_">s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l</text:span><text:span text:style-name="_39_">d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o</text:span><text:span text:style-name="_36_">f</text:span><text:span text:style-name="_38_">f</text:span><text:span text:style-name="_32_">i</text:span><text:span text:style-name="_36_">c</text:span><text:span text:style-name="_38_">e</text:span><text:span text:style-name="_33_">.</text:span></text:p>
      <text:p text:style-name="P1"><text:span text:style-name="_39_">B</text:span><text:span text:style-name="_32_">u</text:span><text:span text:style-name="_35_">t</text:span><text:span text:style-name="_39_">,</text:span><text:span text:style-name="_31_"> </text:span><text:span text:style-name="_35_">m</text:span><text:span text:style-name="_38_">y</text:span><text:span text:style-name="_31_"> </text:span><text:span text:style-name="_35_">f</text:span><text:span text:style-name="_39_">e</text:span><text:span text:style-name="_33_">l</text:span><text:span text:style-name="_35_">l</text:span><text:span text:style-name="_39_">o</text:span><text:span text:style-name="_33_">w</text:span><text:span text:style-name="_34_"> </text:span><text:span text:style-name="_39_">A</text:span><text:span text:style-name="_33_">m</text:span><text:span text:style-name="_36_">e</text:span><text:span text:style-name="_39_">r</text:span><text:span text:style-name="_32_">i</text:span><text:span text:style-name="_36_">c</text:span><text:span text:style-name="_39_">a</text:span><text:span text:style-name="_32_">n</text:span><text:span text:style-name="_36_">s</text:span><text:span text:style-name="_38_">,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c</text:span><text:span text:style-name="_35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6_">m</text:span><text:span text:style-name="_39_">y</text:span><text:span text:style-name="_31_"> </text:span><text:span text:style-name="_35_">t</text:span><text:span text:style-name="_39_">a</text:span><text:span text:style-name="_33_">s</text:span><text:span text:style-name="_35_">k</text:span><text:span text:style-name="_37_"> </text:span>--<text:span text:style-name="_37_"> </text:span><text:span text:style-name="_33_">o</text:span><text:span text:style-name="_36_">r</text:span><text:span text:style-name="_37_"> </text:span><text:span text:style-name="_33_">a</text:span><text:span text:style-name="_36_">n</text:span><text:span text:style-name="_39_">y</text:span><text:span text:style-name="_31_"> </text:span><text:span text:style-name="_36_">P</text:span><text:span text:style-name="_38_">r</text:span><text:span text:style-name="_32_">e</text:span><text:span text:style-name="_36_">s</text:span><text:span text:style-name="_39_">i</text:span><text:span text:style-name="_32_">d</text:span><text:span text:style-name="_35_">e</text:span><text:span text:style-name="_39_">n</text:span><text:span text:style-name="_33_">t</text:span><text:span text:style-name="_36_">'</text:span><text:span text:style-name="_38_">s</text:span><text:span text:style-name="_31_"> </text:span>--<text:span text:style-name="_31_"> </text:span><text:span text:style-name="_35_">a</text:span><text:span text:style-name="_38_">l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9_">l</text:span><text:span text:style-name="_32_">o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h</text:span><text:span text:style-name="_36_">a</text:span><text:span text:style-name="_38_">m</text:span><text:span text:style-name="_33_">b</text:span><text:span text:style-name="_36_">e</text:span><text:span text:style-name="_39_">r</text:span><text:span text:style-name="_33_">,</text:span><text:span text:style-name="_34_"> </text:span><text:span text:style-name="_39_">g</text:span><text:span text:style-name="_32_">o</text:span><text:span text:style-name="_35_">o</text:span><text:span text:style-name="_38_">d</text:span><text:span text:style-name="_31_"> </text:span><text:span text:style-name="_36_">p</text:span><text:span text:style-name="_39_">e</text:span><text:span text:style-name="_32_">o</text:span><text:span text:style-name="_36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c</text:span><text:span text:style-name="_33_">o</text:span><text:span text:style-name="_36_">o</text:span><text:span text:style-name="_39_">p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e</text:span><text:span text:style-name="_36_">e</text:span><text:span text:style-name="_37_"> </text:span><text:span text:style-name="_32_">a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e</text:span><text:span text:style-name="_38_">l</text:span><text:span text:style-name="_33_">e</text:span><text:span text:style-name="_35_">v</text:span><text:span text:style-name="_39_">a</text:span><text:span text:style-name="_32_">t</text:span><text:span text:style-name="_36_">e</text:span><text:span text:style-name="_38_">d</text:span><text:span text:style-name="_31_"> </text:span><text:span text:style-name="_35_">d</text:span><text:span text:style-name="_38_">e</text:span><text:span text:style-name="_33_">b</text:span><text:span text:style-name="_36_">a</text:span><text:span text:style-name="_39_">t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a</text:span><text:span text:style-name="_36_">s</text:span><text:span text:style-name="_38_">h</text:span><text:span text:style-name="_32_">i</text:span><text:span text:style-name="_35_">n</text:span><text:span text:style-name="_39_">g</text:span><text:span text:style-name="_32_">t</text:span><text:span text:style-name="_35_">o</text:span><text:span text:style-name="_38_">n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f</text:span><text:span text:style-name="_36_">e</text:span><text:span text:style-name="_39_">e</text:span><text:span text:style-name="_33_">l</text:span><text:span text:style-name="_34_"> </text:span><text:span text:style-name="_38_">t</text:span><text:span text:style-name="_33_">r</text:span><text:span text:style-name="_35_">a</text:span><text:span text:style-name="_38_">p</text:span><text:span text:style-name="_33_">p</text:span><text:span text:style-name="_36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i</text:span><text:span text:style-name="_33_">m</text:span><text:span text:style-name="_36_">p</text:span><text:span text:style-name="_38_">e</text:span><text:span text:style-name="_33_">r</text:span><text:span text:style-name="_35_">a</text:span><text:span text:style-name="_38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g</text:span><text:span text:style-name="_33_">e</text:span><text:span text:style-name="_35_">t</text:span><text:span text:style-name="_39_">t</text:span><text:span text:style-name="_33_">i</text:span><text:span text:style-name="_35_">n</text:span><text:span text:style-name="_39_">g</text:span><text:span text:style-name="_31_"> </text:span><text:span text:style-name="_36_">e</text:span><text:span text:style-name="_39_">l</text:span><text:span text:style-name="_33_">e</text:span><text:span text:style-name="_36_">c</text:span><text:span text:style-name="_38_">t</text:span><text:span text:style-name="_32_">e</text:span><text:span text:style-name="_36_">d</text:span><text:span text:style-name="_38_">,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2_">o</text:span><text:span text:style-name="_36_">i</text:span><text:span text:style-name="_38_">s</text:span><text:span text:style-name="_32_">e</text:span><text:span text:style-name="_34_"> </text:span><text:span text:style-name="_39_">c</text:span><text:span text:style-name="_33_">o</text:span><text:span text:style-name="_36_">m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6_">r</text:span><text:span text:style-name="_37_"> </text:span><text:span text:style-name="_33_">b</text:span><text:span text:style-name="_35_">a</text:span><text:span text:style-name="_39_">s</text:span><text:span text:style-name="_33_">e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o</text:span><text:span text:style-name="_38_">w</text:span><text:span text:style-name="_33_">;</text:span><text:span text:style-name="_34_"> </text:span><text:span text:style-name="_39_">y</text:span><text:span text:style-name="_33_">o</text:span><text:span text:style-name="_36_">u</text:span><text:span text:style-name="_39_">'</text:span><text:span text:style-name="_33_">v</text:span><text:span text:style-name="_35_">e</text:span><text:span text:style-name="_37_"> </text:span><text:span text:style-name="_33_">t</text:span><text:span text:style-name="_36_">o</text:span><text:span text:style-name="_39_">l</text:span><text:span text:style-name="_33_">d</text:span><text:span text:style-name="_34_"> </text:span><text:span text:style-name="_39_">m</text:span><text:span text:style-name="_33_">e</text:span><text:span text:style-name="_35_">.</text:span><text:span text:style-name="_37_"> </text:span><text:span text:style-name="_33_">I</text:span><text:span text:style-name="_36_">t</text:span><text:span text:style-name="_39_">'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s</text:span><text:span text:style-name="_35_">t</text:span>-<text:span text:style-name="_32_">k</text:span><text:span text:style-name="_36_">e</text:span><text:span text:style-name="_39_">p</text:span><text:span text:style-name="_33_">t</text:span><text:span text:style-name="_34_"> </text:span><text:span text:style-name="_38_">s</text:span><text:span text:style-name="_32_">e</text:span><text:span text:style-name="_36_">c</text:span><text:span text:style-name="_38_">r</text:span><text:span text:style-name="_33_">e</text:span><text:span text:style-name="_36_">t</text:span><text:span text:style-name="_37_"> </text:span><text:span text:style-name="_33_">i</text:span><text:span text:style-name="_36_">n</text:span><text:span text:style-name="_37_"> </text:span><text:span text:style-name="_32_">W</text:span><text:span text:style-name="_35_">a</text:span><text:span text:style-name="_38_">s</text:span><text:span text:style-name="_32_">h</text:span><text:span text:style-name="_36_">i</text:span><text:span text:style-name="_38_">n</text:span><text:span text:style-name="_33_">g</text:span><text:span text:style-name="_35_">t</text:span><text:span text:style-name="_39_">o</text:span><text:span text:style-name="_33_">n</text:span><text:span text:style-name="_35_">.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7_"> </text:span><text:span text:style-name="_32_">l</text:span><text:span text:style-name="_36_">o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y</text:span><text:span text:style-name="_38_">o</text:span><text:span text:style-name="_32_">u</text:span><text:span text:style-name="_34_"> </text:span><text:span text:style-name="_38_">a</text:span><text:span text:style-name="_33_">r</text:span><text:span text:style-name="_35_">e</text:span><text:span text:style-name="_39_">n</text:span><text:span text:style-name="_32_">'</text:span><text:span text:style-name="_36_">t</text:span><text:span text:style-name="_37_"> </text:span><text:span text:style-name="_32_">e</text:span><text:span text:style-name="_36_">n</text:span><text:span text:style-name="_38_">j</text:span><text:span text:style-name="_32_">o</text:span><text:span text:style-name="_36_">y</text:span><text:span text:style-name="_38_">i</text:span><text:span text:style-name="_32_">n</text:span><text:span text:style-name="_35_">g</text:span><text:span text:style-name="_37_"> </text:span><text:span text:style-name="_32_">b</text:span><text:span text:style-name="_36_">e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r</text:span><text:span text:style-name="_39_">a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a</text:span><text:span text:style-name="_39_">n</text:span><text:span text:style-name="_33_">c</text:span><text:span text:style-name="_36_">o</text:span><text:span text:style-name="_38_">r</text:span><text:span text:style-name="_32_">.</text:span></text:p>
      <text:p text:style-name="P1"><text:span text:style-name="_39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m</text:span><text:span text:style-name="_32_">e</text:span><text:span text:style-name="_36_">a</text:span><text:span text:style-name="_39_">n</text:span><text:span text:style-name="_33_">s</text:span><text:span text:style-name="_34_"> </text:span><text:span text:style-name="_39_">i</text:span><text:span text:style-name="_32_">f</text:span><text:span text:style-name="_34_"> </text:span><text:span text:style-name="_38_">w</text:span><text:span text:style-name="_33_">e</text:span><text:span text:style-name="_34_"> </text:span><text:span text:style-name="_38_">w</text:span><text:span text:style-name="_33_">a</text:span><text:span text:style-name="_35_">n</text:span><text:span text:style-name="_39_">t</text:span><text:span text:style-name="_31_"> </text:span><text:span text:style-name="_36_">a</text:span><text:span text:style-name="_37_"> </text:span><text:span text:style-name="_32_">b</text:span><text:span text:style-name="_36_">e</text:span><text:span text:style-name="_39_">t</text:span><text:span text:style-name="_32_">t</text:span><text:span text:style-name="_35_">e</text:span><text:span text:style-name="_39_">r</text:span><text:span text:style-name="_31_"> </text:span><text:span text:style-name="_36_">p</text:span><text:span text:style-name="_39_">o</text:span><text:span text:style-name="_32_">l</text:span><text:span text:style-name="_36_">i</text:span><text:span text:style-name="_39_">t</text:span><text:span text:style-name="_33_">i</text:span><text:span text:style-name="_35_">c</text:span><text:span text:style-name="_38_">s</text:span><text:span text:style-name="_31_"> </text:span>--<text:span text:style-name="_31_"> </text:span><text:span text:style-name="_36_">a</text:span><text:span text:style-name="_39_">n</text:span><text:span text:style-name="_33_">d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a</text:span><text:span text:style-name="_36_">d</text:span><text:span text:style-name="_39_">d</text:span><text:span text:style-name="_33_">r</text:span><text:span text:style-name="_35_">e</text:span><text:span text:style-name="_39_">s</text:span><text:span text:style-name="_33_">s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2_">p</text:span><text:span text:style-name="_35_">e</text:span><text:span text:style-name="_38_">o</text:span><text:span text:style-name="_33_">p</text:span><text:span text:style-name="_36_">l</text:span><text:span text:style-name="_39_">e</text:span><text:span text:style-name="_31_"> </text:span><text:span text:style-name="_36_">n</text:span><text:span text:style-name="_39_">o</text:span><text:span text:style-name="_33_">w</text:span><text:span text:style-name="_34_"> </text:span>--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b</text:span><text:span text:style-name="_36_">e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s</text:span><text:span text:style-name="_33_">,</text:span><text:span text:style-name="_34_"> </text:span><text:span text:style-name="_38_">i</text:span><text:span text:style-name="_32_">t</text:span><text:span text:style-name="_35_">'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e</text:span><text:span text:style-name="_33_">n</text:span><text:span text:style-name="_36_">o</text:span><text:span text:style-name="_39_">u</text:span><text:span text:style-name="_33_">g</text:span><text:span text:style-name="_35_">h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8_">g</text:span><text:span text:style-name="_32_">r</text:span><text:span text:style-name="_36_">e</text:span><text:span text:style-name="_39_">s</text:span><text:span text:style-name="_32_">s</text:span><text:span text:style-name="_36_">m</text:span><text:span text:style-name="_38_">a</text:span><text:span text:style-name="_32_">n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2_">a</text:span><text:span text:style-name="_34_"> </text:span><text:span text:style-name="_39_">s</text:span><text:span text:style-name="_33_">e</text:span><text:span text:style-name="_35_">n</text:span><text:span text:style-name="_38_">a</text:span><text:span text:style-name="_33_">t</text:span><text:span text:style-name="_36_">o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e</text:span><text:span text:style-name="_38_">v</text:span><text:span text:style-name="_32_">e</text:span><text:span text:style-name="_35_">n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g</text:span><text:span text:style-name="_39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e</text:span><text:span text:style-name="_33_">s</text:span><text:span text:style-name="_35_">i</text:span><text:span text:style-name="_38_">d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W</text:span><text:span text:style-name="_32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c</text:span><text:span text:style-name="_39_">h</text:span><text:span text:style-name="_33_">a</text:span><text:span text:style-name="_35_">n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f</text:span><text:span text:style-name="_36_">l</text:span><text:span text:style-name="_38_">e</text:span><text:span text:style-name="_32_">c</text:span><text:span text:style-name="_36_">t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s</text:span><text:span text:style-name="_32_">e</text:span><text:span text:style-name="_36_">l</text:span><text:span text:style-name="_38_">v</text:span><text:span text:style-name="_32_">e</text:span><text:span text:style-name="_36_">s</text:span><text:span text:style-name="_39_">.</text:span><text:span text:style-name="_31_"> </text:span><text:span text:style-name="_36_">I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3_">g</text:span><text:span text:style-name="_35_">o</text:span><text:span text:style-name="_39_">t</text:span><text:span text:style-name="_31_"> </text:span><text:span text:style-name="_35_">t</text:span><text:span text:style-name="_38_">o</text:span><text:span text:style-name="_31_"> </text:span><text:span text:style-name="_36_">e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5_">r</text:span><text:span text:style-name="_38_">a</text:span><text:span text:style-name="_33_">c</text:span><text:span text:style-name="_36_">t</text:span><text:span text:style-name="_38_">i</text:span><text:span text:style-name="_32_">c</text:span><text:span text:style-name="_36_">e</text:span><text:span text:style-name="_37_"> </text:span><text:span text:style-name="_33_">o</text:span><text:span text:style-name="_36_">f</text:span><text:span text:style-name="_37_"> </text:span><text:span text:style-name="_33_">d</text:span><text:span text:style-name="_36_">r</text:span><text:span text:style-name="_38_">a</text:span><text:span text:style-name="_33_">w</text:span><text:span text:style-name="_35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8_">e</text:span><text:span text:style-name="_33_">s</text:span><text:span text:style-name="_35_">s</text:span><text:span text:style-name="_38_">i</text:span><text:span text:style-name="_32_">o</text:span><text:span text:style-name="_36_">n</text:span><text:span text:style-name="_38_">a</text:span><text:span text:style-name="_33_">l</text:span><text:span text:style-name="_34_"> </text:span><text:span text:style-name="_39_">d</text:span><text:span text:style-name="_33_">i</text:span><text:span text:style-name="_36_">s</text:span><text:span text:style-name="_38_">t</text:span><text:span text:style-name="_33_">r</text:span><text:span text:style-name="_36_">i</text:span><text:span text:style-name="_38_">c</text:span><text:span text:style-name="_33_">t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p</text:span><text:span text:style-name="_33_">o</text:span><text:span text:style-name="_35_">l</text:span><text:span text:style-name="_39_">i</text:span><text:span text:style-name="_32_">t</text:span><text:span text:style-name="_35_">i</text:span><text:span text:style-name="_38_">c</text:span><text:span text:style-name="_33_">i</text:span><text:span text:style-name="_36_">a</text:span><text:span text:style-name="_39_">n</text:span><text:span text:style-name="_33_">s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p</text:span><text:span text:style-name="_36_">i</text:span><text:span text:style-name="_38_">c</text:span><text:span text:style-name="_33_">k</text:span><text:span text:style-name="_34_"> </text:span><text:span text:style-name="_39_">t</text:span><text:span text:style-name="_32_">h</text:span><text:span text:style-name="_36_">e</text:span><text:span text:style-name="_39_">i</text:span><text:span text:style-name="_32_">r</text:span><text:span text:style-name="_34_"> </text:span><text:span text:style-name="_39_">v</text:span><text:span text:style-name="_33_">o</text:span><text:span text:style-name="_36_">t</text:span><text:span text:style-name="_38_">e</text:span><text:span text:style-name="_33_">r</text:span><text:span text:style-name="_36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9_">t</text:span><text:span text:style-name="_32_">h</text:span><text:span text:style-name="_36_">e</text:span><text:span text:style-name="_39_">r</text:span><text:span text:style-name="_31_"> </text:span><text:span text:style-name="_35_">w</text:span><text:span text:style-name="_39_">a</text:span><text:span text:style-name="_33_">y</text:span><text:span text:style-name="_34_"> </text:span><text:span text:style-name="_38_">a</text:span><text:span text:style-name="_33_">r</text:span><text:span text:style-name="_36_">o</text:span><text:span text:style-name="_38_">u</text:span><text:span text:style-name="_32_">n</text:span><text:span text:style-name="_35_">d</text:span><text:span text:style-name="_39_">.</text:span><text:span text:style-name="_31_"> </text:span><text:span text:style-name="_36_">L</text:span><text:span text:style-name="_39_">e</text:span><text:span text:style-name="_33_">t</text:span><text:span text:style-name="_34_"> </text:span><text:span text:style-name="_38_">a</text:span><text:span text:style-name="_31_"> </text:span><text:span text:style-name="_35_">b</text:span><text:span text:style-name="_38_">i</text:span><text:span text:style-name="_33_">p</text:span><text:span text:style-name="_35_">a</text:span><text:span text:style-name="_38_">r</text:span><text:span text:style-name="_33_">t</text:span><text:span text:style-name="_35_">i</text:span><text:span text:style-name="_39_">s</text:span><text:span text:style-name="_33_">a</text:span><text:span text:style-name="_35_">n</text:span><text:span text:style-name="_37_"> </text:span><text:span text:style-name="_33_">g</text:span><text:span text:style-name="_35_">r</text:span><text:span text:style-name="_39_">o</text:span><text:span text:style-name="_33_">u</text:span><text:span text:style-name="_36_">p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t</text:span><text:span text:style-name="_38_">.</text:span></text:p>
      <text:p text:style-name="P1"><text:span text:style-name="_35_">W</text:span><text:span text:style-name="_39_">e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r</text:span><text:span text:style-name="_36_">e</text:span><text:span text:style-name="_39_">d</text:span><text:span text:style-name="_32_">u</text:span><text:span text:style-name="_36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f</text:span><text:span text:style-name="_38_">l</text:span><text:span text:style-name="_33_">u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m</text:span><text:span text:style-name="_35_">o</text:span><text:span text:style-name="_38_">n</text:span><text:span text:style-name="_32_">e</text:span><text:span text:style-name="_35_">y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9_">o</text:span><text:span text:style-name="_32_">l</text:span><text:span text:style-name="_35_">i</text:span><text:span text:style-name="_39_">t</text:span><text:span text:style-name="_33_">i</text:span><text:span text:style-name="_35_">c</text:span><text:span text:style-name="_39_">s</text:span><text:span text:style-name="_32_">,</text:span><text:span text:style-name="_34_"> </text:span><text:span text:style-name="_38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7_"> </text:span><text:span text:style-name="_32_">h</text:span><text:span text:style-name="_35_">a</text:span><text:span text:style-name="_39_">n</text:span><text:span text:style-name="_33_">d</text:span><text:span text:style-name="_35_">f</text:span><text:span text:style-name="_38_">u</text:span><text:span text:style-name="_32_">l</text:span><text:span text:style-name="_34_"> </text:span><text:span text:style-name="_39_">o</text:span><text:span text:style-name="_32_">f</text:span><text:span text:style-name="_34_"> </text:span><text:span text:style-name="_38_">f</text:span><text:span text:style-name="_33_">a</text:span><text:span text:style-name="_35_">m</text:span><text:span text:style-name="_38_">i</text:span><text:span text:style-name="_33_">l</text:span><text:span text:style-name="_35_">i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9_">h</text:span><text:span text:style-name="_32_">i</text:span><text:span text:style-name="_35_">d</text:span><text:span text:style-name="_38_">d</text:span><text:span text:style-name="_32_">e</text:span><text:span text:style-name="_35_">n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e</text:span><text:span text:style-name="_32_">s</text:span><text:span text:style-name="_35_">t</text:span><text:span text:style-name="_38_">s</text:span><text:span text:style-name="_31_"> </text:span><text:span text:style-name="_35_">c</text:span><text:span text:style-name="_39_">a</text:span><text:span text:style-name="_33_">n</text:span><text:span text:style-name="_36_">'</text:span><text:span text:style-name="_39_">t</text:span><text:span text:style-name="_31_"> </text:span><text:span text:style-name="_35_">b</text:span><text:span text:style-name="_39_">a</text:span><text:span text:style-name="_32_">n</text:span><text:span text:style-name="_36_">k</text:span><text:span text:style-name="_38_">r</text:span><text:span text:style-name="_33_">o</text:span><text:span text:style-name="_35_">l</text:span><text:span text:style-name="_39_">l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l</text:span><text:span text:style-name="_36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6_">s</text:span><text:span text:style-name="_38_">.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i</text:span><text:span text:style-name="_32_">f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e</text:span><text:span text:style-name="_36_">x</text:span><text:span text:style-name="_38_">i</text:span><text:span text:style-name="_32_">s</text:span><text:span text:style-name="_36_">t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p</text:span><text:span text:style-name="_39_">p</text:span><text:span text:style-name="_32_">r</text:span><text:span text:style-name="_35_">o</text:span><text:span text:style-name="_38_">a</text:span><text:span text:style-name="_32_">c</text:span><text:span text:style-name="_36_">h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a</text:span><text:span text:style-name="_39_">m</text:span><text:span text:style-name="_33_">p</text:span><text:span text:style-name="_36_">a</text:span><text:span text:style-name="_39_">i</text:span><text:span text:style-name="_33_">g</text:span><text:span text:style-name="_35_">n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n</text:span><text:span text:style-name="_38_">c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o</text:span><text:span text:style-name="_32_">r</text:span><text:span text:style-name="_36_">m</text:span><text:span text:style-name="_37_"> </text:span><text:span text:style-name="_32_">c</text:span><text:span text:style-name="_35_">a</text:span><text:span text:style-name="_38_">n</text:span><text:span text:style-name="_33_">'</text:span><text:span text:style-name="_36_">t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9_">m</text:span><text:span text:style-name="_32_">u</text:span><text:span text:style-name="_35_">s</text:span><text:span text:style-name="_39_">t</text:span><text:span text:style-name="_33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u</text:span><text:span text:style-name="_36_">r</text:span><text:span text:style-name="_39_">t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n</text:span><text:span text:style-name="_36_">e</text:span><text:span text:style-name="_39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w</text:span><text:span text:style-name="_32_">o</text:span><text:span text:style-name="_36_">r</text:span><text:span text:style-name="_39_">k</text:span><text:span text:style-name="_31_"> </text:span><text:span text:style-name="_36_">t</text:span><text:span text:style-name="_38_">o</text:span><text:span text:style-name="_32_">g</text:span><text:span text:style-name="_36_">e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o</text:span><text:span text:style-name="_31_"> </text:span><text:span text:style-name="_35_">f</text:span><text:span text:style-name="_38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a</text:span><text:span text:style-name="_38_">l</text:span><text:span text:style-name="_31_"> </text:span><text:span text:style-name="_35_">s</text:span><text:span text:style-name="_39_">o</text:span><text:span text:style-name="_33_">l</text:span><text:span text:style-name="_35_">u</text:span><text:span text:style-name="_39_">t</text:span><text:span text:style-name="_32_">i</text:span><text:span text:style-name="_35_">o</text:span><text:span text:style-name="_38_">n</text:span><text:span text:style-name="_31_"> </text:span>--<text:span text:style-name="_31_"> </text:span><text:span text:style-name="_36_">b</text:span><text:span text:style-name="_38_">e</text:span><text:span text:style-name="_33_">c</text:span><text:span text:style-name="_35_">a</text:span><text:span text:style-name="_39_">u</text:span><text:span text:style-name="_32_">s</text:span><text:span text:style-name="_36_">e</text:span><text:span text:style-name="_37_"> </text:span><text:span text:style-name="_32_">i</text:span><text:span text:style-name="_36_">t</text:span><text:span text:style-name="_38_">'</text:span><text:span text:style-name="_33_">s</text:span><text:span text:style-name="_34_"> </text:span><text:span text:style-name="_38_">a</text:span><text:span text:style-name="_31_"> </text:span><text:span text:style-name="_36_">p</text:span><text:span text:style-name="_39_">r</text:span><text:span text:style-name="_32_">o</text:span><text:span text:style-name="_36_">b</text:span><text:span text:style-name="_38_">l</text:span><text:span text:style-name="_33_">e</text:span><text:span text:style-name="_36_">m</text:span><text:span text:style-name="_38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s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9_">l</text:span><text:span text:style-name="_32_">i</text:span><text:span text:style-name="_35_">k</text:span><text:span text:style-name="_39_">e</text:span><text:span text:style-name="_31_"> </text:span><text:span text:style-name="_36_">r</text:span><text:span text:style-name="_39_">a</text:span><text:span text:style-name="_32_">i</text:span><text:span text:style-name="_35_">s</text:span><text:span text:style-name="_39_">i</text:span><text:span text:style-name="_32_">n</text:span><text:span text:style-name="_36_">g</text:span><text:span text:style-name="_37_"> </text:span><text:span text:style-name="_32_">m</text:span><text:span text:style-name="_35_">o</text:span><text:span text:style-name="_39_">n</text:span><text:span text:style-name="_32_">e</text:span><text:span text:style-name="_36_">y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5_">;</text:span><text:span text:style-name="_37_"> </text:span><text:span text:style-name="_33_">I</text:span><text:span text:style-name="_35_">'</text:span><text:span text:style-name="_39_">v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1_"> </text:span><text:span text:style-name="_35_">i</text:span><text:span text:style-name="_39_">t</text:span><text:span text:style-name="_33_">.</text:span><text:span text:style-name="_34_"> </text:span><text:span text:style-name="_38_">W</text:span><text:span text:style-name="_33_">e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e</text:span><text:span text:style-name="_32_">a</text:span><text:span text:style-name="_35_">s</text:span><text:span text:style-name="_38_">i</text:span><text:span text:style-name="_32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v</text:span><text:span text:style-name="_36_">o</text:span><text:span text:style-name="_39_">t</text:span><text:span text:style-name="_32_">e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h</text:span><text:span text:style-name="_39_">a</text:span><text:span text:style-name="_33_">r</text:span><text:span text:style-name="_35_">d</text:span><text:span text:style-name="_39_">e</text:span><text:span text:style-name="_33_">r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n</text:span><text:span text:style-name="_35_">e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m</text:span><text:span text:style-name="_33_">o</text:span><text:span text:style-name="_36_">d</text:span><text:span text:style-name="_39_">e</text:span><text:span text:style-name="_32_">r</text:span><text:span text:style-name="_36_">n</text:span><text:span text:style-name="_38_">i</text:span><text:span text:style-name="_32_">z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l</text:span><text:span text:style-name="_35_">i</text:span><text:span text:style-name="_39_">v</text:span><text:span text:style-name="_33_">e</text:span><text:span text:style-name="_34_"> </text:span><text:span text:style-name="_38_">n</text:span><text:span text:style-name="_32_">o</text:span><text:span text:style-name="_36_">w</text:span><text:span text:style-name="_39_">.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: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a</text:span><text:span text:style-name="_39_">n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m</text:span><text:span text:style-name="_33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e</text:span><text:span text:style-name="_39_">a</text:span><text:span text:style-name="_33_">s</text:span><text:span text:style-name="_36_">i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p</text:span><text:span text:style-name="_38_">a</text:span><text:span text:style-name="_33_">r</text:span><text:span text:style-name="_36_">t</text:span><text:span text:style-name="_39_">i</text:span><text:span text:style-name="_32_">c</text:span><text:span text:style-name="_35_">i</text:span><text:span text:style-name="_38_">p</text:span><text:span text:style-name="_33_">a</text:span><text:span text:style-name="_36_">t</text:span><text:span text:style-name="_38_">e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o</text:span><text:span text:style-name="_36_">v</text:span><text:span text:style-name="_38_">e</text:span><text:span text:style-name="_32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c</text:span><text:span text:style-name="_36_">o</text:span><text:span text:style-name="_39_">u</text:span><text:span text:style-name="_33_">r</text:span><text:span text:style-name="_36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y</text:span><text:span text:style-name="_36_">e</text:span><text:span text:style-name="_38_">a</text:span><text:span text:style-name="_32_">r</text:span><text:span text:style-name="_35_">,</text:span><text:span text:style-name="_37_"> </text:span><text:span text:style-name="_32_">I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r</text:span><text:span text:style-name="_38_">a</text:span><text:span text:style-name="_32_">v</text:span><text:span text:style-name="_35_">e</text:span><text:span text:style-name="_38_">l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n</text:span><text:span text:style-name="_33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u</text:span><text:span text:style-name="_33_">s</text:span><text:span text:style-name="_36_">h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3_">f</text:span><text:span text:style-name="_36_">o</text:span><text:span text:style-name="_38_">r</text:span><text:span text:style-name="_33_">m</text:span><text:span text:style-name="_35_">s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d</text:span><text:span text:style-name="_33_">o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6_">t</text:span><text:span text:style-name="_38_">h</text:span><text:span text:style-name="_33_">a</text:span><text:span text:style-name="_36_">t</text:span><text:span text:style-name="_39_">.</text:span></text:p>
      <text:p text:style-name="P1"><text:span text:style-name="_36_">B</text:span><text:span text:style-name="_38_">u</text:span><text:span text:style-name="_33_">t</text:span><text:span text:style-name="_34_"> </text:span><text:span text:style-name="_39_">I</text:span><text:span text:style-name="_31_"> </text:span><text:span text:style-name="_36_">c</text:span><text:span text:style-name="_39_">a</text:span><text:span text:style-name="_32_">n</text:span><text:span text:style-name="_36_">'</text:span><text:span text:style-name="_39_">t</text:span><text:span text:style-name="_31_"> </text:span><text:span text:style-name="_35_">d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6_">t</text:span><text:span text:style-name="_39_">h</text:span><text:span text:style-name="_33_">i</text:span><text:span text:style-name="_35_">n</text:span><text:span text:style-name="_39_">g</text:span><text:span text:style-name="_33_">s</text:span><text:span text:style-name="_34_"> </text:span><text:span text:style-name="_39_">o</text:span><text:span text:style-name="_32_">n</text:span><text:span text:style-name="_34_"> </text:span><text:span text:style-name="_39_">m</text:span><text:span text:style-name="_33_">y</text:span><text:span text:style-name="_34_"> </text:span><text:span text:style-name="_39_">o</text:span><text:span text:style-name="_33_">w</text:span><text:span text:style-name="_35_">n</text:span><text:span text:style-name="_39_">.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p</text:span><text:span text:style-name="_39_">o</text:span><text:span text:style-name="_33_">l</text:span><text:span text:style-name="_35_">i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w</text:span><text:span text:style-name="_39_">h</text:span><text:span text:style-name="_33_">o</text:span><text:span text:style-name="_34_"> 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e</text:span><text:span text:style-name="_39_">l</text:span><text:span text:style-name="_32_">e</text:span><text:span text:style-name="_36_">c</text:span><text:span text:style-name="_39_">t</text:span><text:span text:style-name="_32_">e</text:span><text:span text:style-name="_35_">d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e</text:span><text:span text:style-name="_35_">l</text:span><text:span text:style-name="_39_">e</text:span><text:span text:style-name="_33_">c</text:span><text:span text:style-name="_35_">t</text:span><text:span text:style-name="_38_">e</text:span><text:span text:style-name="_33_">d</text:span><text:span text:style-name="_34_"> </text:span>--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8_">h</text:span><text:span text:style-name="_33_">a</text:span><text:span text:style-name="_35_">p</text:span><text:span text:style-name="_39_">p</text:span><text:span text:style-name="_33_">e</text:span><text:span text:style-name="_36_">n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3_">a</text:span><text:span text:style-name="_36_">n</text:span><text:span text:style-name="_37_"> </text:span><text:span text:style-name="_33_">p</text:span><text:span text:style-name="_36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6_">d</text:span><text:span text:style-name="_38_">e</text:span><text:span text:style-name="_33_">m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t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5_">e</text:span><text:span text:style-name="_39_">p</text:span><text:span text:style-name="_32_">e</text:span><text:span text:style-name="_35_">n</text:span><text:span text:style-name="_38_">d</text:span><text:span text:style-name="_33_">s</text:span><text:span text:style-name="_34_"> </text:span><text:span text:style-name="_39_">o</text:span><text:span text:style-name="_33_">n</text:span><text:span text:style-name="_34_"> </text:span><text:span text:style-name="_38_">y</text:span><text:span text:style-name="_32_">o</text:span><text:span text:style-name="_36_">u</text:span><text:span text:style-name="_39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3_">s</text:span><text:span text:style-name="_34_"> </text:span><text:span text:style-name="_39_">w</text:span><text:span text:style-name="_33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2_">m</text:span><text:span text:style-name="_35_">e</text:span><text:span text:style-name="_39_">a</text:span><text:span text:style-name="_32_">n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a</text:span><text:span text:style-name="_34_"> </text:span><text:span text:style-name="_39_">g</text:span><text:span text:style-name="_33_">o</text:span><text:span text:style-name="_36_">v</text:span><text:span text:style-name="_38_">e</text:span><text:span text:style-name="_32_">r</text:span><text:span text:style-name="_36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6_">o</text:span><text:span text:style-name="_39_">f</text:span><text:span text:style-name="_32_">,</text:span><text:span text:style-name="_34_"> </text:span><text:span text:style-name="_39_">b</text:span><text:span text:style-name="_33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e</text:span><text:span text:style-name="_38_">o</text:span><text:span text:style-name="_32_">p</text:span><text:span text:style-name="_36_">l</text:span><text:span text:style-name="_39_">e</text:span><text:span text:style-name="_33_">.</text:span></text:p>
      <text:p text:style-name="P1"><text:span text:style-name="_38_">W</text:span><text:span text:style-name="_33_">h</text:span><text:span text:style-name="_36_">a</text:span><text:span text:style-name="_39_">t</text:span><text:span text:style-name="_31_"> </text:span><text:span text:style-name="_35_">I</text:span><text:span text:style-name="_38_">'</text:span><text:span text:style-name="_32_">m</text:span><text:span text:style-name="_34_"> </text:span><text:span text:style-name="_38_">s</text:span><text:span text:style-name="_32_">u</text:span><text:span text:style-name="_36_">g</text:span><text:span text:style-name="_39_">g</text:span><text:span text:style-name="_32_">e</text:span><text:span text:style-name="_36_">s</text:span><text:span text:style-name="_38_">t</text:span><text:span text:style-name="_32_">i</text:span><text:span text:style-name="_35_">n</text:span><text:span text:style-name="_38_">g</text:span><text:span text:style-name="_31_"> </text:span><text:span text:style-name="_35_">i</text:span><text:span text:style-name="_38_">s</text:span><text:span text:style-name="_31_"> </text:span><text:span text:style-name="_36_">h</text:span><text:span text:style-name="_38_">a</text:span><text:span text:style-name="_32_">r</text:span><text:span text:style-name="_36_">d</text:span><text:span text:style-name="_39_">.</text:span><text:span text:style-name="_31_"> </text:span><text:span text:style-name="_36_">I</text:span><text:span text:style-name="_38_">t</text:span><text:span text:style-name="_32_">'</text:span><text:span text:style-name="_35_">s</text:span><text:span text:style-name="_37_"> </text:span><text:span text:style-name="_32_">a</text:span><text:span text:style-name="_34_"> </text:span><text:span text:style-name="_39_">l</text:span><text:span text:style-name="_32_">o</text:span><text:span text:style-name="_35_">t</text:span><text:span text:style-name="_37_"> </text:span><text:span text:style-name="_32_">e</text:span><text:span text:style-name="_35_">a</text:span><text:span text:style-name="_39_">s</text:span><text:span text:style-name="_32_">i</text:span><text:span text:style-name="_36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c</text:span><text:span text:style-name="_39_">y</text:span><text:span text:style-name="_33_">n</text:span><text:span text:style-name="_35_">i</text:span><text:span text:style-name="_39_">c</text:span><text:span text:style-name="_33_">a</text:span><text:span text:style-name="_35_">l</text:span><text:span text:style-name="_39_">;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6_">e</text:span><text:span text:style-name="_39_">p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9_">g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p</text:span><text:span text:style-name="_35_">o</text:span><text:span text:style-name="_39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<text:span text:style-name="_38_">i</text:span><text:span text:style-name="_33_">s</text:span><text:span text:style-name="_34_"> </text:span><text:span text:style-name="_39_">h</text:span><text:span text:style-name="_33_">o</text:span><text:span text:style-name="_36_">p</text:span><text:span text:style-name="_38_">e</text:span><text:span text:style-name="_33_">l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i</text:span><text:span text:style-name="_38_">s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e</text:span><text:span text:style-name="_38_">d</text:span><text:span text:style-name="_31_"> </text:span><text:span text:style-name="_36_">d</text:span><text:span text:style-name="_38_">o</text:span><text:span text:style-name="_33_">n</text:span><text:span text:style-name="_36_">'</text:span><text:span text:style-name="_39_">t</text:span><text:span text:style-name="_31_"> </text:span><text:span text:style-name="_36_">c</text:span><text:span text:style-name="_38_">a</text:span><text:span text:style-name="_33_">r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5_">l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v</text:span><text:span text:style-name="_39_">o</text:span><text:span text:style-name="_32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c</text:span><text:span text:style-name="_38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m</text:span><text:span text:style-name="_32_">a</text:span><text:span text:style-name="_35_">t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6_">v</text:span><text:span text:style-name="_38_">e</text:span><text:span text:style-name="_31_"> </text:span><text:span text:style-name="_35_">u</text:span><text:span text:style-name="_38_">p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9_">w</text:span><text:span text:style-name="_32_">e</text:span><text:span text:style-name="_34_"> </text:span><text:span text:style-name="_39_">f</text:span><text:span text:style-name="_32_">o</text:span><text:span text:style-name="_36_">r</text:span><text:span text:style-name="_39_">s</text:span><text:span text:style-name="_32_">a</text:span><text:span text:style-name="_35_">k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5_">u</text:span><text:span text:style-name="_39_">r</text:span><text:span text:style-name="_32_">e</text:span><text:span text:style-name="_35_">.</text:span><text:span text:style-name="_37_"> </text:span><text:span text:style-name="_32_">T</text:span><text:span text:style-name="_35_">h</text:span><text:span text:style-name="_38_">o</text:span><text:span text:style-name="_33_">s</text:span><text:span text:style-name="_35_">e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o</text:span><text:span text:style-name="_35_">n</text:span><text:span text:style-name="_38_">e</text:span><text:span text:style-name="_33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p</text:span><text:span text:style-name="_36_">o</text:span><text:span text:style-name="_38_">w</text:span><text:span text:style-name="_33_">e</text:span><text:span text:style-name="_36_">r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g</text:span><text:span text:style-name="_32_">a</text:span><text:span text:style-name="_35_">i</text:span><text:span text:style-name="_38_">n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8_">n</text:span><text:span text:style-name="_33_">t</text:span><text:span text:style-name="_35_">r</text:span><text:span text:style-name="_38_">o</text:span><text:span text:style-name="_32_">l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e</text:span><text:span text:style-name="_35_">c</text:span><text:span text:style-name="_38_">i</text:span><text:span text:style-name="_32_">s</text:span><text:span text:style-name="_36_">i</text:span><text:span text:style-name="_38_">o</text:span><text:span text:style-name="_33_">n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c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s</text:span><text:span text:style-name="_33_">e</text:span><text:span text:style-name="_35_">n</text:span><text:span text:style-name="_39_">d</text:span><text:span text:style-name="_31_"> </text:span><text:span text:style-name="_35_">a</text:span><text:span text:style-name="_37_"> </text:span><text:span text:style-name="_32_">y</text:span><text:span text:style-name="_36_">o</text:span><text:span text:style-name="_39_">u</text:span><text:span text:style-name="_32_">n</text:span><text:span text:style-name="_36_">g</text:span><text:span text:style-name="_37_"> </text:span><text:span text:style-name="_32_">s</text:span><text:span text:style-name="_35_">o</text:span><text:span text:style-name="_38_">l</text:span><text:span text:style-name="_32_">d</text:span><text:span text:style-name="_36_">i</text:span><text:span text:style-name="_38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a</text:span><text:span text:style-name="_35_">r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a</text:span><text:span text:style-name="_38_">l</text:span><text:span text:style-name="_32_">l</text:span><text:span text:style-name="_35_">o</text:span><text:span text:style-name="_39_">w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3_">i</text:span><text:span text:style-name="_36_">c</text:span><text:span text:style-name="_37_"> </text:span><text:span text:style-name="_32_">d</text:span><text:span text:style-name="_35_">i</text:span><text:span text:style-name="_38_">s</text:span><text:span text:style-name="_32_">a</text:span><text:span text:style-name="_35_">s</text:span><text:span text:style-name="_39_">t</text:span><text:span text:style-name="_32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r</text:span><text:span text:style-name="_38_">o</text:span><text:span text:style-name="_33_">l</text:span><text:span text:style-name="_35_">l</text:span><text:span text:style-name="_37_"> </text:span><text:span text:style-name="_33_">b</text:span><text:span text:style-name="_35_">a</text:span><text:span text:style-name="_38_">c</text:span><text:span text:style-name="_33_">k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q</text:span><text:span text:style-name="_39_">u</text:span><text:span text:style-name="_32_">a</text:span><text:span text:style-name="_35_">l</text:span><text:span text:style-name="_37_"> </text:span><text:span text:style-name="_33_">r</text:span><text:span text:style-name="_36_">i</text:span><text:span text:style-name="_39_">g</text:span><text:span text:style-name="_32_">h</text:span><text:span text:style-name="_35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v</text:span><text:span text:style-name="_33_">o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r</text:span><text:span text:style-name="_35_">i</text:span><text:span text:style-name="_38_">g</text:span><text:span text:style-name="_32_">h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g</text:span><text:span text:style-name="_35_">e</text:span><text:span text:style-name="_39_">n</text:span><text:span text:style-name="_32_">e</text:span><text:span text:style-name="_35_">r</text:span><text:span text:style-name="_38_">a</text:span><text:span text:style-name="_32_">t</text:span><text:span text:style-name="_36_">i</text:span><text:span text:style-name="_38_">o</text:span><text:span text:style-name="_33_">n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9_">s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f</text:span><text:span text:style-name="_35_">o</text:span><text:span text:style-name="_39_">u</text:span><text:span text:style-name="_33_">g</text:span><text:span text:style-name="_35_">h</text:span><text:span text:style-name="_38_">t</text:span><text:span text:style-name="_33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d</text:span><text:span text:style-name="_38_">i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e</text:span><text:span text:style-name="_32_">c</text:span><text:span text:style-name="_36_">u</text:span><text:span text:style-name="_38_">r</text:span><text:span text:style-name="_33_">e</text:span><text:span text:style-name="_35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6_">n</text:span><text:span text:style-name="_38_">,</text:span><text:span text:style-name="_31_"> </text:span><text:span text:style-name="_35_">a</text:span><text:span text:style-name="_38_">s</text:span><text:span text:style-name="_31_"> </text:span><text:span text:style-name="_35_">f</text:span><text:span text:style-name="_39_">r</text:span><text:span text:style-name="_33_">u</text:span><text:span text:style-name="_36_">s</text:span><text:span text:style-name="_39_">t</text:span><text:span text:style-name="_32_">r</text:span><text:span text:style-name="_35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g</text:span><text:span text:style-name="_39_">r</text:span><text:span text:style-name="_32_">o</text:span><text:span text:style-name="_36_">w</text:span><text:span text:style-name="_38_">s</text:span><text:span text:style-name="_33_">,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6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4_"> </text:span><text:span text:style-name="_39_">u</text:span><text:span text:style-name="_33_">r</text:span><text:span text:style-name="_35_">g</text:span><text:span text:style-name="_39_">i</text:span><text:span text:style-name="_32_">n</text:span><text:span text:style-name="_35_">g</text:span><text:span text:style-name="_37_"> </text:span><text:span text:style-name="_33_">u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f</text:span><text:span text:style-name="_35_">a</text:span><text:span text:style-name="_39_">l</text:span><text:span text:style-name="_33_">l</text:span><text:span text:style-name="_34_"> </text:span><text:span text:style-name="_39_">b</text:span><text:span text:style-name="_33_">a</text:span><text:span text:style-name="_35_">c</text:span><text:span text:style-name="_38_">k</text:span><text:span text:style-name="_31_"> </text:span><text:span text:style-name="_35_">i</text:span><text:span text:style-name="_39_">n</text:span><text:span text:style-name="_33_">t</text:span><text:span text:style-name="_36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r</text:span><text:span text:style-name="_39_">e</text:span><text:span text:style-name="_32_">s</text:span><text:span text:style-name="_36_">p</text:span><text:span text:style-name="_38_">e</text:span><text:span text:style-name="_32_">c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t</text:span><text:span text:style-name="_35_">r</text:span><text:span text:style-name="_39_">i</text:span><text:span text:style-name="_32_">b</text:span><text:span text:style-name="_36_">e</text:span><text:span text:style-name="_38_">s</text:span><text:span text:style-name="_32_">,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c</text:span><text:span text:style-name="_36_">a</text:span><text:span text:style-name="_38_">p</text:span><text:span text:style-name="_32_">e</text:span><text:span text:style-name="_35_">g</text:span><text:span text:style-name="_39_">o</text:span><text:span text:style-name="_33_">a</text:span><text:span text:style-name="_35_">t</text:span><text:span text:style-name="_37_"> </text:span><text:span text:style-name="_33_">f</text:span><text:span text:style-name="_36_">e</text:span><text:span text:style-name="_39_">l</text:span><text:span text:style-name="_32_">l</text:span><text:span text:style-name="_36_">o</text:span><text:span text:style-name="_38_">w</text:span><text:span text:style-name="_31_"> </text:span><text:span text:style-name="_35_">c</text:span><text:span text:style-name="_38_">i</text:span><text:span text:style-name="_33_">t</text:span><text:span text:style-name="_36_">i</text:span><text:span text:style-name="_39_">z</text:span><text:span text:style-name="_32_">e</text:span><text:span text:style-name="_36_">n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d</text:span><text:span text:style-name="_32_">o</text:span><text:span text:style-name="_35_">n</text:span><text:span text:style-name="_39_">'</text:span><text:span text:style-name="_32_">t</text:span><text:span text:style-name="_34_"> </text:span><text:span text:style-name="_38_">l</text:span><text:span text:style-name="_33_">o</text:span><text:span text:style-name="_35_">o</text:span><text:span text:style-name="_39_">k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o</text:span><text:span text:style-name="_38_">r</text:span><text:span text:style-name="_31_"> </text:span><text:span text:style-name="_35_">p</text:span><text:span text:style-name="_38_">r</text:span><text:span text:style-name="_32_">a</text:span><text:span text:style-name="_36_">y</text:span><text:span text:style-name="_37_"> </text:span><text:span text:style-name="_32_">l</text:span><text:span text:style-name="_35_">i</text:span><text:span text:style-name="_38_">k</text:span><text:span text:style-name="_32_">e</text:span><text:span text:style-name="_34_"> </text:span><text:span text:style-name="_38_">u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v</text:span><text:span text:style-name="_35_">o</text:span><text:span text:style-name="_38_">t</text:span><text:span text:style-name="_32_">e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5_">w</text:span><text:span text:style-name="_38_">e</text:span><text:span text:style-name="_31_"> </text:span><text:span text:style-name="_36_">d</text:span><text:span text:style-name="_38_">o</text:span><text:span text:style-name="_33_">,</text:span><text:span text:style-name="_34_"> </text:span><text:span text:style-name="_38_">o</text:span><text:span text:style-name="_33_">r</text:span><text:span text:style-name="_34_"> </text:span><text:span text:style-name="_39_">s</text:span><text:span text:style-name="_32_">h</text:span><text:span text:style-name="_35_">a</text:span><text:span text:style-name="_38_">r</text:span><text:span text:style-name="_33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9_">b</text:span><text:span text:style-name="_32_">a</text:span><text:span text:style-name="_36_">c</text:span><text:span text:style-name="_38_">k</text:span><text:span text:style-name="_33_">g</text:span><text:span text:style-name="_36_">r</text:span><text:span text:style-name="_39_">o</text:span><text:span text:style-name="_33_">u</text:span><text:span text:style-name="_35_">n</text:span><text:span text:style-name="_39_">d</text:span><text:span text:style-name="_32_">.</text:span></text:p>
      <text:p text:style-name="P1"><text:span text:style-name="_39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8_">'</text:span><text:span text:style-name="_33_">t</text:span><text:span text:style-name="_34_"> </text:span><text:span text:style-name="_39_">a</text:span><text:span text:style-name="_32_">f</text:span><text:span text:style-name="_36_">f</text:span><text:span text:style-name="_38_">o</text:span><text:span text:style-name="_33_">r</text:span><text:span text:style-name="_35_">d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d</text:span><text:span text:style-name="_35_">o</text:span><text:span text:style-name="_38_">w</text:span><text:span text:style-name="_33_">n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6_">p</text:span><text:span text:style-name="_39_">a</text:span><text:span text:style-name="_33_">t</text:span><text:span text:style-name="_36_">h</text:span><text:span text:style-name="_38_">.</text:span><text:span text:style-name="_31_"> </text:span><text:span text:style-name="_36_">I</text:span><text:span text:style-name="_38_">t</text:span><text:span text:style-name="_31_"> </text:span><text:span text:style-name="_35_">w</text:span><text:span text:style-name="_39_">o</text:span><text:span text:style-name="_33_">n</text:span><text:span text:style-name="_35_">'</text:span><text:span text:style-name="_38_">t</text:span><text:span text:style-name="_31_"> </text:span><text:span text:style-name="_35_">d</text:span><text:span text:style-name="_39_">e</text:span><text:span text:style-name="_33_">l</text:span><text:span text:style-name="_36_">i</text:span><text:span text:style-name="_39_">v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p</text:span><text:span text:style-name="_35_">r</text:span><text:span text:style-name="_39_">o</text:span><text:span text:style-name="_32_">d</text:span><text:span text:style-name="_35_">u</text:span><text:span text:style-name="_38_">c</text:span><text:span text:style-name="_32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e</text:span><text:span text:style-name="_39_">c</text:span><text:span text:style-name="_33_">u</text:span><text:span text:style-name="_35_">r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w</text:span><text:span text:style-name="_35_">a</text:span><text:span text:style-name="_39_">n</text:span><text:span text:style-name="_32_">t</text:span><text:span text:style-name="_35_">.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m</text:span><text:span text:style-name="_38_">o</text:span><text:span text:style-name="_32_">s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a</text:span><text:span text:style-name="_35_">l</text:span><text:span text:style-name="_39_">l</text:span><text:span text:style-name="_33_">,</text:span><text:span text:style-name="_34_"> </text:span><text:span text:style-name="_38_">i</text:span><text:span text:style-name="_33_">t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a</text:span><text:span text:style-name="_38_">d</text:span><text:span text:style-name="_33_">i</text:span><text:span text:style-name="_36_">c</text:span><text:span text:style-name="_39_">t</text:span><text:span text:style-name="_32_">s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m</text:span><text:span text:style-name="_35_">a</text:span><text:span text:style-name="_38_">k</text:span><text:span text:style-name="_32_">e</text:span><text:span text:style-name="_36_">s</text:span><text:span text:style-name="_37_"> </text:span><text:span text:style-name="_33_">u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n</text:span><text:span text:style-name="_32_">v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8_">d</text:span><text:span text:style-name="_32_">.</text:span></text:p>
      <text:p text:style-name="P1"><text:span text:style-name="_39_">S</text:span><text:span text:style-name="_33_">o</text:span><text:span text:style-name="_35_">,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e</text:span><text:span text:style-name="_38_">l</text:span><text:span text:style-name="_32_">l</text:span><text:span text:style-name="_35_">o</text:span><text:span text:style-name="_39_">w</text:span><text:span text:style-name="_31_"> </text:span><text:span text:style-name="_36_">A</text:span><text:span text:style-name="_38_">m</text:span><text:span text:style-name="_32_">e</text:span><text:span text:style-name="_36_">r</text:span><text:span text:style-name="_39_">i</text:span><text:span text:style-name="_33_">c</text:span><text:span text:style-name="_35_">a</text:span><text:span text:style-name="_39_">n</text:span><text:span text:style-name="_32_">s</text:span><text:span text:style-name="_35_">,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3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p</text:span><text:span text:style-name="_33_">r</text:span><text:span text:style-name="_35_">e</text:span><text:span text:style-name="_38_">f</text:span><text:span text:style-name="_32_">e</text:span><text:span text:style-name="_35_">r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y</text:span><text:span text:style-name="_31_"> </text:span><text:span text:style-name="_36_">o</text:span><text:span text:style-name="_39_">r</text:span><text:span text:style-name="_31_"> </text:span><text:span text:style-name="_36_">n</text:span><text:span text:style-name="_38_">o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y</text:span><text:span text:style-name="_32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s</text:span><text:span text:style-name="_32_">u</text:span><text:span text:style-name="_36_">p</text:span><text:span text:style-name="_39_">p</text:span><text:span text:style-name="_33_">o</text:span><text:span text:style-name="_36_">r</text:span><text:span text:style-name="_38_">t</text:span><text:span text:style-name="_33_">e</text:span><text:span text:style-name="_35_">d</text:span><text:span text:style-name="_37_"> </text:span><text:span text:style-name="_33_">m</text:span><text:span text:style-name="_36_">y</text:span><text:span text:style-name="_37_"> </text:span><text:span text:style-name="_33_">a</text:span><text:span text:style-name="_35_">g</text:span><text:span text:style-name="_38_">e</text:span><text:span text:style-name="_33_">n</text:span><text:span text:style-name="_36_">d</text:span><text:span text:style-name="_39_">a</text:span><text:span text:style-name="_31_"> </text:span><text:span text:style-name="_35_">o</text:span><text:span text:style-name="_38_">r</text:span><text:span text:style-name="_31_"> </text:span><text:span text:style-name="_35_">f</text:span><text:span text:style-name="_39_">o</text:span><text:span text:style-name="_33_">u</text:span><text:span text:style-name="_36_">g</text:span><text:span text:style-name="_38_">h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h</text:span><text:span text:style-name="_33_">a</text:span><text:span text:style-name="_35_">r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y</text:span><text:span text:style-name="_39_">o</text:span><text:span text:style-name="_32_">u</text:span><text:span text:style-name="_34_"> </text:span><text:span text:style-name="_38_">c</text:span><text:span text:style-name="_33_">o</text:span><text:span text:style-name="_36_">u</text:span><text:span text:style-name="_39_">l</text:span><text:span text:style-name="_33_">d</text:span><text:span text:style-name="_34_"> </text:span><text:span text:style-name="_38_">a</text:span><text:span text:style-name="_32_">g</text:span><text:span text:style-name="_36_">a</text:span><text:span text:style-name="_38_">i</text:span><text:span text:style-name="_33_">n</text:span><text:span text:style-name="_36_">s</text:span><text:span text:style-name="_39_">t</text:span><text:span text:style-name="_31_"> </text:span><text:span text:style-name="_36_">i</text:span><text:span text:style-name="_38_">t</text:span><text:span text:style-name="_31_"> </text:span>--<text:span text:style-name="_31_"> </text:span><text:span text:style-name="_35_">o</text:span><text:span text:style-name="_38_">u</text:span><text:span text:style-name="_33_">r</text:span><text:span text:style-name="_34_"> </text:span><text:span text:style-name="_38_">c</text:span><text:span text:style-name="_32_">o</text:span><text:span text:style-name="_35_">l</text:span><text:span text:style-name="_38_">l</text:span><text:span text:style-name="_32_">e</text:span><text:span text:style-name="_35_">c</text:span><text:span text:style-name="_39_">t</text:span><text:span text:style-name="_32_">i</text:span><text:span text:style-name="_35_">v</text:span><text:span text:style-name="_38_">e</text:span><text:span text:style-name="_31_"> </text:span><text:span text:style-name="_36_">f</text:span><text:span text:style-name="_39_">u</text:span><text:span text:style-name="_32_">t</text:span><text:span text:style-name="_35_">u</text:span><text:span text:style-name="_38_">r</text:span><text:span text:style-name="_33_">e</text:span><text:span text:style-name="_35_">s</text:span><text:span text:style-name="_37_"> </text:span><text:span text:style-name="_33_">d</text:span><text:span text:style-name="_35_">e</text:span><text:span text:style-name="_38_">p</text:span><text:span text:style-name="_33_">e</text:span><text:span text:style-name="_35_">n</text:span><text:span text:style-name="_39_">d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y</text:span><text:span text:style-name="_33_">o</text:span><text:span text:style-name="_36_">u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9_">i</text:span><text:span text:style-name="_32_">n</text:span><text:span text:style-name="_35_">g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u</text:span><text:span text:style-name="_39_">p</text:span><text:span text:style-name="_32_">h</text:span><text:span text:style-name="_36_">o</text:span><text:span text:style-name="_38_">l</text:span><text:span text:style-name="_32_">d</text:span><text:span text:style-name="_34_"> </text:span><text:span text:style-name="_39_">y</text:span><text:span text:style-name="_33_">o</text:span><text:span text:style-name="_35_">u</text:span><text:span text:style-name="_39_">r</text:span><text:span text:style-name="_31_"> </text:span><text:span text:style-name="_36_">d</text:span><text:span text:style-name="_38_">u</text:span><text:span text:style-name="_33_">t</text:span><text:span text:style-name="_35_">i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i</text:span><text:span text:style-name="_32_">t</text:span><text:span text:style-name="_36_">i</text:span><text:span text:style-name="_39_">z</text:span><text:span text:style-name="_32_">e</text:span><text:span text:style-name="_36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8_">o</text:span><text:span text:style-name="_33_">t</text:span><text:span text:style-name="_36_">e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p</text:span><text:span text:style-name="_33_">e</text:span><text:span text:style-name="_36_">a</text:span><text:span text:style-name="_38_">k</text:span><text:span text:style-name="_31_"> </text:span><text:span text:style-name="_36_">o</text:span><text:span text:style-name="_38_">u</text:span><text:span text:style-name="_32_">t</text:span><text:span text:style-name="_35_">.</text:span><text:span text:style-name="_37_"> </text:span><text:span text:style-name="_33_">T</text:span><text:span text:style-name="_35_">o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7_"> </text:span><text:span text:style-name="_33_">u</text:span><text:span text:style-name="_36_">p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3_">s</text:span><text:span text:style-name="_35_">,</text:span><text:span text:style-name="_37_"> </text:span><text:span text:style-name="_32_">e</text:span><text:span text:style-name="_36_">s</text:span><text:span text:style-name="_39_">p</text:span><text:span text:style-name="_32_">e</text:span><text:span text:style-name="_36_">c</text:span><text:span text:style-name="_38_">i</text:span><text:span text:style-name="_33_">a</text:span><text:span text:style-name="_35_">l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9_">a</text:span><text:span text:style-name="_32_">k</text:span><text:span text:style-name="_36_">,</text:span><text:span text:style-name="_37_"> </text:span><text:span text:style-name="_32_">e</text:span><text:span text:style-name="_35_">s</text:span><text:span text:style-name="_38_">p</text:span><text:span text:style-name="_33_">e</text:span><text:span text:style-name="_35_">c</text:span><text:span text:style-name="_38_">i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v</text:span><text:span text:style-name="_36_">u</text:span><text:span text:style-name="_39_">l</text:span><text:span text:style-name="_33_">n</text:span><text:span text:style-name="_36_">e</text:span><text:span text:style-name="_39_">r</text:span><text:span text:style-name="_32_">a</text:span><text:span text:style-name="_36_">b</text:span><text:span text:style-name="_38_">l</text:span><text:span text:style-name="_33_">e</text:span><text:span text:style-name="_36_">,</text:span><text:span text:style-name="_37_"> </text:span><text:span text:style-name="_33_">k</text:span><text:span text:style-name="_36_">n</text:span><text:span text:style-name="_38_">o</text:span><text:span text:style-name="_33_">w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6_">h</text:span><text:span text:style-name="_37_"> </text:span><text:span text:style-name="_32_">o</text:span><text:span text:style-name="_36_">f</text:span><text:span text:style-name="_37_"> </text:span><text:span text:style-name="_33_">u</text:span><text:span text:style-name="_36_">s</text:span><text:span text:style-name="_37_"> </text:span><text:span text:style-name="_33_">i</text:span><text:span text:style-name="_35_">s</text:span><text:span text:style-name="_37_"> </text:span><text:span text:style-name="_32_">o</text:span><text:span text:style-name="_35_">n</text:span><text:span text:style-name="_39_">l</text:span><text:span text:style-name="_32_">y</text:span><text:span text:style-name="_34_"> 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b</text:span><text:span text:style-name="_39_">e</text:span><text:span text:style-name="_33_">c</text:span><text:span text:style-name="_35_">a</text:span><text:span text:style-name="_39_">u</text:span><text:span text:style-name="_32_">s</text:span><text:span text:style-name="_35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b</text:span><text:span text:style-name="_38_">o</text:span><text:span text:style-name="_32_">d</text:span><text:span text:style-name="_36_">y</text:span><text:span text:style-name="_38_">,</text:span><text:span text:style-name="_31_"> </text:span><text:span text:style-name="_36_">s</text:span><text:span text:style-name="_38_">o</text:span><text:span text:style-name="_33_">m</text:span><text:span text:style-name="_36_">e</text:span><text:span text:style-name="_38_">w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3_">s</text:span><text:span text:style-name="_35_">t</text:span><text:span text:style-name="_39_">o</text:span><text:span text:style-name="_33_">o</text:span><text:span text:style-name="_35_">d</text:span><text:span text:style-name="_37_"> </text:span><text:span text:style-name="_33_">u</text:span><text:span text:style-name="_35_">p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.</text:span><text:span text:style-name="_34_"> </text:span><text:span text:style-name="_38_">W</text:span><text:span text:style-name="_33_">e</text:span><text:span text:style-name="_34_"> </text:span><text:span text:style-name="_38_">n</text:span><text:span text:style-name="_32_">e</text:span><text:span text:style-name="_36_">e</text:span><text:span text:style-name="_39_">d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5_">y</text:span><text:span text:style-name="_37_"> </text:span><text:span text:style-name="_32_">a</text:span><text:span text:style-name="_36_">c</text:span><text:span text:style-name="_38_">t</text:span><text:span text:style-name="_32_">i</text:span><text:span text:style-name="_36_">v</text:span><text:span text:style-name="_38_">e</text:span><text:span text:style-name="_31_"> </text:span><text:span text:style-name="_36_">i</text:span><text:span text:style-name="_39_">n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p</text:span><text:span text:style-name="_32_">u</text:span><text:span text:style-name="_35_">b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i</text:span><text:span text:style-name="_39_">f</text:span><text:span text:style-name="_33_">e</text:span><text:span text:style-name="_34_"> </text:span>--<text:span text:style-name="_34_"> </text:span><text:span text:style-name="_39_">a</text:span><text:span text:style-name="_32_">n</text:span><text:span text:style-name="_35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j</text:span><text:span text:style-name="_38_">u</text:span><text:span text:style-name="_32_">s</text:span><text:span text:style-name="_36_">t</text:span><text:span text:style-name="_37_"> </text:span><text:span text:style-name="_33_">d</text:span><text:span text:style-name="_36_">u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l</text:span><text:span text:style-name="_32_">e</text:span><text:span text:style-name="_36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--<text:span text:style-name="_37_"> </text:span><text:span text:style-name="_32_">s</text:span><text:span text:style-name="_35_">o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p</text:span><text:span text:style-name="_36_">u</text:span><text:span text:style-name="_39_">b</text:span><text:span text:style-name="_32_">l</text:span><text:span text:style-name="_36_">i</text:span><text:span text:style-name="_39_">c</text:span><text:span text:style-name="_31_"> </text:span><text:span text:style-name="_36_">l</text:span><text:span text:style-name="_39_">i</text:span><text:span text:style-name="_32_">f</text:span><text:span text:style-name="_35_">e</text:span><text:span text:style-name="_37_"> </text:span><text:span text:style-name="_33_">r</text:span><text:span text:style-name="_35_">e</text:span><text:span text:style-name="_38_">f</text:span><text:span text:style-name="_32_">l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9_">o</text:span><text:span text:style-name="_33_">o</text:span><text:span text:style-name="_36_">d</text:span><text:span text:style-name="_39_">n</text:span><text:span text:style-name="_32_">e</text:span><text:span text:style-name="_35_">s</text:span><text:span text:style-name="_39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d</text:span><text:span text:style-name="_35_">e</text:span><text:span text:style-name="_38_">c</text:span><text:span text:style-name="_32_">e</text:span><text:span text:style-name="_35_">n</text:span><text:span text:style-name="_38_">c</text:span><text:span text:style-name="_33_">y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5_">c</text:span><text:span text:style-name="_38_">a</text:span><text:span text:style-name="_32_">n</text:span><text:span text:style-name="_34_"> </text:span><text:span text:style-name="_39_">p</text:span><text:span text:style-name="_32_">e</text:span><text:span text:style-name="_36_">o</text:span><text:span text:style-name="_38_">p</text:span><text:span text:style-name="_33_">l</text:span><text:span text:style-name="_35_">e</text:span><text:span text:style-name="_37_"> </text:span><text:span text:style-name="_32_">e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s</text:span><text:span text:style-name="_36_">i</text:span><text:span text:style-name="_39_">n</text:span><text:span text:style-name="_33_">g</text:span><text:span text:style-name="_35_">l</text:span><text:span text:style-name="_39_">e</text:span><text:span text:style-name="_31_"> </text:span><text:span text:style-name="_36_">d</text:span><text:span text:style-name="_39_">a</text:span><text:span text:style-name="_33_">y</text:span><text:span text:style-name="_36_">.</text:span></text:p>
      <text:p text:style-name="P1"><text:span text:style-name="_33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e</text:span><text:span text:style-name="_39_">a</text:span><text:span text:style-name="_32_">s</text:span><text:span text:style-name="_36_">y</text:span><text:span text:style-name="_38_">.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r</text:span><text:span text:style-name="_35_">a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c</text:span><text:span text:style-name="_36_">r</text:span><text:span text:style-name="_38_">a</text:span><text:span text:style-name="_32_">c</text:span><text:span text:style-name="_35_">y</text:span><text:span text:style-name="_37_"> </text:span><text:span text:style-name="_32_">i</text:span><text:span text:style-name="_36_">s</text:span><text:span text:style-name="_37_"> </text:span><text:span text:style-name="_32_">h</text:span><text:span text:style-name="_35_">a</text:span><text:span text:style-name="_39_">r</text:span><text:span text:style-name="_33_">d</text:span><text:span text:style-name="_35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I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a</text:span><text:span text:style-name="_37_"> </text:span><text:span text:style-name="_32_">y</text:span><text:span text:style-name="_35_">e</text:span><text:span text:style-name="_38_">a</text:span><text:span text:style-name="_33_">r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n</text:span><text:span text:style-name="_39_">o</text:span><text:span text:style-name="_33_">w</text:span><text:span text:style-name="_35_">,</text:span><text:span text:style-name="_37_"> </text:span><text:span text:style-name="_33_">w</text:span><text:span text:style-name="_36_">h</text:span><text:span text:style-name="_38_">e</text:span><text:span text:style-name="_33_">n</text:span><text:span text:style-name="_34_"> </text:span><text:span text:style-name="_38_">I</text:span><text:span text:style-name="_31_"> </text:span><text:span text:style-name="_35_">n</text:span><text:span text:style-name="_39_">o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r</text:span><text:span text:style-name="_34_"> </text:span><text:span text:style-name="_38_">h</text:span><text:span text:style-name="_33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o</text:span><text:span text:style-name="_36_">f</text:span><text:span text:style-name="_39_">f</text:span><text:span text:style-name="_32_">i</text:span><text:span text:style-name="_36_">c</text:span><text:span text:style-name="_38_">e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y</text:span><text:span text:style-name="_32_">o</text:span><text:span text:style-name="_35_">u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c</text:span><text:span text:style-name="_33_">i</text:span><text:span text:style-name="_36_">t</text:span><text:span text:style-name="_39_">i</text:span><text:span text:style-name="_32_">z</text:span><text:span text:style-name="_36_">e</text:span><text:span text:style-name="_38_">n</text:span><text:span text:style-name="_33_">,</text:span><text:span text:style-name="_34_"> </text:span><text:span text:style-name="_39_">i</text:span><text:span text:style-name="_32_">n</text:span><text:span text:style-name="_36_">s</text:span><text:span text:style-name="_39_">p</text:span><text:span text:style-name="_33_">i</text:span><text:span text:style-name="_36_">r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3_">h</text:span><text:span text:style-name="_35_">o</text:span><text:span text:style-name="_38_">s</text:span><text:span text:style-name="_32_">e</text:span><text:span text:style-name="_34_"> </text:span><text:span text:style-name="_38_">v</text:span><text:span text:style-name="_33_">o</text:span><text:span text:style-name="_36_">i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6_">a</text:span><text:span text:style-name="_39_">i</text:span><text:span text:style-name="_33_">r</text:span><text:span text:style-name="_36_">n</text:span><text:span text:style-name="_39_">e</text:span><text:span text:style-name="_32_">s</text:span><text:span text:style-name="_36_">s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v</text:span><text:span text:style-name="_38_">i</text:span><text:span text:style-name="_33_">s</text:span><text:span text:style-name="_35_">i</text:span><text:span text:style-name="_39_">o</text:span><text:span text:style-name="_33_">n</text:span><text:span text:style-name="_35_">,</text:span><text:span text:style-name="_37_"> </text:span><text:span text:style-name="_33_">o</text:span><text:span text:style-name="_35_">f</text:span><text:span text:style-name="_37_"> </text:span><text:span text:style-name="_32_">g</text:span><text:span text:style-name="_35_">r</text:span><text:span text:style-name="_39_">i</text:span><text:span text:style-name="_33_">t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g</text:span><text:span text:style-name="_36_">o</text:span><text:span text:style-name="_38_">o</text:span><text:span text:style-name="_33_">d</text:span><text:span text:style-name="_34_"> </text:span><text:span text:style-name="_38_">h</text:span><text:span text:style-name="_32_">u</text:span><text:span text:style-name="_36_">m</text:span><text:span text:style-name="_39_">o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k</text:span><text:span text:style-name="_35_">i</text:span><text:span text:style-name="_38_">n</text:span><text:span text:style-name="_32_">d</text:span><text:span text:style-name="_35_">n</text:span><text:span text:style-name="_39_">e</text:span><text:span text:style-name="_32_">s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5_">l</text:span><text:span text:style-name="_38_">p</text:span><text:span text:style-name="_32_">e</text:span><text:span text:style-name="_35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3_">a</text:span><text:span text:style-name="_34_"> </text:span><text:span text:style-name="_38_">t</text:span><text:span text:style-name="_33_">r</text:span><text:span text:style-name="_36_">a</text:span><text:span text:style-name="_39_">v</text:span><text:span text:style-name="_33_">e</text:span><text:span text:style-name="_36_">l</text:span><text:span text:style-name="_37_"> </text:span><text:span text:style-name="_33_">s</text:span><text:span text:style-name="_35_">o</text:span><text:span text:style-name="_37_"> </text:span><text:span text:style-name="_33_">f</text:span><text:span text:style-name="_35_">a</text:span><text:span text:style-name="_39_">r</text:span><text:span text:style-name="_33_">.</text:span><text:span text:style-name="_34_"> </text:span><text:span text:style-name="_38_">V</text:span><text:span text:style-name="_32_">o</text:span><text:span text:style-name="_36_">i</text:span><text:span text:style-name="_38_">c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5_">l</text:span><text:span text:style-name="_38_">p</text:span><text:span text:style-name="_31_"> </text:span><text:span text:style-name="_36_">u</text:span><text:span text:style-name="_38_">s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o</text:span><text:span text:style-name="_33_">u</text:span><text:span text:style-name="_36_">r</text:span><text:span text:style-name="_39_">s</text:span><text:span text:style-name="_32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,</text:span><text:span text:style-name="_34_"> </text:span><text:span text:style-name="_38_">f</text:span><text:span text:style-name="_32_">i</text:span><text:span text:style-name="_35_">r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f</text:span><text:span text:style-name="_35_">o</text:span><text:span text:style-name="_39_">r</text:span><text:span text:style-name="_32_">e</text:span><text:span text:style-name="_36_">m</text:span><text:span text:style-name="_38_">o</text:span><text:span text:style-name="_33_">s</text:span><text:span text:style-name="_35_">t</text:span><text:span text:style-name="_38_">,</text:span><text:span text:style-name="_31_"> </text:span><text:span text:style-name="_35_">a</text:span><text:span text:style-name="_38_">s</text:span><text:span text:style-name="_31_"> </text:span><text:span text:style-name="_36_">b</text:span><text:span text:style-name="_38_">l</text:span><text:span text:style-name="_32_">a</text:span><text:span text:style-name="_35_">c</text:span><text:span text:style-name="_39_">k</text:span><text:span text:style-name="_31_"> </text:span><text:span text:style-name="_36_">o</text:span><text:span text:style-name="_38_">r</text:span><text:span text:style-name="_31_"> </text:span><text:span text:style-name="_35_">w</text:span><text:span text:style-name="_38_">h</text:span><text:span text:style-name="_33_">i</text:span><text:span text:style-name="_36_">t</text:span><text:span text:style-name="_39_">e</text:span><text:span text:style-name="_33_">,</text:span><text:span text:style-name="_34_"> </text:span><text:span text:style-name="_39_">o</text:span><text:span text:style-name="_32_">r</text:span><text:span text:style-name="_34_"> </text:span><text:span text:style-name="_39_">A</text:span><text:span text:style-name="_33_">s</text:span><text:span text:style-name="_35_">i</text:span><text:span text:style-name="_38_">a</text:span><text:span text:style-name="_33_">n</text:span><text:span text:style-name="_34_"> </text:span><text:span text:style-name="_39_">o</text:span><text:span text:style-name="_33_">r</text:span><text:span text:style-name="_34_"> </text:span><text:span text:style-name="_38_">L</text:span><text:span text:style-name="_32_">a</text:span><text:span text:style-name="_35_">t</text:span><text:span text:style-name="_38_">i</text:span><text:span text:style-name="_32_">n</text:span><text:span text:style-name="_36_">o</text:span><text:span text:style-name="_38_">,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a</text:span><text:span text:style-name="_32_">s</text:span><text:span text:style-name="_34_"> </text:span><text:span text:style-name="_38_">g</text:span><text:span text:style-name="_33_">a</text:span><text:span text:style-name="_35_">y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t</text:span><text:span text:style-name="_38_">r</text:span><text:span text:style-name="_32_">a</text:span><text:span text:style-name="_35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5_">i</text:span><text:span text:style-name="_38_">m</text:span><text:span text:style-name="_32_">m</text:span><text:span text:style-name="_36_">i</text:span><text:span text:style-name="_39_">g</text:span><text:span text:style-name="_33_">r</text:span><text:span text:style-name="_36_">a</text:span><text:span text:style-name="_39_">n</text:span><text:span text:style-name="_32_">t</text:span><text:span text:style-name="_34_"> </text:span><text:span text:style-name="_38_">o</text:span><text:span text:style-name="_33_">r</text:span><text:span text:style-name="_34_"> </text:span><text:span text:style-name="_39_">n</text:span><text:span text:style-name="_33_">a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b</text:span><text:span text:style-name="_35_">o</text:span><text:span text:style-name="_38_">r</text:span><text:span text:style-name="_33_">n</text:span><text:span text:style-name="_35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a</text:span><text:span text:style-name="_38_">s</text:span><text:span text:style-name="_31_"> </text:span><text:span text:style-name="_36_">D</text:span><text:span text:style-name="_39_">e</text:span><text:span text:style-name="_33_">m</text:span><text:span text:style-name="_35_">o</text:span><text:span text:style-name="_39_">c</text:span><text:span text:style-name="_33_">r</text:span><text:span text:style-name="_35_">a</text:span><text:span text:style-name="_38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e</text:span><text:span text:style-name="_33_">p</text:span><text:span text:style-name="_35_">u</text:span><text:span text:style-name="_39_">b</text:span><text:span text:style-name="_32_">l</text:span><text:span text:style-name="_36_">i</text:span><text:span text:style-name="_38_">c</text:span><text:span text:style-name="_32_">a</text:span><text:span text:style-name="_36_">n</text:span><text:span text:style-name="_39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2_">m</text:span><text:span text:style-name="_35_">e</text:span><text:span text:style-name="_39_">r</text:span><text:span text:style-name="_32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b</text:span><text:span text:style-name="_38_">o</text:span><text:span text:style-name="_32_">u</text:span><text:span text:style-name="_35_">n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m</text:span><text:span text:style-name="_33_">m</text:span><text:span text:style-name="_36_">o</text:span><text:span text:style-name="_38_">n</text:span><text:span text:style-name="_31_"> </text:span><text:span text:style-name="_35_">c</text:span><text:span text:style-name="_38_">r</text:span><text:span text:style-name="_32_">e</text:span><text:span text:style-name="_36_">e</text:span><text:span text:style-name="_39_">d</text:span><text:span text:style-name="_32_">.</text:span><text:span text:style-name="_34_"> </text:span><text:span text:style-name="_38_">V</text:span><text:span text:style-name="_32_">o</text:span><text:span text:style-name="_36_">i</text:span><text:span text:style-name="_39_">c</text:span><text:span text:style-name="_33_">e</text:span><text:span text:style-name="_36_">s</text:span><text:span text:style-name="_37_"> </text:span><text:span text:style-name="_32_">D</text:span><text:span text:style-name="_35_">r</text:span><text:span text:style-name="_38_">.</text:span><text:span text:style-name="_31_"> </text:span><text:span text:style-name="_36_">K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e</text:span><text:span text:style-name="_38_">l</text:span><text:span text:style-name="_33_">i</text:span><text:span text:style-name="_35_">e</text:span><text:span text:style-name="_38_">v</text:span><text:span text:style-name="_32_">e</text:span><text:span text:style-name="_36_">d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6_">i</text:span><text:span text:style-name="_39_">n</text:span><text:span text:style-name="_33_">a</text:span><text:span text:style-name="_35_">l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--<text:span text:style-name="_34_"> </text:span><text:span text:style-name="_38_">v</text:span><text:span text:style-name="_33_">o</text:span><text:span text:style-name="_35_">i</text:span><text:span text:style-name="_38_">c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u</text:span><text:span text:style-name="_35_">n</text:span><text:span text:style-name="_39_">a</text:span><text:span text:style-name="_32_">r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r</text:span><text:span text:style-name="_35_">u</text:span><text:span text:style-name="_38_">t</text:span><text:span text:style-name="_32_">h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u</text:span><text:span text:style-name="_35_">n</text:span><text:span text:style-name="_38_">c</text:span><text:span text:style-name="_33_">o</text:span><text:span text:style-name="_35_">n</text:span><text:span text:style-name="_38_">d</text:span><text:span text:style-name="_32_">i</text:span><text:span text:style-name="_35_">t</text:span><text:span text:style-name="_39_">i</text:span><text:span text:style-name="_32_">o</text:span><text:span text:style-name="_35_">n</text:span><text:span text:style-name="_38_">a</text:span><text:span text:style-name="_32_">l</text:span><text:span text:style-name="_34_"> </text:span><text:span text:style-name="_39_">l</text:span><text:span text:style-name="_33_">o</text:span><text:span text:style-name="_36_">v</text:span><text:span text:style-name="_38_">e</text:span><text:span text:style-name="_32_">.</text:span></text:p>
      <text:p text:style-name="P1"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3_">y</text:span><text:span text:style-name="_35_">'</text:span><text:span text:style-name="_38_">r</text:span><text:span text:style-name="_33_">e</text:span><text:span text:style-name="_34_"> </text:span><text:span text:style-name="_38_">o</text:span><text:span text:style-name="_33_">u</text:span><text:span text:style-name="_36_">t</text:span><text:span text:style-name="_37_"> </text:span><text:span text:style-name="_32_">t</text:span><text:span text:style-name="_35_">h</text:span><text:span text:style-name="_38_">e</text:span><text:span text:style-name="_33_">r</text:span><text:span text:style-name="_35_">e</text:span><text:span text:style-name="_38_">,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6_">.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d</text:span><text:span text:style-name="_33_">o</text:span><text:span text:style-name="_35_">n</text:span><text:span text:style-name="_38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5_">n</text:span><text:span text:style-name="_38_">t</text:span><text:span text:style-name="_33_">i</text:span><text:span text:style-name="_35_">o</text:span><text:span text:style-name="_38_">n</text:span><text:span text:style-name="_32_">;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k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a</text:span><text:span text:style-name="_38_">n</text:span><text:span text:style-name="_32_">f</text:span><text:span text:style-name="_36_">a</text:span><text:span text:style-name="_39_">r</text:span><text:span text:style-name="_32_">e</text:span><text:span text:style-name="_35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r</text:span><text:span text:style-name="_35_">e</text:span><text:span text:style-name="_37_"> </text:span><text:span text:style-name="_33_">b</text:span><text:span text:style-name="_35_">u</text:span><text:span text:style-name="_38_">s</text:span><text:span text:style-name="_33_">y</text:span><text:span text:style-name="_34_"> </text:span><text:span text:style-name="_38_">d</text:span><text:span text:style-name="_32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7_"> </text:span><text:span text:style-name="_32_">n</text:span><text:span text:style-name="_36_">e</text:span><text:span text:style-name="_39_">e</text:span><text:span text:style-name="_33_">d</text:span><text:span text:style-name="_36_">s</text:span><text:span text:style-name="_37_"> </text:span><text:span text:style-name="_33_">d</text:span><text:span text:style-name="_35_">o</text:span><text:span text:style-name="_38_">i</text:span><text:span text:style-name="_33_">n</text:span><text:span text:style-name="_36_">g</text:span><text:span text:style-name="_39_">.</text:span><text:span text:style-name="_31_"> </text:span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t</text:span><text:span text:style-name="_38_">h</text:span><text:span text:style-name="_33_">e</text:span><text:span text:style-name="_36_">m</text:span><text:span text:style-name="_37_"> </text:span><text:span text:style-name="_33_">e</text:span><text:span text:style-name="_35_">v</text:span><text:span text:style-name="_38_">e</text:span><text:span text:style-name="_32_">r</text:span><text:span text:style-name="_36_">y</text:span><text:span text:style-name="_39_">w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1_"> </text:span><text:span text:style-name="_35_">t</text:span><text:span text:style-name="_38_">r</text:span><text:span text:style-name="_33_">a</text:span><text:span text:style-name="_36_">v</text:span><text:span text:style-name="_38_">e</text:span><text:span text:style-name="_33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9_">n</text:span><text:span text:style-name="_32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c</text:span><text:span text:style-name="_36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o</text:span><text:span text:style-name="_32_">u</text:span><text:span text:style-name="_35_">r</text:span><text:span text:style-name="_38_">s</text:span><text:span text:style-name="_32_">.</text:span><text:span text:style-name="_34_"> </text:span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y</text:span><text:span text:style-name="_33_">o</text:span><text:span text:style-name="_36_">u</text:span><text:span text:style-name="_39_">,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5_">o</text:span><text:span text:style-name="_38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y</text:span><text:span text:style-name="_33_">o</text:span><text:span text:style-name="_35_">u</text:span><text:span text:style-name="_38_">r</text:span><text:span text:style-name="_31_"> </text:span><text:span text:style-name="_36_">d</text:span><text:span text:style-name="_39_">a</text:span><text:span text:style-name="_33_">i</text:span><text:span text:style-name="_35_">l</text:span><text:span text:style-name="_38_">y</text:span><text:span text:style-name="_31_"> </text:span><text:span text:style-name="_35_">a</text:span><text:span text:style-name="_39_">c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c</text:span><text:span text:style-name="_35_">i</text:span><text:span text:style-name="_38_">t</text:span><text:span text:style-name="_33_">i</text:span><text:span text:style-name="_35_">z</text:span><text:span text:style-name="_39_">e</text:span><text:span text:style-name="_32_">n</text:span><text:span text:style-name="_36_">s</text:span><text:span text:style-name="_38_">h</text:span><text:span text:style-name="_33_">i</text:span><text:span text:style-name="_36_">p</text:span><text:span text:style-name="_38_">,</text:span><text:span text:style-name="_31_"> </text:span><text:span text:style-name="_35_">I</text:span><text:span text:style-name="_37_"> </text:span><text:span text:style-name="_32_">s</text:span><text:span text:style-name="_35_">e</text:span><text:span text:style-name="_39_">e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f</text:span><text:span text:style-name="_33_">u</text:span><text:span text:style-name="_36_">t</text:span><text:span text:style-name="_39_">u</text:span><text:span text:style-name="_33_">r</text:span><text:span text:style-name="_36_">e</text:span><text:span text:style-name="_37_"> </text:span><text:span text:style-name="_32_">u</text:span><text:span text:style-name="_36_">n</text:span><text:span text:style-name="_39_">f</text:span><text:span text:style-name="_32_">o</text:span><text:span text:style-name="_35_">l</text:span><text:span text:style-name="_38_">d</text:span><text:span text:style-name="_32_">i</text:span><text:span text:style-name="_35_">n</text:span><text:span text:style-name="_39_">g</text:span><text:span text:style-name="_33_">.</text:span></text:p>
      <text:p text:style-name="P1"><text:soft-page-break/><text:span text:style-name="_39_">I</text:span><text:span text:style-name="_31_"> </text:span><text:span text:style-name="_36_">s</text:span><text:span text:style-name="_39_">e</text:span><text:span text:style-name="_33_">e</text:span><text:span text:style-name="_34_"> </text:span><text:span text:style-name="_39_">i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6_">e</text:span><text:span text:style-name="_38_">r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s</text:span><text:span text:style-name="_35_">s</text:span><text:span text:style-name="_38_">e</text:span><text:span text:style-name="_32_">m</text:span><text:span text:style-name="_35_">b</text:span><text:span text:style-name="_39_">l</text:span><text:span text:style-name="_32_">y</text:span><text:span text:style-name="_34_"> </text:span><text:span text:style-name="_38_">l</text:span><text:span text:style-name="_33_">i</text:span><text:span text:style-name="_36_">n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l</text:span><text:span text:style-name="_36_">o</text:span><text:span text:style-name="_39_">c</text:span><text:span text:style-name="_32_">k</text:span><text:span text:style-name="_35_">e</text:span><text:span text:style-name="_39_">d</text:span><text:span text:style-name="_31_"> </text:span><text:span text:style-name="_35_">e</text:span><text:span text:style-name="_38_">x</text:span><text:span text:style-name="_33_">t</text:span><text:span text:style-name="_35_">r</text:span><text:span text:style-name="_39_">a</text:span><text:span text:style-name="_31_"> </text:span><text:span text:style-name="_36_">s</text:span><text:span text:style-name="_38_">h</text:span><text:span text:style-name="_33_">i</text:span><text:span text:style-name="_36_">f</text:span><text:span text:style-name="_38_">t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k</text:span><text:span text:style-name="_33_">e</text:span><text:span text:style-name="_35_">e</text:span><text:span text:style-name="_39_">p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p</text:span><text:span text:style-name="_32_">e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5_">o</text:span><text:span text:style-name="_39_">s</text:span><text:span text:style-name="_33_">s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p</text:span><text:span text:style-name="_36_">a</text:span><text:span text:style-name="_39_">y</text:span><text:span text:style-name="_33_">s</text:span><text:span text:style-name="_34_"> </text:span><text:span text:style-name="_38_">h</text:span><text:span text:style-name="_32_">i</text:span><text:span text:style-name="_35_">m</text:span><text:span text:style-name="_37_"> </text:span><text:span text:style-name="_33_">h</text:span><text:span text:style-name="_35_">i</text:span><text:span text:style-name="_38_">g</text:span><text:span text:style-name="_32_">h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g</text:span><text:span text:style-name="_36_">e</text:span><text:span text:style-name="_39_">s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e</text:span><text:span text:style-name="_33_">a</text:span><text:span text:style-name="_36_">d</text:span><text:span text:style-name="_37_"> </text:span><text:span text:style-name="_33_">o</text:span><text:span text:style-name="_35_">f</text:span><text:span text:style-name="_37_"> </text:span><text:span text:style-name="_32_">l</text:span><text:span text:style-name="_35_">a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o</text:span><text:span text:style-name="_32_">f</text:span><text:span text:style-name="_36_">f</text:span><text:span text:style-name="_38_">.</text:span></text:p>
      <text:p text:style-name="P1"><text:span text:style-name="_35_">I</text:span><text:span text:style-name="_37_"> </text:span><text:span text:style-name="_32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r</text:span><text:span text:style-name="_36_">e</text:span><text:span text:style-name="_38_">a</text:span><text:span text:style-name="_33_">m</text:span><text:span text:style-name="_35_">e</text:span><text:span text:style-name="_39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s</text:span><text:span text:style-name="_33_">t</text:span><text:span text:style-name="_35_">a</text:span><text:span text:style-name="_39_">y</text:span><text:span text:style-name="_32_">s</text:span><text:span text:style-name="_34_"> </text:span><text:span text:style-name="_38_">u</text:span><text:span text:style-name="_32_">p</text:span><text:span text:style-name="_34_"> </text:span><text:span text:style-name="_38_">l</text:span><text:span text:style-name="_32_">a</text:span><text:span text:style-name="_36_">t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i</text:span><text:span text:style-name="_32_">n</text:span><text:span text:style-name="_35_">i</text:span><text:span text:style-name="_39_">s</text:span><text:span text:style-name="_33_">h</text:span><text:span text:style-name="_34_"> </text:span><text:span text:style-name="_38_">h</text:span><text:span text:style-name="_32_">e</text:span><text:span text:style-name="_36_">r</text:span><text:span text:style-name="_37_"> </text:span><text:span text:style-name="_33_">s</text:span><text:span text:style-name="_35_">c</text:span><text:span text:style-name="_38_">i</text:span><text:span text:style-name="_33_">e</text:span><text:span text:style-name="_36_">n</text:span><text:span text:style-name="_38_">c</text:span><text:span text:style-name="_32_">e</text:span><text:span text:style-name="_34_"> </text:span><text:span text:style-name="_39_">p</text:span><text:span text:style-name="_33_">r</text:span><text:span text:style-name="_36_">o</text:span><text:span text:style-name="_38_">j</text:span><text:span text:style-name="_32_">e</text:span><text:span text:style-name="_36_">c</text:span><text:span text:style-name="_38_">t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h</text:span><text:span text:style-name="_39_">o</text:span><text:span text:style-name="_31_"> </text:span><text:span text:style-name="_36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e</text:span><text:span text:style-name="_39_">a</text:span><text:span text:style-name="_33_">r</text:span><text:span text:style-name="_36_">l</text:span><text:span text:style-name="_39_">y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m</text:span><text:span text:style-name="_35_">a</text:span><text:span text:style-name="_38_">y</text:span><text:span text:style-name="_32_">b</text:span><text:span text:style-name="_35_">e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a</text:span><text:span text:style-name="_31_"> </text:span><text:span text:style-name="_36_">s</text:span><text:span text:style-name="_39_">u</text:span><text:span text:style-name="_33_">p</text:span><text:span text:style-name="_35_">p</text:span><text:span text:style-name="_39_">l</text:span><text:span text:style-name="_33_">i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h</text:span><text:span text:style-name="_38_">e</text:span><text:span text:style-name="_31_"> </text:span><text:span text:style-name="_36_">b</text:span><text:span text:style-name="_39_">o</text:span><text:span text:style-name="_33_">u</text:span><text:span text:style-name="_36_">g</text:span><text:span text:style-name="_39_">h</text:span><text:span text:style-name="_32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6_">s</text:span><text:span text:style-name="_39_">e</text:span><text:span text:style-name="_31_"> </text:span><text:span text:style-name="_35_">s</text:span><text:span text:style-name="_39_">h</text:span><text:span text:style-name="_33_">e</text:span><text:span text:style-name="_34_"> </text:span><text:span text:style-name="_38_">k</text:span><text:span text:style-name="_33_">n</text:span><text:span text:style-name="_35_">o</text:span><text:span text:style-name="_39_">w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y</text:span><text:span text:style-name="_36_">o</text:span><text:span text:style-name="_38_">u</text:span><text:span text:style-name="_33_">n</text:span><text:span text:style-name="_35_">g</text:span><text:span text:style-name="_37_"> </text:span><text:span text:style-name="_33_">g</text:span><text:span text:style-name="_36_">i</text:span><text:span text:style-name="_39_">r</text:span><text:span text:style-name="_32_">l</text:span><text:span text:style-name="_34_"> </text:span><text:span text:style-name="_39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9_">s</text:span><text:span text:style-name="_33_">o</text:span><text:span text:style-name="_36_">m</text:span><text:span text:style-name="_39_">e</text:span><text:span text:style-name="_33_">d</text:span><text:span text:style-name="_36_">a</text:span><text:span text:style-name="_38_">y</text:span><text:span text:style-name="_31_"> </text:span><text:span text:style-name="_35_">c</text:span><text:span text:style-name="_39_">u</text:span><text:span text:style-name="_33_">r</text:span><text:span text:style-name="_36_">e</text:span><text:span text:style-name="_37_"> </text:span><text:span text:style-name="_32_">a</text:span><text:span text:style-name="_34_"> </text:span><text:span text:style-name="_38_">d</text:span><text:span text:style-name="_32_">i</text:span><text:span text:style-name="_35_">s</text:span><text:span text:style-name="_39_">e</text:span><text:span text:style-name="_32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6_">r</text:span><text:span text:style-name="_39_">e</text:span><text:span text:style-name="_32_">a</text:span><text:span text:style-name="_36_">m</text:span><text:span text:style-name="_38_">e</text:span><text:span text:style-name="_33_">r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s</text:span><text:span text:style-name="_35_">t</text:span><text:span text:style-name="_39_">a</text:span><text:span text:style-name="_33_">y</text:span><text:span text:style-name="_36_">s</text:span><text:span text:style-name="_37_"> </text:span><text:span text:style-name="_32_">u</text:span><text:span text:style-name="_35_">p</text:span><text:span text:style-name="_37_"> </text:span><text:span text:style-name="_32_">l</text:span><text:span text:style-name="_35_">a</text:span><text:span text:style-name="_38_">t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i</text:span><text:span text:style-name="_33_">s</text:span><text:span text:style-name="_35_">h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s</text:span><text:span text:style-name="_39_">c</text:span><text:span text:style-name="_32_">i</text:span><text:span text:style-name="_36_">e</text:span><text:span text:style-name="_39_">n</text:span><text:span text:style-name="_32_">c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j</text:span><text:span text:style-name="_36_">e</text:span><text:span text:style-name="_39_">c</text:span><text:span text:style-name="_32_">t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t</text:span><text:span text:style-name="_32_">e</text:span><text:span text:style-name="_36_">a</text:span><text:span text:style-name="_38_">c</text:span><text:span text:style-name="_33_">h</text:span><text:span text:style-name="_35_">e</text:span><text:span text:style-name="_38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o</text:span><text:span text:style-name="_35_">m</text:span><text:span text:style-name="_38_">e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8_">b</text:span><text:span text:style-name="_32_">e</text:span><text:span text:style-name="_35_">c</text:span><text:span text:style-name="_38_">a</text:span><text:span text:style-name="_32_">u</text:span><text:span text:style-name="_35_">s</text:span><text:span text:style-name="_39_">e</text:span><text:span text:style-name="_31_"> </text:span><text:span text:style-name="_35_">h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9_">s</text:span><text:span text:style-name="_31_"> </text:span><text:span text:style-name="_36_">s</text:span><text:span text:style-name="_39_">h</text:span><text:span text:style-name="_32_">e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3_">d</text:span><text:span text:style-name="_35_">a</text:span><text:span text:style-name="_39_">y</text:span><text:span text:style-name="_31_"> </text:span><text:span text:style-name="_35_">c</text:span><text:span text:style-name="_39_">u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d</text:span><text:span text:style-name="_33_">i</text:span><text:span text:style-name="_35_">s</text:span><text:span text:style-name="_38_">e</text:span><text:span text:style-name="_33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s</text:span><text:span text:style-name="_38_">e</text:span><text:span text:style-name="_32_">r</text:span><text:span text:style-name="_36_">v</text:span><text:span text:style-name="_38_">e</text:span><text:span text:style-name="_33_">d</text:span><text:span text:style-name="_34_"> </text:span><text:span text:style-name="_39_">h</text:span><text:span text:style-name="_33_">i</text:span><text:span text:style-name="_35_">s</text:span><text:span text:style-name="_37_"> </text:span><text:span text:style-name="_32_">t</text:span><text:span text:style-name="_36_">i</text:span><text:span text:style-name="_38_">m</text:span><text:span text:style-name="_32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m</text:span><text:span text:style-name="_39_">a</text:span><text:span text:style-name="_32_">d</text:span><text:span text:style-name="_35_">e</text:span><text:span text:style-name="_37_"> </text:span><text:span text:style-name="_32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2_">e</text:span><text:span text:style-name="_36_">s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n</text:span><text:span text:style-name="_35_">o</text:span><text:span text:style-name="_38_">w</text:span><text:span text:style-name="_31_"> </text:span><text:span text:style-name="_35_">i</text:span><text:span text:style-name="_38_">s</text:span><text:span text:style-name="_31_"> </text:span><text:span text:style-name="_36_">d</text:span><text:span text:style-name="_39_">r</text:span><text:span text:style-name="_33_">e</text:span><text:span text:style-name="_35_">a</text:span><text:span text:style-name="_38_">m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t</text:span><text:span text:style-name="_33_">a</text:span><text:span text:style-name="_36_">r</text:span><text:span text:style-name="_38_">t</text:span><text:span text:style-name="_32_">i</text:span><text:span text:style-name="_36_">n</text:span><text:span text:style-name="_38_">g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--<text:span text:style-name="_37_"> </text:span><text:span text:style-name="_33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3_">u</text:span><text:span text:style-name="_35_">s</text:span><text:span text:style-name="_39_">i</text:span><text:span text:style-name="_33_">n</text:span><text:span text:style-name="_36_">e</text:span><text:span text:style-name="_38_">s</text:span><text:span text:style-name="_33_">s</text:span><text:span text:style-name="_34_"> </text:span><text:span text:style-name="_38_">o</text:span><text:span text:style-name="_32_">w</text:span><text:span text:style-name="_35_">n</text:span><text:span text:style-name="_38_">e</text:span><text:span text:style-name="_33_">r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g</text:span><text:span text:style-name="_35_">i</text:span><text:span text:style-name="_39_">v</text:span><text:span text:style-name="_32_">e</text:span><text:span text:style-name="_35_">s</text:span><text:span text:style-name="_37_"> </text:span><text:span text:style-name="_32_">h</text:span><text:span text:style-name="_35_">i</text:span><text:span text:style-name="_38_">m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s</text:span><text:span text:style-name="_36_">e</text:span><text:span text:style-name="_38_">c</text:span><text:span text:style-name="_33_">o</text:span><text:span text:style-name="_35_">n</text:span><text:span text:style-name="_39_">d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c</text:span><text:span text:style-name="_33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8_">d</text:span><text:span text:style-name="_33_">e</text:span><text:span text:style-name="_36_">t</text:span><text:span text:style-name="_39_">e</text:span><text:span text:style-name="_32_">r</text:span><text:span text:style-name="_36_">m</text:span><text:span text:style-name="_38_">i</text:span><text:span text:style-name="_33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9_">c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y</text:span><text:span text:style-name="_36_">o</text:span><text:span text:style-name="_39_">u</text:span><text:span text:style-name="_33_">n</text:span><text:span text:style-name="_35_">g</text:span><text:span text:style-name="_37_"> </text:span><text:span text:style-name="_33_">c</text:span><text:span text:style-name="_36_">o</text:span><text:span text:style-name="_38_">p</text:span><text:span text:style-name="_31_"> </text:span><text:span text:style-name="_36_">w</text:span><text:span text:style-name="_38_">a</text:span><text:span text:style-name="_33_">l</text:span><text:span text:style-name="_35_">k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2_">a</text:span><text:span text:style-name="_36_">t</text:span><text:span text:style-name="_39_">,</text:span><text:span text:style-name="_31_"> </text:span><text:span text:style-name="_35_">t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2_">b</text:span><text:span text:style-name="_35_">o</text:span><text:span text:style-name="_38_">d</text:span><text:span text:style-name="_33_">y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r</text:span><text:span text:style-name="_38_">e</text:span><text:span text:style-name="_32_">s</text:span><text:span text:style-name="_35_">p</text:span><text:span text:style-name="_38_">e</text:span><text:span text:style-name="_32_">c</text:span><text:span text:style-name="_36_">t</text:span><text:span text:style-name="_38_">,</text:span><text:span text:style-name="_31_"> </text:span><text:span text:style-name="_36_">d</text:span><text:span text:style-name="_38_">o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b</text:span><text:span text:style-name="_33_">r</text:span><text:span text:style-name="_36_">a</text:span><text:span text:style-name="_39_">v</text:span><text:span text:style-name="_33_">e</text:span><text:span text:style-name="_36_">,</text:span><text:span text:style-name="_37_"> </text:span><text:span text:style-name="_33_">q</text:span><text:span text:style-name="_36_">u</text:span><text:span text:style-name="_39_">i</text:span><text:span text:style-name="_32_">e</text:span><text:span text:style-name="_35_">t</text:span><text:span text:style-name="_37_"> </text:span><text:span text:style-name="_32_">w</text:span><text:span text:style-name="_35_">o</text:span><text:span text:style-name="_39_">r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k</text:span><text:span text:style-name="_32_">e</text:span><text:span text:style-name="_35_">e</text:span><text:span text:style-name="_38_">p</text:span><text:span text:style-name="_32_">i</text:span><text:span text:style-name="_35_">n</text:span><text:span text:style-name="_38_">g</text:span><text:span text:style-name="_31_"> </text:span><text:span text:style-name="_35_">u</text:span><text:span text:style-name="_39_">s</text:span><text:span text:style-name="_31_"> </text:span><text:span text:style-name="_35_">s</text:span><text:span text:style-name="_38_">a</text:span><text:span text:style-name="_32_">f</text:span><text:span text:style-name="_36_">e</text:span><text:span text:style-name="_38_">.</text:span></text:p>
      <text:p text:style-name="P1"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o</text:span><text:span text:style-name="_35_">l</text:span><text:span text:style-name="_38_">d</text:span><text:span text:style-name="_33_">i</text:span><text:span text:style-name="_36_">e</text:span><text:span text:style-name="_39_">r</text:span><text:span text:style-name="_31_"> </text:span><text:span text:style-name="_36_">w</text:span><text:span text:style-name="_38_">h</text:span><text:span text:style-name="_32_">o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s</text:span><text:span text:style-name="_34_"> </text:span><text:span text:style-name="_38_">a</text:span><text:span text:style-name="_33_">l</text:span><text:span text:style-name="_36_">m</text:span><text:span text:style-name="_38_">o</text:span><text:span text:style-name="_32_">s</text:span><text:span text:style-name="_35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a</text:span><text:span text:style-name="_35_">v</text:span><text:span text:style-name="_39_">e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b</text:span><text:span text:style-name="_33_">r</text:span><text:span text:style-name="_36_">o</text:span><text:span text:style-name="_39_">t</text:span><text:span text:style-name="_33_">h</text:span><text:span text:style-name="_36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n</text:span><text:span text:style-name="_39_">u</text:span><text:span text:style-name="_32_">r</text:span><text:span text:style-name="_35_">s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t</text:span><text:span text:style-name="_32_">e</text:span><text:span text:style-name="_36_">n</text:span><text:span text:style-name="_39_">d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h</text:span><text:span text:style-name="_32_">i</text:span><text:span text:style-name="_35_">m</text:span><text:span text:style-name="_37_"> </text:span><text:span text:style-name="_33_">t</text:span><text:span text:style-name="_36_">i</text:span><text:span text:style-name="_38_">l</text:span><text:span text:style-name="_32_">l</text:span><text:span text:style-name="_34_"> </text:span><text:span text:style-name="_38_">h</text:span><text:span text:style-name="_32_">e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r</text:span><text:span text:style-name="_36_">u</text:span><text:span text:style-name="_39_">n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r</text:span><text:span text:style-name="_32_">a</text:span><text:span text:style-name="_35_">t</text:span><text:span text:style-name="_38_">h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6_">m</text:span><text:span text:style-name="_38_">m</text:span><text:span text:style-name="_32_">u</text:span><text:span text:style-name="_35_">n</text:span><text:span text:style-name="_39_">i</text:span><text:span text:style-name="_33_">t</text:span><text:span text:style-name="_36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l</text:span><text:span text:style-name="_33_">i</text:span><text:span text:style-name="_36_">n</text:span><text:span text:style-name="_39_">e</text:span><text:span text:style-name="_32_">s</text:span><text:span text:style-name="_34_"> </text:span><text:span text:style-name="_39_">u</text:span><text:span text:style-name="_33_">p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h</text:span><text:span text:style-name="_35_">e</text:span><text:span text:style-name="_39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7_"> </text:span><text:span text:style-name="_33_">o</text:span><text:span text:style-name="_36_">n</text:span><text:span text:style-name="_38_">.</text:span></text:p>
      <text:p text:style-name="P1"><text:span text:style-name="_36_">I</text:span><text:span text:style-name="_39_">t</text:span><text:span text:style-name="_33_">'</text:span><text:span text:style-name="_35_">s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f</text:span><text:span text:style-name="_35_">i</text:span><text:span text:style-name="_39_">n</text:span><text:span text:style-name="_33_">d</text:span><text:span text:style-name="_36_">s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3_">u</text:span><text:span text:style-name="_35_">r</text:span><text:span text:style-name="_38_">a</text:span><text:span text:style-name="_32_">g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o</text:span><text:span text:style-name="_39_">m</text:span><text:span text:style-name="_32_">e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w</text:span><text:span text:style-name="_36_">h</text:span><text:span text:style-name="_38_">o</text:span><text:span text:style-name="_31_"> </text:span><text:span text:style-name="_36_">h</text:span><text:span text:style-name="_39_">e</text:span><text:span text:style-name="_31_"> </text:span><text:span text:style-name="_35_">i</text:span><text:span text:style-name="_38_">s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f</text:span><text:span text:style-name="_38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w</text:span><text:span text:style-name="_32_">h</text:span><text:span text:style-name="_35_">o</text:span><text:span text:style-name="_39_">s</text:span><text:span text:style-name="_33_">e</text:span><text:span text:style-name="_34_"> </text:span><text:span text:style-name="_38_">l</text:span><text:span text:style-name="_33_">o</text:span><text:span text:style-name="_35_">v</text:span><text:span text:style-name="_39_">e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o</text:span><text:span text:style-name="_33_">v</text:span><text:span text:style-name="_35_">e</text:span><text:span text:style-name="_39_">r</text:span><text:span text:style-name="_33_">r</text:span><text:span text:style-name="_35_">i</text:span><text:span text:style-name="_39_">d</text:span><text:span text:style-name="_33_">e</text:span><text:span text:style-name="_36_">s</text:span><text:span text:style-name="_37_"> </text:span><text:span text:style-name="_32_">e</text:span><text:span text:style-name="_35_">v</text:span><text:span text:style-name="_39_">e</text:span><text:span text:style-name="_32_">r</text:span><text:span text:style-name="_35_">y</text:span><text:span text:style-name="_39_">t</text:span><text:span text:style-name="_33_">h</text:span><text:span text:style-name="_35_">i</text:span><text:span text:style-name="_39_">n</text:span><text:span text:style-name="_33_">g</text:span><text:span text:style-name="_34_"> </text:span><text:span text:style-name="_38_">h</text:span><text:span text:style-name="_32_">e</text:span><text:span text:style-name="_36_">'</text:span><text:span text:style-name="_39_">s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a</text:span><text:span text:style-name="_39_">u</text:span><text:span text:style-name="_33_">g</text:span><text:span text:style-name="_35_">h</text:span><text:span text:style-name="_39_">t</text:span><text:span text:style-name="_33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l</text:span><text:span text:style-name="_38_">d</text:span><text:span text:style-name="_33_">e</text:span><text:span text:style-name="_35_">r</text:span><text:span text:style-name="_39_">l</text:span><text:span text:style-name="_33_">y</text:span><text:span text:style-name="_34_"> </text:span><text:span text:style-name="_38_">w</text:span><text:span text:style-name="_32_">o</text:span><text:span text:style-name="_35_">m</text:span><text:span text:style-name="_38_">a</text:span><text:span text:style-name="_32_">n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9_">w</text:span><text:span text:style-name="_32_">a</text:span><text:span text:style-name="_35_">i</text:span><text:span text:style-name="_39_">t</text:span><text:span text:style-name="_31_"> </text:span><text:span text:style-name="_36_">i</text:span><text:span text:style-name="_39_">n</text:span><text:span text:style-name="_31_"> </text:span><text:span text:style-name="_35_">l</text:span><text:span text:style-name="_39_">i</text:span><text:span text:style-name="_32_">n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4_"> </text:span><text:span text:style-name="_38_">h</text:span><text:span text:style-name="_32_">e</text:span><text:span text:style-name="_35_">r</text:span><text:span text:style-name="_37_"> </text:span><text:span text:style-name="_33_">v</text:span><text:span text:style-name="_36_">o</text:span><text:span text:style-name="_39_">t</text:span><text:span text:style-name="_33_">e</text:span><text:span text:style-name="_34_"> </text:span><text:span text:style-name="_38_">a</text:span><text:span text:style-name="_33_">s</text:span><text:span text:style-name="_34_"> </text:span><text:span text:style-name="_38_">l</text:span><text:span text:style-name="_32_">o</text:span><text:span text:style-name="_35_">n</text:span><text:span text:style-name="_39_">g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t</text:span><text:span text:style-name="_36_">o</text:span><text:span text:style-name="_38_">;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c</text:span><text:span text:style-name="_36_">i</text:span><text:span text:style-name="_38_">t</text:span><text:span text:style-name="_32_">i</text:span><text:span text:style-name="_35_">z</text:span><text:span text:style-name="_39_">e</text:span><text:span text:style-name="_33_">n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5_">s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v</text:span><text:span text:style-name="_39_">o</text:span><text:span text:style-name="_32_">t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8_">s</text:span><text:span text:style-name="_32_">t</text:span><text:span text:style-name="_34_"> </text:span><text:span text:style-name="_38_">t</text:span><text:span text:style-name="_32_">i</text:span><text:span text:style-name="_36_">m</text:span><text:span text:style-name="_38_">e</text:span><text:span text:style-name="_32_">;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v</text:span><text:span text:style-name="_36_">o</text:span><text:span text:style-name="_38_">l</text:span><text:span text:style-name="_33_">u</text:span><text:span text:style-name="_35_">n</text:span><text:span text:style-name="_38_">t</text:span><text:span text:style-name="_32_">e</text:span><text:span text:style-name="_35_">e</text:span><text:span text:style-name="_38_">r</text:span><text:span text:style-name="_32_">s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o</text:span><text:span text:style-name="_39_">l</text:span><text:span text:style-name="_32_">l</text:span><text:span text:style-name="_35_">s</text:span><text:span text:style-name="_37_"> </text:span><text:span text:style-name="_32_">w</text:span><text:span text:style-name="_35_">h</text:span><text:span text:style-name="_38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8_">e</text:span><text:span text:style-name="_33_">v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pan text:style-name="_32_">v</text:span><text:span text:style-name="_36_">o</text:span><text:span text:style-name="_39_">t</text:span><text:span text:style-name="_33_">e</text:span><text:span text:style-name="_34_"> </text:span><text:span text:style-name="_39_">s</text:span><text:span text:style-name="_33_">h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c</text:span><text:span text:style-name="_35_">o</text:span><text:span text:style-name="_39_">u</text:span><text:span text:style-name="_32_">n</text:span><text:span text:style-name="_35_">t</text:span><text:span text:style-name="_37_"> </text:span>--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m</text:span><text:span text:style-name="_37_"> </text:span><text:span text:style-name="_32_">i</text:span><text:span text:style-name="_36_">n</text:span><text:span text:style-name="_37_"> </text:span><text:span text:style-name="_33_">d</text:span><text:span text:style-name="_36_">i</text:span><text:span text:style-name="_39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w</text:span><text:span text:style-name="_38_">a</text:span><text:span text:style-name="_32_">y</text:span><text:span text:style-name="_35_">s</text:span><text:span text:style-name="_37_"> </text:span><text:span text:style-name="_33_">k</text:span><text:span text:style-name="_35_">n</text:span><text:span text:style-name="_39_">o</text:span><text:span text:style-name="_33_">w</text:span><text:span text:style-name="_34_"> </text:span><text:span text:style-name="_38_">h</text:span><text:span text:style-name="_32_">o</text:span><text:span text:style-name="_36_">w</text:span><text:span text:style-name="_37_"> </text:span><text:span text:style-name="_33_">m</text:span><text:span text:style-name="_35_">u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8_">r</text:span><text:span text:style-name="_32_">e</text:span><text:span text:style-name="_35_">c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9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t</text:span><text:span text:style-name="_39_">h</text:span><text:span text:style-name="_32_">.</text:span></text:p>
      <text:p text:style-name="P1"><text:span text:style-name="_38_">T</text:span><text:span text:style-name="_32_">h</text:span><text:span text:style-name="_35_">a</text:span><text:span text:style-name="_38_">t</text:span><text:span text:style-name="_33_">'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7_"> </text:span><text:span text:style-name="_33_">I</text:span><text:span text:style-name="_34_"> </text:span><text:span text:style-name="_39_">k</text:span><text:span text:style-name="_33_">n</text:span><text:span text:style-name="_36_">o</text:span><text:span text:style-name="_39_">w</text:span><text:span text:style-name="_32_">.</text:span><text:span text:style-name="_34_"> </text:span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o</text:span><text:span text:style-name="_32_">u</text:span><text:span text:style-name="_35_">n</text:span><text:span text:style-name="_38_">t</text:span><text:span text:style-name="_33_">r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l</text:span><text:span text:style-name="_35_">o</text:span><text:span text:style-name="_38_">v</text:span><text:span text:style-name="_32_">e</text:span><text:span text:style-name="_36_">.</text:span><text:span text:style-name="_37_"> </text:span><text:span text:style-name="_32_">C</text:span><text:span text:style-name="_35_">l</text:span><text:span text:style-name="_38_">e</text:span><text:span text:style-name="_33_">a</text:span><text:span text:style-name="_36_">r</text:span>-<text:span text:style-name="_32_">e</text:span><text:span text:style-name="_35_">y</text:span><text:span text:style-name="_38_">e</text:span><text:span text:style-name="_32_">d</text:span><text:span text:style-name="_36_">.</text:span><text:span text:style-name="_37_"> </text:span><text:span text:style-name="_32_">B</text:span><text:span text:style-name="_35_">i</text:span><text:span text:style-name="_39_">g</text:span>-<text:span text:style-name="_36_">h</text:span><text:span text:style-name="_38_">e</text:span><text:span text:style-name="_32_">a</text:span><text:span text:style-name="_36_">r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U</text:span><text:span text:style-name="_39_">n</text:span><text:span text:style-name="_32_">d</text:span><text:span text:style-name="_35_">a</text:span><text:span text:style-name="_38_">u</text:span><text:span text:style-name="_32_">n</text:span><text:span text:style-name="_35_">t</text:span><text:span text:style-name="_38_">e</text:span><text:span text:style-name="_33_">d</text:span><text:span text:style-name="_34_"> </text:span><text:span text:style-name="_39_">b</text:span><text:span text:style-name="_33_">y</text:span><text:span text:style-name="_34_"> </text:span><text:span text:style-name="_39_">c</text:span><text:span text:style-name="_33_">h</text:span><text:span text:style-name="_36_">a</text:span><text:span text:style-name="_39_">l</text:span><text:span text:style-name="_32_">l</text:span><text:span text:style-name="_36_">e</text:span><text:span text:style-name="_39_">n</text:span><text:span text:style-name="_32_">g</text:span><text:span text:style-name="_36_">e</text:span><text:span text:style-name="_38_">.</text:span><text:span text:style-name="_31_"> </text:span><text:span text:style-name="_35_">O</text:span><text:span text:style-name="_39_">p</text:span><text:span text:style-name="_33_">t</text:span><text:span text:style-name="_35_">i</text:span><text:span text:style-name="_39_">m</text:span><text:span text:style-name="_32_">i</text:span><text:span text:style-name="_36_">s</text:span><text:span text:style-name="_38_">t</text:span><text:span text:style-name="_32_">i</text:span><text:span text:style-name="_36_">c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u</text:span><text:span text:style-name="_32_">n</text:span><text:span text:style-name="_35_">a</text:span><text:span text:style-name="_39_">r</text:span><text:span text:style-name="_33_">m</text:span><text:span text:style-name="_36_">e</text:span><text:span text:style-name="_39_">d</text:span><text:span text:style-name="_31_"> </text:span><text:span text:style-name="_35_">t</text:span><text:span text:style-name="_39_">r</text:span><text:span text:style-name="_33_">u</text:span><text:span text:style-name="_36_">t</text:span><text:span text:style-name="_39_">h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u</text:span><text:span text:style-name="_32_">n</text:span><text:span text:style-name="_36_">c</text:span><text:span text:style-name="_38_">o</text:span><text:span text:style-name="_33_">n</text:span><text:span text:style-name="_36_">d</text:span><text:span text:style-name="_38_">i</text:span><text:span text:style-name="_32_">t</text:span><text:span text:style-name="_35_">i</text:span><text:span text:style-name="_39_">o</text:span><text:span text:style-name="_33_">n</text:span><text:span text:style-name="_36_">a</text:span><text:span text:style-name="_39_">l</text:span><text:span text:style-name="_31_"> </text:span><text:span text:style-name="_35_">l</text:span><text:span text:style-name="_38_">o</text:span><text:span text:style-name="_33_">v</text:span><text:span text:style-name="_36_">e</text:span><text:span text:style-name="_37_"> </text:span><text:span text:style-name="_32_">w</text:span><text:span text:style-name="_36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n</text:span><text:span text:style-name="_38_">a</text:span><text:span text:style-name="_32_">l</text:span><text:span text:style-name="_34_"> </text:span><text:span text:style-name="_39_">w</text:span><text:span text:style-name="_33_">o</text:span><text:span text:style-name="_35_">r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a</text:span><text:span text:style-name="_39_">t</text:span><text:span text:style-name="_33_">'</text:span><text:span text:style-name="_36_">s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m</text:span><text:span text:style-name="_32_">a</text:span><text:span text:style-name="_35_">k</text:span><text:span text:style-name="_38_">e</text:span><text:span text:style-name="_32_">s</text:span><text:span text:style-name="_34_"> </text:span><text:span text:style-name="_39_">m</text:span><text:span text:style-name="_33_">e</text:span><text:span text:style-name="_34_"> </text:span><text:span text:style-name="_39_">s</text:span><text:span text:style-name="_33_">o</text:span><text:span text:style-name="_34_"> </text:span><text:span text:style-name="_39_">h</text:span><text:span text:style-name="_32_">o</text:span><text:span text:style-name="_35_">p</text:span><text:span text:style-name="_39_">e</text:span><text:span text:style-name="_33_">f</text:span><text:span text:style-name="_35_">u</text:span><text:span text:style-name="_39_">l</text:span><text:span text:style-name="_31_"> </text:span><text:span text:style-name="_35_">a</text:span><text:span text:style-name="_39_">b</text:span><text:span text:style-name="_32_">o</text:span><text:span text:style-name="_35_">u</text:span><text:span text:style-name="_38_">t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f</text:span><text:span text:style-name="_33_">u</text:span><text:span text:style-name="_35_">t</text:span><text:span text:style-name="_38_">u</text:span><text:span text:style-name="_33_">r</text:span><text:span text:style-name="_35_">e</text:span><text:span text:style-name="_38_">.</text:span><text:span text:style-name="_31_"> </text:span><text:span text:style-name="_35_">I</text:span><text:span text:style-name="_37_"> </text:span><text:span text:style-name="_33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3_">b</text:span><text:span text:style-name="_35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9_">I</text:span><text:span text:style-name="_31_"> </text:span><text:span text:style-name="_36_">b</text:span><text:span text:style-name="_38_">e</text:span><text:span text:style-name="_32_">l</text:span><text:span text:style-name="_36_">i</text:span><text:span text:style-name="_39_">e</text:span><text:span text:style-name="_33_">v</text:span><text:span text:style-name="_35_">e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2_">.</text:span></text:p>
      <text:p text:style-name="P1"><text:span text:style-name="_39_">A</text:span><text:span text:style-name="_33_">n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6_">w</text:span><text:span text:style-name="_39_">h</text:span><text:span text:style-name="_32_">y</text:span><text:span text:style-name="_34_"> </text:span><text:span text:style-name="_39_">I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c</text:span><text:span text:style-name="_36_">o</text:span><text:span text:style-name="_38_">n</text:span><text:span text:style-name="_32_">f</text:span><text:span text:style-name="_35_">i</text:span><text:span text:style-name="_38_">d</text:span><text:span text:style-name="_33_">e</text:span><text:span text:style-name="_35_">n</text:span><text:span text:style-name="_38_">t</text:span><text:span text:style-name="_31_"> </text:span><text:span text:style-name="_35_">a</text:span><text:span text:style-name="_38_">s</text:span><text:span text:style-name="_31_"> </text:span><text:span text:style-name="_35_">I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9_">e</text:span><text:span text:style-name="_32_">v</text:span><text:span text:style-name="_35_">e</text:span><text:span text:style-name="_39_">r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U</text:span><text:span text:style-name="_39_">n</text:span><text:span text:style-name="_33_">i</text:span><text:span text:style-name="_36_">o</text:span><text:span text:style-name="_39_">n</text:span><text:span text:style-name="_31_"> </text:span><text:span text:style-name="_35_">i</text:span><text:span text:style-name="_38_">s</text:span><text:span text:style-name="_31_"> </text:span><text:span text:style-name="_35_">s</text:span><text:span text:style-name="_38_">t</text:span><text:span text:style-name="_33_">r</text:span><text:span text:style-name="_35_">o</text:span><text:span text:style-name="_39_">n</text:span><text:span text:style-name="_32_">g</text:span><text:span text:style-name="_36_">.</text:span></text:p>
      <text:p text:style-name="P1"><text:span text:style-name="_32_">T</text:span><text:span text:style-name="_35_">h</text:span><text:span text:style-name="_38_">a</text:span><text:span text:style-name="_33_">n</text:span><text:span text:style-name="_35_">k</text:span><text:span text:style-name="_37_"> </text:span><text:span text:style-name="_32_">y</text:span><text:span text:style-name="_36_">o</text:span><text:span text:style-name="_38_">u</text:span><text:span text:style-name="_33_">,</text:span><text:span text:style-name="_34_"> </text:span><text:span text:style-name="_39_">G</text:span><text:span text:style-name="_33_">o</text:span><text:span text:style-name="_36_">d</text:span><text:span text:style-name="_37_"> </text:span><text:span text:style-name="_33_">b</text:span><text:span text:style-name="_35_">l</text:span><text:span text:style-name="_38_">e</text:span><text:span text:style-name="_32_">s</text:span><text:span text:style-name="_35_">s</text:span><text:span text:style-name="_37_"> </text:span><text:span text:style-name="_32_">y</text:span><text:span text:style-name="_36_">o</text:span><text:span text:style-name="_38_">u</text:span><text:span text:style-name="_33_">.</text:span><text:span text:style-name="_34_"> </text:span><text:span text:style-name="_38_">G</text:span><text:span text:style-name="_33_">o</text:span><text:span text:style-name="_35_">d</text:span><text:span text:style-name="_37_"> </text:span><text:span text:style-name="_33_">b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3_">t</text:span><text:span text:style-name="_36_">a</text:span><text:span text:style-name="_39_">t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5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